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Simplified Arabic" svg:font-family="'Simplified Arabic'"/>
    <style:font-face style:name="Cambria" svg:font-family="Cambria"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office:font-face-decls>
  <office:automatic-styles>
    <style:style style:name="Tabelle1" style:family="table">
      <style:table-properties style:width="13.141cm" fo:margin-left="-0.018cm" table:align="left" style:writing-mode="lr-tb"/>
    </style:style>
    <style:style style:name="Tabelle1.A" style:family="table-column">
      <style:table-column-properties style:column-width="0.079cm"/>
    </style:style>
    <style:style style:name="Tabelle1.B" style:family="table-column">
      <style:table-column-properties style:column-width="13.062cm"/>
    </style:style>
    <style:style style:name="Tabelle1.1" style:family="table-row">
      <style:table-row-properties style:keep-together="true" fo:keep-together="auto"/>
    </style:style>
    <style:style style:name="Tabelle1.A1" style:family="table-cell">
      <style:table-cell-properties fo:padding="0cm" fo:border="0.035cm solid #000000"/>
    </style:style>
    <style:style style:name="Tabelle1.B1" style:family="table-cell">
      <style:table-cell-properties style:vertical-align="bottom" fo:padding="0cm" fo:border="0.035cm solid #000000"/>
    </style:style>
    <style:style style:name="Tabelle2" style:family="table">
      <style:table-properties style:width="4.034cm" fo:margin-left="-0.018cm" table:align="left" style:writing-mode="lr-tb"/>
    </style:style>
    <style:style style:name="Tabelle2.A" style:family="table-column">
      <style:table-column-properties style:column-width="0.079cm"/>
    </style:style>
    <style:style style:name="Tabelle2.B" style:family="table-column">
      <style:table-column-properties style:column-width="3.955cm"/>
    </style:style>
    <style:style style:name="Tabelle2.1" style:family="table-row">
      <style:table-row-properties style:keep-together="true" fo:keep-together="auto"/>
    </style:style>
    <style:style style:name="Tabelle2.A1" style:family="table-cell">
      <style:table-cell-properties fo:padding="0cm" fo:border="0.035cm solid #000000"/>
    </style:style>
    <style:style style:name="Tabelle2.B1" style:family="table-cell">
      <style:table-cell-properties style:vertical-align="bottom" fo:padding="0cm" fo:border="0.035cm solid #000000"/>
    </style:style>
    <style:style style:name="P1" style:family="paragraph" style:parent-style-name="heading_20_2">
      <style:paragraph-properties fo:text-align="justify" style:justify-single-word="false"/>
      <style:text-properties fo:font-size="12pt" style:font-size-asian="12pt" style:font-size-complex="12pt"/>
    </style:style>
    <style:style style:name="P2" style:family="paragraph" style:parent-style-name="heading_20_3">
      <style:paragraph-properties fo:text-align="justify" style:justify-single-word="false"/>
      <style:text-properties style:font-name="Verdana" fo:font-size="12pt" style:font-name-asian="Verdana" style:font-size-asian="12pt" style:font-name-complex="Verdana" style:font-size-complex="12pt"/>
    </style:style>
    <style:style style:name="P3" style:family="paragraph" style:parent-style-name="heading_20_3">
      <style:paragraph-properties fo:text-align="justify" style:justify-single-word="false"/>
      <style:text-properties style:font-name="Verdana" fo:font-size="12pt" fo:background-color="#00ff00" style:font-name-asian="Verdana" style:font-size-asian="12pt" style:font-name-complex="Verdana" style:font-size-complex="12pt"/>
    </style:style>
    <style:style style:name="P4" style:family="paragraph" style:parent-style-name="heading_20_3">
      <style:paragraph-properties fo:text-align="justify" style:justify-single-word="false"/>
      <style:text-properties fo:font-size="12pt" style:font-size-asian="12pt" style:font-size-complex="12pt"/>
    </style:style>
    <style:style style:name="P5" style:family="paragraph" style:parent-style-name="heading_20_3">
      <style:paragraph-properties fo:text-align="justify" style:justify-single-word="false"/>
    </style:style>
    <style:style style:name="P6" style:family="paragraph" style:parent-style-name="heading_20_1">
      <style:paragraph-properties fo:text-align="justify" style:justify-single-word="false"/>
      <style:text-properties fo:font-size="12pt" style:font-size-asian="12pt" style:font-size-complex="12pt"/>
    </style:style>
    <style:style style:name="P7" style:family="paragraph" style:parent-style-name="heading_20_1">
      <style:paragraph-properties fo:text-align="justify" style:justify-single-word="false"/>
      <style:text-properties fo:font-size="12pt" fo:background-color="#ffff00" style:font-size-asian="12pt" style:font-size-complex="12pt"/>
    </style:style>
    <style:style style:name="P8" style:family="paragraph" style:parent-style-name="heading_20_1">
      <style:paragraph-properties fo:text-align="justify" style:justify-single-word="false"/>
    </style:style>
    <style:style style:name="P9" style:family="paragraph" style:parent-style-name="heading_20_1">
      <style:paragraph-properties fo:text-align="justify" style:justify-single-word="false" fo:break-before="page"/>
      <style:text-properties fo:font-size="12pt" style:font-size-asian="12pt" style:font-size-complex="12pt"/>
    </style:style>
    <style:style style:name="P10" style:family="paragraph" style:parent-style-name="Standard">
      <style:paragraph-properties fo:text-align="justify" style:justify-single-word="false"/>
      <style:text-properties style:font-name="Arial" style:font-name-asian="Arial" style:font-name-complex="Arial"/>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style:font-size-asian="12pt" style:font-size-complex="12pt"/>
    </style:style>
    <style:style style:name="P14" style:family="paragraph" style:parent-style-name="Standard">
      <style:paragraph-properties fo:line-height="100%" fo:text-align="justify" style:justify-single-word="false"/>
      <style:text-properties fo:font-size="12pt" style:font-size-asian="12pt" style:font-size-complex="12pt"/>
    </style:style>
    <style:style style:name="P15" style:family="paragraph" style:parent-style-name="Standard">
      <style:text-properties fo:font-size="12pt" fo:background-color="#00ff00" style:font-size-asian="12pt" style:font-size-complex="12pt"/>
    </style:style>
    <style:style style:name="P16" style:family="paragraph" style:parent-style-name="Standard">
      <style:paragraph-properties fo:text-align="justify" style:justify-single-word="false"/>
      <style:text-properties fo:font-size="12pt" fo:background-color="#00ff00" style:font-size-asian="12pt" style:font-size-complex="12pt"/>
    </style:style>
    <style:style style:name="P17" style:family="paragraph" style:parent-style-name="Standard">
      <style:paragraph-properties fo:line-height="100%" fo:text-align="justify" style:justify-single-word="false"/>
      <style:text-properties fo:font-size="12pt" fo:background-color="#00ff00" style:font-size-asian="12pt" style:font-size-complex="12pt"/>
    </style:style>
    <style:style style:name="P18" style:family="paragraph" style:parent-style-name="Standard">
      <style:paragraph-properties fo:text-align="justify" style:justify-single-word="false"/>
      <style:text-properties fo:font-size="12pt" fo:background-color="#ffff00" style:font-size-asian="12pt" style:font-size-complex="12pt"/>
    </style:style>
    <style:style style:name="P1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style="italic" style:font-size-asian="12pt" style:font-style-asian="italic" style:font-size-complex="12pt" style:font-style-complex="italic"/>
    </style:style>
    <style:style style:name="P21" style:family="paragraph" style:parent-style-name="Standard">
      <style:paragraph-properties fo:text-align="justify" style:justify-single-word="false"/>
      <style:text-properties fo:font-size="12pt" fo:background-color="transparent" style:font-size-asian="12pt" style:font-size-complex="12pt"/>
    </style:style>
    <style:style style:name="P22"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3" style:family="paragraph" style:parent-style-name="Standard">
      <style:paragraph-properties fo:text-align="justify" style:justify-single-word="false"/>
    </style:style>
    <style:style style:name="P24"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style:style>
    <style:style style:name="P25" style:family="paragraph" style:parent-style-name="Standard">
      <style:paragraph-properties fo:margin-top="0cm" fo:margin-bottom="0.212cm" fo:text-align="justify" style:justify-single-word="false"/>
      <style:text-properties fo:font-size="12pt" style:font-size-asian="12pt" style:font-size-complex="12pt"/>
    </style:style>
    <style:style style:name="P26"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style:font-size-asian="12pt" style:font-size-complex="12pt"/>
    </style:style>
    <style:style style:name="P27" style:family="paragraph" style:parent-style-name="Standard">
      <style:paragraph-properties fo:margin-top="0cm" fo:margin-bottom="0.212cm" fo:text-align="justify"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style:font-size-asian="12pt" style:font-size-complex="12pt"/>
    </style:style>
    <style:style style:name="P28" style:family="paragraph" style:parent-style-name="Standard">
      <style:paragraph-properties fo:margin-top="0cm" fo:margin-bottom="0.212cm">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style:font-size-asian="12pt" style:font-size-complex="12pt"/>
    </style:style>
    <style:style style:name="P29" style:family="paragraph" style:parent-style-name="Standard">
      <style:paragraph-properties fo:margin-top="0cm" fo:margin-bottom="0.212cm" fo:text-align="justify" style:justify-single-word="false"/>
      <style:text-properties fo:font-size="12pt" fo:background-color="#00ff00" style:font-size-asian="12pt" style:font-size-complex="12pt"/>
    </style:style>
    <style:style style:name="P30"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00ff00" style:font-size-asian="12pt" style:font-size-complex="12pt"/>
    </style:style>
    <style:style style:name="P31" style:family="paragraph" style:parent-style-name="Standard">
      <style:paragraph-properties fo:margin-top="0cm" fo:margin-bottom="0.212cm">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00ff00" style:font-size-asian="12pt" style:font-size-complex="12pt"/>
    </style:style>
    <style:style style:name="P32"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ffff00" style:font-size-asian="12pt" style:font-size-complex="12pt"/>
    </style:style>
    <style:style style:name="P33"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ff0000" style:font-size-asian="12pt" style:font-size-complex="12pt"/>
    </style:style>
    <style:style style:name="P34"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font-weight="bold" style:font-size-asian="12pt" style:font-weight-asian="bold" style:font-size-complex="12pt" style:font-weight-complex="bold"/>
    </style:style>
    <style:style style:name="P35"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00ffff" style:font-size-asian="12pt" style:font-size-complex="12pt"/>
    </style:style>
    <style:style style:name="P36"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font-style="italic" fo:background-color="#00ff00" style:font-size-asian="12pt" style:font-style-asian="italic" style:font-size-complex="12pt" style:font-style-complex="italic"/>
    </style:style>
    <style:style style:name="P37"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font-style="italic" style:font-size-asian="12pt" style:font-style-asian="italic" style:font-size-complex="12pt" style:font-style-complex="italic"/>
    </style:style>
    <style:style style:name="P38" style:family="paragraph" style:parent-style-name="Standard">
      <style:paragraph-properties fo:margin-top="0cm" fo:margin-bottom="0.212cm" fo:text-align="justify"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transparent" style:font-size-asian="12pt" style:font-size-complex="12pt"/>
    </style:style>
    <style:style style:name="P39"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transparent" style:font-size-asian="12pt" style:font-size-complex="12pt"/>
    </style:style>
    <style:style style:name="P40"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00ff00"/>
    </style:style>
    <style:style style:name="P41"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8pt" style:font-size-asian="8pt" style:font-size-complex="8pt"/>
    </style:style>
    <style:style style:name="P42"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3"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2pt" fo:font-style="italic" style:font-size-asian="12pt" style:font-style-asian="italic" style:font-size-complex="12pt" style:font-style-complex="italic"/>
    </style:style>
    <style:style style:name="P44"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style:style>
    <style:style style:name="P45"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3pt" fo:background-color="transparent" style:font-size-asian="13pt" style:font-size-complex="13pt"/>
    </style:style>
    <style:style style:name="P46" style:family="paragraph" style:parent-style-name="Standard">
      <style:paragraph-properties fo:margin-top="0cm" fo:margin-bottom="0.212cm" fo:text-align="justify" style:justify-single-word="false" fo:background-color="transparen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background-image/>
      </style:paragraph-properties>
      <style:text-properties fo:font-size="12pt" fo:background-color="transparent" style:font-size-asian="12pt" style:font-size-complex="12pt"/>
    </style:style>
    <style:style style:name="P47" style:family="paragraph" style:parent-style-name="Standard">
      <style:paragraph-properties fo:margin-top="0cm" fo:margin-bottom="0cm" fo:text-align="justify" style:justify-single-word="false"/>
      <style:text-properties fo:font-size="12pt" fo:background-color="#00ff00" style:font-size-asian="12pt" style:font-size-complex="12pt"/>
    </style:style>
    <style:style style:name="P48" style:family="paragraph" style:parent-style-name="Standard">
      <style:paragraph-properties fo:margin-top="0cm" fo:margin-bottom="0cm" fo:text-align="justify" style:justify-single-word="false"/>
      <style:text-properties fo:font-size="12pt" style:font-size-asian="12pt" style:font-size-complex="12pt"/>
    </style:style>
    <style:style style:name="P49"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50" style:family="paragraph" style:parent-style-name="Standard">
      <style:paragraph-properties fo:margin-top="0cm" fo:margin-bottom="0cm" fo:text-align="justify" style:justify-single-word="false"/>
      <style:text-properties fo:font-size="12pt" fo:font-weight="bold" style:font-size-asian="12pt" style:font-weight-asian="bold" style:font-size-complex="12pt" style:font-weight-complex="bold"/>
    </style:style>
    <style:style style:name="P51" style:family="paragraph" style:parent-style-name="Standard">
      <style:paragraph-properties fo:margin-top="0cm" fo:margin-bottom="0cm" fo:text-align="justify" style:justify-single-word="false"/>
      <style:text-properties fo:font-size="12pt" fo:background-color="transparent" style:font-size-asian="12pt" style:font-size-complex="12pt"/>
    </style:style>
    <style:style style:name="P52" style:family="paragraph" style:parent-style-name="Standard">
      <style:paragraph-properties fo:margin-top="0cm" fo:margin-bottom="0cm" fo:text-align="justify" style:justify-single-word="false"/>
      <style:text-properties fo:font-size="9pt" style:font-size-asian="9pt" style:font-size-complex="9pt"/>
    </style:style>
    <style:style style:name="P53" style:family="paragraph" style:parent-style-name="Standard">
      <style:paragraph-properties fo:margin-top="0cm" fo:margin-bottom="0cm" fo:line-height="100%"/>
    </style:style>
    <style:style style:name="P54" style:family="paragraph" style:parent-style-name="Standard">
      <style:paragraph-properties fo:margin-top="0cm" fo:margin-bottom="0cm" fo:line-height="100%" fo:text-align="justify" style:justify-single-word="false"/>
    </style:style>
    <style:style style:name="P55" style:family="paragraph" style:parent-style-name="Standard">
      <style:paragraph-properties fo:margin-top="0cm" fo:margin-bottom="0cm" fo:text-align="justify" style:justify-single-word="false"/>
    </style:style>
    <style:style style:name="P56" style:family="paragraph" style:parent-style-name="Standard">
      <style:paragraph-properties fo:margin-top="0cm" fo:margin-bottom="0cm" fo:line-height="100%" fo:text-align="justify" style:justify-single-word="fals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7" style:family="paragraph" style:parent-style-name="Standard">
      <style:paragraph-properties fo:margin-top="0cm" fo:margin-bottom="0.176cm" fo:text-align="justify" style:justify-single-word="false">
        <style:tab-stops>
          <style:tab-stop style:position="16.492cm" style:type="right"/>
        </style:tab-stops>
      </style:paragraph-properties>
      <style:text-properties fo:font-size="12pt" style:font-size-asian="12pt" style:font-size-complex="12pt"/>
    </style:style>
    <style:style style:name="P58" style:family="paragraph" style:parent-style-name="Standard">
      <style:paragraph-properties fo:margin-top="0cm" fo:margin-bottom="0.176cm" fo:text-align="justify" style:justify-single-word="false">
        <style:tab-stops>
          <style:tab-stop style:position="16.492cm" style:type="right"/>
        </style:tab-stops>
      </style:paragraph-properties>
    </style:style>
    <style:style style:name="P59" style:family="paragraph" style:parent-style-name="Standard">
      <style:paragraph-properties fo:margin-left="0.388cm" fo:margin-right="0cm" fo:margin-top="0cm" fo:margin-bottom="0.176cm" fo:text-align="justify" style:justify-single-word="false" fo:text-indent="0cm" style:auto-text-indent="false">
        <style:tab-stops>
          <style:tab-stop style:position="16.104cm" style:type="right"/>
        </style:tab-stops>
      </style:paragraph-properties>
      <style:text-properties fo:font-size="12pt" style:font-size-asian="12pt" style:font-size-complex="12pt"/>
    </style:style>
    <style:style style:name="P60" style:family="paragraph" style:parent-style-name="Standard">
      <style:paragraph-properties fo:margin-left="0.388cm" fo:margin-right="0cm" fo:margin-top="0cm" fo:margin-bottom="0.176cm" fo:text-align="justify" style:justify-single-word="false" fo:text-indent="0cm" style:auto-text-indent="false">
        <style:tab-stops>
          <style:tab-stop style:position="16.104cm" style:type="right"/>
        </style:tab-stops>
      </style:paragraph-properties>
    </style:style>
    <style:style style:name="P61" style:family="paragraph" style:parent-style-name="Standard">
      <style:paragraph-properties fo:margin-left="0.776cm" fo:margin-right="0cm" fo:margin-top="0cm" fo:margin-bottom="0.176cm" fo:text-align="justify" style:justify-single-word="false" fo:text-indent="0cm" style:auto-text-indent="false">
        <style:tab-stops>
          <style:tab-stop style:position="15.716cm" style:type="right"/>
        </style:tab-stops>
      </style:paragraph-properties>
    </style:style>
    <style:style style:name="P62" style:family="paragraph" style:parent-style-name="Standard">
      <style:paragraph-properties fo:margin-left="3.81cm" fo:margin-right="0cm" fo:margin-top="0cm" fo:margin-bottom="0.212cm" fo:text-align="justify" style:justify-single-word="false" fo:text-indent="-3.81cm" style:auto-text-indent="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s>
      </style:paragraph-properties>
      <style:text-properties fo:font-size="12pt" style:font-size-asian="12pt" style:font-size-complex="12pt"/>
    </style:style>
    <style:style style:name="P63" style:family="paragraph" style:parent-style-name="Standard">
      <style:paragraph-properties fo:margin-left="3.81cm" fo:margin-right="0cm" fo:text-align="justify" style:justify-single-word="false" fo:text-indent="-3.81cm" style:auto-text-indent="false">
        <style:tab-stops/>
      </style:paragraph-properties>
      <style:text-properties fo:font-size="12pt" style:font-size-asian="12pt" style:font-size-complex="12pt"/>
    </style:style>
    <style:style style:name="P64" style:family="paragraph" style:parent-style-name="Standard">
      <style:paragraph-properties fo:margin-left="0.751cm" fo:margin-right="0cm" fo:margin-top="0cm" fo:margin-bottom="0.212cm" fo:text-align="justify" style:justify-single-word="false" fo:text-indent="0cm" style:auto-text-indent="false">
        <style:tab-stops>
          <style:tab-stop style:position="0.519cm"/>
          <style:tab-stop style:position="1.789cm"/>
          <style:tab-stop style:position="3.059cm"/>
          <style:tab-stop style:position="4.329cm"/>
          <style:tab-stop style:position="5.599cm"/>
          <style:tab-stop style:position="6.869cm"/>
          <style:tab-stop style:position="8.139cm"/>
          <style:tab-stop style:position="9.409cm"/>
          <style:tab-stop style:position="10.679cm"/>
          <style:tab-stop style:position="11.949cm"/>
          <style:tab-stop style:position="13.219cm"/>
          <style:tab-stop style:position="14.489cm"/>
        </style:tab-stops>
      </style:paragraph-properties>
      <style:text-properties fo:font-size="12pt" fo:background-color="#00ff00" style:font-size-asian="12pt" style:font-size-complex="12pt"/>
    </style:style>
    <style:style style:name="P65" style:family="paragraph" style:parent-style-name="Standard">
      <style:paragraph-properties fo:margin-left="0.751cm" fo:margin-right="0cm" fo:margin-top="0cm" fo:margin-bottom="0.212cm" fo:text-indent="0cm" style:auto-text-indent="false">
        <style:tab-stops>
          <style:tab-stop style:position="0.519cm"/>
          <style:tab-stop style:position="1.789cm"/>
          <style:tab-stop style:position="3.059cm"/>
          <style:tab-stop style:position="4.329cm"/>
          <style:tab-stop style:position="5.599cm"/>
          <style:tab-stop style:position="6.869cm"/>
          <style:tab-stop style:position="8.139cm"/>
          <style:tab-stop style:position="9.409cm"/>
          <style:tab-stop style:position="10.679cm"/>
          <style:tab-stop style:position="11.949cm"/>
          <style:tab-stop style:position="13.219cm"/>
          <style:tab-stop style:position="14.489cm"/>
        </style:tab-stops>
      </style:paragraph-properties>
      <style:text-properties fo:font-size="12pt" fo:background-color="#00ff00" style:font-size-asian="12pt" style:font-size-complex="12pt"/>
    </style:style>
    <style:style style:name="P66" style:family="paragraph" style:parent-style-name="Standard">
      <style:paragraph-properties fo:margin-left="0.751cm" fo:margin-right="0cm" fo:margin-top="0cm" fo:margin-bottom="0.212cm" fo:text-align="justify" style:justify-single-word="false" fo:text-indent="0cm" style:auto-text-indent="false">
        <style:tab-stops>
          <style:tab-stop style:position="0.519cm"/>
          <style:tab-stop style:position="1.789cm"/>
          <style:tab-stop style:position="3.059cm"/>
          <style:tab-stop style:position="4.329cm"/>
          <style:tab-stop style:position="5.599cm"/>
          <style:tab-stop style:position="6.869cm"/>
          <style:tab-stop style:position="8.139cm"/>
          <style:tab-stop style:position="9.409cm"/>
          <style:tab-stop style:position="10.679cm"/>
          <style:tab-stop style:position="11.949cm"/>
          <style:tab-stop style:position="13.219cm"/>
          <style:tab-stop style:position="14.489cm"/>
        </style:tab-stops>
      </style:paragraph-properties>
      <style:text-properties fo:font-size="12pt" style:font-size-asian="12pt" style:font-size-complex="12pt"/>
    </style:style>
    <style:style style:name="P67" style:family="paragraph" style:parent-style-name="Standard">
      <style:paragraph-properties fo:margin-left="0.751cm" fo:margin-right="0cm" fo:margin-top="0cm" fo:margin-bottom="0.212cm" fo:text-align="justify" style:justify-single-word="false" fo:text-indent="0cm" style:auto-text-indent="false">
        <style:tab-stops>
          <style:tab-stop style:position="0.519cm"/>
          <style:tab-stop style:position="1.789cm"/>
          <style:tab-stop style:position="3.059cm"/>
          <style:tab-stop style:position="4.329cm"/>
          <style:tab-stop style:position="5.599cm"/>
          <style:tab-stop style:position="6.869cm"/>
          <style:tab-stop style:position="8.139cm"/>
          <style:tab-stop style:position="9.409cm"/>
          <style:tab-stop style:position="10.679cm"/>
          <style:tab-stop style:position="11.949cm"/>
          <style:tab-stop style:position="13.219cm"/>
          <style:tab-stop style:position="14.489cm"/>
        </style:tab-stops>
      </style:paragraph-properties>
      <style:text-properties fo:font-size="12pt" fo:background-color="#ff3333" style:font-size-asian="12pt" style:font-size-complex="12pt"/>
    </style:style>
    <style:style style:name="P68" style:family="paragraph" style:parent-style-name="Standard">
      <style:paragraph-properties fo:margin-left="0.751cm" fo:margin-right="0cm" fo:margin-top="0cm" fo:margin-bottom="0.212cm" fo:text-align="justify" style:justify-single-word="false" fo:text-indent="0cm" style:auto-text-indent="false">
        <style:tab-stops>
          <style:tab-stop style:position="0.519cm"/>
          <style:tab-stop style:position="1.789cm"/>
          <style:tab-stop style:position="3.059cm"/>
          <style:tab-stop style:position="4.329cm"/>
          <style:tab-stop style:position="5.599cm"/>
          <style:tab-stop style:position="6.869cm"/>
          <style:tab-stop style:position="8.139cm"/>
          <style:tab-stop style:position="9.409cm"/>
          <style:tab-stop style:position="10.679cm"/>
          <style:tab-stop style:position="11.949cm"/>
          <style:tab-stop style:position="13.219cm"/>
          <style:tab-stop style:position="14.489cm"/>
        </style:tab-stops>
      </style:paragraph-properties>
      <style:text-properties fo:font-size="12pt" fo:background-color="transparent" style:font-size-asian="12pt" style:font-size-complex="12pt"/>
    </style:style>
    <style:style style:name="P69" style:family="paragraph" style:parent-style-name="Standard">
      <style:paragraph-properties fo:margin-left="0.751cm" fo:margin-right="0cm" fo:margin-top="0cm" fo:margin-bottom="0.212cm" fo:text-align="justify" style:justify-single-word="false" fo:text-indent="0cm" style:auto-text-indent="false">
        <style:tab-stops>
          <style:tab-stop style:position="1.789cm"/>
          <style:tab-stop style:position="3.059cm"/>
          <style:tab-stop style:position="4.329cm"/>
          <style:tab-stop style:position="5.599cm"/>
          <style:tab-stop style:position="6.869cm"/>
          <style:tab-stop style:position="8.139cm"/>
          <style:tab-stop style:position="9.409cm"/>
          <style:tab-stop style:position="10.679cm"/>
          <style:tab-stop style:position="11.949cm"/>
          <style:tab-stop style:position="13.219cm"/>
          <style:tab-stop style:position="14.489cm"/>
        </style:tab-stops>
      </style:paragraph-properties>
      <style:text-properties fo:font-size="12pt" fo:background-color="transparent" style:font-size-asian="12pt" style:font-size-complex="12pt"/>
    </style:style>
    <style:style style:name="P70" style:family="paragraph" style:parent-style-name="Standard">
      <style:paragraph-properties fo:margin-left="0.751cm" fo:margin-right="0cm" fo:margin-top="0cm" fo:margin-bottom="0.212cm" fo:text-align="justify" style:justify-single-word="false" fo:text-indent="0cm" style:auto-text-indent="false">
        <style:tab-stops>
          <style:tab-stop style:position="0.519cm"/>
          <style:tab-stop style:position="1.789cm"/>
          <style:tab-stop style:position="3.059cm"/>
          <style:tab-stop style:position="4.329cm"/>
          <style:tab-stop style:position="5.599cm"/>
          <style:tab-stop style:position="6.869cm"/>
          <style:tab-stop style:position="8.139cm"/>
          <style:tab-stop style:position="9.409cm"/>
          <style:tab-stop style:position="10.679cm"/>
          <style:tab-stop style:position="11.949cm"/>
          <style:tab-stop style:position="13.219cm"/>
          <style:tab-stop style:position="14.489cm"/>
        </style:tab-stops>
      </style:paragraph-properties>
      <style:text-properties fo:background-color="#00ff00"/>
    </style:style>
    <style:style style:name="P71" style:family="paragraph" style:parent-style-name="Standard">
      <style:paragraph-properties fo:margin-left="0.751cm" fo:margin-right="0cm" fo:margin-top="0cm" fo:margin-bottom="0.212cm" fo:text-align="justify" style:justify-single-word="false" fo:text-indent="0cm" style:auto-text-indent="false">
        <style:tab-stops>
          <style:tab-stop style:position="0.519cm"/>
          <style:tab-stop style:position="1.789cm"/>
          <style:tab-stop style:position="3.059cm"/>
          <style:tab-stop style:position="4.329cm"/>
          <style:tab-stop style:position="5.599cm"/>
          <style:tab-stop style:position="6.869cm"/>
          <style:tab-stop style:position="8.139cm"/>
          <style:tab-stop style:position="9.409cm"/>
          <style:tab-stop style:position="10.679cm"/>
          <style:tab-stop style:position="11.949cm"/>
          <style:tab-stop style:position="13.219cm"/>
          <style:tab-stop style:position="14.489cm"/>
        </style:tab-stops>
      </style:paragraph-properties>
      <style:text-properties fo:background-color="transparent"/>
    </style:style>
    <style:style style:name="P72" style:family="paragraph" style:parent-style-name="Standard">
      <style:paragraph-properties fo:margin-left="0.751cm" fo:margin-right="0cm" fo:margin-top="0cm" fo:margin-bottom="0.212cm" fo:text-align="justify" style:justify-single-word="false" fo:text-indent="0cm" style:auto-text-indent="false" fo:background-color="transparent">
        <style:tab-stops>
          <style:tab-stop style:position="0.519cm"/>
          <style:tab-stop style:position="1.789cm"/>
          <style:tab-stop style:position="3.059cm"/>
          <style:tab-stop style:position="4.329cm"/>
          <style:tab-stop style:position="5.599cm"/>
          <style:tab-stop style:position="6.869cm"/>
          <style:tab-stop style:position="8.139cm"/>
          <style:tab-stop style:position="9.409cm"/>
          <style:tab-stop style:position="10.679cm"/>
          <style:tab-stop style:position="11.949cm"/>
          <style:tab-stop style:position="13.219cm"/>
          <style:tab-stop style:position="14.489cm"/>
        </style:tab-stops>
        <style:background-image/>
      </style:paragraph-properties>
      <style:text-properties fo:font-size="12pt" fo:background-color="transparent" style:font-size-asian="12pt" style:font-size-complex="12pt"/>
    </style:style>
    <style:style style:name="P73" style:family="paragraph" style:parent-style-name="Standard">
      <style:paragraph-properties fo:margin-left="0.751cm" fo:margin-right="0cm" fo:margin-top="0cm" fo:margin-bottom="0cm" fo:text-align="justify" style:justify-single-word="false" fo:text-indent="0cm" style:auto-text-indent="false"/>
      <style:text-properties fo:font-size="12pt" fo:background-color="#00ff00" style:font-size-asian="12pt" style:font-size-complex="12pt"/>
    </style:style>
    <style:style style:name="P74" style:family="paragraph" style:parent-style-name="Standard">
      <style:paragraph-properties fo:margin-left="0.751cm" fo:margin-right="0cm" fo:margin-top="0cm" fo:margin-bottom="0cm" fo:text-align="justify" style:justify-single-word="false" fo:text-indent="0cm" style:auto-text-indent="false"/>
      <style:text-properties fo:font-size="12pt" fo:font-weight="bold" fo:background-color="transparent" style:font-size-asian="12pt" style:font-weight-asian="bold" style:font-size-complex="12pt" style:font-weight-complex="bold"/>
    </style:style>
    <style:style style:name="P75" style:family="paragraph" style:parent-style-name="Standard">
      <style:paragraph-properties fo:margin-left="0.751cm" fo:margin-right="0cm" fo:margin-top="0cm" fo:margin-bottom="0cm" fo:text-align="justify" style:justify-single-word="false" fo:text-indent="0cm" style:auto-text-indent="false"/>
      <style:text-properties fo:font-size="12pt" fo:background-color="transparent" style:font-size-asian="12pt" style:font-size-complex="12pt"/>
    </style:style>
    <style:style style:name="P76" style:family="paragraph" style:parent-style-name="Standard">
      <style:paragraph-properties fo:margin-left="0.751cm" fo:margin-right="0cm" fo:text-align="justify" style:justify-single-word="false" fo:text-indent="0cm" style:auto-text-indent="false"/>
      <style:text-properties fo:font-size="12pt" style:font-size-asian="12pt" style:font-size-complex="12pt"/>
    </style:style>
    <style:style style:name="P77" style:family="paragraph" style:parent-style-name="Standard">
      <style:paragraph-properties fo:margin-left="0.751cm" fo:margin-right="0cm" fo:text-align="justify" style:justify-single-word="false" fo:text-indent="0cm" style:auto-text-indent="false"/>
      <style:text-properties fo:font-size="12pt" fo:background-color="#00ff00" style:font-size-asian="12pt" style:font-size-complex="12pt"/>
    </style:style>
    <style:style style:name="P78" style:family="paragraph" style:parent-style-name="Standard">
      <style:paragraph-properties fo:margin-left="0.751cm" fo:margin-right="0cm" fo:text-align="justify" style:justify-single-word="false" fo:text-indent="0cm" style:auto-text-indent="false"/>
      <style:text-properties fo:font-size="12pt" fo:background-color="transparent" style:font-size-asian="12pt" style:font-size-complex="12pt"/>
    </style:style>
    <style:style style:name="P79" style:family="paragraph" style:parent-style-name="Standard">
      <style:paragraph-properties fo:margin-left="0.953cm" fo:margin-right="0cm" fo:margin-top="0cm" fo:margin-bottom="0.212cm" fo:text-align="justify" style:justify-single-word="false" fo:text-indent="0cm" style:auto-text-indent="false"/>
      <style:text-properties fo:font-size="12pt" fo:background-color="#00ff00" style:font-size-asian="12pt" style:font-size-complex="12pt"/>
    </style:style>
    <style:style style:name="P80" style:family="paragraph" style:parent-style-name="Standard">
      <style:paragraph-properties fo:margin-left="0.953cm" fo:margin-right="0cm" fo:margin-top="0cm" fo:margin-bottom="0.212cm" fo:text-align="justify" style:justify-single-word="false" fo:text-indent="0cm" style:auto-text-indent="false">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paragraph-properties>
      <style:text-properties fo:font-size="12pt" fo:background-color="#00ff00" style:font-size-asian="12pt" style:font-size-complex="12pt"/>
    </style:style>
    <style:style style:name="P81" style:family="paragraph" style:parent-style-name="Standard">
      <style:paragraph-properties fo:margin-left="0.953cm" fo:margin-right="0cm" fo:margin-top="0cm" fo:margin-bottom="0.212cm" fo:text-align="justify" style:justify-single-word="false" fo:text-indent="0cm" style:auto-text-indent="false"/>
      <style:text-properties fo:font-size="12pt" style:font-size-asian="12pt" style:font-size-complex="12pt"/>
    </style:style>
    <style:style style:name="P82" style:family="paragraph" style:parent-style-name="Standard">
      <style:paragraph-properties fo:margin-left="0.953cm" fo:margin-right="0cm" fo:margin-top="0cm" fo:margin-bottom="0.212cm" fo:text-align="justify" style:justify-single-word="false" fo:text-indent="0cm" style:auto-text-indent="false">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paragraph-properties>
      <style:text-properties fo:font-size="12pt" style:font-size-asian="12pt" style:font-size-complex="12pt"/>
    </style:style>
    <style:style style:name="P83" style:family="paragraph" style:parent-style-name="Standard">
      <style:paragraph-properties fo:margin-left="0.953cm" fo:margin-right="0cm" fo:margin-top="0cm" fo:margin-bottom="0.212cm" fo:text-indent="0cm" style:auto-text-indent="false">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paragraph-properties>
      <style:text-properties fo:font-size="12pt" style:font-size-asian="12pt" style:font-size-complex="12pt"/>
    </style:style>
    <style:style style:name="P84" style:family="paragraph" style:parent-style-name="Standard">
      <style:paragraph-properties fo:margin-left="0.953cm" fo:margin-right="0cm" fo:margin-top="0cm" fo:margin-bottom="0.212cm" fo:text-align="justify" style:justify-single-word="false" fo:text-indent="0cm" style:auto-text-indent="false">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paragraph-properties>
      <style:text-properties fo:font-size="12pt" fo:background-color="#ff0000" style:font-size-asian="12pt" style:font-size-complex="12pt"/>
    </style:style>
    <style:style style:name="P85" style:family="paragraph" style:parent-style-name="Standard">
      <style:paragraph-properties fo:margin-left="0.953cm" fo:margin-right="0cm" fo:margin-top="0cm" fo:margin-bottom="0.212cm" fo:text-align="justify" style:justify-single-word="false" fo:text-indent="0cm" style:auto-text-indent="false">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paragraph-properties>
      <style:text-properties fo:font-size="12pt" fo:background-color="transparent" style:font-size-asian="12pt" style:font-size-complex="12pt"/>
    </style:style>
    <style:style style:name="P86" style:family="paragraph" style:parent-style-name="Standard">
      <style:paragraph-properties fo:margin-left="0.953cm" fo:margin-right="0cm" fo:margin-top="0cm" fo:margin-bottom="0.212cm" fo:text-align="justify" style:justify-single-word="false" fo:text-indent="0cm" style:auto-text-indent="false">
        <style:tab-stops>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paragraph-properties>
      <style:text-properties fo:font-size="12pt" fo:background-color="transparent" style:font-size-asian="12pt" style:font-size-complex="12pt"/>
    </style:style>
    <style:style style:name="P87" style:family="paragraph" style:parent-style-name="Standard">
      <style:paragraph-properties fo:margin-left="0.953cm" fo:margin-right="0cm" fo:margin-top="0cm" fo:margin-bottom="0.212cm" fo:text-align="justify" style:justify-single-word="false" fo:text-indent="0cm" style:auto-text-indent="false">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paragraph-properties>
    </style:style>
    <style:style style:name="P88" style:family="paragraph" style:parent-style-name="Standard">
      <style:paragraph-properties fo:margin-left="0.953cm" fo:margin-right="0cm" fo:margin-top="0cm" fo:margin-bottom="0.212cm" fo:text-align="justify" style:justify-single-word="false" fo:text-indent="0cm" style:auto-text-indent="false">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paragraph-properties>
      <style:text-properties fo:background-color="#00ff00"/>
    </style:style>
    <style:style style:name="P89" style:family="paragraph" style:parent-style-name="Standard">
      <style:paragraph-properties fo:margin-left="0.953cm" fo:margin-right="0cm" fo:margin-top="0cm" fo:margin-bottom="0.212cm" fo:text-align="justify" style:justify-single-word="false" fo:text-indent="0cm" style:auto-text-indent="false" fo:background-color="transparent">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background-image/>
      </style:paragraph-properties>
      <style:text-properties fo:font-size="12pt" fo:background-color="transparent" style:font-size-asian="12pt" style:font-size-complex="12pt"/>
    </style:style>
    <style:style style:name="P90" style:family="paragraph" style:parent-style-name="Standard">
      <style:paragraph-properties fo:margin-left="0.953cm" fo:margin-right="0cm" fo:margin-top="0cm" fo:margin-bottom="0cm" fo:text-align="justify" style:justify-single-word="false" fo:text-indent="0cm" style:auto-text-indent="false"/>
      <style:text-properties fo:font-size="12pt" fo:background-color="#00ff00" style:font-size-asian="12pt" style:font-size-complex="12pt"/>
    </style:style>
    <style:style style:name="P91" style:family="paragraph" style:parent-style-name="Standard">
      <style:paragraph-properties fo:margin-left="0.953cm" fo:margin-right="0cm" fo:margin-top="0cm" fo:margin-bottom="0cm" fo:text-align="justify" style:justify-single-word="false" fo:text-indent="0cm" style:auto-text-indent="false"/>
      <style:text-properties fo:font-size="12pt" style:font-size-asian="12pt" style:font-size-complex="12pt"/>
    </style:style>
    <style:style style:name="P92" style:family="paragraph" style:parent-style-name="Standard">
      <style:paragraph-properties fo:margin-left="0.953cm" fo:margin-right="0cm" fo:margin-top="0cm" fo:margin-bottom="0cm" fo:text-align="justify" style:justify-single-word="false" fo:text-indent="0cm" style:auto-text-indent="false">
        <style:tab-stops>
          <style:tab-stop style:position="-0.23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paragraph-properties>
      <style:text-properties fo:font-size="12pt" style:font-size-asian="12pt" style:font-size-complex="12pt"/>
    </style:style>
    <style:style style:name="P93" style:family="paragraph" style:parent-style-name="Standard">
      <style:paragraph-properties fo:margin-left="0.953cm" fo:margin-right="0cm" fo:margin-top="0cm" fo:margin-bottom="0cm" fo:text-align="justify" style:justify-single-word="false" fo:text-indent="0cm" style:auto-text-indent="false">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paragraph-properties>
      <style:text-properties fo:font-size="12pt" style:font-size-asian="12pt" style:font-size-complex="12pt"/>
    </style:style>
    <style:style style:name="P94" style:family="paragraph" style:parent-style-name="Standard">
      <style:paragraph-properties fo:margin-left="0.953cm" fo:margin-right="0cm" fo:margin-top="0cm" fo:margin-bottom="0cm" fo:text-align="justify" style:justify-single-word="false" fo:text-indent="0cm" style:auto-text-indent="false"/>
      <style:text-properties fo:font-size="12pt" fo:font-weight="bold" fo:background-color="#00ff00" style:font-size-asian="12pt" style:font-weight-asian="bold" style:font-size-complex="12pt" style:font-weight-complex="bold"/>
    </style:style>
    <style:style style:name="P95" style:family="paragraph" style:parent-style-name="Standard">
      <style:paragraph-properties fo:margin-left="0.953cm" fo:margin-right="0cm" fo:margin-top="0cm" fo:margin-bottom="0cm" fo:text-align="justify" style:justify-single-word="false" fo:text-indent="0cm" style:auto-text-indent="false"/>
      <style:text-properties fo:font-size="12pt" fo:background-color="transparent" style:font-size-asian="12pt" style:font-size-complex="12pt"/>
    </style:style>
    <style:style style:name="P96" style:family="paragraph" style:parent-style-name="Standard">
      <style:paragraph-properties fo:margin-left="0.953cm" fo:margin-right="0cm" fo:text-align="justify" style:justify-single-word="false" fo:text-indent="0cm" style:auto-text-indent="false"/>
      <style:text-properties fo:font-size="12pt" style:font-size-asian="12pt" style:font-size-complex="12pt"/>
    </style:style>
    <style:style style:name="P97" style:family="paragraph" style:parent-style-name="Standard">
      <style:paragraph-properties fo:margin-left="0.953cm" fo:margin-right="0cm" fo:text-align="justify" style:justify-single-word="false" fo:text-indent="0cm" style:auto-text-indent="false"/>
      <style:text-properties fo:font-size="12pt" fo:background-color="#00ff00" style:font-size-asian="12pt" style:font-size-complex="12pt"/>
    </style:style>
    <style:style style:name="P98" style:family="paragraph" style:parent-style-name="Standard">
      <style:paragraph-properties fo:margin-left="0.953cm" fo:margin-right="0cm" fo:text-align="justify" style:justify-single-word="false" fo:text-indent="0cm" style:auto-text-indent="false"/>
      <style:text-properties fo:font-size="12pt" fo:background-color="transparent" style:font-size-asian="12pt" style:font-size-complex="12pt"/>
    </style:style>
    <style:style style:name="P99" style:family="paragraph" style:parent-style-name="Standard">
      <style:paragraph-properties fo:margin-left="0.953cm" fo:margin-right="0cm" fo:text-align="justify" style:justify-single-word="false" fo:text-indent="0cm" style:auto-text-indent="false" fo:background-color="transparent">
        <style:background-image/>
      </style:paragraph-properties>
      <style:text-properties fo:font-size="12pt" fo:background-color="transparent" style:font-size-asian="12pt" style:font-size-complex="12pt"/>
    </style:style>
    <style:style style:name="P100" style:family="paragraph" style:parent-style-name="Standard">
      <style:paragraph-properties fo:margin-left="0.794cm" fo:margin-right="0cm" fo:margin-top="0cm" fo:margin-bottom="0.212cm" fo:text-align="justify"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s>
      </style:paragraph-properties>
      <style:text-properties fo:font-size="12pt" fo:background-color="#00ff00" style:font-size-asian="12pt" style:font-size-complex="12pt"/>
    </style:style>
    <style:style style:name="P101" style:family="paragraph" style:parent-style-name="Standard">
      <style:paragraph-properties fo:margin-left="0.794cm" fo:margin-right="0cm" fo:margin-top="0cm" fo:margin-bottom="0.212cm" fo:text-align="justify"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s>
      </style:paragraph-properties>
      <style:text-properties fo:font-size="12pt" style:font-size-asian="12pt" style:font-size-complex="12pt"/>
    </style:style>
    <style:style style:name="P102" style:family="paragraph" style:parent-style-name="Standard">
      <style:paragraph-properties fo:margin-left="0.794cm" fo:margin-right="0cm" fo:margin-top="0cm" fo:margin-bottom="0.212cm" fo:text-align="justify"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s>
      </style:paragraph-properties>
      <style:text-properties fo:color="#000000" fo:font-size="12pt" fo:background-color="transparent" style:font-size-asian="12pt" style:font-size-complex="12pt"/>
    </style:style>
    <style:style style:name="P103" style:family="paragraph" style:parent-style-name="Standard">
      <style:paragraph-properties fo:margin-left="0cm" fo:margin-right="0cm" fo:margin-top="0cm" fo:margin-bottom="0cm" fo:text-align="justify" style:justify-single-word="false" fo:text-indent="0.751cm" style:auto-text-indent="false"/>
      <style:text-properties fo:font-size="12pt" fo:background-color="#00ff00" style:font-size-asian="12pt" style:font-size-complex="12pt"/>
    </style:style>
    <style:style style:name="P104" style:family="paragraph" style:parent-style-name="Standard">
      <style:paragraph-properties fo:margin-left="0cm" fo:margin-right="0cm" fo:margin-top="0cm" fo:margin-bottom="0cm" fo:text-align="justify" style:justify-single-word="false" fo:text-indent="0.751cm" style:auto-text-indent="false"/>
      <style:text-properties fo:font-size="12pt" fo:background-color="transparent" style:font-size-asian="12pt" style:font-size-complex="12pt"/>
    </style:style>
    <style:style style:name="P105" style:family="paragraph" style:parent-style-name="Standard">
      <style:paragraph-properties fo:margin-left="0cm" fo:margin-right="0cm" fo:margin-top="0cm" fo:margin-bottom="0.212cm" fo:text-align="justify" style:justify-single-word="false" fo:text-indent="0.75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style:font-size-asian="12pt" style:font-size-complex="12pt"/>
    </style:style>
    <style:style style:name="P106" style:family="paragraph" style:parent-style-name="Standard">
      <style:paragraph-properties fo:margin-left="0cm" fo:margin-right="0cm" fo:margin-top="0cm" fo:margin-bottom="0.212cm" fo:text-align="justify" style:justify-single-word="false" fo:text-indent="0.75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transparent" style:font-size-asian="12pt" style:font-size-complex="12pt"/>
    </style:style>
    <style:style style:name="P107" style:family="paragraph" style:parent-style-name="Standard">
      <style:paragraph-properties fo:margin-left="0cm" fo:margin-right="0cm" fo:text-align="justify" style:justify-single-word="false" fo:text-indent="0.751cm" style:auto-text-indent="false"/>
      <style:text-properties fo:font-size="12pt" fo:background-color="#00ff00" style:font-size-asian="12pt" style:font-size-complex="12pt"/>
    </style:style>
    <style:style style:name="P108" style:family="paragraph" style:parent-style-name="Standard">
      <style:paragraph-properties fo:margin-left="0cm" fo:margin-right="0cm" fo:margin-top="0cm" fo:margin-bottom="0.212cm" fo:text-align="justify" style:justify-single-word="false" fo:text-indent="0.95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00ff00" style:font-size-asian="12pt" style:font-size-complex="12pt"/>
    </style:style>
    <style:style style:name="P109" style:family="paragraph" style:parent-style-name="Standard">
      <style:paragraph-properties fo:margin-left="0cm" fo:margin-right="0cm" fo:margin-top="0cm" fo:margin-bottom="0.212cm" fo:text-align="justify" style:justify-single-word="false" fo:text-indent="0.95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transparent" style:font-size-asian="12pt" style:font-size-complex="12pt"/>
    </style:style>
    <style:style style:name="P110" style:family="paragraph" style:parent-style-name="Standard">
      <style:paragraph-properties fo:margin-left="0cm" fo:margin-right="0cm" fo:margin-top="0cm" fo:margin-bottom="0.212cm" fo:text-align="justify" style:justify-single-word="false" fo:text-indent="0.953cm" style:auto-text-indent="false" fo:background-color="transparen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background-image/>
      </style:paragraph-properties>
      <style:text-properties fo:font-size="12pt" fo:background-color="transparent" style:font-size-asian="12pt" style:font-size-complex="12pt"/>
    </style:style>
    <style:style style:name="P111" style:family="paragraph" style:parent-style-name="Standard">
      <style:paragraph-properties fo:margin-left="0cm" fo:margin-right="0cm" fo:margin-top="0cm" fo:margin-bottom="0cm" fo:text-align="justify" style:justify-single-word="false" fo:text-indent="0.953cm" style:auto-text-indent="false"/>
      <style:text-properties fo:font-size="12pt" style:font-size-asian="12pt" style:font-size-complex="12pt"/>
    </style:style>
    <style:style style:name="P112" style:family="paragraph" style:parent-style-name="Standard">
      <style:paragraph-properties fo:margin-left="0cm" fo:margin-right="0cm" fo:text-align="justify" style:justify-single-word="false" fo:text-indent="0.953cm" style:auto-text-indent="false"/>
      <style:text-properties fo:font-size="12pt" fo:background-color="#00ff00" style:font-size-asian="12pt" style:font-size-complex="12pt"/>
    </style:style>
    <style:style style:name="P113" style:family="paragraph" style:parent-style-name="Standard">
      <style:paragraph-properties fo:margin-left="0cm" fo:margin-right="0cm" fo:text-align="justify" style:justify-single-word="false" fo:text-indent="0.953cm" style:auto-text-indent="false"/>
      <style:text-properties fo:font-size="12pt" style:font-size-asian="12pt" style:font-size-complex="12pt"/>
    </style:style>
    <style:style style:name="P114" style:family="paragraph" style:parent-style-name="Standard">
      <style:paragraph-properties fo:margin-left="1.27cm" fo:margin-right="0cm" fo:margin-top="0cm" fo:margin-bottom="0.212cm"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fo:font-size="12pt" fo:background-color="#00ff00" style:font-size-asian="12pt" style:font-size-complex="12pt"/>
    </style:style>
    <style:style style:name="P115" style:family="paragraph" style:parent-style-name="Standard">
      <style:paragraph-properties fo:margin-left="1.27cm" fo:margin-right="0cm" fo:margin-top="0cm" fo:margin-bottom="0.212cm"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fo:font-size="12pt" style:font-size-asian="12pt" style:font-size-complex="12pt"/>
    </style:style>
    <style:style style:name="P116" style:family="paragraph" style:parent-style-name="Standard">
      <style:paragraph-properties fo:margin-left="1.27cm" fo:margin-right="0cm" fo:margin-top="0cm" fo:margin-bottom="0.212cm"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fo:font-size="12pt" style:font-size-asian="12pt" style:font-size-complex="12pt"/>
    </style:style>
    <style:style style:name="P117" style:family="paragraph" style:parent-style-name="Standard">
      <style:paragraph-properties fo:margin-left="1.27cm" fo:margin-right="0cm" fo:margin-top="0cm" fo:margin-bottom="0.212cm"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fo:font-size="12pt" fo:background-color="transparent" style:font-size-asian="12pt" style:font-size-complex="12pt"/>
    </style:style>
    <style:style style:name="P118" style:family="paragraph" style:parent-style-name="Standard">
      <style:paragraph-properties fo:margin-left="1.27cm" fo:margin-right="0cm" fo:text-align="justify" style:justify-single-word="false" fo:text-indent="0cm" style:auto-text-indent="false"/>
      <style:text-properties fo:font-size="12pt" style:font-size-asian="12pt" style:font-size-complex="12pt"/>
    </style:style>
    <style:style style:name="P119" style:family="paragraph" style:parent-style-name="Standard">
      <style:paragraph-properties fo:margin-left="1.27cm" fo:margin-right="0cm" fo:line-height="100%" fo:text-align="justify" style:justify-single-word="false" fo:text-indent="0cm" style:auto-text-indent="false"/>
      <style:text-properties fo:font-size="12pt" style:font-size-asian="12pt" style:font-size-complex="12pt"/>
    </style:style>
    <style:style style:name="P120" style:family="paragraph" style:parent-style-name="Standard">
      <style:paragraph-properties fo:margin-left="1.27cm" fo:margin-right="0cm" fo:text-align="justify" style:justify-single-word="false" fo:text-indent="0cm" style:auto-text-indent="false"/>
      <style:text-properties fo:font-size="12pt" fo:background-color="#00ff00" style:font-size-asian="12pt" style:font-size-complex="12pt"/>
    </style:style>
    <style:style style:name="P121" style:family="paragraph" style:parent-style-name="Standard">
      <style:paragraph-properties fo:margin-left="1.27cm" fo:margin-right="0cm" fo:margin-top="0cm" fo:margin-bottom="0cm"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fo:font-size="12pt" style:font-size-asian="12pt" style:font-size-complex="12pt"/>
    </style:style>
    <style:style style:name="P122" style:family="paragraph" style:parent-style-name="Standard">
      <style:paragraph-properties fo:margin-left="1.27cm" fo:margin-right="0cm" fo:text-align="justify" style:justify-single-word="false" fo:text-indent="-1.27cm" style:auto-text-indent="false">
        <style:tab-stops/>
      </style:paragraph-properties>
      <style:text-properties fo:font-size="12pt" style:font-size-asian="12pt" style:font-size-complex="12pt"/>
    </style:style>
    <style:style style:name="P123" style:family="paragraph" style:parent-style-name="Standard">
      <style:paragraph-properties fo:margin-left="1.27cm" fo:margin-right="0cm" fo:text-align="justify" style:justify-single-word="false" fo:text-indent="-1.27cm" style:auto-text-indent="false">
        <style:tab-stops/>
      </style:paragraph-properties>
    </style:style>
    <style:style style:name="P124" style:family="paragraph" style:parent-style-name="Standard">
      <style:paragraph-properties fo:margin-left="0cm" fo:margin-right="0cm" fo:text-indent="1.27cm" style:auto-text-indent="false"/>
    </style:style>
    <style:style style:name="P125" style:family="paragraph" style:parent-style-name="Standard">
      <style:paragraph-properties fo:margin-left="0cm" fo:margin-right="0cm" fo:text-align="justify" style:justify-single-word="false" fo:text-indent="1.27cm" style:auto-text-indent="false"/>
      <style:text-properties fo:font-size="12pt" style:font-size-asian="12pt" style:font-size-complex="12pt"/>
    </style:style>
    <style:style style:name="P126" style:family="paragraph" style:parent-style-name="Standard">
      <style:paragraph-properties fo:margin-left="0cm" fo:margin-right="0cm" fo:line-height="100%" fo:text-align="justify" style:justify-single-word="false" fo:text-indent="1.27cm" style:auto-text-indent="false"/>
      <style:text-properties fo:font-size="12pt" style:font-size-asian="12pt" style:font-size-complex="12pt"/>
    </style:style>
    <style:style style:name="P127" style:family="paragraph" style:parent-style-name="Standard">
      <style:paragraph-properties fo:margin-left="0cm" fo:margin-right="0cm" fo:text-indent="1.27cm" style:auto-text-indent="false"/>
      <style:text-properties fo:font-size="12pt" fo:background-color="#00ff00" style:font-size-asian="12pt" style:font-size-complex="12pt"/>
    </style:style>
    <style:style style:name="P128" style:family="paragraph" style:parent-style-name="Standard">
      <style:paragraph-properties fo:margin-left="0cm" fo:margin-right="0cm" fo:text-align="justify" style:justify-single-word="false" fo:text-indent="1.27cm" style:auto-text-indent="false"/>
      <style:text-properties fo:font-size="12pt" fo:font-style="italic" style:font-size-asian="12pt" style:font-style-asian="italic" style:font-size-complex="12pt" style:font-style-complex="italic"/>
    </style:style>
    <style:style style:name="P129" style:family="paragraph" style:parent-style-name="Standard">
      <style:paragraph-properties fo:margin-left="0cm" fo:margin-right="0cm" fo:text-indent="1.27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30" style:family="paragraph" style:parent-style-name="Standard">
      <style:paragraph-properties fo:margin-left="0cm" fo:margin-right="0cm" fo:margin-top="0cm" fo:margin-bottom="0.212cm" fo:text-align="justify" style:justify-single-word="false" fo:text-indent="1.27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00ff00" style:font-size-asian="12pt" style:font-size-complex="12pt"/>
    </style:style>
    <style:style style:name="P131" style:family="paragraph" style:parent-style-name="Standard">
      <style:paragraph-properties fo:margin-left="0.751cm" fo:margin-right="0cm" fo:text-align="justify" style:justify-single-word="false" fo:text-indent="0.519cm" style:auto-text-indent="false"/>
      <style:text-properties fo:font-size="12pt" style:font-size-asian="12pt" style:font-size-complex="12pt"/>
    </style:style>
    <style:style style:name="P132" style:family="paragraph" style:parent-style-name="Standard">
      <style:paragraph-properties fo:margin-left="1.27cm" fo:margin-right="0cm" fo:text-align="justify" style:justify-single-word="false" fo:text-indent="-0.019cm" style:auto-text-indent="false">
        <style:tab-stops/>
      </style:paragraph-properties>
      <style:text-properties fo:font-size="12pt" style:font-size-asian="12pt" style:font-size-complex="12pt"/>
    </style:style>
    <style:style style:name="P133" style:family="paragraph" style:parent-style-name="Standard">
      <style:paragraph-properties fo:margin-left="0.714cm" fo:margin-right="0cm" fo:text-align="justify" style:justify-single-word="false" fo:text-indent="0cm" style:auto-text-indent="false"/>
    </style:style>
    <style:style style:name="P134" style:family="paragraph" style:parent-style-name="Standard">
      <style:paragraph-properties fo:margin-left="0.714cm" fo:margin-right="0cm" fo:margin-top="0cm" fo:margin-bottom="0cm" fo:text-align="justify" style:justify-single-word="false" fo:text-indent="0cm" style:auto-text-indent="false"/>
      <style:text-properties fo:font-size="12pt" style:font-size-asian="12pt" style:font-size-complex="12pt"/>
    </style:style>
    <style:style style:name="P135" style:family="paragraph" style:parent-style-name="Standard">
      <style:paragraph-properties fo:margin-left="0cm" fo:margin-right="0cm" fo:margin-top="0cm" fo:margin-bottom="0cm" fo:text-align="justify" style:justify-single-word="false" fo:text-indent="0.564cm" style:auto-text-indent="false"/>
      <style:text-properties fo:font-size="12pt" style:font-size-asian="12pt" style:font-size-complex="12pt"/>
    </style:style>
    <style:style style:name="P136" style:family="paragraph" style:parent-style-name="Standard">
      <style:paragraph-properties fo:margin-left="2.54cm" fo:margin-right="0cm" fo:margin-top="0cm" fo:margin-bottom="0.212cm" fo:text-align="justify" style:justify-single-word="false" fo:text-indent="-2.54cm" style:auto-text-indent="fals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font-size="12pt" style:font-size-asian="12pt" style:font-size-complex="12pt"/>
    </style:style>
    <style:style style:name="P137" style:family="paragraph" style:parent-style-name="Standard">
      <style:paragraph-properties fo:margin-left="2.54cm" fo:margin-right="0cm" fo:margin-top="0cm" fo:margin-bottom="0.212cm" fo:text-align="justify" style:justify-single-word="false" fo:text-indent="-2.54cm" style:auto-text-indent="fals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font-size="12pt" fo:background-color="#00ff00" style:font-size-asian="12pt" style:font-size-complex="12pt"/>
    </style:style>
    <style:style style:name="P138" style:family="paragraph" style:parent-style-name="Standard">
      <style:paragraph-properties fo:margin-left="2.54cm" fo:margin-right="0cm" fo:margin-top="0cm" fo:margin-bottom="0.212cm" fo:text-align="justify" style:justify-single-word="false" fo:text-indent="0cm" style:auto-text-indent="fals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font-size="12pt" style:font-size-asian="12pt" style:font-size-complex="12pt"/>
    </style:style>
    <style:style style:name="P139" style:family="paragraph" style:parent-style-name="Standard">
      <style:paragraph-properties fo:margin-left="0.635cm" fo:margin-right="0cm" fo:margin-top="0cm" fo:margin-bottom="0.212cm" fo:text-align="justify"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s>
      </style:paragraph-properties>
      <style:text-properties fo:font-size="12pt" style:font-size-asian="12pt" style:font-size-complex="12pt"/>
    </style:style>
    <style:style style:name="P140" style:family="paragraph" style:parent-style-name="Standard">
      <style:paragraph-properties fo:margin-left="0cm" fo:margin-right="0cm" fo:margin-top="0cm" fo:margin-bottom="0cm" fo:text-align="justify" style:justify-single-word="false" fo:text-indent="-0.019cm" style:auto-text-indent="false">
        <style:tab-stops/>
      </style:paragraph-properties>
      <style:text-properties fo:font-size="12pt" fo:background-color="#00ff00" style:font-size-asian="12pt" style:font-size-complex="12pt"/>
    </style:style>
    <style:style style:name="P141" style:family="paragraph" style:parent-style-name="Standard">
      <style:paragraph-properties fo:margin-left="0cm" fo:margin-right="0cm" fo:margin-top="0cm" fo:margin-bottom="0cm" fo:text-align="justify" style:justify-single-word="false" fo:text-indent="-0.019cm" style:auto-text-indent="false">
        <style:tab-stops/>
      </style:paragraph-properties>
      <style:text-properties fo:font-size="12pt" style:font-size-asian="12pt" style:font-size-complex="12pt"/>
    </style:style>
    <style:style style:name="P142" style:family="paragraph" style:parent-style-name="Standard">
      <style:paragraph-properties fo:margin-top="0.176cm" fo:margin-bottom="0.176cm" fo:text-align="justify" style:justify-single-word="false"/>
      <style:text-properties fo:font-size="12pt" fo:background-color="transparent" style:font-size-asian="12pt" style:font-size-complex="12pt"/>
    </style:style>
    <style:style style:name="P143" style:family="paragraph" style:parent-style-name="Standard">
      <style:paragraph-properties fo:text-align="justify" style:justify-single-word="false" fo:background-color="transparent">
        <style:background-image/>
      </style:paragraph-properties>
      <style:text-properties fo:font-size="12pt" fo:background-color="transparent" style:font-size-asian="12pt" style:font-size-complex="12pt"/>
    </style:style>
    <style:style style:name="P144" style:family="paragraph" style:parent-style-name="Standard">
      <style:paragraph-properties fo:margin-left="0.953cm" fo:margin-right="0cm" fo:margin-top="0cm" fo:margin-bottom="0.212cm" fo:text-align="justify" style:justify-single-word="false" fo:text-indent="-0.159cm" style:auto-text-indent="false">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s>
      </style:paragraph-properties>
      <style:text-properties fo:font-size="12pt" fo:background-color="transparent" style:font-size-asian="12pt" style:font-size-complex="12pt"/>
    </style:style>
    <style:style style:name="P145" style:family="paragraph" style:parent-style-name="Standard" style:master-page-name="Standard">
      <style:paragraph-properties fo:margin-top="0cm" fo:margin-bottom="0cm" style:page-number="auto"/>
    </style:style>
    <style:style style:name="P146" style:family="paragraph" style:parent-style-name="Standard">
      <style:paragraph-properties fo:margin-top="0cm" fo:margin-bottom="0cm" fo:text-align="justify" style:justify-single-word="false"/>
      <style:text-properties fo:color="#000000" fo:font-size="12pt" fo:background-color="transparent" style:font-size-asian="12pt" style:font-size-complex="12pt"/>
    </style:style>
    <style:style style:name="P147" style:family="paragraph" style:parent-style-name="Standard">
      <style:paragraph-properties fo:text-align="justify" style:justify-single-word="false"/>
      <style:text-properties fo:font-size="12pt" style:font-size-asian="12pt" style:font-size-complex="12pt"/>
    </style:style>
    <style:style style:name="P148" style:family="paragraph" style:parent-style-name="Standard">
      <style:paragraph-properties fo:text-align="justify" style:justify-single-word="false"/>
      <style:text-properties fo:font-size="12pt" fo:background-color="transparent" style:font-size-asian="12pt" style:font-size-complex="12pt"/>
    </style:style>
    <style:style style:name="P149" style:family="paragraph" style:parent-style-name="Standard">
      <style:paragraph-properties fo:text-align="justify" style:justify-single-word="false"/>
      <style:text-properties fo:font-size="12pt" fo:font-weight="bold" fo:background-color="transparent" style:font-size-asian="12pt" style:font-weight-asian="bold" style:font-size-complex="12pt" style:font-weight-complex="bold"/>
    </style:style>
    <style:style style:name="P150" style:family="paragraph" style:parent-style-name="Standard">
      <style:paragraph-properties fo:text-align="justify" style:justify-single-word="false"/>
      <style:text-properties fo:color="#000000" fo:font-size="12pt" fo:background-color="transparent" style:font-size-asian="12pt" style:font-size-complex="12pt"/>
    </style:style>
    <style:style style:name="P151"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style:font-size-asian="12pt" style:font-size-complex="12pt"/>
    </style:style>
    <style:style style:name="P152"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background-color="transparent" style:font-size-asian="12pt" style:font-size-complex="12pt"/>
    </style:style>
    <style:style style:name="P153" style:family="paragraph" style:parent-style-name="Standard">
      <style:paragraph-properties fo:margin-top="0cm" fo:margin-bottom="0.212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background-color="transparent" style:font-size-asian="12pt" style:font-size-complex="12pt"/>
    </style:style>
    <style:style style:name="P154" style:family="paragraph" style:parent-style-name="Standard">
      <style:paragraph-properties fo:text-align="justify" style:justify-single-word="false" fo:background-color="#ff3333">
        <style:background-image/>
      </style:paragraph-properties>
      <style:text-properties fo:font-size="12pt" fo:background-color="transparent" style:font-size-asian="12pt" style:font-size-complex="12pt"/>
    </style:style>
    <style:style style:name="P155" style:family="paragraph" style:parent-style-name="Standard">
      <style:paragraph-properties fo:margin-left="1.27cm" fo:margin-right="0cm" fo:text-align="justify" style:justify-single-word="false" fo:text-indent="-1.27cm" style:auto-text-indent="false">
        <style:tab-stops/>
      </style:paragraph-properties>
      <style:text-properties fo:font-size="12pt" fo:background-color="transparent" style:font-size-asian="12pt" style:font-size-complex="12pt"/>
    </style:style>
    <style:style style:name="P156" style:family="paragraph" style:parent-style-name="heading_20_2">
      <style:paragraph-properties fo:text-align="justify" style:justify-single-word="false"/>
      <style:text-properties fo:font-size="12pt" fo:background-color="transparent" style:font-size-asian="12pt" style:font-size-complex="12pt"/>
    </style:style>
    <style:style style:name="T1" style:family="text">
      <style:text-properties fo:color="#0000ff" style:text-underline-style="solid" style:text-underline-width="auto" style:text-underline-color="font-color"/>
    </style:style>
    <style:style style:name="T2" style:family="text">
      <style:text-properties fo:color="#0000ff" fo:font-size="12pt" style:text-underline-style="solid" style:text-underline-width="auto" style:text-underline-color="font-color" style:font-size-asian="12pt" style:font-size-complex="12pt"/>
    </style:style>
    <style:style style:name="T3" style:family="text">
      <style:text-properties fo:color="#0000ff" fo:font-size="12pt" style:text-underline-style="solid" style:text-underline-width="auto" style:text-underline-color="font-color" fo:background-color="#00ff00" style:font-size-asian="12pt" style:font-size-complex="12pt"/>
    </style:style>
    <style:style style:name="T4" style:family="text">
      <style:text-properties fo:color="#0000ff" fo:font-size="12pt" style:text-underline-style="solid" style:text-underline-width="auto" style:text-underline-color="font-color" fo:background-color="#ffff00" style:font-size-asian="12pt" style:font-size-complex="12pt"/>
    </style:style>
    <style:style style:name="T5" style:family="text">
      <style:text-properties fo:font-size="12pt" style:font-size-asian="12pt" style:font-size-complex="12pt"/>
    </style:style>
    <style:style style:name="T6" style:family="text">
      <style:text-properties fo:font-size="12pt" fo:background-color="#00ff00"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italic" fo:background-color="#00ff00" style:font-size-asian="12pt" style:font-style-asian="italic" style:font-size-complex="12pt" style:font-style-complex="italic"/>
    </style:style>
    <style:style style:name="T10" style:family="text">
      <style:text-properties fo:font-size="12pt" fo:background-color="transparent" style:font-size-asian="12pt" style:font-size-complex="12pt"/>
    </style:style>
    <style:style style:name="T11" style:family="text">
      <style:text-properties fo:font-size="12pt" fo:background-color="#66ff66" style:font-size-asian="12pt" style:font-size-complex="12pt"/>
    </style:style>
    <style:style style:name="T12" style:family="text">
      <style:text-properties fo:background-color="#ffff00"/>
    </style:style>
    <style:style style:name="T13" style:family="text">
      <style:text-properties fo:font-style="italic" fo:background-color="#ffff00"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fo:background-color="#00ff00"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background-color="#00ffff" style:font-style-asian="italic" style:font-style-complex="italic"/>
    </style:style>
    <style:style style:name="T18" style:family="text">
      <style:text-properties fo:font-style="italic" fo:background-color="transparent" style:font-style-asian="italic" style:font-style-complex="italic"/>
    </style:style>
    <style:style style:name="T19" style:family="text">
      <style:text-properties fo:font-style="italic" fo:background-color="#ff3333" style:font-style-asian="italic" style:font-style-complex="italic"/>
    </style:style>
    <style:style style:name="T20" style:family="text">
      <style:text-properties fo:color="#222222"/>
    </style:style>
    <style:style style:name="T21" style:family="text">
      <style:text-properties fo:color="#222222" fo:background-color="transparent"/>
    </style:style>
    <style:style style:name="T22" style:family="text">
      <style:text-properties fo:font-weight="bold" style:font-weight-asian="bold" style:font-weight-complex="bold"/>
    </style:style>
    <style:style style:name="T23" style:family="text">
      <style:text-properties fo:font-weight="bold" fo:background-color="#00ff00" style:font-weight-asian="bold" style:font-weight-complex="bold"/>
    </style:style>
    <style:style style:name="T24" style:family="text">
      <style:text-properties fo:background-color="#00ff00"/>
    </style:style>
    <style:style style:name="T25" style:family="text">
      <style:text-properties fo:background-color="#ff0000"/>
    </style:style>
    <style:style style:name="T26" style:family="text">
      <style:text-properties fo:color="#ff0000"/>
    </style:style>
    <style:style style:name="T27" style:family="text">
      <style:text-properties fo:color="#ff0000" fo:font-size="12pt" style:font-size-asian="12pt" style:font-size-complex="12pt"/>
    </style:style>
    <style:style style:name="T28" style:family="text">
      <style:text-properties style:text-position="25% 58%"/>
    </style:style>
    <style:style style:name="T29" style:family="text">
      <style:text-properties style:text-position="25% 58%" fo:background-color="#00ff00"/>
    </style:style>
    <style:style style:name="T30" style:family="text">
      <style:text-properties style:text-position="25% 58%" fo:font-style="italic" style:font-style-asian="italic" style:font-style-complex="italic"/>
    </style:style>
    <style:style style:name="T31" style:family="text">
      <style:text-properties style:text-position="25% 58%" fo:font-size="12pt" style:font-size-asian="12pt" style:font-size-complex="12pt"/>
    </style:style>
    <style:style style:name="T32" style:family="text">
      <style:text-properties style:text-position="25% 58%" fo:background-color="#ff3333"/>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background-color="#ff3333"/>
    </style:style>
    <style:style style:name="T35" style:family="text">
      <style:text-properties fo:color="#333333"/>
    </style:style>
    <style:style style:name="T36" style:family="text">
      <style:text-properties style:font-name="Verdana" style:font-name-asian="Verdana" style:font-name-complex="Verdana"/>
    </style:style>
    <style:style style:name="T37" style:family="text">
      <style:text-properties style:font-name="Times New Roman" style:font-name-asian="Times New Roman" style:font-name-complex="Times New Roman"/>
    </style:style>
    <style:style style:name="T38" style:family="text">
      <style:text-properties fo:font-size="9pt" style:font-size-asian="9pt" style:font-size-complex="9pt"/>
    </style:style>
    <style:style style:name="T39" style:family="text">
      <style:text-properties fo:background-color="#00ffff"/>
    </style:style>
    <style:style style:name="T40" style:family="text">
      <style:text-properties fo:background-color="#ff3333"/>
    </style:style>
    <style:style style:name="T41" style:family="text">
      <style:text-properties fo:background-color="transparent"/>
    </style:style>
    <style:style style:name="T42" style:family="text">
      <style:text-properties fo:font-style="normal" style:font-style-asian="normal" style:font-style-complex="normal"/>
    </style:style>
    <style:style style:name="T43" style:family="text">
      <style:text-properties fo:font-style="normal" fo:background-color="#00ffff" style:font-style-asian="normal" style:font-style-complex="normal"/>
    </style:style>
    <style:style style:name="T44" style:family="text">
      <style:text-properties fo:font-style="normal" fo:background-color="transparent" style:font-style-asian="normal" style:font-style-complex="normal"/>
    </style:style>
    <style:style style:name="T45" style:family="text">
      <style:text-properties style:text-position="super 58%"/>
    </style:style>
    <style:style style:name="T46" style:family="text">
      <style:text-properties fo:background-color="#66ff66"/>
    </style:style>
    <style:style style:name="T47" style:family="text">
      <style:text-properties fo:font-weight="normal" style:font-weight-asian="normal" style:font-weight-complex="normal"/>
    </style:style>
    <style:style style:name="T48" style:family="text">
      <style:text-properties style:use-window-font-color="tru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P10"/>
      <text:p text:style-name="P57"><text:span text:style-name="T1">Acknowledgement</text:span><text:tab/></text:p>
      <text:p text:style-name="P57"><text:span text:style-name="T1">Foreword</text:span><text:tab/></text:p>
      <text:p text:style-name="P57"><text:span text:style-name="T1">Baumstark in Lexicon für Theologie und Kirche Vol 2:318-319</text:span><text:tab/></text:p>
      <text:p text:style-name="P59"><text:span text:style-name="T1">Compilation</text:span><text:tab/></text:p>
      <text:p text:style-name="P59"><text:span text:style-name="T1">Content and Organisation</text:span><text:tab/></text:p>
      <text:p text:style-name="P59"><text:span text:style-name="T1">Order of Entries</text:span><text:tab/></text:p>
      <text:p text:style-name="P59"><text:span text:style-name="T1">Style</text:span><text:tab/></text:p>
      <text:p text:style-name="P59"><text:span text:style-name="T1">Annotations</text:span><text:tab/></text:p>
      <text:p text:style-name="P59"><text:span text:style-name="T1">Acknowledgments</text:span><text:tab/></text:p>
      <text:p text:style-name="P60"><text:a xlink:type="simple" xlink:href="#h.gjdgxs"><text:span text:style-name="T2">Abbreviations</text:span></text:a><text:a xlink:type="simple" xlink:href="#h.gjdgxs"><text:span text:style-name="T5"><text:tab/></text:span></text:a></text:p>
      <text:p text:style-name="P58"><text:a xlink:type="simple" xlink:href="#h.30j0zll">Part</text:a><text:a xlink:type="simple" xlink:href="#h.30j0zll"> </text:a><text:a xlink:type="simple" xlink:href="#h.30j0zll">ONE</text:a><text:a xlink:type="simple" xlink:href="#h.30j0zll"><text:span text:style-name="T5"><text:tab/></text:span></text:a></text:p>
      <text:p text:style-name="P58"><text:a xlink:type="simple" xlink:href="#h.1fob9te"><text:span text:style-name="T2">Generalia</text:span></text:a><text:a xlink:type="simple" xlink:href="#h.1fob9te"><text:span text:style-name="T5"><text:tab/></text:span></text:a></text:p>
      <text:p text:style-name="P58"><text:a xlink:type="simple" xlink:href="#h.3znysh7">Historic</text:a><text:a xlink:type="simple" xlink:href="#h.3znysh7"> </text:a><text:a xlink:type="simple" xlink:href="#h.3znysh7">Printings</text:a><text:a xlink:type="simple" xlink:href="#h.3znysh7"><text:span text:style-name="T5"><text:tab/></text:span></text:a></text:p>
      <text:p text:style-name="P60"><text:a xlink:type="simple" xlink:href="#h.2et92p0">Biblia</text:a><text:a xlink:type="simple" xlink:href="#h.2et92p0"> </text:a><text:a xlink:type="simple" xlink:href="#h.2et92p0">Sacra</text:a><text:a xlink:type="simple" xlink:href="#h.2et92p0"> </text:a><text:a xlink:type="simple" xlink:href="#h.2et92p0">Arabica</text:a><text:a xlink:type="simple" xlink:href="#h.2et92p0"><text:span text:style-name="T5"><text:tab/></text:span></text:a></text:p>
      <text:p text:style-name="P60"><text:a xlink:type="simple" xlink:href="#h.tyjcwt">Paris</text:a><text:a xlink:type="simple" xlink:href="#h.tyjcwt"> </text:a><text:a xlink:type="simple" xlink:href="#h.tyjcwt">Polyglot</text:a><text:a xlink:type="simple" xlink:href="#h.tyjcwt"><text:span text:style-name="T5"><text:tab/></text:span></text:a></text:p>
      <text:p text:style-name="P60"><text:a xlink:type="simple" xlink:href="#h.3dy6vkm">London</text:a><text:a xlink:type="simple" xlink:href="#h.3dy6vkm"> </text:a><text:a xlink:type="simple" xlink:href="#h.3dy6vkm">Polyglot</text:a><text:a xlink:type="simple" xlink:href="#h.3dy6vkm"><text:span text:style-name="T5"><text:tab/></text:span></text:a></text:p>
      <text:p text:style-name="P58"><text:a xlink:type="simple" xlink:href="#h.1t3h5sf">Editions</text:a><text:a xlink:type="simple" xlink:href="#h.1t3h5sf">, </text:a><text:a xlink:type="simple" xlink:href="#h.1t3h5sf">Chrestomathies</text:a><text:a xlink:type="simple" xlink:href="#h.1t3h5sf"><text:span text:style-name="T5"><text:tab/></text:span></text:a></text:p>
      <text:p text:style-name="P58"><text:a xlink:type="simple" xlink:href="#h.4d34og8">Art</text:a><text:a xlink:type="simple" xlink:href="#h.4d34og8">, </text:a><text:a xlink:type="simple" xlink:href="#h.4d34og8">paleography</text:a><text:a xlink:type="simple" xlink:href="#h.4d34og8">, </text:a><text:a xlink:type="simple" xlink:href="#h.4d34og8">codicology</text:a><text:a xlink:type="simple" xlink:href="#h.4d34og8"><text:span text:style-name="T5"><text:tab/></text:span></text:a></text:p>
      <text:p text:style-name="P58"><text:a xlink:type="simple" xlink:href="#h.2s8eyo1">Part</text:a><text:a xlink:type="simple" xlink:href="#h.2s8eyo1"> </text:a><text:a xlink:type="simple" xlink:href="#h.2s8eyo1">Two</text:a><text:a xlink:type="simple" xlink:href="#h.2s8eyo1"><text:span text:style-name="T5"><text:tab/></text:span></text:a></text:p>
      <text:p text:style-name="P58"><text:a xlink:type="simple" xlink:href="#h.17dp8vu">Christian</text:a><text:a xlink:type="simple" xlink:href="#h.17dp8vu">-</text:a><text:a xlink:type="simple" xlink:href="#h.17dp8vu">Arabic</text:a><text:a xlink:type="simple" xlink:href="#h.17dp8vu"><text:span text:style-name="T5"><text:tab/></text:span></text:a></text:p>
      <text:p text:style-name="P60"><text:a xlink:type="simple" xlink:href="#h.3rdcrjn"><text:span text:style-name="T2">Generalia</text:span></text:a><text:a xlink:type="simple" xlink:href="#h.3rdcrjn"><text:span text:style-name="T5"><text:tab/></text:span></text:a></text:p>
      <text:p text:style-name="P60"><text:a xlink:type="simple" xlink:href="#h.26in1rg"><text:span text:style-name="T2">Pentateuch</text:span></text:a><text:a xlink:type="simple" xlink:href="#h.26in1rg"><text:span text:style-name="T5"><text:tab/></text:span></text:a></text:p>
      <text:p text:style-name="P61"><text:a xlink:type="simple" xlink:href="#h.lnxbz9">Al</text:a><text:a xlink:type="simple" xlink:href="#h.lnxbz9">-</text:a><text:a xlink:type="simple" xlink:href="#h.lnxbz9">Harith</text:a><text:a xlink:type="simple" xlink:href="#h.lnxbz9"> </text:a><text:a xlink:type="simple" xlink:href="#h.lnxbz9">ibn</text:a><text:a xlink:type="simple" xlink:href="#h.lnxbz9"> </text:a><text:a xlink:type="simple" xlink:href="#h.lnxbz9">Sinan</text:a><text:a xlink:type="simple" xlink:href="#h.lnxbz9"><text:span text:style-name="T5"><text:tab/></text:span></text:a></text:p>
      <text:p text:style-name="P61"><text:a xlink:type="simple" xlink:href="#h.35nkun2">Marqus</text:a><text:a xlink:type="simple" xlink:href="#h.35nkun2"> </text:a><text:a xlink:type="simple" xlink:href="#h.35nkun2">ibn</text:a><text:a xlink:type="simple" xlink:href="#h.35nkun2"> </text:a><text:a xlink:type="simple" xlink:href="#h.35nkun2">al</text:a><text:a xlink:type="simple" xlink:href="#h.35nkun2">-</text:a><text:a xlink:type="simple" xlink:href="#h.35nkun2">Qunbar</text:a><text:a xlink:type="simple" xlink:href="#h.35nkun2"><text:span text:style-name="T5"><text:tab/></text:span></text:a></text:p>
      <text:p text:style-name="P61"><text:a xlink:type="simple" xlink:href="#h.1ksv4uv">Pentateuch</text:a><text:a xlink:type="simple" xlink:href="#h.1ksv4uv"> </text:a><text:a xlink:type="simple" xlink:href="#h.1ksv4uv">Catena</text:a><text:a xlink:type="simple" xlink:href="#h.1ksv4uv"><text:span text:style-name="T5"><text:tab/></text:span></text:a></text:p>
      <text:p text:style-name="P60"><text:a xlink:type="simple" xlink:href="#h.44sinio">Historical</text:a><text:a xlink:type="simple" xlink:href="#h.44sinio"> </text:a><text:a xlink:type="simple" xlink:href="#h.44sinio">Books</text:a><text:a xlink:type="simple" xlink:href="#h.44sinio"><text:span text:style-name="T5"><text:tab/></text:span></text:a></text:p>
      <text:p text:style-name="P60"><text:a xlink:type="simple" xlink:href="#h.2jxsxqh"><text:span text:style-name="T2">Prophets</text:span></text:a><text:a xlink:type="simple" xlink:href="#h.2jxsxqh"><text:span text:style-name="T5"><text:tab/></text:span></text:a></text:p>
      <text:p text:style-name="P61"><text:a xlink:type="simple" xlink:href="#h.z337ya">Pethion</text:a><text:a xlink:type="simple" xlink:href="#h.z337ya"> </text:a><text:a xlink:type="simple" xlink:href="#h.z337ya">ibn</text:a><text:a xlink:type="simple" xlink:href="#h.z337ya"> </text:a><text:a xlink:type="simple" xlink:href="#h.z337ya">Ayyub</text:a><text:a xlink:type="simple" xlink:href="#h.z337ya"><text:span text:style-name="T5"><text:tab/></text:span></text:a></text:p>
      <text:p text:style-name="P61"><text:a xlink:type="simple" xlink:href="#h.3j2qqm3">Al</text:a><text:a xlink:type="simple" xlink:href="#h.3j2qqm3">-</text:a><text:a xlink:type="simple" xlink:href="#h.3j2qqm3">alam</text:a><text:a xlink:type="simple" xlink:href="#h.3j2qqm3"><text:span text:style-name="T5"><text:tab/></text:span></text:a></text:p>
      <text:p text:style-name="P60"><text:a xlink:type="simple" xlink:href="#h.1y810tw">Sapiental</text:a><text:a xlink:type="simple" xlink:href="#h.1y810tw"> </text:a><text:a xlink:type="simple" xlink:href="#h.1y810tw">books</text:a><text:a xlink:type="simple" xlink:href="#h.1y810tw"><text:span text:style-name="T5"><text:tab/></text:span></text:a></text:p>
      <text:p text:style-name="P61"><text:a xlink:type="simple" xlink:href="#h.4i7ojhp">Violet</text:a><text:a xlink:type="simple" xlink:href="#h.4i7ojhp"> </text:a><text:a xlink:type="simple" xlink:href="#h.4i7ojhp">Fragment</text:a><text:a xlink:type="simple" xlink:href="#h.4i7ojhp"><text:span text:style-name="T5"><text:tab/></text:span></text:a></text:p>
      <text:p text:style-name="P61"><text:a xlink:type="simple" xlink:href="#h.2xcytpi">Hafs</text:a><text:a xlink:type="simple" xlink:href="#h.2xcytpi"> </text:a><text:a xlink:type="simple" xlink:href="#h.2xcytpi">al</text:a><text:a xlink:type="simple" xlink:href="#h.2xcytpi">-</text:a><text:a xlink:type="simple" xlink:href="#h.2xcytpi">Quti</text:a><text:a xlink:type="simple" xlink:href="#h.2xcytpi"><text:span text:style-name="T5"><text:tab/></text:span></text:a></text:p>
      <text:p text:style-name="P61"><text:a xlink:type="simple" xlink:href="#h.1ci93xb">Al</text:a><text:a xlink:type="simple" xlink:href="#h.1ci93xb">-</text:a><text:a xlink:type="simple" xlink:href="#h.1ci93xb">harith</text:a><text:a xlink:type="simple" xlink:href="#h.1ci93xb"> </text:a><text:a xlink:type="simple" xlink:href="#h.1ci93xb">ibn</text:a><text:a xlink:type="simple" xlink:href="#h.1ci93xb"> </text:a><text:a xlink:type="simple" xlink:href="#h.1ci93xb">sinan</text:a><text:a xlink:type="simple" xlink:href="#h.1ci93xb"><text:span text:style-name="T5"><text:tab/></text:span></text:a></text:p>
      <text:p text:style-name="P60"><text:a xlink:type="simple" xlink:href="#h.3whwml4">Other</text:a><text:a xlink:type="simple" xlink:href="#h.3whwml4"> </text:a><text:a xlink:type="simple" xlink:href="#h.3whwml4">old</text:a><text:a xlink:type="simple" xlink:href="#h.3whwml4"> </text:a><text:a xlink:type="simple" xlink:href="#h.3whwml4">testament</text:a><text:a xlink:type="simple" xlink:href="#h.3whwml4"><text:span text:style-name="T5"><text:tab/></text:span></text:a></text:p>
      <text:p text:style-name="P60"><text:a xlink:type="simple" xlink:href="#h.2bn6wsx"><text:span text:style-name="T2">Gospels</text:span></text:a><text:a xlink:type="simple" xlink:href="#h.2bn6wsx"><text:span text:style-name="T5"><text:tab/></text:span></text:a></text:p>
      <text:p text:style-name="P61"><text:a xlink:type="simple" xlink:href="#h.qsh70q"><text:span text:style-name="T2">Diatesseron</text:span></text:a><text:a xlink:type="simple" xlink:href="#h.qsh70q"><text:span text:style-name="T5"><text:tab/></text:span></text:a></text:p>
      <text:p text:style-name="P61"><text:a xlink:type="simple" xlink:href="#h.3as4poj"><text:span text:style-name="T2">Hibbatallah</text:span></text:a><text:a xlink:type="simple" xlink:href="#h.3as4poj"><text:span text:style-name="T5"><text:tab/></text:span></text:a></text:p>
      <text:p text:style-name="P61"><text:soft-page-break/><text:a xlink:type="simple" xlink:href="#h.1pxezwc">Isaak</text:a><text:a xlink:type="simple" xlink:href="#h.1pxezwc"> </text:a><text:a xlink:type="simple" xlink:href="#h.1pxezwc">Velasquez</text:a><text:a xlink:type="simple" xlink:href="#h.1pxezwc"><text:span text:style-name="T5"><text:tab/></text:span></text:a></text:p>
      <text:p text:style-name="P60"><text:a xlink:type="simple" xlink:href="#h.49x2ik5">Other</text:a><text:a xlink:type="simple" xlink:href="#h.49x2ik5"> </text:a><text:a xlink:type="simple" xlink:href="#h.49x2ik5">new</text:a><text:a xlink:type="simple" xlink:href="#h.49x2ik5"> </text:a><text:a xlink:type="simple" xlink:href="#h.49x2ik5">testament</text:a><text:a xlink:type="simple" xlink:href="#h.49x2ik5"><text:span text:style-name="T5"><text:tab/></text:span></text:a></text:p>
      <text:p text:style-name="P61"><text:a xlink:type="simple" xlink:href="#h.49x2ik5"><text:span text:style-name="T3">Acts</text:span></text:a><text:a xlink:type="simple" xlink:href="#h.49x2ik5"><text:span text:style-name="T5"><text:tab/></text:span></text:a></text:p>
      <text:p text:style-name="P61"><text:a xlink:type="simple" xlink:href="#h.2p2csry"><text:span text:style-name="T2">Hebrews</text:span></text:a><text:a xlink:type="simple" xlink:href="#h.2p2csry"><text:span text:style-name="T5"><text:tab/></text:span></text:a></text:p>
      <text:p text:style-name="P61"><text:a xlink:type="simple" xlink:href="#h.147n2zr"><text:span text:style-name="T2">Corinthians</text:span></text:a><text:a xlink:type="simple" xlink:href="#h.147n2zr"><text:span text:style-name="T5"><text:tab/></text:span></text:a></text:p>
      <text:p text:style-name="P61"><text:a xlink:type="simple" xlink:href="#h.3o7alnk"><text:span text:style-name="T2">Galatians</text:span></text:a><text:a xlink:type="simple" xlink:href="#h.3o7alnk"><text:span text:style-name="T5"><text:tab/></text:span></text:a></text:p>
      <text:p text:style-name="P61"><text:a xlink:type="simple" xlink:href="#h.23ckvvd"><text:span text:style-name="T2">James</text:span></text:a><text:a xlink:type="simple" xlink:href="#h.23ckvvd"><text:span text:style-name="T5"><text:tab/></text:span></text:a></text:p>
      <text:p text:style-name="P61"><text:a xlink:type="simple" xlink:href="#h.ihv636">Johannine</text:a><text:a xlink:type="simple" xlink:href="#h.ihv636"> </text:a><text:a xlink:type="simple" xlink:href="#h.ihv636">Epistles</text:a><text:a xlink:type="simple" xlink:href="#h.ihv636"><text:span text:style-name="T5"><text:tab/></text:span></text:a></text:p>
      <text:p text:style-name="P61"><text:a xlink:type="simple" xlink:href="#h.32hioqz"><text:span text:style-name="T2">Revelation</text:span></text:a><text:a xlink:type="simple" xlink:href="#h.32hioqz"><text:span text:style-name="T5"><text:tab/></text:span></text:a></text:p>
      <text:p text:style-name="P60"><text:a xlink:type="simple" xlink:href="#h.1hmsyys">Deuteroncanonicals</text:a><text:a xlink:type="simple" xlink:href="#h.1hmsyys">/ </text:a><text:a xlink:type="simple" xlink:href="#h.1hmsyys">Apocrypha</text:a><text:a xlink:type="simple" xlink:href="#h.1hmsyys"><text:span text:style-name="T5"><text:tab/></text:span></text:a></text:p>
      <text:p text:style-name="P58"><text:a xlink:type="simple" xlink:href="#h.41mghml">Judaeo</text:a><text:a xlink:type="simple" xlink:href="#h.41mghml">-</text:a><text:a xlink:type="simple" xlink:href="#h.41mghml">Arabic</text:a><text:a xlink:type="simple" xlink:href="#h.41mghml"><text:span text:style-name="T5"><text:tab/></text:span></text:a></text:p>
      <text:p text:style-name="P60"><text:a xlink:type="simple" xlink:href="#h.2grqrue"><text:span text:style-name="T2">general</text:span></text:a><text:a xlink:type="simple" xlink:href="#h.2grqrue"><text:span text:style-name="T5"><text:tab/></text:span></text:a></text:p>
      <text:p text:style-name="P60"><text:a xlink:type="simple" xlink:href="#h.vx1227"><text:span text:style-name="T2">Pentateuch</text:span></text:a><text:a xlink:type="simple" xlink:href="#h.vx1227"><text:span text:style-name="T5"><text:tab/></text:span></text:a></text:p>
      <text:p text:style-name="P61"><text:a xlink:type="simple" xlink:href="#h.3fwokq0">Early</text:a><text:a xlink:type="simple" xlink:href="#h.3fwokq0"> </text:a><text:a xlink:type="simple" xlink:href="#h.3fwokq0">non</text:a><text:a xlink:type="simple" xlink:href="#h.3fwokq0">-</text:a><text:a xlink:type="simple" xlink:href="#h.3fwokq0">saadianic</text:a><text:a xlink:type="simple" xlink:href="#h.3fwokq0"><text:span text:style-name="T5"><text:tab/></text:span></text:a></text:p>
      <text:p text:style-name="P61"><text:a xlink:type="simple" xlink:href="#h.1v1yuxt"><text:span text:style-name="T2">Saadiah</text:span></text:a><text:a xlink:type="simple" xlink:href="#h.1v1yuxt"><text:span text:style-name="T5"><text:tab/></text:span></text:a></text:p>
      <text:p text:style-name="P61"><text:a xlink:type="simple" xlink:href="#h.4f1mdlm"><text:span text:style-name="T2">YbE</text:span></text:a><text:a xlink:type="simple" xlink:href="#h.4f1mdlm"><text:span text:style-name="T5"><text:tab/></text:span></text:a></text:p>
      <text:p text:style-name="P61"><text:a xlink:type="simple" xlink:href="#h.2u6wntf"><text:span text:style-name="T2">YbY</text:span></text:a><text:a xlink:type="simple" xlink:href="#h.2u6wntf"><text:span text:style-name="T5"><text:tab/></text:span></text:a></text:p>
      <text:p text:style-name="P61"><text:a xlink:type="simple" xlink:href="#h.19c6y18"><text:span text:style-name="T2">AbS</text:span></text:a><text:a xlink:type="simple" xlink:href="#h.19c6y18"><text:span text:style-name="T5"><text:tab/></text:span></text:a></text:p>
      <text:p text:style-name="P60"><text:a xlink:type="simple" xlink:href="#h.3tbugp1">Historical</text:a><text:a xlink:type="simple" xlink:href="#h.3tbugp1"> </text:a><text:a xlink:type="simple" xlink:href="#h.3tbugp1">Books</text:a><text:a xlink:type="simple" xlink:href="#h.3tbugp1"><text:span text:style-name="T5"><text:tab/></text:span></text:a></text:p>
      <text:p text:style-name="P60"><text:a xlink:type="simple" xlink:href="#h.28h4qwu"><text:span text:style-name="T2">Prophets</text:span></text:a><text:a xlink:type="simple" xlink:href="#h.28h4qwu"><text:span text:style-name="T5"><text:tab/></text:span></text:a></text:p>
      <text:p text:style-name="P60"><text:a xlink:type="simple" xlink:href="#h.nmf14n">Sapiental</text:a><text:a xlink:type="simple" xlink:href="#h.nmf14n"> </text:a><text:a xlink:type="simple" xlink:href="#h.nmf14n">Books</text:a><text:a xlink:type="simple" xlink:href="#h.nmf14n"><text:span text:style-name="T5"><text:tab/></text:span></text:a></text:p>
      <text:p text:style-name="P60"><text:a xlink:type="simple" xlink:href="#h.37m2jsg">Other</text:a><text:a xlink:type="simple" xlink:href="#h.37m2jsg"> </text:a><text:a xlink:type="simple" xlink:href="#h.37m2jsg">old</text:a><text:a xlink:type="simple" xlink:href="#h.37m2jsg"> </text:a><text:a xlink:type="simple" xlink:href="#h.37m2jsg">testament</text:a><text:a xlink:type="simple" xlink:href="#h.37m2jsg"><text:span text:style-name="T5"><text:tab/></text:span></text:a></text:p>
      <text:p text:style-name="P58"><text:a xlink:type="simple" xlink:href="#h.1mrcu09"><text:span text:style-name="T2">Samaritan</text:span></text:a><text:a xlink:type="simple" xlink:href="#h.1mrcu09"><text:span text:style-name="T5"><text:tab/></text:span></text:a></text:p>
      <text:p text:style-name="P58"><text:a xlink:type="simple" xlink:href="#h.46r0co2">Muslim</text:a><text:a xlink:type="simple" xlink:href="#h.46r0co2"> </text:a><text:a xlink:type="simple" xlink:href="#h.46r0co2">reception</text:a><text:a xlink:type="simple" xlink:href="#h.46r0co2"><text:span text:style-name="T5"><text:tab/></text:span></text:a></text:p>
      <text:p text:style-name="P60"><text:a xlink:type="simple" xlink:href="#h.2lwamvv">ibn</text:a><text:a xlink:type="simple" xlink:href="#h.2lwamvv"> </text:a><text:a xlink:type="simple" xlink:href="#h.2lwamvv">al</text:a><text:a xlink:type="simple" xlink:href="#h.2lwamvv">-</text:a><text:a xlink:type="simple" xlink:href="#h.2lwamvv">Layth</text:a><text:a xlink:type="simple" xlink:href="#h.2lwamvv"><text:span text:style-name="T5"><text:tab/></text:span></text:a></text:p>
      <text:p text:style-name="P60"><text:a xlink:type="simple" xlink:href="#h.111kx3o">al</text:a><text:a xlink:type="simple" xlink:href="#h.111kx3o">-</text:a><text:a xlink:type="simple" xlink:href="#h.111kx3o">jahiz</text:a><text:a xlink:type="simple" xlink:href="#h.111kx3o"><text:span text:style-name="T5"><text:tab/></text:span></text:a></text:p>
      <text:p text:style-name="P60"><text:a xlink:type="simple" xlink:href="#h.3l18frh">ibn</text:a><text:a xlink:type="simple" xlink:href="#h.3l18frh"> </text:a><text:a xlink:type="simple" xlink:href="#h.3l18frh">al</text:a><text:a xlink:type="simple" xlink:href="#h.3l18frh">-</text:a><text:a xlink:type="simple" xlink:href="#h.3l18frh">rabban</text:a><text:a xlink:type="simple" xlink:href="#h.3l18frh"><text:span text:style-name="T5"><text:tab/></text:span></text:a></text:p>
      <text:p text:style-name="P60"><text:a xlink:type="simple" xlink:href="#h.206ipza">al</text:a><text:a xlink:type="simple" xlink:href="#h.206ipza">-</text:a><text:a xlink:type="simple" xlink:href="#h.206ipza">yaʿqūbī</text:a><text:a xlink:type="simple" xlink:href="#h.206ipza"> (</text:a><text:a xlink:type="simple" xlink:href="#h.206ipza">d</text:a><text:a xlink:type="simple" xlink:href="#h.206ipza">. 897/98)</text:a><text:a xlink:type="simple" xlink:href="#h.206ipza"><text:span text:style-name="T5"><text:tab/></text:span></text:a></text:p>
      <text:p text:style-name="P60"><text:a xlink:type="simple" xlink:href="#h.4k668n3">al</text:a><text:a xlink:type="simple" xlink:href="#h.4k668n3">-</text:a><text:a xlink:type="simple" xlink:href="#h.4k668n3">Tabari</text:a><text:a xlink:type="simple" xlink:href="#h.4k668n3"><text:span text:style-name="T5"><text:tab/></text:span></text:a></text:p>
      <text:p text:style-name="P60"><text:a xlink:type="simple" xlink:href="#h.2zbgiuw">Abū</text:a><text:a xlink:type="simple" xlink:href="#h.2zbgiuw"> </text:a><text:a xlink:type="simple" xlink:href="#h.2zbgiuw">Nuʿaim</text:a><text:a xlink:type="simple" xlink:href="#h.2zbgiuw"><text:span text:style-name="T5"><text:tab/></text:span></text:a></text:p>
      <text:p text:style-name="P60"><text:a xlink:type="simple" xlink:href="#h.1egqt2p">Ibn</text:a><text:a xlink:type="simple" xlink:href="#h.1egqt2p"> </text:a><text:a xlink:type="simple" xlink:href="#h.1egqt2p">Hazm</text:a><text:a xlink:type="simple" xlink:href="#h.1egqt2p"><text:span text:style-name="T5"><text:tab/></text:span></text:a></text:p>
      <text:p text:style-name="P60"><text:a xlink:type="simple" xlink:href="#h.3ygebqi">Ibn</text:a><text:a xlink:type="simple" xlink:href="#h.3ygebqi"> </text:a><text:a xlink:type="simple" xlink:href="#h.3ygebqi">Qutayba</text:a><text:a xlink:type="simple" xlink:href="#h.3ygebqi"><text:span text:style-name="T5"><text:tab/></text:span></text:a></text:p>
      <text:p text:style-name="P60"><text:a xlink:type="simple" xlink:href="#h.2dlolyb">al</text:a><text:a xlink:type="simple" xlink:href="#h.2dlolyb">-</text:a><text:a xlink:type="simple" xlink:href="#h.2dlolyb">Ghazali</text:a><text:a xlink:type="simple" xlink:href="#h.2dlolyb"><text:span text:style-name="T5"><text:tab/></text:span></text:a></text:p>
      <text:p text:style-name="P60"><text:a xlink:type="simple" xlink:href="#h.sqyw64">al</text:a><text:a xlink:type="simple" xlink:href="#h.sqyw64">-</text:a><text:a xlink:type="simple" xlink:href="#h.sqyw64">Biqāʿī</text:a><text:a xlink:type="simple" xlink:href="#h.sqyw64"><text:span text:style-name="T5"><text:tab/></text:span></text:a></text:p>
      <text:p text:style-name="P60"><text:a xlink:type="simple" xlink:href="#h.3cqmetx">ibn</text:a><text:a xlink:type="simple" xlink:href="#h.3cqmetx"> </text:a><text:a xlink:type="simple" xlink:href="#h.3cqmetx">Khaldun</text:a><text:a xlink:type="simple" xlink:href="#h.3cqmetx"><text:span text:style-name="T5"><text:tab/></text:span></text:a></text:p>
      <text:p text:style-name="P60"><text:a xlink:type="simple" xlink:href="#h.1rvwp1q">Pseudo</text:a><text:a xlink:type="simple" xlink:href="#h.1rvwp1q">-</text:a><text:a xlink:type="simple" xlink:href="#h.1rvwp1q">Scriptures</text:a><text:a xlink:type="simple" xlink:href="#h.1rvwp1q"><text:span text:style-name="T5"><text:tab/></text:span></text:a></text:p>
      <text:p text:style-name="P58"><text:a xlink:type="simple" xlink:href="#h.4bvk7pj"><text:span text:style-name="T4">rest</text:span></text:a><text:a xlink:type="simple" xlink:href="#h.4bvk7pj"><text:span text:style-name="T5"><text:tab/></text:span></text:a></text:p>
      <text:p text:style-name="P12"/>
      <text:p text:style-name="P9"><text:s/></text:p>
      <text:p text:style-name="P1"><text:bookmark text:name="h.gjdgxs"/>Abbreviations</text:p>
      <text:p text:style-name="P62">GCAL <text:tab/><text:tab/><text:tab/><text:span text:style-name="T12">G. Graf, </text:span><text:span text:style-name="T13">Geschichte des christlichen arabischen Literatur</text:span><text:span text:style-name="T12">, vol. 1 (Vatican City, 1944), pp. 85-195.</text:span></text:p>
      <text:p text:style-name="P63">BA<text:tab/>Schnurrer, Christian Friedrich von, <text:span text:style-name="T14">Bibliotheca arabica</text:span> (Halae ad Salam: typis et sumtu I. C. Hendelii, 1811</text:p>
      <text:p text:style-name="P63">BAV<text:tab/>Bibliotheca Apostolica Vaticana</text:p>
      <text:p text:style-name="P63">BL <text:tab/>British Library</text:p>
      <text:p text:style-name="P63">BLM<text:tab/>Bibliotheca Medicea Laurentiana </text:p>
      <text:p text:style-name="P63">BNF<text:tab/>Bibliothèque nationale de France</text:p>
      <text:p text:style-name="P63">COP<text:tab/>Coptic Orthodox Patriarchate</text:p>
      <text:p text:style-name="P63">HCPE<text:tab/>Darlow, T. H., and Horace Frederick Moule. <text:span text:style-name="T14">Historical catalogue of the printed editions of Holy Scripture in the library of the British and foreign Bible society</text:span> (London: The Bible house.,1903).</text:p>
      <text:p text:style-name="P63">JBL <text:tab/>Journal of Biblical Literature</text:p>
      <text:p text:style-name="P63">OC<text:tab/>Oriens Christianus</text:p>
      <text:p text:style-name="P63">PO<text:tab/>Smitskamp, R., <text:span text:style-name="T14">Philologia orientalis: a description of books illustrating the study and printing of Oriental languages in 16th and 17th century Europe</text:span> (Leiden: Brill, 1992)</text:p>
      <text:p text:style-name="P26">ZAW<text:tab/><text:tab/><text:tab/>Zeitschrift <text:span text:style-name="T20">für die Alttestamentliche Wissenschaft</text:span></text:p>
      <text:p text:style-name="P26">ZfHB<text:tab/><text:tab/><text:tab/>Zeitschrift für Hebraeische Bibliographie</text:p>
      <text:p text:style-name="P26">ZDMG<text:tab/><text:tab/><text:tab/>Zeitschrift der Deutschen Morgenländischen Gesellschaft</text:p>
      <text:p text:style-name="P26"/>
      <text:p text:style-name="P9"><text:bookmark text:name="h.30j0zll"/>Part ONE</text:p>
      <text:p text:style-name="P6"><text:bookmark text:name="h.1fob9te"/>Generalia </text:p>
      <text:p text:style-name="P27">[#] Camilla Adang, “Torah,” in McAuliffe, Jane Dammen (ed.), in <text:span text:style-name="T14">Encyclopaedia of the Qur’ān</text:span> (Leiden: Brill, 2006, vol. 5), pp. 300-311.</text:p>
      <text:p text:style-name="P38">[#] Camilla Adang, Sabine Schmidtke and Meira Polliack, “The Task of Translation | L’onore della traduzione | La tâche de la traduction,” Oasis: Rivista semestrale della Fondazione Internazionale/ Oasis: A Biannual Journal of the Oasis International Foundation 17 (2013), pp. 90-97. </text:p>
      <text:p text:style-name="P69"><text:span text:style-name="T22">Mss</text:span>.: Berlin, Staatsbibliothek, Violet fragment; Istanbul, Süleymaniye, Carullah 3; and Cambridge, CUL, T-S Ar. 1a.55.</text:p>
      <text:p text:style-name="P38">[#] Jacob Georg Christian Adler, <text:span text:style-name="T14">Bibliotheca Biblica. Serenissimi Würtenbergensium Ducis olim Lorckiana</text:span>, (Altona: J.D.A. Eckhardt, 1787), pp. 1-13 and 134-139. </text:p>
      <text:p text:style-name="P86">Lists printed Arabic versions and Polyglot Bibles.</text:p>
      <text:p text:style-name="P38">[#] Jacob Georg Christian Adler, <text:span text:style-name="T14">Kurze Uebersicht seiner biblischkritischen Reise nach Rom</text:span><text:span text:style-name="T42">,</text:span> (Altona: J.D.A. Eckhardt, 1783), pp. 13, 23, 67-69, 73, 133-138, 148-162, 173-184 and 208-212.</text:p>
      <text:p text:style-name="P86">The author reports and describes his manuscript finds in various libraries on his journey to Rome. </text:p>
      <text:p text:style-name="P86"><text:span text:style-name="T22">Mss</text:span>.: Vienna, ÖNP, NF. 97 (cited as Lambecii codex XLIV); Venice, St. Mark, Cod. 11; Florence, BML, Or. Or. Or. 57 (formerly 12) and 112 (olim 21); Paris, BNF, Ar. 1; Vatican, BAV, Ar. 5 and Syr. 10, Barberini, Or. 1, Borg. Ar. 129.</text:p>
      <text:p text:style-name="P38">[#] Julius Aßfalg, “Arabische christliche Literatur,” in <text:span text:style-name="T14">Die Religion in Geschichte und Gegenwart: Handwörterbuch für Theologie und Religionswissenschaft</text:span>, 3. ed. (Tübingen: Mohr Siebeck, 1957), Vol. 1, pp. 529-531.</text:p>
      <text:p text:style-name="P39">[#] Julius Aßfalg, “Arabische B[ibelübersetzungen],” in <text:span text:style-name="T14">Lexikon für Theologie und Kirche</text:span>, 2. Ed. (Freiburg im Breisgau: Herder &amp; Co. GMBH Verlagsbuchhandlung, 1958), vol. 2, pp. 394-396.</text:p>
      <text:p text:style-name="P68">An update of Baumstark [#].</text:p>
      <text:p text:style-name="P68"><text:span text:style-name="T22">Mss</text:span>.: Sinai, Ar. 154 and 155; Vatican, BAV, Ar. 28, 468, and 605; Munich, Staatsbibliothek, Ar. 234; London, BL, Or. 2291.</text:p>
      <text:p text:style-name="P39">[#] Julius Aßfalg,“Bibelübersetzungen,” in <text:span text:style-name="T14">Kleines Wörterbuch des Christlichen Orients</text:span> (Wiesbaden: Harrassowitz, 1975), pp. 78-79.</text:p>
      <text:p text:style-name="P142">Julius Aßfalg, Trans. Paul Krüger<text:span text:style-name="T42">, “Versions bibliques,”</text:span><text:span text:style-name="T14"> </text:span>in <text:span text:style-name="T14">Petit dictionnaire de l'orient chrétien</text:span> (Turnhout: Brepols, 1991), p. 465.</text:p>
      <text:p text:style-name="P39">[#] Ignatius Aphram Barsoum, <text:span text:style-name="T14">The Scattered Pearls: A History of Syriac Literature and Sciences</text:span>, trans. and ed. Matti Moosa (Piscataway: Gorgias Press, 2003), pp. 62-64.</text:p>
      <text:p text:style-name="P102"><text:span text:style-name="T22">Mss.</text:span>: Florence, BML, Or. 112 (formerly 21); Coptic Orthodox Patriarchate, Bibl. 23; Vatican, BAV, Ar. 145; Paris, BNF. Ar. 42; Birmingham, Mingana, Chr. Ar. 431; and an unspecified Ms. from the monastery of St. Matthew.</text:p>
      <text:p text:style-name="P39">[#] Anton Baumstark, <text:span text:style-name="T14">Die christlichen Literaturen des Orients</text:span>, (Leipzig: Göschen'sche Verlagshandlung, 1911), Vol. 2, pp. 12-15.</text:p>
      <text:p text:style-name="P39">[#] Anton Baumstark, “Arabische B[ibelübersetzungen],” in <text:span text:style-name="T14">Lexikon für Theologie und Kirche</text:span>, 1. Ed. (Freiburg im Breisgau: Herder &amp; Co. GMBH Verlagsbuchhandlung, 1931), vol. 2, pp. 317-319.</text:p>
      <text:p text:style-name="P39">[#] Kenneth Ewing Bailey, “Allah in Translations of the Bible,” <text:span text:style-name="T14">The Bible Translator: Technical Papers 52</text:span> (2001), pp. 301-305.</text:p>
      <text:p text:style-name="P39"><text:soft-page-break/>[#] Kenneth Ewing Bailey, “The Arabic Versions of the Bible” (in Arabic), <text:span text:style-name="T14">Near East Theological Review </text:span>5 (1982), pp. 155-243.</text:p>
      <text:p text:style-name="P85">Presents the most famous manuscripts and historic printings. </text:p>
      <text:p text:style-name="P85"><text:span text:style-name="T22">Mss</text:span>.: Vatican, BAV, Ar. 13, Ar. 71, Ar. 95, and Copt. 9; and Sinai, Ar. 151.</text:p>
      <text:p text:style-name="P21">[#] Haggai Ben-Shammai, ",מקראת, תרגומים, ערבית", in האנציקלופדיה העברית, Vol. 24, cols. 304-305.</text:p>
      <text:p text:style-name="P16"/>
      <text:p text:style-name="P21">[#] Sara Binay and Stefan Leder (eds.), <text:span text:style-name="T42">„Translating the Bible into Arabic: historical, text-critical and literary aspects“</text:span>, in <text:span text:style-name="T14">Beiruter Texte und Studien 131</text:span>, (Beirut: Ergon Verlag Würzburg in Kommission, 2012).</text:p>
      <text:p text:style-name="P16"/>
      <text:p text:style-name="P21">[#] Joshua Blau, ",מקרא, תרגומים, תתרגומיים נוצריים לערבית", in האנציקלופדיה העברית, Jerusalem/Tel Aviv:ha-Ḥevra le-hozaʾat Enṣiqlodediyot, , Vol. 24, <text:s/>cols. 305-306.</text:p>
      <text:p text:style-name="P21"/>
      <text:p text:style-name="P21">[#] Joshua Blau, “תרגומים ערביים,” in Rabin, Chaim (ed.), תרגומי מקרא. פרקי מבוא, Jerusalem: Mossad Bialiq, 1984, pp. 157-163.</text:p>
      <text:p text:style-name="P21"/>
      <text:p text:style-name="P21"><text:tab/>Mss.: St Petersburg, RNL, D 226; Vatican, BAV, Ar. 467 and Ar. 468; Bryn Mawr College <text:tab/>Library, BV 47 (formerly Zurich Or. 94).</text:p>
      <text:p text:style-name="P21"/>
      <text:p text:style-name="P39">[#] Bernard Botte, “Versions orientales de la Bible, Versions arabes,” in <text:span text:style-name="T14">Supplément au Dictionnaire de la Bible</text:span> (Paris: Libraire Letouzey et Ané, 1960) cols. 807-810. </text:p>
      <text:p text:style-name="P68"><text:span text:style-name="T22">Mss</text:span>. London, BL, Or. 1475 and Add. 9060; Sinai, Ar. 82 and 155; Berlin, Staatsbibliothek, Or. Quart. 2101; Vatican, BAV, Ar. 5.</text:p>
      <text:p text:style-name="P39"><text:s/>[#] Sebastian Paul Brock, “Übersetzungen ins Arabische,” in <text:span text:style-name="T14">Theologische Realenzyklopädie </text:span>6 (Berlin/New York: de Gruyter, 1980), pp. 209-211. </text:p>
      <text:p text:style-name="P39"><text:tab/><text:span text:style-name="T22">Mss</text:span>.: Bryn Mawr College Library, BV 47 (formerly Zurich Or. 94), Birmingham, <text:tab/>Mingana, <text:tab/>Chris. Ar. Add. 137 </text:p>
      <text:p text:style-name="P39">[#] Carl Brockelmann, <text:span text:style-name="T14">Geschichte der chistlichen Litteraturen des Orients</text:span> (Leipzig: C. F. Amelangs Verlag, 1909), pp. 67-68.</text:p>
      <text:p text:style-name="P39">[#] Francis Crawford Burkitt, “Arabic Versions,” in <text:span text:style-name="T14">A Dictionary of the Bible</text:span>, ed. James Hastings et al., vol. 1 (London/ New York: 1898-1904), pp. 136-138.</text:p>
      <text:p text:style-name="P68"><text:span text:style-name="T22">Mss</text:span>.: Vatican, BAV, Ar. 13 and Copt. 9; Leipzig, Universitätsbibliothek, Tisch. 12; Sinai, Ar. 75 and Ar. 154; London, BL, Harl. 5474 and 5505, and Arund. Or. 15; Paris, BNF, Ar. 1; and St Petersburg, RNL, Ar. NS. 327.</text:p>
      <text:p text:style-name="P39">??? k, ii, 31 in the Propaganda fide collection, most o</text:p>
      <text:p text:style-name="P26">[#]<text:span text:style-name="T41"> Francis Crawford Burkitt,</text:span> “Arabic, Other Versions,” Text and Versions, <text:span text:style-name="T14">Encyclopaedia Biblica</text:span>, col. 5012.</text:p>
      <text:p text:style-name="P39">[#] Caubet Iturbe, Francisco Javier, “Biblia, Versiones,” in <text:span text:style-name="T14">Gran Enciclopedia Rialp</text:span>, Vol. 4, pp. 177.</text:p>
      <text:p text:style-name="P144">Mss.: Vatican, BAV, Ar. 13, Borg. Ar. 95; Sinai, Ar. 74; Berlin, Staatsbibliothek, or. oct. 1108.</text:p>
      <text:p text:style-name="P39">[#] René-Georges Coquin, “Langue et littérature arabes chrétiennes,” in Micheline Albert, et al., <text:span text:style-name="T14">Christianismes orientaux. Introduction à l’étude des langues et des littératures</text:span><text:span text:style-name="T42"> (Pa</text:span>ris: Les Éditions du Cerf, 1993), pp. 52-54.</text:p>
      <text:p text:style-name="P51"><text:soft-page-break/>[#] Samuel Davidson, <text:span text:style-name="T14">A Lectures on Biblical criticism: exhibiting a systematic view of that science</text:span> (Edinburgh: Clark, 1839), pp.69-73.</text:p>
      <text:p text:style-name="P94"/>
      <text:p text:style-name="P95"><text:span text:style-name="T22">Mss</text:span>.: Oxford, Bodleian Library, Poc. 289; London, BL, Harl. 5505 (cited as 5503!).</text:p>
      <text:p text:style-name="P90"/>
      <text:p text:style-name="P51"><text:span text:style-name="T42">[#] Samuel Davidson, </text:span><text:span text:style-name="T14">A treatise on Biblical criticism: exhibiting a systematic view of that science</text:span> (Edinburgh: A. and C. Black, 1852), pp. 668-675.</text:p>
      <text:p text:style-name="P103"/>
      <text:p text:style-name="P104">Largely based on the item above.</text:p>
      <text:p text:style-name="P74"/>
      <text:p text:style-name="P75"><text:span text:style-name="T22">Mss</text:span>.: Oxford, Bodleian Library, Poc. 289; London, BL, Or. 5505 (cited as 5503!); Vatican, BAV, Ar. 13.</text:p>
      <text:p text:style-name="P16"/>
      <text:p text:style-name="P150">[#] Editorial Staff, “Bible, Translations, Modern Versions, Arabic,” in <text:span text:style-name="T14">Encyclopaedia Judaica</text:span>, 1st ed., Vol. 4, col. 887.</text:p>
      <text:p text:style-name="P16"/>
      <text:p text:style-name="P39">[#] Michael van Esbroeck, “Les versions orientales de la Bible: Une orientation bibliographique,” in Jože Krašovec (ed), <text:span text:style-name="T14">The Interpretation of the Bible. The International Symposium in Slovenia</text:span>, Journal for the Study of the Old Testament Supplement Series 289 (Sheffield: Sheffield Academic Press, 1998), pp. 399-509. There pp. 402-415 on Christian Arabic versions.</text:p>
      <text:p text:style-name="P85">Mentions a long list of manuscript sources. </text:p>
      <text:p text:style-name="P143"><text:s/>[#] Everett Fox, “Bible, Translations, Modern Versions, Arabic,” in <text:span text:style-name="T14">Encyclopaedia Judaica</text:span>, 2. Ed., Vol. 3, pp. 627.</text:p>
      <text:p text:style-name="P143"/>
      <text:p text:style-name="P99">Almost entirely based on 1st ed., see [#].</text:p>
      <text:p text:style-name="P99"/>
      <text:p text:style-name="P46">[#] Ahmed Subhı Furat, “Zebûr,” in <text:span text:style-name="T14">İslâm Ansiklopedisi</text:span>, 13. vol, pp. 481-482. </text:p>
      <text:p text:style-name="P110">Ms.: Violet Fragment</text:p>
      <text:p text:style-name="P46">[#] Henry Snyder Gehman, “The Arabic Bible in Spain,” <text:span text:style-name="T14">Speculum </text:span>1 (1926), pp. 219-221.</text:p>
      <text:p text:style-name="P72">On Isaac Velaquez [chapter] and John of Seville’s alleged translation of the Bible into Arabic.</text:p>
      <text:p text:style-name="P72"><text:span text:style-name="T22">Mss</text:span>.: Munich, Staatsbibliothek, Ar. 238 and Ar. 234.</text:p>
      <text:p text:style-name="P21">[#] M. Goldmann, “Bibel, Bibelübersetzungen, Arabische,” in <text:span text:style-name="T14">Encyclopaedia Judaica</text:span>, Vol. 4, cols., pp. 586-590.</text:p>
      <text:p text:style-name="P16"/>
      <text:p text:style-name="P26">[#] Johann Gottfried Eichhorn, <text:span text:style-name="T14">Einleitung in das Alte Testament</text:span>, vol. 2 (Göttingen: 1823), pp. 230-319 (= §§ 275-302).</text:p>
      <text:p text:style-name="P39">pdf</text:p>
      <text:p text:style-name="P39"/>
      <text:p text:style-name="P21">[#] Richard Gottheil, “Bible Translations, Arabic versions,” <text:span text:style-name="T14">The Jewish Encyclopedia</text:span>, Vol. 3, pp. 188-190.</text:p>
      <text:p text:style-name="P39"/>
      <text:p text:style-name="P39">[#] Heinrich Goussen, <text:span text:style-name="T14">Die christlich-arabische Literatur der Mozaraber</text:span> (Leipzig: Harrassowitz, 1909), pp. 8-18.</text:p>
      <text:p text:style-name="P68">Transl. Monferrer Sala, Juan Pedro, <text:span text:style-name="T14">La literatura árabe cristiana de los mozárabes</text:span>, Córdoba: Servicio de Publ. de la Univ. de Córdoba, 1999. There at pp. 17-29.</text:p>
      <text:p text:style-name="P67"><text:span text:style-name="T41">Mss. Munich, Staatsbibliothek Ar. 238 (pl. on p. 31 and Ar. 234; London, BL Add. 9060 (pls. on pp. 26-27), Add. 9061 (pl. on p. 30), and Or. 3706; Madrid, BNE Ms. 4971 (pls. on pp. 24-</text:span><text:soft-page-break/><text:span text:style-name="T41">25) and Ms. 3484; </text:span><text:span text:style-name="T21">Archive of the Cathedral of Leon, Cod. 35</text:span><text:span text:style-name="T41"> (olim Escurial, Ms. H, IV, 10) and Cod. 1026; Leipzig, Universitätsbibliothek, Cod. 1059; Vatican, BAV, Ar. 5 (pls. on pp. 28-29). </text:span></text:p>
      <text:p text:style-name="P39">[#] Georg Graf, <text:span text:style-name="T14">Die christlich-arabische Literatur bis zur fränkischen Zeit (Ende des 11. Jahrhunderts): Eine Literaturhistorische Skizze</text:span> (Freiburg im Breisgau: Herdersche Verlagshandlung, 1905).</text:p>
      <text:p text:style-name="P68">Predecessor of the following item, with fewer references to sources. </text:p>
      <text:p text:style-name="P39">[#] Georg Graf,<text:span text:style-name="T14"> Geschichte der christlichen arabischen Literatur</text:span>, 5 vols. (Città del Vaticano: Biblioteca Apostolica Vaticana, 1944-1949), Vol. 1, pp. 85-195.</text:p>
      <text:p text:style-name="P68">The most comprehensive survey up to date; includes an abundance of primary manuscript sources and secondary literature.</text:p>
      <text:p text:style-name="P26">[#] <text:span text:style-name="T41">Georg Graf,</text:span> <text:span text:style-name="T14">Der Sprachgebrauch der ältesten Christlichen-arabischen Literatur</text:span> (Leipzig: 1905).</text:p>
      <text:p text:style-name="P24">Mss.: Vatican, Ar. 13;14; <text:span text:style-name="T26">Borg, K II 31</text:span>; Leipzig, UBL, Tischend. 31; Sinai, Ar. 75;154;155; St. Petersburg. A.N.S. 327;<text:span text:style-name="T5">Munich, Staatsbibliothek Ar. 238 and Ar. 234</text:span></text:p>
      <text:p text:style-name="P39">An examination of the linguistic features of the Arabic Christian literature through certain pericopes of several manuscripts.</text:p>
      <text:p text:style-name="P39"/>
      <text:p text:style-name="P26">[#] Sidney Harrison Griffith, <text:span text:style-name="T14">The Bible in Arabic: The Scriptures of the “People of the Book” in the Language of Islam </text:span>(Princeton and Oxford: forthcoming 2013).</text:p>
      <text:p text:style-name="P26"/>
      <text:p text:style-name="P26">[#] Sidney Harrison Griffith, “The Bible in Arabic,” in <text:span text:style-name="T14">The Cambridge History of the Bible </text:span>(new ed.; forthcoming).</text:p>
      <text:p text:style-name="P26"/>
      <text:p text:style-name="P39">[#] Sidney Harrison Griffith, “Les premières versions arabes de la Bible et leurs liens avec le syriaque,” in Franç Briquel Chatonnet and Philippe Le Moigne (eds.), <text:span text:style-name="T14">L’ancien Testament en syriaques</text:span> (Paris: Geuthner, 2008), pp. 221-246.</text:p>
      <text:p text:style-name="P85"><text:span text:style-name="T22">Mss</text:span>.: Violet fragment; Sinai, Ar. 1, Ar. 74, Ar. 151, and Ar. 589; London, BL, Or. 1316.</text:p>
      <text:p text:style-name="P39">[#] Sidney Harrison Griffith, “Übersetzungen ins Arabische,” in <text:span text:style-name="T14">Religion in Geschichte und Gegenwart: Handwörterbuch für Theologie und Religionswissenschft</text:span>, 4th ed. (Tübingen: Mohr Siebeck, 1998), Vol. 1, col. 1498.</text:p>
      <text:p text:style-name="P39">[#] W. Groussow, “Versions de la Bible,” in <text:span text:style-name="T14">Dictionnaire Encyclopédique de la Bible</text:span> (Turnhout/Paris: Brepols, 1960), col. 1908. </text:p>
      <text:p text:style-name="P39"><text:tab/>See below for the following edition [#]. </text:p>
      <text:p text:style-name="P39">[#] Wolfgang Hage, “Bibelübersetzungen, Arab[ische],” in Kaufhold, Hubert (ed.), <text:span text:style-name="T14">Kleines Lexikon des Christlichen Orients</text:span> (Wiesbaden: Harrassowitz, 2007), p. 101.</text:p>
      <text:p text:style-name="P21"/>
      <text:p text:style-name="P21">[#] Abraham Solomon Halkin, “Bible, Translations, Ancient versions, Arabic,” in <text:span text:style-name="T14">Encyclopaedia Judaica</text:span>, 1. Ed., Vol. 4, cols. 863-864.</text:p>
      <text:p text:style-name="P21"/>
      <text:p text:style-name="P21">[#] Benjamin Hary, “Bible Translations, Judeo-Arabic Shurūḥ (since the Fourteenth Century),” in Norman A. Stillman (ed.), <text:span text:style-name="T14">Encyclopedia of Jews in the Islamic World</text:span>, Vol. 1, pp. <text:s/>469-472.</text:p>
      <text:p text:style-name="P30"/>
      <text:p text:style-name="P39">[#] Joseph Henninger, “Arabische Bibelübersetzungen vom Frühmittelalter bis zum 19. <text:soft-page-break/>Jahrhundert,” <text:span text:style-name="T14">Neue Zeitschrift für Missionswissenschaft </text:span>17.3 (1961), pp. 201-233.</text:p>
      <text:p text:style-name="P106">Based on GCAL [#].</text:p>
      <text:p text:style-name="P39">[#] Horovitz, J., “Tawrāt,” in <text:span text:style-name="T14">Enzyklopaedie des Islam,</text:span> vol. 4, pp. 764-766. (reprinted in Wensinck, A.J. and J.H. Kraemers (eds.), <text:span text:style-name="T14">Handwörterbuch des Islam</text:span>, Leiden: Brill, 1941, pp. 744-746).</text:p>
      <text:p text:style-name="P39">[#] Josef Horovitz, “Tevrat,” in <text:span text:style-name="T14">İslâm Ansiklopedisi</text:span>, vol. 12.1, pp. 219-221. </text:p>
      <text:p text:style-name="P68">Translation of previous.</text:p>
      <text:p text:style-name="P39">[#] Josef Horovitz, “Zabūr,” in <text:span text:style-name="T14">Enzyklopaedie des Islam,</text:span> vol. 4, pp. 1282-1283. (reprinted in Wensinck, A.J. and J.H. Kraemers (eds.), <text:span text:style-name="T14">Handwörterbuch des Islam</text:span> (Leiden: Brill, 1941), pp. 815-818).</text:p>
      <text:p text:style-name="P85"><text:span text:style-name="T22">Mss</text:span>.: Violet fragment</text:p>
      <text:p text:style-name="P39">[#] Josef Horovitz and R. Firestone, “Zabūr,” in <text:span text:style-name="T14">Encyclopaedia of Islam, </text:span>2<text:span text:style-name="T28">nd</text:span> ed., vol. 11, pp. 372-373.</text:p>
      <text:p text:style-name="P85"><text:span text:style-name="T22">Mss</text:span>.: Violet fragment</text:p>
      <text:p text:style-name="P39">[#] Franklin E. Hoskins, <text:span text:style-name="T14">A Completed Chapter in Bible History, First Font Reference Arabic Bible</text:span> (1917).</text:p>
      <text:p text:style-name="P39">Available in Cambridge, Bible Society</text:p>
      <text:p text:style-name="P39">[#] Johann Leonard von Hug, <text:span text:style-name="T14">Einleitung in die Schriften des Neuen Testaments</text:span>, 4th ed. (Stuttgart/Tübingen: J.G. Cotta’scher Verlag, 1847), pp. 378-402. (trans. Daniel Guildfort Wait), <text:span text:style-name="T14">An introduction to the writings of the New Testament</text:span> (London: C. &amp; J. Rivington, 1827), Vol. 1, pp. 247-254.</text:p>
      <text:p text:style-name="P89"><text:span text:style-name="T22">Mss</text:span>.: Vienna, Nationalbibliothek, Or. 43; Vatican, BAV, Ar. 13 and Copt. 9; French Library, cod. 17, olim. 332 (Pauline epistles). </text:p>
      <text:p text:style-name="P26"><text:span text:style-name="T41">[#] </text:span>Henry Hyvernat, “(Versions) arabes,” in <text:span text:style-name="T14">Dictionnaire de la Bible</text:span>, ed. F. Vigouroux, vol. 1 (Paris: 1895), coll. 845-856.</text:p>
      <text:p text:style-name="P46">See above</text:p>
      <text:p text:style-name="P39">[#] Sidney Jellicoe, <text:span text:style-name="T14">The Septuagint and Modern Study </text:span><text:span text:style-name="T42">(</text:span>Oxford: Clarendon Press, 1968) (several reprints, Winona Lake: Eisenbrauns), pp. 266-268.</text:p>
      <text:p text:style-name="P72">Part two, Ch. VIII offers a brief account on “the Arabic version”. Mostly on the Pentateuch and Daniel in the Paris Polyglot, as the source of the siglum A (<text:span text:style-name="T14">versio arabica</text:span>) in the <text:span text:style-name="T14">Biblia Hebraica</text:span>.</text:p>
      <text:p text:style-name="P21">[#] Paul Kahle, <text:span text:style-name="T14">Die Arabischen Bibelübersetzungen: Texte mit Glossar und Literaturübersicht</text:span> (Leipzig: J.C. Hinrichs’sche Buchhandlung, 1904).</text:p>
      <text:p text:style-name="P99">Contains excerpts of historic printings (# eli smith, propaganda), as well as a selection of Christian, Judaeo-Arabic and Samaritan traditions. </text:p>
      <text:p text:style-name="P99"><text:span text:style-name="T22">Mss</text:span>.: Paris, BNF Ar. 1, Ar. 5, and Ar. 6; Wolfenb, Oxford; Bodl. Cod. II Usserii; St Petersburg, 179; Cambridge, UL Ms. 714; Vatican, BAV, Barberini Or. 1; Berlin, Staatsbibliothek, Or. Fol. 534 and Or. Qu. 828; Leiden, University Library Or. 377; Florence, BML Or. 112 (formerly 21).</text:p>
      <text:p text:style-name="P97"/>
      <text:p text:style-name="P39">[#] Said Karoui, “Die arabische Bibel und ihre Rezeption in der arabischen Literatur – Eine bibliographische Skizze,” <text:span text:style-name="T14">Oriens Christianus</text:span>, 83 (1999), pp. 130-146.</text:p>
      <text:p text:style-name="P21">[#] Bruno Kirschner and Sigmund Jampel, “Bibelübersetzungen in orientalische Sprachen,” in <text:span text:style-name="T14">Jüdisches Lexikon</text:span>, Vol. 1, cols. 1009-1010.</text:p>
      <text:p text:style-name="P16"/>
      <text:p text:style-name="P39"><text:soft-page-break/>[#] Pieter Sjoerd van Koningsverld, <text:span text:style-name="T14">The Latin-Arabic glossary of the Leiden University Library. A Contribution to the Study of Mozarabic manuscripts and Literature</text:span> (Leiden: c.v. elve/Labor Vincit,1977), pp. 52-56, 61-.</text:p>
      <text:p text:style-name="P85">Discusses several biblical translations of Mozarabic origin, such as that of Ḥafṣ b. al-Qūṭī [#] and ibn Balashk [#] </text:p>
      <text:p text:style-name="P85"><text:span text:style-name="T22">Mss</text:span>.: Ambrosiana?; Vatican, BAV, Ar. 5; London, BL, Add. 9060 and Add. 9061; Escurial, Ms. Ar. 1625 and Ms. Ar. 1626; Madrid, BNE, Ms. 4971; Munich, Bayrische Staatsbibliothek, Cod. Ar. 238; Leiden, University Library, Or. 214; Vatican, BAV, Lat. 12900 (formerly Chapter of the Cathedral of Siguenze, Ms. 150). </text:p>
      <text:p text:style-name="P39">[#] Hava Lazarus-Yafeh, “Tawrāt,” in <text:span text:style-name="T14">Encyclopaedia of Islam, </text:span>2<text:span text:style-name="T28">nd</text:span> ed., vol. 10, pp. 393-395.</text:p>
      <text:p text:style-name="P39">[#] Edward Lipiński, “Versions arabes,” in <text:span text:style-name="T14">Dictionnaire encyclopédique de la Bible, </text:span>3rd ed. (Turnhout: Brepols, 1987), cols. 1320-1321.</text:p>
      <text:p text:style-name="P109">Updated version of [#].</text:p>
      <text:p text:style-name="P153">[#] E. A. Livingstone (ed.), “Arabic Versions of the Bible,” in <text:span text:style-name="T14">The Oxford Dictionary of the Christian Church</text:span> (Oxford: Oxford University Press, 2005), p. 96.</text:p>
      <text:p text:style-name="P47"><text:span text:style-name="T41">[#] Max Leopold Margolis, </text:span><text:span text:style-name="T18">The Story of Bible Translations</text:span><text:span text:style-name="T41"> (Philadelphia: Jewish Publication</text:span> <text:span text:style-name="T41">Society of America, 1917), pp. 53-55.</text:span></text:p>
      <text:p text:style-name="P51"/>
      <text:p text:style-name="P51">[#] Otto Meinardus, <text:span text:style-name="T14">Two Thousand Years of Coptic Christianity </text:span><text:span text:style-name="T42">(</text:span>Cairo: American University in Cairo Press, 1999), pp. 41-42.</text:p>
      <text:p text:style-name="P95">Mentions Ḥunayn b. Isḥāq, Abū al-Fatḥ ʿAbd Allāh ibn Faḍl [chapter xxx], al-ʿAlam [chapter], al-Asʿad Abū Faraj Hibat Allāh [chapter], Yūḥannā al-Qaylūbī and early printings [chapter]. </text:p>
      <text:p text:style-name="P95"/>
      <text:p text:style-name="P39">[#] Bruce Manning Metzger, “Early Arabic Versions of the New Testament,” in Matthew Black and William A. Smalley (eds.), <text:span text:style-name="T14">On Language, Culture and Religion: In Honor of Eugene A. Nida</text:span> (The Hage/Paris: Mouton, 1974), pp. 157-168.</text:p>
      <text:p text:style-name="P85"><text:span text:style-name="T22">Mss</text:span>.: Vatican, BAV, Ar. 13, Borg. Ar. 95; Sinai Ar. 70, Ar. 72, Ar. 73, Ar. 74, Ar. 151, Ar. 154, Ar. 155; St. Petersburg, Imperial Library, Cod. 226, Paris, BNF, Anc. F. 27 (current shelfmark) and Suppl. Ar. 27 (Coisl. 239), Vatican, BAV, Lat. 12900 (formerly Chapter of the Cathedral of Siguenze, Ms. 150).</text:p>
      <text:p text:style-name="P39">[#] Bruce Manning Metzger, <text:span text:style-name="T14">The Early Versions of the New Testament: Their Origin, Transmission, and Limitations </text:span>(Oxford: 1977), pp. 14-17, 257-268<text:span text:style-name="T14">.</text:span><text:span text:style-name="T22"> </text:span></text:p>
      <text:p text:style-name="P85">Chapter VI.I The Arabic Versions is based on [#].</text:p>
      <text:p text:style-name="P85"><text:span text:style-name="T22">Mss</text:span>.: In addition to the list above, the following manuscripts are mentioned: Vatican, BAV, Ar. 14, Borg. Ar. 250; Coptic Orthodox Patriarchate, Bibl. 202; Oxford, Bodl. Ar. e. 163; Sbath 1020.</text:p>
      <text:p text:style-name="P21">[#] Juan Pedro Monferrer-Sala, "La Biblia en árabe: entre el texto y sus contextos," in Martínez Delgado, José (ed.), <text:span text:style-name="T14">El viaje lingüístico de la Biblia </text:span><text:span text:style-name="T42">(</text:span>Granada: 2011), pp. 149-167.</text:p>
      <text:p text:style-name="P78"><text:span text:style-name="T22">Mss</text:span>.: Sinai, St. Catherine’s, Ar. 1, Ar. 2, Ar. 4, Ar. 72, and Ar. 151; Vatican, BAV, Ar. 13. </text:p>
      <text:p text:style-name="P39"/>
      <text:p text:style-name="P39">[#] Juan Pedro Monferrer-Sala, “Manuscritos árabes cristianos en España: Notas preleminares,” in M.J. Viguera and C. Castillo (eds.), <text:span text:style-name="T14">Los manuscritos árabes en España y Marruecos: homenaje de Granada y Fez a Ibn Jaldún</text:span> (Granada: Junta de Andalucía, Consejería de cultura, 2005), pp. 193-208.</text:p>
      <text:p text:style-name="P85">Refers to biblical material, e.g. the translations of Saadiah [chapter], Ḥafs b. al-Qūṭī [chapter ], <text:soft-page-break/>Isaak Velasquez [chapter], and al-Ḥārith b. Sinān [chapter].</text:p>
      <text:p text:style-name="P85"><text:span text:style-name="T22">Mss</text:span>.: Mss. Munich, Staatsbibliothek Ar. 238 and Ar. 234; London, BL Add. 9061; <text:span text:style-name="T20">Archive of the Cathedral of Leon, Cod. 35, Fez, Khizānat al-Qarawiyīn, Ms. 730; Leipzig, University </text:span><text:span text:style-name="T20">Library, Cod. Or. 1059D; Escurial, Cod. 1857 and Cod. 1625.</text:span></text:p>
      <text:p text:style-name="P39">[#] Juan Pedro Monferrer-Sala, “De nuevo sobre Iohannes Hispalensis y la primera versión árabe de las ‘Sagradas Escrituras’ izada en al-Andalus.” <text:span text:style-name="T14">Revista del Instituto Egipcio de Estudios Islámicos </text:span>31 (1999), pp. 77-105.</text:p>
      <text:p text:style-name="P39">[#] Dmitry A. Morozov, “Biblija i arabskaja filologija v Rossii (1773-1991)” [The Bible and Arabic Philology in Russia (1773-1991)]. in <text:span text:style-name="T14">Rossija i Khristianskij Vostok</text:span>. Issue 2-3. (Moscow: 2004) pp. 538-542 [English summary on p. 677].</text:p>
      <text:p text:style-name="P39">[#] Dmitry A. Morozov “Biblija i arabskaja filologija v Rossii (1991-2010)” [La Bible et la philologie arabe en Russie (1991–2010)]. Simvol 58 (2010), pp. 179-197.</text:p>
      <text:p text:style-name="P26">[#] Anna Muscat, “Alfons Marija Galea: Translator of the Bible,” in Carmel Sant, Anthony Abela (ed.), <text:span text:style-name="T14">Bible translation and language. Essays into the history of Bible translation in Maltese</text:span>, <text:s/><text:span text:style-name="T41">Melita Theologica Supplementary Series 2 (Malta: Faculty of Theology, University of Malta, 1992), pp. xxx.</text:span></text:p>
      <text:p text:style-name="P39">Fernleihe?</text:p>
      <text:p text:style-name="P39">[#] Anna Muscat, “xxxx,” in Sijon 6 (1974) 54-59. </text:p>
      <text:p text:style-name="P39">Fernleihe?</text:p>
      <text:p text:style-name="P39">[#] Joseph Nasrallah, <text:span text:style-name="T14">Histoire du mouvement littéraire dans l’église melchite du Ve au XXe siècle. Contribution à l'étude de la littérature arabe chrétienne</text:span>, 4 vols. (Louvain: Peeters [et al.], 1979-1996). </text:p>
      <text:p text:style-name="P68">Vol. 2.1 (634-750), p. 101 </text:p>
      <text:p text:style-name="P68"><text:span text:style-name="T22">Mss</text:span>.: Violet fragment and Moscow, State Library, Ms. 432.</text:p>
      <text:p text:style-name="P68">Vol. 2.2 (750-X<text:span text:style-name="T28">e</text:span> s.), pp. 184-185: On some ancient pre-10th century manuscripts of Arabic translations of the Psalms and New Testament. </text:p>
      <text:p text:style-name="P71"><text:span text:style-name="T7">Mss</text:span><text:span text:style-name="T5">.: Sinai, Gr. 32, Gr. 34, Gr. 35, Gr. 36, Ar. 8, Ar. 10, Ar. 50, Ar. 70, Ar. 72, Ar. 73, Ar. 74, Ar. 75, Ar. 151, Ar. 155; Paris, BNF, Ar. 13, Ar. 14, Ar. 6725; Vatican, BAV, Ar. 1; Ar. 13; Borg. Ar. 95; and Syr. 278; Moscow, State Library, Ms. 432 (given incorrectly as Leningrad, Ms. 432); Moscow, State Library, Ms. 432; Oxford,</text:span> <text:span text:style-name="T5">Bodl., Laud. Or. 258 (formerly A 147) and Laud. Or. 243 (formerly A 146); Escurial, Arabic 1857; Coptic Orthodox Patriarchate, Bibl. 14 and Bibl. 27; St Sauveur, Ms. 224; and Birmingham, Mingana, Arab. Chr. 121.</text:span><text:span text:style-name="T5"> </text:span></text:p>
      <text:p text:style-name="P68">Vol. 3.1 <text:span text:style-name="T14">(969-1250)</text:span>, pp. 216-220: On translations of parts of the Bible by ‘Abdallāh b. al-Faḍl for liturgical use: Psalter and Odes, Gospel Lectionary, Acts and Epistles, Prophets (extracts from the Old Testament).</text:p>
      <text:p text:style-name="P68">Mss.: Sbath 411; </text:p>
      <text:p text:style-name="P68">Vol. 4.1 (1516-1724), pp. 244-245.</text:p>
      <text:p text:style-name="P68"><text:span text:style-name="T22">Mss</text:span>.: Vatican, BAV, Ar. 468 and St Petersburg, Institut of Oriental Manuscripts, D 226. </text:p>
      <text:p text:style-name="P39">[#] Eberhard Nestle, “Bibelübersetzungen, arabische,” in <text:span text:style-name="T14">Realencyklopädie für Protestantische Theologie und Kirche</text:span>, 3<text:span text:style-name="T28">rd</text:span> ed. (Leipzig: J.C. Hinrichs’schen Buchhandlung, 1897), vol. 3, pp. 90-95. </text:p>
      <text:p text:style-name="P68">Mss.: Leiden, University Library, Or. 377; BM Or. 1041, Or. 1476, Or. 1302; Oxford, Bodl., Poc. 70, Poc. 285, and Hunt. 206. </text:p>
      <text:p text:style-name="P39">[#] Eric McCoy North (ed.), <text:span text:style-name="T14">The Book of Thousand Tongues. Being Some Account of the Translation and Publication of All or Part of the Holy Scriptures into more than Thousand </text:span><text:soft-page-break/><text:span text:style-name="T14">Languages and Dialects with over 1100 Examples from the Text</text:span> (New York/London: Harper &amp; Brothers Publishers, 1938) (republished Detroit: Tower Books, 1971), pp. 52-55.</text:p>
      <text:p text:style-name="P85">Largely on printings. </text:p>
      <text:p text:style-name="P26">C. Peters, “Grundsätzliche Bemerkungen zur Frage der arabischen Bibeltexte,” in <text:span text:style-name="T14">Rivista degli Studi Orientali </text:span>20 (1942), 129-143.</text:p>
      <text:p text:style-name="P26">pdf</text:p>
      <text:p text:style-name="P44"><text:span text:style-name="T5">[#] Wendell Phillips, “Text, Versions,” in Madeleine </text:span>Sweeny <text:span text:style-name="T5"><text:s/>Miller, and J. Lane Miller, </text:span><text:span text:style-name="T8">Black’s Bible Dictionary</text:span><text:span text:style-name="T5"> (London: A. and C. Black Limited, 1973), p. 748.</text:span></text:p>
      <text:p text:style-name="P39">Edward Pococke, “Praefatio in qua variantium in Pentateucho Arabico lectionum ratio redditur,” in </text:p>
      <text:p text:style-name="P21">[#] Meira Polliack, “Bible Translations, Judeo-Arabic (Ninth to Thirteenth Century),” in Norman A. Stillman (ed.), <text:span text:style-name="T14">Encyclopedia of Jews in the Islamic World</text:span>, Vol. 1, pp. 464-469.</text:p>
      <text:p text:style-name="P21"/>
      <text:p text:style-name="P39">[#] Alfred Rahlfs, <text:span text:style-name="T14">Septuaginta: Societatis Scientiarum Gottingensis auctoritate editit, Vol. 1, Genesis</text:span> (Stuttgart: Priviligierte Würtenbergische Bibelanstalt Stuttgart, 1926), p. 24.</text:p>
      <text:p text:style-name="P117">Mentions the transcription of Ms. Paris, BNF Ar. 9 by Walter Reimpell, which is the possession of the Septuaginta-Unternehmen and has been used for collation.</text:p>
      <text:p text:style-name="P117"><text:span text:style-name="T22">Mss</text:span>.: Paris, BNF, Ar. 9</text:p>
      <text:p text:style-name="P39">[#] Bleddyn J. Roberts, <text:span text:style-name="T14">The Old Testament Text and Versions </text:span><text:span text:style-name="T42">(</text:span>Cardiff: University of Wales press, 1951), pp. 196, 266-269.</text:p>
      <text:p text:style-name="P39">[#] Bleddyn J. Roberts, “Orientalische Bibelübersetzungen, die arabischen Ü[bersetzungen]” in <text:span text:style-name="T14">Die Religion in Geschichte und Gegenwart: Handwörterbuch für Theologie und Religionswissenschaft</text:span>, 3. ed. (Tübingen: Mohr Siebeck, 1957), Vol. 1, cols. 1200-1201.</text:p>
      <text:p text:style-name="P42"><text:span text:style-name="T5">[#] Emil Rödiger and Wilhelm Gesenius,</text:span> <text:span text:style-name="T14">Commentatio qua vulgata opinio de interpretatione Arabica librorum V. T. historicorum ex Graeca, Alexandrina ducta refutatur</text:span><text:span text:style-name="T5"> (Hala: 1828).</text:span></text:p>
      <text:p text:style-name="P21">[#] Norman Roth, “Bible Translations, Jewish, Translations into Arabic,” in Norman Roth (ed<text:span text:style-name="T14">.), Medieval Jewish Civilization: An encyclopedia</text:span>, p. 106.</text:p>
      <text:p text:style-name="P21"/>
      <text:p text:style-name="P21">[#] Samir Khalil Samir, “Old Testament, Arabic Versions of the,” in <text:span text:style-name="T14">The Coptic Encyclopedia</text:span>, Vol. 6, pp. 1827-1835.</text:p>
      <text:p text:style-name="P98">With many references to manuscript sources.</text:p>
      <text:p text:style-name="P97"/>
      <text:p text:style-name="P12">[#] Carmel Sant, <text:span text:style-name="T14">Bible translation and language. Essays into the history of Bible translation in Maltese,</text:span> Anthony Abela (ed.), Melita Theologica Supplementary Series 2 (Malta: Faculty of <text:span text:style-name="T41">Theology, University of Malta 1992).</text:span></text:p>
      <text:p text:style-name="P21">Fernleihe bestellt</text:p>
      <text:p text:style-name="P21">[#] Carmel Sant, “Il-Bibbja bil-Malti,” in Sijon 6 (1973), pp. 27-31.</text:p>
      <text:p text:style-name="P78">Includes a list of printed Maltese Bibles.</text:p>
      <text:p text:style-name="P39">T. Sarrouf, Περὶ τῶν ἀραβικῶν μεταφράσεων καὶ ἐκδόσεων τῆς θείας γραφῆς. In Πεντηκονταετηρὶς τῆς θεολογικῆς Σχολῆς τοῦ Σταυροῦ (Jerusalem, 1913).</text:p>
      <text:p text:style-name="P21">[#] Ilan Sasson, “Bible, Translations, Ancient versions, Arabic,” in <text:span text:style-name="T14">Encyclopaedia Judaica</text:span>, 2<text:span text:style-name="T28">nd</text:span> ed., Vol. 3, pp. 603-606.</text:p>
      <text:p text:style-name="P21"/>
      <text:p text:style-name="P146">[#]Heather J. Sharkey, “Sudanese Arabic Bibles and the politics of translation,” <text:span text:style-name="T14">The Bible Translator </text:span><text:span text:style-name="T42">62</text:span> (2011), pp. 37-45.</text:p>
      <text:p text:style-name="P48"/>
      <text:p text:style-name="P21">[#] Peter Paul Saydon, “Philological and Textual Notes to the Maltese Translation of the Old Testament,” <text:span text:style-name="T14">Catholic Biblical Quarterly</text:span> 23 (1961), pp. 249-257.</text:p>
      <text:p text:style-name="P21"><text:soft-page-break/><text:s/>[#] Peter Paul Saydon, “History of the Maltese Bible,” in <text:span text:style-name="T14">Melita Theologica</text:span> 10 (1957), pp. 1-15.</text:p>
      <text:p text:style-name="P78">Gives an historical survey of printed Maltese Bibles and discusses selected features in their translation techniques. </text:p>
      <text:p text:style-name="P78"/>
      <text:p text:style-name="P21">[#] Peter Paul Saydon, “il-Kotba Mqaddsa bil-Malti,” in <text:span text:style-name="T14">Lehen il-Malti</text:span> 15 (1945), pp. 37-44.</text:p>
      <text:p text:style-name="P21"/>
      <text:p text:style-name="P21">[#] Peter Paul Saydon, “The Earliest Biblical Translation from Hebrew into Maltese,” in <text:span text:style-name="T14">The Sundial</text:span> 10-12 (1937), pp. 526-536.</text:p>
      <text:p text:style-name="P21"/>
      <text:p text:style-name="P21">[#] Peter Paul Saydon, “The First Maltese Translation of the New Testament (1847-1947),” in <text:span text:style-name="T14">The Sundial</text:span> 8 (1947), pp. 10-13.</text:p>
      <text:p text:style-name="P39"/>
      <text:p text:style-name="P39">[#] A. van Schaick, “Bijbelvertalingen, arabische,” in <text:span text:style-name="T14">Bijbels Woordenboek</text:span>, 2<text:span text:style-name="T28">nd</text:span> ed. (Roermond/ Maaseik: J.J. Romen &amp; Zonen, 1954-1957), col. 248.</text:p>
      <text:p text:style-name="P39">[#] A. van Schaick, “Bijbelvertalingen, arabische,” in <text:span text:style-name="T14">Bijbels Woordenboek</text:span>, 3<text:span text:style-name="T28">rd</text:span> ed. (Roermond/ Maaseik: J.J. Romen &amp; Zonen, 1966-1969), col. 189. </text:p>
      <text:p text:style-name="P39">[#] Christian Friedrich Schnurrer, <text:span text:style-name="T14">Dissertatio</text:span> <text:span text:style-name="T14">de Pentateucho Arabico Polyglotto Disputatio Philologica </text:span>(Tübingen: 1780); Reprint, <text:span text:style-name="T14">Dissertationes Philologico-Criticae </text:span>(Gotha/Amsterdam: 1790), pp. 191-238, 501-504.</text:p>
      <text:p text:style-name="P39">[#] Christian Friedrich Schnurrer, <text:span text:style-name="T14">Bibliotheca Arabica </text:span>(Halle: 1811), pp. 339-397.</text:p>
      <text:p text:style-name="P39">[#] Frederick Henry Scrivener, <text:span text:style-name="T14">A Plain Introduction to the Criticism of the New Testament</text:span>, 2<text:span text:style-name="T45">nd</text:span> ed. (Cambridge: Deighton Bell and Co., 1883), pp. 366-367. 3<text:span text:style-name="T45">rd</text:span> ed. pp. 161-164.</text:p>
      <text:p text:style-name="P85">Enumerates several bilingual manuscripts that contain an Arabic version. </text:p>
      <text:p text:style-name="P85">Mss.: Venice, St. Mark 11 (Venet. 11) and 27 (Venet. 539); Greek monastery Jerusalem Cod. 1; Leiden, University Library, Or. 243.</text:p>
      <text:p text:style-name="P39">[#] Uriel Simonsohn, “The Biblical Narrative in the Annales of Sa‘īd ibn Baṭrīq and the Question of Medieval Byzantine-Orthodox Identity,” in <text:span text:style-name="T14">Islam and Christian-Muslim Relations </text:span>22.1 (2011): 37-55.</text:p>
      <text:p text:style-name="P39">[#] Bertold Spuler, “Arabisch-Christliche Literatur,” in <text:span text:style-name="T14">Theologische Realenzyklopädie 3</text:span> (Berlin/New York: de Gruyter, 1978), p. 578.</text:p>
      <text:p text:style-name="P39">[#] Carl Steuernagel, <text:span text:style-name="T14">Lehrbuch der Einleitung in das Alte Testament</text:span> (Tübingen: Verlag von J.C.B. Mohr (Paul Siebeck), 1912), pp. 44, 58, 66.</text:p>
      <text:p text:style-name="P39">[#] Henry Barclay Swete, <text:span text:style-name="T14">An Introduction to the Old Testament in Greek </text:span><text:span text:style-name="T42">(</text:span>Cambridge: Cambridge University Press, 1902), pp. 110-111. Reprint New York: Ktav Publishing House, Inc, 1968. </text:p>
      <text:p text:style-name="P39">[#] John Arthur Thompson, “The Major Arabic Bibles,” in <text:span text:style-name="T14">The Bible Translator </text:span>6 (1955), pp. 1-12, 51-55, 98-106, 146-150.</text:p>
      <text:p text:style-name="P68">On the major printed Arabic Bibles and their sources.</text:p>
      <text:p text:style-name="P68">Mss.: Paris, BNF, Ar. 1; Vatican, BAV, Ar. 468, Copt. 9 and Borg. Syr. 49; Rome, Casanatense, Ar.-Carsh. 2 </text:p>
      <text:p text:style-name="P39">[#] Jamīl Ḥannā Ṭranjān, <text:span text:style-name="T14">al-Kitāb al-muqaddas fī al-lugha al-ʿarabiyya</text:span> (Cairo: Nile Mission Press, 1936).</text:p>
      <text:p text:style-name="P44"><text:span text:style-name="T5">[#] Samuel Prideaux Tregelles, “Arabic Versions,” in </text:span><text:span text:style-name="T8">A Dictionary of the Bible Comprising Its Antiquities, Biography, Geography, and Natural History</text:span><text:span text:style-name="T5">. Vol. 3. 2</text:span><text:span text:style-name="T31">nd</text:span><text:span text:style-name="T5"> ed. (London: John Murray, 1893), pp. 1614-1616.</text:span></text:p>
      <text:p text:style-name="P39">[#] Gérard Troupeau, “La Littérature Arabe Chrétienne,” in <text:span text:style-name="T14">Cahiers de Civilisation Médiévale</text:span> 14 <text:soft-page-break/>(1971), pp. 1-20. There at p.12.</text:p>
      <text:p text:style-name="P39">[#] Carra de Vaux, “Indjīl,” in <text:span text:style-name="T14">Enzyklopaedie des Islam</text:span>, 1<text:span text:style-name="T45">st</text:span> ed., Vol. 2, pp. 535-537, (reprinted in Wensinck, A.J. and J.H. Kraemers (eds.), <text:span text:style-name="T14">Handwörterbuch des Islam</text:span> (Leiden: Brill, 1941), pp. 210-212).</text:p>
      <text:p text:style-name="P85"><text:span text:style-name="T22">Mss</text:span>.: Vatican, BAV, Ar. 13.</text:p>
      <text:p text:style-name="P39"><text:s/>[#] Carra de Vaux, “İnjil,” in <text:span text:style-name="T14">İslâm Ansiklopedisi</text:span>, vol, 5.2, pp. 991-995. </text:p>
      <text:p text:style-name="P85">A Turkish translation of [#].</text:p>
      <text:p text:style-name="P39">[#] Carra de Vaux and Georges C. Anawati, “In<text:span text:style-name="T33">dj</text:span>īl,” in <text:span text:style-name="T14">Encyclopaedia of Islam</text:span>, 2<text:span text:style-name="T28">nd</text:span> ed., vol. 3, pp. 1205-1208.</text:p>
      <text:p text:style-name="P85">Mss.: Leiden, University Library, Or. 2348; Vatican, BAV, Ar. 17 and Ar. 18.</text:p>
      <text:p text:style-name="P39">[#] Tamar Zewi, “Incomplete Topicalization in Biblical and modern Hebrew and several Arabic Bible Translations,” <text:span text:style-name="T14">Australian Journal of Linguistics</text:span> 19 (1999), pp. 241-253.</text:p>
      <text:p text:style-name="P68">Discusses selected translation techniques in Saadiah Gaon’s translation and an unspecified modern one.</text:p>
      <text:p text:style-name="P26">[#] Brian Walton (ed.), <text:span text:style-name="T14">Biblia Sacra Polyglotta </text:span>(London: 1657), vol. 6, pp. 1-80 [paginated separately].</text:p>
      <text:p text:style-name="P26">[#] Brian Walton, “De Lingua Arabica et Scripturae Versionibus Arabicis,” in <text:span text:style-name="T14">Biblia Sacra Polyglotta </text:span>[Prolegomena, XIV], vol. 1 (London: 1657), pp. 93-97 [Also reprinted separately from the Polyglot (Leipzig: 1777), pp. 633-664. See also, briefly, from Prolegomena V, §9, on p. 35 of <text:span text:style-name="T41">original</text:span></text:p>
      <text:p text:style-name="P39">[#] John William Weevers, <text:span text:style-name="T14">Septuaginta: Vetus Testamentutm Graecum, auctoritate Academiae Scientiarum Gottingensis editum, Vol. 1, Genesis</text:span> (Göttingen: Vandenhoeck &amp; Ruprecht, 1974), pp. 44-45.</text:p>
      <text:p text:style-name="P106">Brief summary of primary and secondary sources</text:p>
      <text:p text:style-name="P68">Mss. Leiden, University Library Or. 377 and 230; Paris, BNF Ar. 9, 10, 11, and 16; Oxford, Bodl. Poc. 219 and March. 440. </text:p>
      <text:p text:style-name="P39">[#] Ernst Würthwein, <text:span text:style-name="T14">Der Text des Alten Testaments: Eine Einführung in die Biblia Hebraica</text:span> (Stuttgart: Deutsche Bibelgesellschaft, 1988), pp. 114-115, 226-227 (Facs. 46).</text:p>
      <text:p text:style-name="P68">The revised edition by Fischer, Alexander Achilles, Stuttgart: Deutsche Bibelgesellschaft 2009, does not add further material. </text:p>
      <text:p text:style-name="P106">Ms.: London, BL Add. 26116 </text:p>
      <text:p text:style-name="P39"><text:bookmark text:name="h.3znysh7"/>Blau in Targume Miqra</text:p>
      <text:p text:style-name="P32"/>
      <text:p text:style-name="P8">Historic Printings </text:p>
      <text:p text:style-name="P12">Check Fueck, 45-45</text:p>
      <text:p text:style-name="P12">Aboussouan, Camille. 1982. Exposition Le Livre et le Liban jusqu'à 1900. Paris: Unesco.</text:p>
      <text:p text:style-name="P12">Check adler</text:p>
      <text:p text:style-name="P12">Levi della Vida 328-332</text:p>
      <text:p text:style-name="P12">Darlow &amp; Moule 1635,</text:p>
      <text:p text:style-name="P12">Masch </text:p>
      <text:p text:style-name="P12">Bailey has a number of modern prints.</text:p>
      <text:p text:style-name="P12">Add to Feghali to modern prints. </text:p>
      <text:p text:style-name="P12">Maltese</text:p>
      <text:p text:style-name="P12"><text:soft-page-break/>Balagna Coustou, Josée. 1984. L'imprimerie arabe en Occident: XVIe, XVIIe et XVIIIe siècles. Paris: Editions Maisonneuve &amp; Larose.</text:p>
      <text:p text:style-name="P12">1516</text:p>
      <text:p text:style-name="P12">Giustiniani</text:p>
      <text:p text:style-name="P12"/>
      <text:p text:style-name="P123"><text:span text:style-name="T5">[#] Hartmut Bobzin, „Agostino Giustiniani (1470-1536) und seine Bedeutung für die Geschichte der Arabistik,“ in Werner Diem and Abdoldjavad Falaturi (eds.) </text:span><text:span text:style-name="T8">XXIV. Deutscher Orientalistentag vom 26. bis 30. September 1988 in Köln. Ausgewählte Vorträge</text:span><text:span text:style-name="T5"> (Stuttgart: F. Steiner Verlag Wiesbaden, 1990), pp. 131-139.</text:span></text:p>
      <text:p text:style-name="P122"/>
      <text:p text:style-name="P154">[#] Hartmut Bobzin, „xxx“ in Ulrich Marzolph (ed.) <text:span text:style-name="T14">Das gedruckte Buch im Vorderen Orient</text:span> (Dortmund: Verl. für Orientkunde, 2002), p. 32-33.</text:p>
      <text:p text:style-name="P21"/>
      <text:p text:style-name="P21">[#] Antonella Lumini (ed.), La Bibbia. Edizioni del XVI Secolo, XXX:XXX, 2000, pp. 133-135</text:p>
      <text:p text:style-name="P21">Check for more literature</text:p>
      <text:p text:style-name="P21">Mainz, in E. Hanebutt-Benz, Dagmar Glas, und G. Roper (eds.), Sprachen des Nahen Ostens und die Druckrevolution/ Middle Eastern Languages and the Print Revolution, Westhofen: xxxx, 2002, p.132.</text:p>
      <text:p text:style-name="P12"/>
      <text:p text:style-name="P12">[#] Francine De Nave (ed.), <text:span text:style-name="T14">Philologia Arabica. Arabische Studiën en Drukken in de Nederlanden in de 16de en 17de eeuw</text:span> (Antwerpen: Museum Plantin-Moretus, 1986), pp.70-72. </text:p>
      <text:p text:style-name="P12">Check for more bibliography</text:p>
      <text:p text:style-name="P16"/>
      <text:p text:style-name="P21">[#] John Boyd Thacher, <text:span text:style-name="T14">Christopher Columbus: his life, his work, his remains</text:span>, 2 vols. (New York/London: G.P. Putnam’s sons , 1903), vol. 1, pp. 202-212. </text:p>
      <text:p text:style-name="P78">Gives a full account on the printing and an edition, with English translation, of the famous gloss on Ps 18:5 that contains the first mention of Christopher Columbus in print </text:p>
      <text:p text:style-name="P21"/>
      <text:p text:style-name="P21">[#] Giorgio Vercellin, <text:span text:style-name="T14">Venezia e l'origine della stampa in caratteri arabi</text:span> (Padova: Il poligrafo, 2001), pp. 58-69.</text:p>
      <text:p text:style-name="P16"/>
      <text:p text:style-name="P12">1546 </text:p>
      <text:p text:style-name="P12">Constantinople Polyglot</text:p>
      <text:p text:style-name="P12">Cf. </text:p>
      <text:p text:style-name="P12">Wolf, Bibl. Hebr. 2, 354</text:p>
      <text:p text:style-name="P12">Lelong masch 1, 363</text:p>
      <text:p text:style-name="P12">Adlers reise, 221</text:p>
      <text:p text:style-name="P19">1578 </text:p>
      <text:p text:style-name="P12">Franciscus Junius </text:p>
      <text:p text:style-name="P12">Latin translation of Acts and Corr</text:p>
      <text:p text:style-name="P12">1 John, Galatians, and Hebrews in manuscript, cf. Cuno, Franciscus Junius der Aeltere, Professor der Theologie und Pastor (1545-1602), Amsterdam, 1891, pp. 58-61. [see above, de Nave, pp. 100-101]</text:p>
      <text:p text:style-name="P19">1582</text:p>
      <text:p text:style-name="P12">Alphabetum Arabicum, Jacob Christman</text:p>
      <text:p text:style-name="P12">Contains an excerpt of the Epistle to the Philippians </text:p>
      <text:p text:style-name="P12">[see above, de Nave, pp. 100-101]</text:p>
      <text:p text:style-name="P19">1583</text:p>
      <text:p text:style-name="P12"><text:span text:style-name="T14">Epistola Pauli ad Galatas, item sex primaria capita Christianae religionis Arabice: quibus ad finem adiunctum est compendium grammatices Arabicae, authore Rutghero Spey. Addita quoque est interpretation Latina ad verbum (eodem authore) reddita</text:span>, Heidelbergae: Excudebat Iacob Mylius, 1583.</text:p>
      <text:p text:style-name="P96"><text:soft-page-break/>Woodcut, Epistle to the Galatians in Arabic and Latin; edited by Rutgher Spey from an Arabic Ms. at the Palatine Library, Heidelberg. Today it is preserved as Vatican, BAV, 23. Appended with unacknowledged excerpts from Postel’s grammar. In the introduction he dwells on the missionary argument in order to persuade the Elector Palatine to erect an Arabic printing press. </text:p>
      <text:p text:style-name="P96">Mss.: Vatican, BAV, Ar. 23</text:p>
      <text:p text:style-name="P12"><text:tab/>BA, pp. 339-341. </text:p>
      <text:p text:style-name="P12"><text:tab/>HCPE, Vol. 2, pp. 63</text:p>
      <text:p text:style-name="P30"/>
      <text:p text:style-name="P30">[#] Raif <text:s/>Georges Khoury, “G 1.6 Ruthger Speys Ausgabe des Paulus-Briefes an die Galater ist das erste mit arabischer Schrift gedruckte Buch in Deutschland,” in Elmar Mittler (ed.), <text:span text:style-name="T14">Bibliotheca Palatina. Katalog zur Ausstellung vom 8. Juli bis 2 November 1986 Heiliggeistkirche Heidelberg</text:span> (Heidelberg: Edition Braus Heidelberg, 1986), Textband, pp. 418-419. </text:p>
      <text:p text:style-name="P16"/>
      <text:p text:style-name="P12">[see above, de Nave, pp. 104-105]</text:p>
      <text:p text:style-name="P19">1590</text:p>
      <text:p text:style-name="P12">Evangelium sanctum Domini Nostri Iesu Christi conscriptum a quatuor Evangelistis sanctis idest, Matthaeo, Marco, Luca, et Iohanne, Romae: In typographia Medicea </text:p>
      <text:p text:style-name="P76">Gospels in Arabic, edited by Giovan Battista Raymondi, intended for dissemination among Eastern Churches. <text:s/></text:p>
      <text:p text:style-name="P12"><text:tab/>HCPE, Vol. 2, pp. 63</text:p>
      <text:p text:style-name="P12"><text:tab/>BA, pp. 343-344</text:p>
      <text:p text:style-name="P12"><text:tab/>[see above, lumini, pp. 252-253]</text:p>
      <text:p text:style-name="P19">1591</text:p>
      <text:p text:style-name="P12">Evangelium sanctum Domini Nostri Iesu Christi conscriptum a quatuor Evangelistis sanctis idest, Matthaeo, Marco, Luca, et Iohanne, Romae: In typographia Medicea </text:p>
      <text:p text:style-name="P76">Gospels in Arabic and Latin, see above. The bilingual version was intended for the European market. </text:p>
      <text:p text:style-name="P12"><text:tab/>HCPE, Vol. 2, pp. 63</text:p>
      <text:p text:style-name="P125">BA, pp. 344-351</text:p>
      <text:p text:style-name="P12"><text:tab/>[see above, lumini, p. 254]</text:p>
      <text:p text:style-name="P125">Alder [#, see above], p. 73. </text:p>
      <text:p text:style-name="P12"><text:span text:style-name="T22">Keywords</text:span>: Gospels in Arabic and Latin, edited by Giovanni Battista Raymondi; </text:p>
      <text:p text:style-name="P12">1595</text:p>
      <text:p text:style-name="P12">Specimen Characterum Arabicorum Officinae Plantinianae Franc. Raphelengij, Leiden: Franciscus Raphalengius, 1595. </text:p>
      <text:p text:style-name="P12">Contains specimens of Psalm 50 in Arabic. </text:p>
      <text:p text:style-name="P12">[see above, de Nave, pp. 129-131]</text:p>
      <text:p text:style-name="P12">1608 </text:p>
      <text:p text:style-name="P12">Kirsten, Petrus, tria specimina characterum arabicorum, Breslau 1608.</text:p>
      <text:p text:style-name="P12">Contains John 17, as found in the Medici Gospels. </text:p>
      <text:p text:style-name="P19">1610</text:p>
      <text:p text:style-name="P12">Quzḥayya Psalter </text:p>
      <text:p text:style-name="P76">Psalms in <text:span text:style-name="T14">Karshūnī</text:span> and Syriac, printed at the Monastery of Mar Antonius, Quzḥayya, supervised and sponsored by Sergius al-Rizzī, alumni of the Maronite College in Rome. The Arabic text is reprinted in de Largarde (1876, cf. # xxx).</text:p>
      <text:p text:style-name="P76"><text:tab/>BA, pp. 351-354</text:p>
      <text:p text:style-name="P131">HCPE, Vol. 2, pp. 79</text:p>
      <text:p text:style-name="P118">Coakley, J.F., <text:span text:style-name="T14">The Typograpy of Syriac: A historical catalogue of printing types, 1537-1958</text:span> (London: Oak Knoll Press/British Library, 2006), pp. 45-48.</text:p>
      <text:p text:style-name="P122"><text:tab/>Döderlein, Johann Christoph. 1778/1779. Von Arabischen Psaltern. <text:span text:style-name="T14">Repertorium fuer </text:span><text:soft-page-break/><text:span text:style-name="T14">Biblische und Morgenlaendische Litteratur</text:span> 2/4:1151-179/57-96.</text:p>
      <text:p text:style-name="P118">Moukarzel, Joseph, “Le psautier syriaque garchouni édité à Qozhaya en 1610 :enjeux historiques et présentation du livre,” Mélanges de l’Université Saint-Joseph 63 (2010/11), pp. 511-xxx.</text:p>
      <text:p text:style-name="P131">Nasrallah, 1-7, UB <text:span text:style-name="T35">3 A 10</text:span></text:p>
      <text:p text:style-name="P26">Walbiner, Carsten </text:p>
      <text:p text:style-name="P34">1611</text:p>
      <text:p text:style-name="P26">Epistola S. Judae Apostoli ex Mss. Heidelbergensi arabico ad verbum translate, Breslau: xxxx, 1611.</text:p>
      <text:p text:style-name="P82">Based on the same Ms. as Spey [#, see above], namely Vatican, BAV, Ar. 23.</text:p>
      <text:p text:style-name="P82">Mss.: Vatican, BAV, Ar. 23.</text:p>
      <text:p text:style-name="P34">1612</text:p>
      <text:p text:style-name="P26"><text:span text:style-name="T14">D. Pauli Apostoli Epistola ad Titum, Arabicè, cum Ioannis Antonidae Alcmariani interlineari versione Latinâ ad verbum</text:span>, Leiden: in officinal Platiniana Raphalendii, 1612. </text:p>
      <text:p text:style-name="P96">Epistle of Titus in Arabic and Latin, edited from a manuscript in the Bodleian Library. </text:p>
      <text:p text:style-name="P12">[see above, de Nave, p. 69]</text:p>
      <text:p text:style-name="P12">Same manuscript as the one below? </text:p>
      <text:p text:style-name="P12">Johannis Apostoli &amp; Evangelistae Epistolae Catholicae omnes, Arabicae ante aliquot secula factae, Ex antiquissimo Ms. exemplari descriptae et nunc demum Latinae redditae, Opera et studio Wilhelmi Bedwelli Halsingburgensis A Saxonis, Leiden: Ex Officina Platiniana Raphalengii, 1612. </text:p>
      <text:p text:style-name="P12">[see above, de Nave, pp. 69, 206-208]</text:p>
      <text:p text:style-name="P34">1614</text:p>
      <text:p text:style-name="P26"><text:span text:style-name="T14">Liber Psalmorum Dauidis Regis et Prophetae: ex Arabico idiomae in Latinum translatus</text:span>, Rome: ex typographia Savariana, excudebat Stephanus Paulinus, 1614. </text:p>
      <text:p text:style-name="P115">Vaccari, Alberto,. I Caratteri Arabi della "Typographia Savariana" <text:span text:style-name="T14">Rivista degli Studi Orientali </text:span>10 (1923-25), pp. 37-47.</text:p>
      <text:p text:style-name="P115">Mss. Vatican, Ar. Xxx. </text:p>
      <text:p text:style-name="P34">1615</text:p>
      <text:p text:style-name="P34">Erpenius, Thomas, Pauli Apostoli ad Romanos Epistola Arabice, Leiden: Typographia Erpeniana, 1615</text:p>
      <text:p text:style-name="P26">[see above, de Nave, pp. 154-155]</text:p>
      <text:p text:style-name="P34">1616 </text:p>
      <text:p text:style-name="P26">Erpenius, Thomas, Jesu Christi Testamentum Arabice, Leiden: Typographia Erpeniana, 1616. </text:p>
      <text:p text:style-name="P26">[see above, de Nave, pp. 155-159]</text:p>
      <text:p text:style-name="P26">Based on Or. 2369, Cambridge, University Library, G. 5. 33 and G. 5. 27</text:p>
      <text:p text:style-name="P26">Mark translated into Latin by C. A. Bode, Lemgo, 1752. Manuscript today at Trinity College, Cambridge. ?</text:p>
      <text:p text:style-name="P26">Reprints the Raimondi print.</text:p>
      <text:p text:style-name="P34">1622 </text:p>
      <text:p text:style-name="P26"><text:span text:style-name="T14">Pentateuchus Mosis Arabicè</text:span>, Leiden: ex typographia Erpenia, prostant Iohannem Maire, 1622. </text:p>
      <text:p text:style-name="P26">[see above, de Nave, pp. 164-167]</text:p>
      <text:p text:style-name="P115">The edition is based on a manuscript from Scaliger‘s legacy. It contains a late Judaeo-Arabic <text:soft-page-break/>translation that was transcribed in Arabic letters for the purpose of print. </text:p>
      <text:p text:style-name="P115">Mss. Leiden, University Library Or. 236</text:p>
      <text:p text:style-name="P34">1654</text:p>
      <text:p text:style-name="P26">Johannes Georgius Nisselius and Theodorus Petraeus (eds.), <text:span text:style-name="T14">S. Jacobi Apostoli Epistolae Catholicae Versio Arabica &amp; Aethiopica </text:span>(Leiden: 1654).</text:p>
      <text:p text:style-name="P26">Johannes Georgius Nisselius and Theodorus Petraeus, <text:span text:style-name="T14">S. Johannis Apostoli &amp; Evangelistae Epistolae Catholicae Tres, Arabicae &amp; Aethiopicae </text:span>(Leiden: 1654).</text:p>
      <text:p text:style-name="P26">Johannes Georgius Nisselius and Theodorus Petraeus, <text:span text:style-name="T14">S. Judae Apostoli Epistolae Catholicae Versio Arabice &amp; Aethiopice </text:span>(Leiden: 1654).</text:p>
      <text:p text:style-name="P12">1663</text:p>
      <text:p text:style-name="P12">Theodorus Petraeus, <text:span text:style-name="T14">Psalterium Davidis in lingua Coptica seu Aegyptiaca una cum versione Arabica</text:span> (Leiden: Theodorus Petraeus, 1663). </text:p>
      <text:p text:style-name="P12">[see above, de Nave, pp. 190-191]</text:p>
      <text:p text:style-name="P12">1703</text:p>
      <text:p text:style-name="P48">Acta apostolorum epistola: Catholiccs et divi</text:p>
      <text:p text:style-name="P48">Paulijussu sacr. cotigr. de prop, fide ad usum ecclesice nationis Maronitarum</text:p>
      <text:p text:style-name="P12">edita cum Apocalypsi D. Joannis.</text:p>
      <text:p text:style-name="P12">Arabic-Syriac</text:p>
      <text:p text:style-name="P12"/>
      <text:p text:style-name="P156"><text:bookmark text:name="h.2et92p0"/>Biblia Sacra Arabica</text:p>
      <text:p text:style-name="P39">A. Kleinhans, “De collaborationibus franciscanis in Bibliis arabicis anno 1671 editis,” in <text:span text:style-name="T14">Antonianum </text:span>4 (1929), pp. 369-386.</text:p>
      <text:p text:style-name="P155">Nikolaus Kowalsky, „Zur Vorgeschichte der arabischen Bibeluebersetzung der Propaganda von 1671,“ in <text:span text:style-name="T14">Neue Zeitschrift für Missionswissenschaft </text:span>16 (1969), pp. 268-274.</text:p>
      <text:p text:style-name="P155"/>
      <text:p text:style-name="P39">G. Mercati, “De versione bibliorum arabica a. 1671 edita,” in <text:span text:style-name="T14">Revue Biblique </text:span>n.s. 1 (1904), pp. 250-251.</text:p>
      <text:p text:style-name="P39">Alberto Vaccari, “Un codice carsciunico della Casanatense e la Bibbia araba del 1671,” in <text:span text:style-name="T14">Biblica </text:span>4 (1923), pp. 96-108.</text:p>
      <text:p text:style-name="P39">Alberto Vaccari, “Una Bibbia araba per il primo Gesuita venuto al Libano,” in <text:span text:style-name="T14">Mélange de l'Université St. Joseph </text:span>10 (1925), pp. 79-104.</text:p>
      <text:p text:style-name="P39">Alberto Vaccari, “La storia d'una Bibbia araba,” in <text:span text:style-name="T14">Biblica </text:span>11 (1930), pp. 350-355.</text:p>
      <text:p text:style-name="P39">1751</text:p>
      <text:p text:style-name="P21">Tukhi</text:p>
      <text:p text:style-name="P21">J.F. Schelling, “Über die arabische Bibelausgabe von 1725”, in Johann Goffried Eichhorn (ed.), <text:span text:style-name="T14">Repertorium für</text:span><text:span text:style-name="T14"> biblische und morgenländische Litteratur,</text:span> Vol. 10 (Leipzig: Weidmann, 1782), pp. 154-164.</text:p>
      <text:p text:style-name="P1"><text:bookmark text:name="h.tyjcwt"/>Paris Polyglot</text:p>
      <text:p text:style-name="P26">Adrian Schenker, “The Polyglot Bibles of Antwerp, London, and Paris: 1568-1658.” In Magne Sæbø (ed.), <text:span text:style-name="T14">Hebrew Bible/Old Testament: The History of its Interpretation</text:span>, vol. 2, <text:span text:style-name="T14">From the Renaissance to the Enlightenment </text:span>(Göttingen: 2008), pp. 774-784.</text:p>
      <text:p text:style-name="P12"><text:span text:style-name="T41">[#] Oluf Gerhard Tychsen, “Über die Quelle aus welcher die Handschrift der arabischen Version in den Polylotten geflossen ist,” </text:span>in Johann Goffried Eichhorn (ed.), <text:span text:style-name="T14">Repertorium für biblische und morgenländische Litteratur,</text:span> Vol. 10 (Leipzig: Weidmann, 1782), pp. 95-110.</text:p>
      <text:p text:style-name="P21"><text:soft-page-break/>Mss. Paris, BNF Ar. 1, Florence, BML Or. 112 (formerly 21)</text:p>
      <text:p text:style-name="P21"><text:s/>[] Oluf Gerhard Tychsen, “Untersuchung ob R. Saadjah Haggaon Verfasser der arabischen Uebersetzung des Pentateuchs in den Polyglotten sey,” in Johann Goffried Eichhorn (ed.), <text:span text:style-name="T14">Repertorium für biblische und morgenländische Litteratur,</text:span> Vol. 11 (Leipzig: Weidmann, 1782), pp. 82-112.</text:p>
      <text:p text:style-name="P16"/>
      <text:p text:style-name="P1"><text:bookmark text:name="h.3dy6vkm"/>London Polyglot</text:p>
      <text:p text:style-name="P34">1792</text:p>
      <text:p text:style-name="P26">Geoffrey Roper, “The Vienna Arabic Psalter of 1792 and the Role of Typography in European-Arab Relations in the 18th Century and Earlier,” in Johannes Frimmel and Michael Wögerbauer (eds.), <text:span text:style-name="T14">Kommunikation und Information im 18. Jahrhundert: Das Beispiel der Habsburgermonarchie</text:span> (Wiesbaden: 2009), pp. <text:s/>77-89.</text:p>
      <text:p text:style-name="P19">1850 </text:p>
      <text:p text:style-name="P19">Shidyaq Psalter</text:p>
      <text:p text:style-name="P12">Nadia Al-Baghdadi, “The Cultural Function of Fiction: From Bible to Libertine Literature. Historical Criticism and Social Critique in Aḥmed Fāris al-Šidyāq,” in <text:span text:style-name="T14">Arabica</text:span> 46 (1999), pp. 375-401.</text:p>
      <text:p text:style-name="P12"/>
      <text:p text:style-name="P12">[#] Nadia Al-Baghdadi, "Print, Script and the Limits of Free-thinking in Arabic Lettres of the 19th century: The case of al-Shidyaq," in <text:span text:style-name="T14">Al-Abhath</text:span> 48-49 (2000), pp. 99-122.</text:p>
      <text:p text:style-name="P19">1851 </text:p>
      <text:p text:style-name="P19">Shidyaq NT</text:p>
      <text:p text:style-name="P19"/>
      <text:p text:style-name="P19">1860 </text:p>
      <text:p text:style-name="P149">Smith Van Dyck NT</text:p>
      <text:p text:style-name="P39">[#] Isaac H. Hall, “The Arabic Bible of Drs. Eli Smith and Cornelius V. A. Van Dyck,” in <text:span text:style-name="T14">JAOS </text:span>11 (1882-85), pp. 276-286. </text:p>
      <text:p text:style-name="P39">[#] Henry Harris Jessup, “The Arabic Bible—Its Translation and the Translators,” in <text:span text:style-name="T14">Fifty-Three Years in Syria</text:span> (New York/Chicago, et al.: Fleming H. Revell Company, 1910), vol. 1, pp. 66-78.</text:p>
      <text:p text:style-name="P45">[#] Margaret R. Leavy, <text:span text:style-name="T14">Eli Smith and the Arabic Bible</text:span> (New Haven: Yale Divinity School, 1993).</text:p>
      <text:p text:style-name="P39">http://www.library.yale.edu/div/pub/OccPub4.pdf</text:p>
      <text:p text:style-name="P39">[#] Issa A. Saliba, “The Bible in Arabic: The 19th Century Protestant Translation,” in <text:span text:style-name="T14">The Muslim World </text:span>65 (1975), pp. 254-263.</text:p>
      <text:p text:style-name="P39">[#] Eli Smith, “Aus einem Briefe von Dr. E. Smith,” in <text:s/><text:span text:style-name="T14">ZDMG</text:span> 10 (1856), pp. 813-814.</text:p>
      <text:p text:style-name="P39">[#] Eli Smith and Cornelius V.A. van Dyck, <text:span text:style-name="T14">Brief Documentary History of the Translation of the Scriptures into the Arabic Language by Rev. Eli Smith, D.D., and Rev. C.V.A. Van Dyck, D.D. </text:span><text:span text:style-name="T42">(</text:span>Beirut: American Presbyterian Mission Press, 1900)<text:span text:style-name="T14">.</text:span></text:p>
      <text:p text:style-name="P85">Contains reports of Smith and van Dyck as to the progress of the translation enterprise<text:span text:style-name="T14">.</text:span></text:p>
      <text:p text:style-name="P87"><text:a xlink:type="simple" xlink:href="http://archive.org/details/briefdocumentary00pres">http</text:a><text:a xlink:type="simple" xlink:href="http://archive.org/details/briefdocumentary00pres">://</text:a><text:a xlink:type="simple" xlink:href="http://archive.org/details/briefdocumentary00pres">archive</text:a><text:a xlink:type="simple" xlink:href="http://archive.org/details/briefdocumentary00pres">.</text:a><text:a xlink:type="simple" xlink:href="http://archive.org/details/briefdocumentary00pres">org</text:a><text:a xlink:type="simple" xlink:href="http://archive.org/details/briefdocumentary00pres">/</text:a><text:a xlink:type="simple" xlink:href="http://archive.org/details/briefdocumentary00pres">details</text:a><text:a xlink:type="simple" xlink:href="http://archive.org/details/briefdocumentary00pres">/</text:a><text:a xlink:type="simple" xlink:href="http://archive.org/details/briefdocumentary00pres">briefdocumentary</text:a><text:a xlink:type="simple" xlink:href="http://archive.org/details/briefdocumentary00pres">00</text:a><text:a xlink:type="simple" xlink:href="http://archive.org/details/briefdocumentary00pres">pres</text:a><text:span text:style-name="T5"> </text:span></text:p>
      <text:p text:style-name="P39">[#] Charles Cutler Torrey, “A New Edition of the Arabic Bible,” in <text:span text:style-name="T14">The American Journal of Theology</text:span> 23 (1919), pp. 105-107.</text:p>
      <text:p text:style-name="P26">[#] Aharon Yaffe, “The American Mission Bible Translation to Arabic,” Pe‘amim 83 (2000), pp. 57-69 [in Hebrew].</text:p>
      <text:p text:style-name="P26">[#] William Wright, “The Late Dr. Van Dyck: The Translator of the Arabic Bible,” <text:span text:style-name="T14">Sunday at Home </text:span><text:soft-page-break/>(Jan 1896), pp. 215-216.</text:p>
      <text:p text:style-name="P19">1865</text:p>
      <text:p text:style-name="P12">Smith van Dyck bible </text:p>
      <text:p text:style-name="P12">Biblio, see above</text:p>
      <text:p text:style-name="P19">1862 </text:p>
      <text:p text:style-name="P12">St. Matthew in Algerian Arabic</text:p>
      <text:p text:style-name="P19">1865</text:p>
      <text:p text:style-name="P12">St. Matthew in Algerian Arabic</text:p>
      <text:p text:style-name="P19">1876-1880 </text:p>
      <text:p text:style-name="P19">Jesuit Bible</text:p>
      <text:p text:style-name="P12">[#] Michel Marie Julien, <text:span text:style-name="T14">La nouvelle mission de la Compagnie de Jésus en Syrie (1831-1895)</text:span>, Vol. 2 <text:s/>(Paris/Lyon: Mame, 1899), pp. 110-113.</text:p>
      <text:p text:style-name="P12"/>
      <text:p text:style-name="P12">[#] Sāmī al-Khūrī, “al-shaykh Ibrāhīm al-Yazījī wa-l-maṭbaʿa al-kāthūlīkiyya baina 1872 wa-1881<text:span text:style-name="T14">,” al-Mashriq</text:span> 65 (1991), pp. 127-128. </text:p>
      <text:p text:style-name="P19">1897</text:p>
      <text:p text:style-name="P12">Luke in Tunisian arabic</text:p>
      <text:p text:style-name="P19">1899</text:p>
      <text:p text:style-name="P12">Luke in Tunisian Arabic</text:p>
      <text:p text:style-name="P12">1902</text:p>
      <text:p text:style-name="P12">Luke in Moroccan Arabic</text:p>
      <text:p text:style-name="P12">1905</text:p>
      <text:p text:style-name="P12">Luke in Egyptian arabic</text:p>
      <text:p text:style-name="P19">1907</text:p>
      <text:p text:style-name="P12">Parts of the new Testament in Moroccan Arabic</text:p>
      <text:p text:style-name="P19">1908 </text:p>
      <text:p text:style-name="P12">Luke in Algerian Arabic</text:p>
      <text:p text:style-name="P12">Luke in Egyptian arabic</text:p>
      <text:p text:style-name="P19">1911</text:p>
      <text:p text:style-name="P12">St John’s in Algerian Arabic</text:p>
      <text:p text:style-name="P12">Luke in Tunesian Arabic</text:p>
      <text:p text:style-name="P19">1913</text:p>
      <text:p text:style-name="P12">Acts in Algerian Arabic</text:p>
      <text:p text:style-name="P12">1914</text:p>
      <text:p text:style-name="P12">Genesis and Psalms in Moroccan Arabic</text:p>
      <text:p text:style-name="P12">1918</text:p>
      <text:p text:style-name="P12">1<text:span text:style-name="T28">st</text:span> epistle of John in Moroccan Arabic</text:p>
      <text:p text:style-name="P12">1920</text:p>
      <text:p text:style-name="P12">Matt in Moroccan Arabic</text:p>
      <text:p text:style-name="P12">1923</text:p>
      <text:p text:style-name="P12">Various parts of the new T in Egyptian arabic</text:p>
      <text:p text:style-name="P12">Cor, Gal, Eph in Moroccan Arabic</text:p>
      <text:p text:style-name="P12">1925 </text:p>
      <text:p text:style-name="P12">Matt in Algerian Arabic </text:p>
      <text:p text:style-name="P12">Exodus in Egyptian Arabic</text:p>
      <text:p text:style-name="P12">Epistles Philippians through to Philemon in Moroccan Arabic</text:p>
      <text:p text:style-name="P12">1927</text:p>
      <text:p text:style-name="P12">Mark in Sudanese Arabic</text:p>
      <text:p text:style-name="P12">1929-1937</text:p>
      <text:p text:style-name="P12">Saydon, il-Kotba Mqaddsa bil-Malti</text:p>
      <text:p text:style-name="P23"><text:span text:style-name="T5">Review</text:span> <text:span text:style-name="T5">http://journals.cambridge.org/download.php?file=%2F1566_7592F335ABE963E6DC995098BEC866B1_journals__BSO_BSO9_03_S0041977X000</text:span><text:soft-page-break/><text:span text:style-name="T5">78733a.pdf&amp;cover=Y&amp;code=34b6c9d38a98344bff41ae708a1ef5e1</text:span></text:p>
      <text:p text:style-name="P12">1931 </text:p>
      <text:p text:style-name="P12">Mark <text:s/>in Algerian Arabic</text:p>
      <text:p text:style-name="P12">1932</text:p>
      <text:p text:style-name="P12">NT in Egyptian Arabic</text:p>
      <text:p text:style-name="P12">NT in Moroccan Arabic</text:p>
      <text:p text:style-name="P12">1933</text:p>
      <text:p text:style-name="P12">Psalms in Egyptian arabic</text:p>
      <text:p text:style-name="P12">1935</text:p>
      <text:p text:style-name="P12">Romans </text:p>
      <text:p text:style-name="P12">1935-1937</text:p>
      <text:p text:style-name="P12">Romans, Cor, and Gal in Egyptian arabiv</text:p>
      <text:p text:style-name="P6"><text:bookmark text:name="h.1t3h5sf"/>Editions, Chrestomathies </text:p>
      <text:p text:style-name="P26"><text:span text:style-name="T12">Link these later to the secondary literature</text:span> </text:p>
      <text:p text:style-name="P30">[#] Joshua Blau, <text:span text:style-name="T14">A Handbook of Early Middle Arabic </text:span>(Jerusalem: The Max Schloessinger Memorial Foundation/ The Hebrew University of Jerusalem, 2002), pp. 68-71, 95-96, 98-106, 145-154. </text:p>
      <text:p text:style-name="P64">Contains specimens of the Violet fragment (pp. 68-71), an Arabic translation of Daniel (pp. 95-96), Saadiah’s Tafsīr (pp. 98-106); and an early Judaeo-Arabic translation of the book of Proverbs (pp. 145-154). All accompanied by linguistic notes. </text:p>
      <text:p text:style-name="P64"><text:span text:style-name="T22">Mss</text:span>.: Violet fragment; Sinai, Ar. 2; Cambridge, CUL, T-S Ar. 21.183 and Ar. 53.8, and Mosseri vi, 45; and St Petersburg, RNL, Ebr. II C 1-2.</text:p>
      <text:p text:style-name="P32">[#] Louis Cheikho, <text:span text:style-name="T14">Chrestomathia arabica </text:span>(Beirut, 1897), pp. 185-208. [contains several Old and New Testament selections from various sources]</text:p>
      <text:p text:style-name="P26">Matt. 16:14-20, based on an unspecified 9<text:span text:style-name="T28">th</text:span> manuscript at the BO, which is missing today. </text:p>
      <text:p text:style-name="P26">[#] Joseph Derenbourg (ed.), <text:span text:style-name="T14">Œuvres complètes de R. Saadia Ben Iosef al-Fayyoûmî</text:span>, vol. 1, <text:span text:style-name="T14">Version arabe du Pentateuche </text:span>(Paris: 1893).</text:p>
      <text:p text:style-name="P26">[#] Hartwig Derenbourg and Mayer Lambert (eds.), <text:span text:style-name="T14">Œuvres complètes de R. Saadia Ben Iosef al-Fayyoûmî</text:span>, vol. 5, <text:span text:style-name="T14">Version arabe du livre de Job </text:span>(Paris: 1900).</text:p>
      <text:p text:style-name="P26">[#] Hartwig Derenbourg and Mayer Lambert (eds.), <text:span text:style-name="T14">Œuvres complètes de R. Saadia Ben Iosef al-Fayyoûmî</text:span>, vol. 6, <text:span text:style-name="T14">Version arabe des Proverbes </text:span>(Paris: 1894).</text:p>
      <text:p text:style-name="P30">[#] Josef Bloch, <text:span text:style-name="T14">Die samaritanisch-arabische Pentateuchübersetzung. Deuteronomium I-X, nach Handschriften in Berlin, Gotha, Kiel, Leiden und Paris mit Einleitung und Noten </text:span>(Berlin: M. Poppelauer’s Buchhandlung, 1901).</text:p>
      <text:p text:style-name="P80"><text:span text:style-name="T22">Mss</text:span>.: Berlin, Staatsbibliothek, Petersmann A3 and Or. Fol. 534; Kiel, Universitätsbibliothek, Ms. 14; Vatican, BAV, Barberini Or. 1; Paris, BNF, Ar. 5; Leiden, University Library, Or. 1222; Gotha, Forschungsbibliothek, Ar. 1088.</text:p>
      <text:p text:style-name="P82"><text:tab/><text:span text:style-name="T22">Review</text:span>: Kahle, Paul, ZfHB 6 (1902), pp. 6-9.</text:p>
      <text:p text:style-name="P30">[#] Adriana Drint, <text:span text:style-name="T14">The Mount Sinai Arabic Version of IV Ezra</text:span>, 2 vols, CSCO Scriptores Arabici Vols. 48-49, (Louvain: Secrétariat du Corpus SCO, 1997).</text:p>
      <text:p text:style-name="P80">A revised version of her PhD-Thesis, see below.</text:p>
      <text:p text:style-name="P80"><text:span text:style-name="T22">Mss</text:span>.: Sinai, Ar. 7 and Ar. 589; Berlin, Staatsbibliothek, Spreng. 30; Oxford, Bodleian Library, Or. 251 and Hunt. 260; Vatican, BAV, Ar. 462 and Borg. Ar. 95; Coptic Orthodox Patriarchate, Bibl. 75, 77, 86, 89 and Theol. 286; and Beirut, Bibliothèque Orientale, Ms. 419; Paris, BNF, Ar. 51.</text:p>
      <text:p text:style-name="P26"><text:span text:style-name="T24">[#] Adriana Drint, </text:span><text:span text:style-name="T15">The Mount Sinai Arabic Version of IV Ezra. Text, Translation and Introduction,</text:span><text:span text:style-name="T24"> </text:span><text:soft-page-break/><text:span text:style-name="T24">PhD-Thesis, Rijksuniversiteit Groningen, 1959.</text:span> </text:p>
      <text:p text:style-name="P80"><text:span text:style-name="T22">Mss</text:span>.: Sinai, Ar. 7 and Ar. 589, Berlin, Staatsbibliothek, Sprenger 30; Oxford, Bodleian Library, Or. 251 and Hunt. 260; Vatican, BAV, Ar. 462 and Borg. Ar. 95; Coptic Orthodox Patriarchate, Bibl. 75, 77, 86, 89 and Theol. 286; and Beirut, Bibliothèque Orientale, Ms. 419; Paris, BNF, Ar. 51.</text:p>
      <text:p text:style-name="P30"/>
      <text:p text:style-name="P26">[#] George Jacob, <text:span text:style-name="T14">An Arabic Bible Chrestomathy with a Glossary </text:span>(Berlin: 1888).</text:p>
      <text:p text:style-name="P26">[#] Georg Otho, <text:span text:style-name="T14">Palaestra Linguarum Orientalium, hoc est quatur primorum capita Geneseos </text:span>[incl. Arabic] (Frankfurt am Main: 1702). [Text on pp. 89-106, Arabic-Latin glossary on pp. 88-100 of Glossarium section.]</text:p>
      <text:p text:style-name="P26"><text:s/></text:p>
      <text:p text:style-name="P30">[#] Georg Otho, <text:span text:style-name="T14">An Arabic Version of the Acts of the Apostles and the Seven Catholic Epistles from an Eighth or Ninth Century MS. in the Convent of St. Katherine on Mount Sinai, with a Treatise on the Triune Nature of God, and Translation from the Same Codex, </text:span>Studia Sinaitica 7, (London: C.J. Clay and Sons, 1899). </text:p>
      <text:p text:style-name="P80">Reprinted: Piscataway: Gorgias Press, 2004.</text:p>
      <text:p text:style-name="P80">Reviewed: Ryssel, V., Theologische Literaturzeitung 20 (1895), cols. 321-327. </text:p>
      <text:p text:style-name="P80">Contains an edition of the text and several plates of the manuscript.</text:p>
      <text:p text:style-name="P80">Mss.: Sinai, Ar. 154.</text:p>
      <text:p text:style-name="P42"><text:span text:style-name="T5">[#] José Lerchundi and Francisco Javier Simonet, </text:span><text:span text:style-name="T8">Crestomatía arábigo-española</text:span><text:span text:style-name="T5">, (Granada: </text:span>Imprenta de Indalecio Ventura<text:span text:style-name="T5">, 1881), pp. viii-ix, 2-10. </text:span></text:p>
      <text:p text:style-name="P26">Contains an edition of parts of Madrid, BNE, Ms. 4971.</text:p>
      <text:p text:style-name="P12">[#] Hasib Shehadeh (ed.), <text:span text:style-name="T14">The Arabic Translation of the Samaritan Pentateuch</text:span>,<text:span text:style-name="T14"> </text:span>2 vols. (Jerusalem: The Israel Academy of Sciences and Humanities, 1989-2002).</text:p>
      <text:p text:style-name="P132"><text:span text:style-name="T22">Review</text:span>: Simon Hopkins,מהדורה שלמה של התרגום הערבי לתורה נוסח שומרון. <text:span text:style-name="T14">Cathedra</text:span> 115 (2005), pp. 217-221.</text:p>
      <text:p text:style-name="P65"><text:tab/><text:tab/><text:tab/><text:tab/><text:tab/></text:p>
      <text:p text:style-name="P65"><text:tab/><text:tab/><text:tab/><text:tab/></text:p>
      <text:p text:style-name="P65"><text:tab/><text:tab/><text:tab/></text:p>
      <text:p text:style-name="P65"><text:tab/><text:tab/></text:p>
      <text:p text:style-name="P65"/>
      <text:p text:style-name="P26">[#] Serge Frantsouzoff and Valery Vyacheslavoich Polosin and Nikolaj Serikoff (eds.), <text:span text:style-name="T14">The Petersburg Arabic Illuminated Psalter</text:span> (St Petersburg: Kvarta, 2005).</text:p>
      <text:p text:style-name="P66"><text:span text:style-name="T22">Mss</text:span>: St. Petersburg, Institut of Oriental Manuscripts, A 187.</text:p>
      <text:p text:style-name="P26">[#] Serge Frantsouzoff and Valery Vyacheslavoich Polosin and Nikolaj Serikoff (eds), <text:span text:style-name="T14">The Arabic Psalter: A Supplement to the Facsimile Edition of Manuscript A187 “The Petersburg Arabic Illuminated Psalter."</text:span> (St Petersburg: Kvarta, 2005)</text:p>
      <text:p text:style-name="P66"><text:span text:style-name="T22">Mss</text:span>: St. Petersburg, Institut of Oriental Manuscripts, A 187.</text:p>
      <text:p text:style-name="P26">[#] Juri Post, فهرس الكتاب المقدس (Beirut: 1872-1875).</text:p>
      <text:p text:style-name="P33">Boulos Aya Ayad (ed.), <text:span text:style-name="T14">Sifr Ayyūb. Qām bi-tarjamatihi min al-suryānīya ila al-‘arabīya Tūmā Fusṭāṭī fi al-qarn al-tāsi‘ al-mīlādī </text:span>(Cairo: 1975). [Edition of a ninth century translation of the <text:soft-page-break/>Book of Job from Syriac into Arabic by Thomas of Fusṭāṭ, from St. Catherine’s Monastery, Mt. Sinai, ms. 514.]</text:p>
      <text:p text:style-name="P30">[#] Paul de Lagarde, <text:span text:style-name="T14">Psalterium, Iob, Proverbia arabice</text:span> (Göttingen: Typis Expressit Officina Academica Gottingensis, 1876).</text:p>
      <text:p text:style-name="P80">Contains (1) four editions of the Psalms ([#] Savary de Breves; [#] Paris Polyglot; [#] Aleppo 1706; [#] that of Abdallāh b. al-Faḍl; (2) two editions of the Job (from a codex from Berlin and the Paris Polyglot); (3) Proverbs from the Paris Polyglot.</text:p>
      <text:p text:style-name="P30">[#] Paul de Lagarde, Psalmi 1-49 arabice (Göttingen, 1875). </text:p>
      <text:p text:style-name="P42"><text:span text:style-name="T6">[</text:span><text:span text:style-name="T11">#] </text:span><text:span text:style-name="T46">Frederik Leemhuis and ‎Albertus Frederik Johannes Klijn </text:span><text:span text:style-name="T11"><text:s/>and </text:span><text:span text:style-name="T6">Geert Jan van Gelder, </text:span><text:span text:style-name="T9">The Arabic Text of the Apocalypse of Baruch: Edited and Translated with a Parallel Translation of the Syriac Text </text:span><text:span text:style-name="T6">(Leiden:Brill, 1986).</text:span></text:p>
      <text:p text:style-name="P80">Contains an edition and translation of Ms. Sinai, Ar. 589.</text:p>
      <text:p text:style-name="P82"><text:span text:style-name="T23">Mss</text:span><text:span text:style-name="T24">.: Sinai, Ar. 589</text:span>.</text:p>
      <text:p text:style-name="P83"><text:span text:style-name="T22">Review</text:span>: </text:p>
      <text:p text:style-name="P83">von Sebastian Brock</text:p>
      <text:p text:style-name="P83">Artikel Artikel</text:p>
      <text:p text:style-name="P83">Sprache: English <text:s/></text:p>
      <text:p text:style-name="P83">Veröffentichung: Bulletin of the School of Oriental and African Studies, v52 n01 (19890224)</text:p>
      <text:p text:style-name="P30">[#] Richard M. Frank, <text:span text:style-name="T14">The Wisdom of Jesus Ben Sirach (Sinai ar. 155 IX-X cent.), </text:span>2 vols., CSCO 357-358 = Scr. Arb. 30-31 (Louvain: Secrétariat du CorpusSCO, 1974).</text:p>
      <text:p text:style-name="P80">Contains an edition and translation of the Arabic Ben Sira, as based on Ms. Sinai, Ar. 155.</text:p>
      <text:p text:style-name="P82"><text:span text:style-name="T23">Mss</text:span><text:span text:style-name="T24">.: Sinai, Ar. 155.</text:span> </text:p>
      <text:p text:style-name="P30">[#] William Wright, (ed.), <text:span text:style-name="T14">The Book of Jonah in Four Oriental Versions, namely Chaldee, Syriac, Aethiopic and Arabic, with Glossaries </text:span><text:span text:style-name="T42">(</text:span>London/Leipzig: Williams and Norgate/Brockhaus, 1857), pp. 109-148.</text:p>
      <text:p text:style-name="P105"><text:span text:style-name="T24">Based on a Ms. In the Bodleian.</text:span> <text:span text:style-name="T12">Which one</text:span>?</text:p>
      <text:p text:style-name="P6"><text:bookmark text:name="h.4d34og8"/>Art, paleography, codicology</text:p>
      <text:p text:style-name="P40"><text:span text:style-name="T5">[#] Thomas Walker Arnold, </text:span><text:span text:style-name="T8">The Old and New Testaments in Muslim religious art</text:span> (<text:span text:style-name="T5">London: British Acad. by Oxford Univ. Press, 1932).</text:span></text:p>
      <text:p text:style-name="P64"><text:span text:style-name="T22">Mss</text:span>.: Florence, BML, Or. 387 (p. 13, pl. 1).</text:p>
      <text:p text:style-name="P30">[#] Thomas Walker Arnold, “The pictorial art of the Jacobite and Nestorian Churches,” Byzantinische Zeitschrift 30 (1929), pp. 595-597.</text:p>
      <text:p text:style-name="P64"><text:span text:style-name="T22">Mss</text:span>.: Florence, BML, Or. 387.</text:p>
      <text:p text:style-name="P30">[#] Thomas Walker Arnold, <text:span text:style-name="T14">Painting in Islam: a study of the place of pictorial art in Muslim culture</text:span> (Oxford: Clarendon Press, 1928). </text:p>
      <text:p text:style-name="P64"><text:span text:style-name="T22">Mss</text:span>.: London, BL, Add. 11856 (p. 58, pl. 8b) and Florence, BML, Or. 387.</text:p>
      <text:p text:style-name="P30">[#] Anton Baumstark, "Erbe christlicher Antike im Bildschmuck eines arabischen Evangelienbuches des 14. Jahrhunderts," OC, III. Serie, 13 (1938), pp. 1-38.</text:p>
      <text:p text:style-name="P80"><text:span text:style-name="T22">Mss.: </text:span>Leiden, University Library, Or. 1571.</text:p>
      <text:p text:style-name="P30">[#] Anton Baumstark, “Frühchristlich-syrische Prophetenillustrationen durch stehende <text:soft-page-break/>Autorenbilder” ," OC, III. Serie, 9 (1934), pp. 99-104.</text:p>
      <text:p text:style-name="P64"><text:span text:style-name="T22">Mss</text:span>.: Berlin, Staatsbibliothek, Diez A. Fol. 41.</text:p>
      <text:p text:style-name="P30">[#] Anton Baumstark, “Ein apokryphes Herrenleben in mesopotamischer Federzeichnung vom Jahre 1299,” OC, NS 1 (1911), pp. 249-271. </text:p>
      <text:p text:style-name="P66"><text:span text:style-name="T23">Mss</text:span><text:span text:style-name="T24">.: Florence, BML, Or. 387.</text:span> </text:p>
      <text:p text:style-name="P26">[#] <text:span text:style-name="T41">Anton Baumstark,</text:span> “Palaestinensia,” Römische Quartalschrift 20 (1906), pp. 123-149.</text:p>
      <text:p text:style-name="P66"><text:span text:style-name="T22">Mss</text:span>.: London, BL, Add. 11850 and Jerusalem, Greek Patriarchate, Ar. 9. </text:p>
      <text:p text:style-name="P30">[#] Bayrische Staatsbibliothek, <text:span text:style-name="T14">Die Wunder der Schöpfung. Handschrifen der Bayrischen Staatsbibliothek aus dem islamischen Kulturkreis</text:span> (Wiesbaden: Harrossowitz, 2010). (English title: The Wonders of Creation. Manuscripts of the Bavarian State Library from the Islamic world)</text:p>
      <text:p text:style-name="P80"><text:span text:style-name="T22">Mss</text:span>.: Munich, Bayrische Staatsbibliothek, Cod. Ar. 233 (56-57) and Cod. Ar. 236 (pp. 58-59).</text:p>
      <text:p text:style-name="P30">[#] Biblioteca Apostolica Vaticana, <text:span text:style-name="T14">Il Libro della Bibbia. Esposizione di Manuscritti e di Edizioni a Stampa della Biblioteca Apostolica Vaticana dal Secolo III al Secolo XVI</text:span> (Vatican: Biblioteca Apostolica Vaticana, 1972).</text:p>
      <text:p text:style-name="P82"><text:span text:style-name="T23">Mss</text:span><text:span text:style-name="T24">.: Vatican, BAV, Barberini, Or. 1 (p. 39, pl. 37) and Barberini, Or. 2 (p. 49, pl. 45), Ar. 13 (p. 13, pl. 14), Ar. 18 (p. 19, pl. 17), Copt. 9 (p. 38, pl. 35)</text:span>. </text:p>
      <text:p text:style-name="P30">[#] Nadezhda Brovenko, “An Arabic Bible in the Collection of the St. Petersburg Branch of the Institute of Oriental Studies: The Problems of Restoration,” Manuscripta Orientalia 4 (1998), pp. 35-38.</text:p>
      <text:p text:style-name="P64"><text:span text:style-name="T22">Mss</text:span>.: St Petersburg, Institute of Oriental Manuscripts, D 226.</text:p>
      <text:p text:style-name="P30">[#] Maria Cramer, <text:span text:style-name="T14">Koptische Buchmalerei. Illuminationen in Manuskripten des christlich-koptischen Ägypten vom 4. bis 19. Jahrhundert</text:span> (Recklinghausen: Verlag Aurel Bongers, 1964).</text:p>
      <text:p text:style-name="P82"><text:span text:style-name="T24">Includes many biblical bilinguals</text:span>. </text:p>
      <text:p text:style-name="P82"><text:span text:style-name="T23">Mss</text:span><text:span text:style-name="T24">.: Oxford, Bodl., Hunt 17 (pls. II, IV, XI, 97, and 101) and Marsh. Or. 6 (pls. 17 and 40); Vatican, BAV, Copt. 8 (pls. 95 and 100) and Copt. 9 (pls. V, X, XII, XIII, 18, 19, 87, and 98) and Copt. 12 (pl. 14); London, BL, Or. 1316 (pls. VI, XV, 30, 89, 94, 99, 104, 109, 110, 111, 119, 124, 132, 141, 142, and 155) and Or. 1317 (pl. 93); Paris, BNF Copt. 2 (pl. 37) and </text:span><text:span text:style-name="T25">Copt. </text:span><text:span text:style-name="T25">13 (pls. XIV, XVI, XVII, XVIII, 120, 125, 129, 133, 135, 136, and 143</text:span><text:span text:style-name="T24">); Paris, Institute Catholique, Copt. Ar. 1 (pls. 92, 96, 103, 105, 106, 107, 108, 118, 121, 122, 123, 130, 131, 134, 138, 139, and 140), Cairo, Coptic Museum, Bibl. 92 (pls. 21, 22, and 23), Bibl. 91 (pls. 26 and 27), Bibl. 92 (pls. 33 and 34), Bibl. 94 (pls. 84 and 137), and Bibl. 95 (pl. 102).</text:span></text:p>
      <text:p text:style-name="P30">[#] Heinrich Leberecht Fleischer, “Zur Geschichte der arabischen Schrift,” ZDMG 18 (1864), pp. 288-291 (reprinted in <text:span text:style-name="T14">Kleinere Schriften</text:span>, Leipzig: Verlag von S. Hirzel, 1888), Vol. 3, pp. 395-399. <text:s/></text:p>
      <text:p text:style-name="P64">Furnishes a paleographic description of a codex in the possession of Tischendorf, containing an early version of Job. This manuscript is today Ms. London, British Library, Add. 26116. Cf. [#, see below] von Baudissin and [#, see below] Monferrer Sala. </text:p>
      <text:p text:style-name="P64"><text:span text:style-name="T22">Mss</text:span>.: London, British Library, Add. 26116.</text:p>
      <text:p text:style-name="P30">[#] Serge Franzsouzoff, “Les chiffres coptes dans les manuscrits arabes, chrétiens et musulmans,” forthcoming Parole d’Orient.</text:p>
      <text:p text:style-name="P100"><text:span text:style-name="T22">Mss</text:span>.: St Petersburg, Russian National Library, Ar. N.S. 232 and Institute of Oriental Manuscripts, D 226.</text:p>
      <text:p text:style-name="P30">[#] Gérard Garitte, “Un évangéliaire grec-arabe du X<text:span text:style-name="T28">e</text:span> siècle (cod. Sin. ar. 116),” in Kurt Treu et al. (eds.), <text:span text:style-name="T14">Studia Codicologica</text:span> (Texte und Untersuchungen zur Geschichte der altchristlichen Literatur, 124,) (Berlin: Akademie-Verlag, 1977), pp. 207-225.</text:p>
      <text:p text:style-name="P64"><text:soft-page-break/><text:span text:style-name="T22">Mss</text:span>.: Sinai, Ar. 116.</text:p>
      <text:p text:style-name="P30">[#] Kurt Holter, “Die Galen-Handschrift und Makamen des Ḥarīrī der Wiener Nationalbibliothek,” Jahrbuch der Kunsthistorischen Sammlungen in Wien 11 (1937), pp. 1-48.</text:p>
      <text:p text:style-name="P66"><text:span text:style-name="T23">Mss</text:span><text:span text:style-name="T24">.: Florence, BML, Or. 387.</text:span> <text:s/></text:p>
      <text:p text:style-name="P30">[#] Ernst von Horstkamp-Sydow, “Seltenheiten und Kuriositäten der Kaiserlichen Öffentlichen Bibliothek zu St. Petersburg,” Zeitschrift für Bücherfreunde 12 (1908-09), p. 26-34.</text:p>
      <text:p text:style-name="P64"><text:span text:style-name="T22">Mss</text:span>.: St Petersburg, RNL, Ar. N.S. 327 (pl. 8).</text:p>
      <text:p text:style-name="P30">[#] David James, <text:span text:style-name="T14">Qurʾāns of the Mamlūks</text:span> (London: Alexandria Press in association with Thames and Hudson, 1988). </text:p>
      <text:p text:style-name="P80">Includes comparisons to Arabic Gospel manuscripts. </text:p>
      <text:p text:style-name="P80"><text:span text:style-name="T22">Mss</text:span>.: Coptic Orthodox Patriarche, Bibl. 196; Cairo, Coptic Museum, Bibl. 91; and Istanbul, Topkapı Sarayı Library, Ahmet III 3519.</text:p>
      <text:p text:style-name="P12"><text:span text:style-name="T25">Leroy</text:span> </text:p>
      <text:p text:style-name="P16">[#] Jules Leroy, “Un évangélaire arabe de la bibliothèque de Topqapi Sarayi à décor byzantin et islamique,” Syria 44 (1967), pp. 119-130.</text:p>
      <text:p text:style-name="P77"><text:span text:style-name="T22">Mss</text:span>.: Istanbul, Topkapı Sarayı Library, Ahmet III 3519 (various plates).</text:p>
      <text:p text:style-name="P77"/>
      <text:p text:style-name="P16">[#] Ministère d’Etat Affaires Culturelles<text:span text:style-name="T14">, L’Art Copte en Égypte. 2000 ans de christianisme</text:span> (Paris: Institut du Mond Arabe/ Gallimard, 2000). </text:p>
      <text:p text:style-name="P97">Mss.: Paris, BNF, Ar. 12 (p. 57) and Copt. 1 (pp. 77-78).</text:p>
      <text:p text:style-name="P97"/>
      <text:p text:style-name="P16">[#] Robert S. Nelson, “An Icon at Mt. Sinai and Christian Painting in Muslim Egypt During the Thirteenth and Fourteenth Centuries,” Art Bulletin 65 (1983), pp. 201-218.</text:p>
      <text:p text:style-name="P77"><text:span text:style-name="T22">Mss</text:span>.: Paris, Institut Catholique, Copt.-Ar. 1 (p. 204, pls. 4-7 and p. 209, pl. 15); Paris, BNF, Ar. 12 (p. 216, pl. 28); Cairo, Coptic Museum, Bibl. 90 (p. 215, pl. 8) and Bibl. 94 (p. 205, pl. 8).</text:p>
      <text:p text:style-name="P47">[#] Egor Kuz'mich Redin, “Miniatiury apokrificheskago arabskago evangeliia detstva Khrista Lavrencianskoi bibloteki vo Florencii [The miniatures of the apocryphal Infancy Gospel at the Laurentian Library Florence],” in <text:span text:style-name="T14">Imperatorskoe Russkoe Archeologicheskoe Obshchestvo, Zapiski</text:span> 7 (1895), pp. 57-71. </text:p>
      <text:p text:style-name="P103"><text:span text:style-name="T22">Mss</text:span>.: Florence, BMF, Or. 387.</text:p>
      <text:p text:style-name="P47"><text:s/>[#] Agnes Smith Lewis and Margaret Dunlop Gibson, <text:span text:style-name="T14">Forty-one facsimiles of dated Christian Arabic manuscripts</text:span> (Cambridge: Cambridge University Press, 1907).</text:p>
      <text:p text:style-name="P90">Mss.: Sinai, Ar. 69 (p. 13, pl. 8), Ar. 82 (pp. 23-24, pl. 12), Ar. 91 (p. 49, pl. 25), Ar. 95 (p. 37, pl. 19), Ar. 97 (p. 19, pl. 10), Ar. 99 (pp. 45-48, pls. 23 and 24), Ar. 104 (p. 41, pl. 21), Ar. 106 (pp. 11-12, pl. 7), Ar. 122 (pp. 33-34, pl. 17); London, BL, Or. 1327 (p. 55, pl. 28).</text:p>
      <text:p text:style-name="P30">[#] Lucy-Anne Hunt, “A Christian Arab Gospel Book: Cairo, Coptic Museum MS Bibl. 90 in its Mamluk Context,” in <text:span text:style-name="T14">Mamluk Studies Review</text:span> 13:2 (2009), pp. 105-132.</text:p>
      <text:p text:style-name="P64"><text:span text:style-name="T22">Mss</text:span>.: Paris, Institut Catholique, Copt.-Ar. 1; Cairo, Coptic Museum, Bibl. 90 (pp. 124-129, pls. 1-6); and Istanbul, Topkapı Sarayı Library, Ahmet III 3519 (pp. 130-132, pls. 7-9).</text:p>
      <text:p text:style-name="P30">[#] Lucy-Anne Hunt, “Cultural Transmission: Illustrated Biblical Manuscripts from the medieval Eastern Christian and Arab Worlds,” in John L. Sharpe and Kimberly Van Kampen (eds.), <text:span text:style-name="T14">The Bible as Book: The Manuscript Tradition</text:span> (London and New Castle, DE: 1998), pp. 123-136 (reprinted in <text:span text:style-name="T14">idem</text:span>, Byzantium, Eastern Christianity and Islam: Art at the Crossroads of the Medieval Mediterranean (London: The Pindar Press, 2000), Vol. 2, pp. 1-22).</text:p>
      <text:p text:style-name="P70"><text:span text:style-name="T7">Mss</text:span><text:span text:style-name="T5">.: Paris, Institut Catholique, Copt.-Ar. 1; Cairo, Coptic Museum, Bibl. 94; Berlin, Staatsbibliothek, Diez A fol. 41; ; Oxford, Bodleian Library, Hunt. 17 (p. 18, pl. 4); London, BL, Add. 11856 (p.19, pl. 5) and</text:span> <text:span text:style-name="T5">Istanbul, Topkapı Sarayı Library, Ahmet III 3519 (p. 20, pls. </text:span><text:span text:style-name="T5">6-7).</text:span></text:p>
      <text:p text:style-name="P26"><text:soft-page-break/><text:span text:style-name="T24">[#] Lucy-Anne Hunt, “Introducing the Catalogue, in progress, of the illustrated Manuscripts in the Coptic Museum,” Parole de l’Orient 19 (1994), pp. 401-413</text:span> <text:span text:style-name="T24">(reprinted in </text:span><text:span text:style-name="T15">idem</text:span><text:span text:style-name="T24">, Byzantium, Eastern Christianity and Islam: Art at the Crossroads of the Medieval Mediterranean (London: The Pindar Press, 2000), Vol. 2, pp. 353-364).</text:span></text:p>
      <text:p text:style-name="P64"><text:span text:style-name="T22">Mss</text:span>.: Paris, Institut Catholique, Copt.-Ar. 1 and Cairo, Coptic Museum, Bibl. 75 (pp. 412-413, pls. 6-7), Bibl. 90 (pp. 410-411, pls. 4-5) and Bibl. 94 (pp. 408-</text:p>
      <text:p text:style-name="P30">[#] Lucy-Anne Hunt, "Christian-Muslim Relations in Painting in Egypt of the Twelfth to mid-Thirteenth Centuries," Cahiers Archeologiques 33 (1985), pp. 111-155.</text:p>
      <text:p text:style-name="P80"><text:span text:style-name="T22">Mss</text:span>.: Oxford, Bodleian Library, Hunt. 17 (p. 131, pls. 17-18); Paris, Institut Catholique, Copt.-Ar. 1 (p. 120, pl. 7; p. 123, pl. 8; p. 124, pl. 9, p. 125, pls. 10-11, p. 126, pls. 12-13; p. 127, pl. 14); Vatican, BAV, Copt. 8 and Copt. 9 (p. 132, pl. 19); Cairo, Coptic Museum, Bibl. 93, Bibl. 94 (p. 128, pls. 15-16), and Bibl. 147.</text:p>
      <text:p text:style-name="P23"><text:span text:style-name="T6">[#] Lucy-Anne Hunt, “The Commissioning of a Late Twelfth Century Gospel Book: The Frontispieces of Ms Paris, Bibl. Nat. Copte 13,” in</text:span><text:span text:style-name="T9"> </text:span><text:a xlink:type="simple" xlink:href="http://opac.regesta-imperii.de/lang_de/anzeige.php?zeitschrift=Byzantinische+Forschungen"><text:span text:style-name="T9">Byzantinische</text:span></text:a><text:a xlink:type="simple" xlink:href="http://opac.regesta-imperii.de/lang_de/anzeige.php?zeitschrift=Byzantinische+Forschungen"><text:span text:style-name="T9"> </text:span></text:a><text:a xlink:type="simple" xlink:href="http://opac.regesta-imperii.de/lang_de/anzeige.php?zeitschrift=Byzantinische+Forschungen"><text:span text:style-name="T9">Forschungen</text:span></text:a><text:span text:style-name="T6"> 10 (1985) pp. 113-140 (reprinted in </text:span><text:span text:style-name="T9">idem</text:span><text:span text:style-name="T6">, Byzantium, Eastern Christianity and Islam: Art at the Crossroads of the Medieval Mediterranean (London: The Pindar Press, 2000), Vol. 1, pp. 115-157).</text:span></text:p>
      <text:p text:style-name="P77"><text:span text:style-name="T22">Mss</text:span>.: Paris, BNF, Copt. 13; Paris, Institut Catholique, Copt.-Ar. 1 (p. 133-134, pl. 1-2); Washington, Freer Gallery, No. 55 (p. 135, pl. 3); St Petersburg, RNL, Ar. NF. 327; Oxford, Bodleian Library, Hunt. 17; and <text:s/>Cairo, Coptic Museum, Bibl. 94.</text:p>
      <text:p text:style-name="P30">[#] Lucy-Anne Hunt, “Manuscript Production by Christians in 13th-14th Century Greater Syria and Mesopotamia and Related Areas,” <text:span text:style-name="T14">Aram</text:span> 9 (1997), pp. 289-336 (reprinted in <text:span text:style-name="T14">idem</text:span>, Byzantium, Eastern Christianity and Islam: Art at the Crossroads of the Medieval Mediterranean (London: The Pindar Press, 2000), Vol. 2, pp. 153-197)</text:p>
      <text:p text:style-name="P64"><text:span text:style-name="T22">Mss</text:span>.: Florence, BMF, Or. 387 (p. 317, pl. 7); Leiden, University Library, Or. 1571 (p. 318, pl. 9; p. 319, pl. 10; p. 321, pl. 13; p. 325, pl. 17; p. 327, pl. 19; p. 3287, pl. 20; p. 329, pls. 22-23); Sinai, Ar. 92, and Istanbul, Topkapı Sarayı Library, Ahmet III 3519 (p. 335, pl. 29).</text:p>
      <text:p text:style-name="P30">[#] Lucy-Anne Hunt, “Byzantine-Islamic influences in the illustration of MS Paris, Institut Catholique Copte-Arabe 1,” in <text:span text:style-name="T14">XVI. Internationaler Byzantinistencongress, Akten 11/5, Jahrbuch der Östereichischen Byzantinistik</text:span> 32/5 (1983), Vol. 5, pp. 339-341.</text:p>
      <text:p text:style-name="P80"><text:span text:style-name="T22">Mss</text:span>.: Paris, Institut Catholique, Copt.-Ar. 1 (pls. 1-4) and BNF, Copt. 13; and Cairo, Coptic Museum, Bibl. 94 (pl. 5).</text:p>
      <text:p text:style-name="P30">[#] Lucy-Anne Hunt, <text:span text:style-name="T14">The Illustration of a Thirteenth – Century New Testament Manuscript from Cairo (Paris, Institut Catholique Copte-Arabe 1),</text:span> (unpubl. Dissertation, University of London, London, 1981).</text:p>
      <text:p text:style-name="P80"><text:span text:style-name="T22">Mss</text:span>.: Paris, Institut Catholique, Copt.-Ar. 1; Cairo, Coptic Museum, Bibl. 94; St Petersburg, RNL, Ar. N.S. 327; Vatican, BAV, Copt. 9.</text:p>
      <text:p text:style-name="P30">[#] Pieter Sj. van Koningsveld, “Andalusian-Arabic Manuscripts from Christian Spain: A comparative Intercultural Approach,” in <text:span text:style-name="T14">Israel Oriental Studies</text:span> 12 (1992), pp. 75-110.</text:p>
      <text:p text:style-name="P82"><text:span text:style-name="T23">Mss</text:span><text:span text:style-name="T24">.: Munich, Bayrische Staatsbibliothek, Ar. 238 (no. 56); Vatican, BAV, Borg. Ar. 129 (no. 68) and Ar. 5</text:span> (<text:span text:style-name="T25">no. ?).</text:span></text:p>
      <text:p text:style-name="P26">[#] Raif <text:s/>Georges Khoury, “G 1.5 Apostel-Briefe in arabischer Übersetzung,” in Elmar Mittler (ed.), <text:span text:style-name="T14">Bibliotheca Palatina. Katalog zur Ausstellung vom 8. Juli bis 2 November 1986 Heiliggeistkirche Heidelberg</text:span> (Heidelberg: Edition Braus Heidelberg, 1986). Textband, p. 418; Bildband, p.274.</text:p>
      <text:p text:style-name="P66"><text:span text:style-name="T22">Mss</text:span>.: Vatican, BAV, Ar. 23.</text:p>
      <text:p text:style-name="P30">[#] Jacqueline Lafontaine-Dosogne, “Recherches sur l'illustration de l'Évangile arabe de l'Enfance à Florence (Laur. Or. 387),” in <text:span text:style-name="T14">The International Symposium on Armenian Art</text:span>, (Erevan: Acad., 1981), <text:soft-page-break/>Vol. 2, pp. 170-172</text:p>
      <text:p text:style-name="P64"><text:span text:style-name="T22">Mss</text:span>.: Florence, BML, Or. 387</text:p>
      <text:p text:style-name="P26">[#<text:span text:style-name="T41">] Jacqueline Lafontaine-Dosogne, </text:span>“The Cycle of the Infancy of Christ,” Paul A. Underwood (ed.), <text:span text:style-name="T14">The Kariye Djami</text:span>, Vol. 4, <text:span text:style-name="T14">Studies in the art of the Kariye Djami and its intellectual background</text:span> (London: Routledge &amp; Paul, 1975), pp. 195-241.</text:p>
      <text:p text:style-name="P30">[#] <text:span text:style-name="T41">Jacqueline Lafontaine-Dosogne</text:span>, „Le cycle des mages dans l'Evangile arabe de l'Enfance du Christ de Florence (Laur. Or. 387), Mélanges A. Abel“, 2 vols, (Bruxelles: Publications du Centre pour l’Etude de Problèmes du Monde Musulman Contemporain, 1975), Vol. 2, pp. 287-294.</text:p>
      <text:p text:style-name="P64">Mss.: Florence, BML, Or. 387.</text:p>
      <text:p text:style-name="P30">[#] James W. Pollock, “Two Christian Arabic manuscripts in the Bryn Mawr Library,” in<text:span text:style-name="T14"> Journal of American Oriental Society</text:span> 110 (1990), pp.330-331.</text:p>
      <text:p text:style-name="P82"><text:span text:style-name="T24">On two manuscripts which were originally part of Arnold Mettler-Specker collection, on loan at Zurich library. They were auctioned in 1948 and eventually donated to Bryn Mawr College Library. One of them, formerly Ms. Zurich, Or. 94, contains a 9</text:span><text:span text:style-name="T29">th</text:span><text:span text:style-name="T24"> century copy of the Psalms in Arabic [mentioned in GCAL:1, p. 114, #].</text:span> </text:p>
      <text:p text:style-name="P80"><text:span text:style-name="T22">Mss</text:span>.: Bryn Mawr College Library, BV 47</text:p>
      <text:p text:style-name="P30">[#] Valery Vyacheslavoich Polosin, “The Arabic Bible: Turning Again to an Old Controversy,” in <text:span text:style-name="T14">Manuscripta Orientalia </text:span>6 (2000), pp. 3-18.</text:p>
      <text:p text:style-name="P64">Contains a description of Ms. St Petersburg, Institute of Oriental Manuscripts, D 226 and its relations to Ms. Vatican, BAV, Ar. 467-468 (cf. [#] Vaccari and [#] Krachkovksi).</text:p>
      <text:p text:style-name="P64"><text:span text:style-name="T22">Mss</text:span>.: St Petersburg, Institute of Oriental Manuscripts, D 226 and Vatican, BAV, Ar. 467-468.</text:p>
      <text:p text:style-name="P30">[#] Valery Vyacheslavoich Polosin and Efim Rezvan, “To the CD-ROM Edition of the St. Petersburg Arabic Bible,” in <text:span text:style-name="T14">Manuscripta Orientalia </text:span>3 (1997), pp. 40-47.</text:p>
      <text:p text:style-name="P30"><text:span text:style-name="T22">Mss</text:span>.: St Petersburg, Institute of Oriental Manuscripts, D 226 and Vatican, BAV, Ar. 467-468.</text:p>
      <text:p text:style-name="P30">[#] Staatsbibliothek zu Berlin, <text:span text:style-name="T14">Jüdische Handschriften. Restaurieren. Bewahren. Präsentieren</text:span> (Berlin: Staatsbibliothek zu Berlin, 2002). </text:p>
      <text:p text:style-name="P82"><text:span text:style-name="T23">Mss</text:span><text:span text:style-name="T24">.: Berlin, Staatsbibliothek, Ms or.fol. 1320 (pp. 48-49), Ms. or. fol. 534 (p. 59),</text:span> <text:span text:style-name="T24"><text:tab/> <text:tab/> <text:tab/></text:span></text:p>
      <text:p text:style-name="P17">[#] <text:span text:style-name="T14">St. Catherine's Monastery at Mount Sinai: It's Manuscripts and their Conservation: Papers Given in Memory of Professor Ihor Ševčenko</text:span>. ([S.l.]: Saint Catherine's Foundation, 2011).</text:p>
      <text:p text:style-name="P17"><text:tab/>Portrait of St. Luke (p. 49) from Sinai NF Arab. 14.</text:p>
      <text:p text:style-name="P16">[#] H. Stock, “Die Magierminiaturen des Cod. Med. Pal. 387, die literarische Ueberlieferung und der ‘Orientalische Typus,” in <text:span text:style-name="T14">Byzantinisch-neugriechiesche Jahrbücher</text:span> 2 (1921), pp. 329-343.</text:p>
      <text:p text:style-name="P77"><text:span text:style-name="T22">Mss</text:span>.: Florence, BML, Or. 387.</text:p>
      <text:p text:style-name="P12">[#] G. Theodoraki, <text:span text:style-name="T14">Les Enluminures du ms. Copte 13 de la B.N.</text:span>, unpubl. PhD-thesis, University of Paris, 1966. </text:p>
      <text:p text:style-name="P16">[#] Konstantin von Tischendorf, <text:span text:style-name="T14">Anecdota sacra et profana ex Oriente et Occidente allata sive Notitia codicum Graecorum, Arabicorum, Syriacorum, Copticorum, Hebraicorum, Athiopicorum, Latinorum</text:span> (Leipzig: Sumptibus Hermanni Fries, 1861).</text:p>
      <text:p text:style-name="P77">Contains a description of Tischendorf’s codices, some of them containing early biblical books in Arabic. <text:s/></text:p>
      <text:p text:style-name="P77"><text:span text:style-name="T22">Mss</text:span>.: St Petersburg, RNL, A. N.S. 327 and Leipzig, Universitätsbibliothek, Cod. Tisch. 31 and 37.</text:p>
      <text:p text:style-name="P16">[#] Eugene Tisserant, <text:span text:style-name="T14">Specimina Codicum Orientalium</text:span> (Bonn: A. Marcus et E. Weber, 1914).</text:p>
      <text:p text:style-name="P97"><text:span text:style-name="T22">Mss.</text:span>: Vatican, BAV, Barberini Or. 1 (p. xiii, pl. 1) and Or. 2 (p. xlvii, pl. 80), Ar. 4 (p.xlii, pl. 61b), Ar. 18 (p. xxxiii, pl. 45a), Ar. 581 (p.xli, pl. 59a), Ar. 788 (p. xli, pl. 59c), Borg. Ar. 48 <text:soft-page-break/>(p. xlii, pl. 61d), Borg. Ar. 71 (pp. xxxix-xl, pl. 56b), Borg. Ar. 95 (p. xxxix, pl. 55), and Borg. Ar. 129 (p. xxxviii, pl. 53.</text:p>
      <text:p text:style-name="P16">[#] Girgio Levi della Vida, “Manoscritti arabi di origine spagnola nella Biblioteca Vaticana,” in <text:span text:style-name="T14">Collectanea Vaticana in Honorem Anselmi M. Card. Albareda a Bibliotheca Apostolica</text:span> (Vatican: Biblioteca Apostolica Vaticana, 1942), pp. 133- 189, (reprinted in <text:span text:style-name="T14">Note di storia letteraria arabo-isponica</text:span> (Rome: Instituto per l’Oriente, 1971), pp. 1-54).</text:p>
      <text:p text:style-name="P97">Deals with Arabic manuscripts of Iberian provenance in the BAV, among them some biblical codices are mentioned. </text:p>
      <text:p text:style-name="P97"><text:span text:style-name="T22">Mss</text:span>.: Vatican, BAV, Borg. Ar. 67, Borg. Ar. 129, Ar. 5, Lat. 12900 (formerly Chapter of the Cathedral of Siguenze, Ms. 150) and Lat. 13001; London, BL, Add. 9060.</text:p>
      <text:p text:style-name="P16">[#] Georges Vajda, <text:span text:style-name="T14">Album de Paléographie Arabe</text:span> (Paris: Librairie d’Amérique et d’Orient, 1958). </text:p>
      <text:p text:style-name="P96"><text:span text:style-name="T23">Mss</text:span><text:span text:style-name="T24">: Paris, BNF, Ar. 6725 (pl. 4)</text:span>.</text:p>
      <text:p text:style-name="P16">[#] John Obadiah Westwood, <text:span text:style-name="T14">Palaeographia sacra pictorial, being a series of illustrations of the ancient versions of the Bible, copied from Illuminated Manuscripts, executed between the fourth and sixteenth Centuries</text:span> (London: Smith, 1845). </text:p>
      <text:p text:style-name="P97"><text:span text:style-name="T22">Mss</text:span>.: London, BL, Add. 11856 (p. 29)</text:p>
      <text:p text:style-name="P49">[#] Kurt Weitzmann, “An Early Copto-Arabic Miniature in Leningrad,” <text:span text:style-name="T14">Ars Islamica</text:span> 10 (1943), pp. 119-134. </text:p>
      <text:p text:style-name="P96"><text:span text:style-name="T22">Mss</text:span>.: St Petersburg, RNL, Ar. NS. 327; Berlin, Staatsbibliothek, Diez A 41.</text:p>
      <text:p text:style-name="P6"><text:bookmark text:name="h.2s8eyo1"/>Part Two</text:p>
      <text:p text:style-name="P6"><text:bookmark text:name="h.17dp8vu"/>Christian-Arabic</text:p>
      <text:p text:style-name="P1"><text:bookmark text:name="h.3rdcrjn"/>Generalia</text:p>
      <text:p text:style-name="P26">[#] Joshua Blau, “Sind uns Reste arabischer Bibelübersetzungen aus vorislamischer Zeit erhalten geblieben?,” <text:span text:style-name="T14">Le Muséon </text:span>86 (1973), pp. 67-72. [reprint: </text:p>
      <text:p text:style-name="P26">For a Spanish translation by Magdalena López Pérez, see “¿Se conservan restos de traducciones árabes de la Biblia de época preislámica?,” <text:span text:style-name="T14">Collectanea Christiana Orientalia </text:span>4 (2007), pp. 359-364. available at http://www.uco.es/investiga/grupos/hum380/collectanea/sites/default/files/Translations_0.pdf.]</text:p>
      <text:p text:style-name="P30">[#] Sebastian Euringer, “Zum Stammbaum der arabischen Bibelhandschriften Vat. ar. 468 and 467,” <text:span text:style-name="T14">Zeitschrift für Semitistik und verwandte Gebiete </text:span>7 (1929), pp. 259-273.</text:p>
      <text:p text:style-name="P64">On the disput between [#] Vaccari and [#] Krachkovskii.</text:p>
      <text:p text:style-name="P64">Mss.: Vatican, BAV, Ar. 467 and Ar. 468 and St Petersburg, Institute of Oriental Manuscripts, D 226.</text:p>
      <text:p text:style-name="P26">[#] Serge Frantsuzov, “Pripiski k arabskoj rukopisnoj Biblii (D226) iz sobranija Instituta vostochnykh rukopisej RAN kak istoricheskij istochnik” [Marginal Notes in the Arabic Bible (St Petersburg, Oriental Institute, MS D226) as a Historical Source]. <text:span text:style-name="T14">Vestnik PSTGU, III: Filologija</text:span>. 3(17) (2009): 38-57 [with English summary].</text:p>
      <text:p text:style-name="P26">Georg Graf, <text:span text:style-name="T14">Geschichte der christlichen arabischen Literatur</text:span>, vol. 1 (Vatican City, 1944), pp. 85-195.</text:p>
      <text:p text:style-name="P26">[#] Ignatii Krachkovskii, “On a translation of the Bible into Arabic to the time of Caliph al-Maʾmūn,” [in Russian] <text:span text:style-name="T14">Christianskij Vostok</text:span> 6 (1918), pp. 189-196.</text:p>
      <text:p text:style-name="P26">[#] Ignatii Krachkovskii, “Original vatikanskoj rukopisi arabskogo perevoda Biblii [The original of a Vatican manuscript of an Arabic translation of the Bible],” <text:span text:style-name="T14">Doklady Akademii Nauk series B</text:span> (1925), pp. 84-87. (reprinted in Original vatikanskoj rukopisi arabskogo perevoda Biblii (L’original du manuscrit de Vatican de la traduction arabe de la Bible). In <text:span text:style-name="T14">Izbrannye sochinenija</text:span> (OEuvres choisies), t. VI. (Moscou–Léningrad: Éditions de l’Académie des Sciences de l’URSS, 1960), <text:soft-page-break/>pp.472–477.</text:p>
      <text:p text:style-name="P26">Also refered to in [#] Ignatii Krachkovskii, <text:span text:style-name="T14">Über Arabische Handschriften gebeugt. Erinnerung an Bücher und Menschen</text:span> (Leipzig: Koehler &amp; Amelang, 1949), pp. 54.</text:p>
      <text:p text:style-name="P26">[#] Juan Pedro Monferrer-Sala, “En torno a las versiones medievales ‘árabes cristianas’ del Antiguo Testamento: Hacia un estado de la cuestíon,” in Miguel Angel García Peinado and Emilio Ortega Arjonilla (eds.) <text:span text:style-name="T14">Panorama actual de la investigación en traduccíon e interpretación</text:span> (Málaga: 2003) Vol. II, pp. 23-33.</text:p>
      <text:p text:style-name="P26">[#] Valery Vyacheslavoich Polosin, “Starejshaja rukopis' polnoj Biblii na arabskom jazyke (vozvrash'enie k davnishnej diskussii),” [The Oldest Integral Manuscript Copy of the Arabic Bible: Revisiting an Old Debate], <text:span text:style-name="T14">Khristianskij Vostok</text:span>. New Series. 5(XI) (2003-2008), pp. 76-85.</text:p>
      <text:p text:style-name="P26">Irfan Shahid, “The Problem of an Arabic Bible and Liturgy before the Rise of Islam,” in Samir Khalil Samir (ed.), <text:span text:style-name="T14">Acts du premier congrès international d’études chrétiennes, Goslar, September, 1980 </text:span>(OCA 218; Rome: 1982), pp. 481-490.</text:p>
      <text:p text:style-name="P26">Alberto Vaccari, “Una Bibbia araba per il primo Gesuita venuto al Libano,” in <text:span text:style-name="T14">Mélanges de l’Université Saint-Joseph </text:span>10 (1925), pp. 79-104.</text:p>
      <text:p text:style-name="P1"><text:bookmark text:name="h.26in1rg"/>Pentateuch</text:p>
      <text:p text:style-name="P30">[#] Ibrahim Bassal, “Syriac-Aramaic words in an early Christian Arabic copy of the Pentateuch (Ms Sin Ar. 2),” <text:span text:style-name="T14">Collectanea Christiana Orientalia</text:span> 10 (2013), pp. 17-36.</text:p>
      <text:p text:style-name="P64"><text:span text:style-name="T22">Mss</text:span>.: Sinai, Ar. 2, Ar. 3, and Ar. 10; Paris, BNF, Ar. 9 and 14; Copenhagen, Royal Library, Ar. 75; and Munich, Staatsbibliothek, Ar. 234.</text:p>
      <text:p text:style-name="P26">[<text:span text:style-name="T41">#] Ibrahim Bassal, “</text:span>Hebrew and Aramaic Words in Christian Arabic Bible Translations,” in Ayelet Oettinger and Danny Bar-Maoz (eds.), <text:span text:style-name="T14">Mittuv Yosef, Yosef Tobi Jubilee Volume</text:span> (Haifa: University of Haifa, 2012), III, pp. 95-119.</text:p>
      <text:p text:style-name="P26">[#] <text:span text:style-name="T41">Ibrahim Bassal</text:span>, “Hebrew and Aramaic elements in the vernacular and written Christian Arabic,” in Heltzer, Michael and Meir Malul<text:span text:style-name="T14"> </text:span><text:span text:style-name="T42">(eds.)</text:span><text:span text:style-name="T14"> Teshūrōt la-Avishur. Studies in the Bible and Ancient Near East, in Hebrew and Semitic Languages</text:span> (Tel-Aviv – Jaffa: Archaeological Center Publications, 2004), pp. 17-19 [in Hebrew].</text:p>
      <text:p text:style-name="P26">[#] <text:span text:style-name="T41">Ibrahim Bassal</text:span>, <text:span text:style-name="T14">Hebrew and Aramaic elements in the Vernacular Christian Arabic in Israel and in the Written Christian Arabic in the Holy Land, Syria and Lebanon</text:span>, unpubl. PhD-Thesis, University of Haifa.</text:p>
      <text:p text:style-name="P26">[#] Louis Cheikho, “Deux anciens manuscrits arabes du Pentateuche,” in <text:span text:style-name="T14">Mashriq </text:span>21 (1923), pp. 141-147.</text:p>
      <text:p text:style-name="P30">[#] Raffael Edelmann, “משהו על התרגומים הערבים של חמשה חומשי תורה” [Features in Arabic Translations of the Pentateuch], in <text:span text:style-name="T14">Melilah </text:span>5 (1955), pp. 45-50.</text:p>
      <text:p text:style-name="P64">Basically a Hebrew version of his English article [#], see there. </text:p>
      <text:p text:style-name="P66"><text:span text:style-name="T23">Mss</text:span><text:span text:style-name="T24">: Copenhagen, Royal Library, Ar. 75; Leiden, University Library, Or. 377 (Warner 377) and Or. 230 (Scaliger Arab. 230).</text:span> </text:p>
      <text:p text:style-name="P30">[#] Georg Graf, “Die arabische Pentateuchübersetzung in cod. Monac. arab. 234,” in <text:span text:style-name="T14">Biblische Zeitschrift </text:span>15 (1919-21), pp. 97-115, 193-212, 291-330.</text:p>
      <text:p text:style-name="P80">On an Iberian copy of an Arabic Pentateuch of East-Syriac provenance.</text:p>
      <text:p text:style-name="P80">(compare [#] Monferrer-Sala)</text:p>
      <text:p text:style-name="P80"><text:span text:style-name="T22">Mss</text:span>.: Munich, Bayrische Staatsbibliothek, Ar. 234 and Ar. 238; Cambridge, CUL, Add. 3289; and Berlin, Staatsbibliothek, Dq. 106.</text:p>
      <text:p text:style-name="P48"><text:soft-page-break/>[#] Robert Holmes and et al. (eds.), <text:span text:style-name="T14">Vetus Testamentum ex versione Septuaginta interpretum</text:span>. 3 vols. (Glasgow: Ex Prelo Academico, 1822). </text:p>
      <text:p text:style-name="P48">On Ar. 1 and 2.</text:p>
      <text:p text:style-name="P26"/>
      <text:p text:style-name="P26">John Caleb Hughes, <text:span text:style-name="T42">„De Lagardes Ausgabe der arabischen Übersetzung des Pentateuchs. Cod. Leid. arab. 377 nachgeprüft,“</text:span><text:span text:style-name="T14"> Leipziger semitische Studien</text:span> 7,3 (Leipzig: 1920).</text:p>
      <text:p text:style-name="P26">Paul de Lagarde, <text:span text:style-name="T14">Materialen zur Kritik und Geschichte des Pentateuchs</text:span>, 2 vols. (Leipzig: 1867).</text:p>
      <text:p text:style-name="P32">Vollandt. lindgren</text:p>
      <text:p text:style-name="P26">Ofer Livne-Kafri, “A Note on the Energicus in a Coptic-Arabic Translation of the Pentateuch,” <text:span text:style-name="T14">Acta Orientalia </text:span>62 (2009), pp. 405-411.</text:p>
      <text:p text:style-name="P48">[#] Ofer Livne-Kafri "'What is this which...' in a Blingual (Coptic and Arabic) Manuscript of the Pentateuch,“ <text:span text:style-name="T14">Acta Orientalia Hung</text:span>. 65 (3), (2012), pp. 347-352. </text:p>
      <text:p text:style-name="P48"/>
      <text:p text:style-name="P26">[#] Ofer Livne-Kafri “A Note on Some Hypothetical Clauses in a Coptic and Arabic MS of the Pentateuch: The Case of<text:span text:style-name="T14"> </text:span><text:span text:style-name="T42">lawla,” </text:span><text:span text:style-name="T14">Acta</text:span> <text:span text:style-name="T14">Orientalia Hung</text:span>. 65 (2012), pp. 457-461.</text:p>
      <text:p text:style-name="P32">His Hebrew articles.</text:p>
      <text:p text:style-name="P26">[#] Juan Pedro Monferrer-Sala, “A Nestorian Arabic Pentateuch used in Western Islamic Lands,” in David Thomas (ed.), <text:span text:style-name="T14">The Bible in Arab Christianity </text:span>(Leiden/Boston: 2007), pp. 351-368.</text:p>
      <text:p text:style-name="P26"/>
      <text:p text:style-name="P26">[#] Juan Pedro Monferrer-Sala, “¿Circularon textos cristianos orientales en al-Andalus? Nuevos datos a partir de una muestra véterotestamentaria andalusí,” in Cyrille Aillet and Mayte Penelas and Philippe Roisse (eds.), <text:span text:style-name="T14">¿Existe una identidad mozárabe? Historia,lengua y cultura de los cristianos de al-Andalus</text:span> (siglos IX-XII) (Madrid: 2008), pp. 167-210.</text:p>
      <text:p text:style-name="P26">David Heinrich Müller, <text:span text:style-name="T42">„Die Mehri- und Soqoṭri-Sprache,“</text:span> I, <text:span text:style-name="T14">Texte, Südarabische Expedition,</text:span> Bd. IV (Vienna: 1902), pp. 1-31. [Includes, alongside a translations into Mehri, Gen 37 and 39-45; see also below under Historical Books.]</text:p>
      <text:p text:style-name="P48">[#] Heinrich Eberhard Gottlob Paulus, <text:span text:style-name="T14">Commentatio critica, exhibens e Bibliotheca Oxoniensi Bodlejana Specimina versionum Pentateuchi septem Arabicarum, nondum editarum, cum observationibus</text:span> (Jena: apud Bibliop. Academicum, 1789).</text:p>
      <text:p text:style-name="P48"/>
      <text:p text:style-name="P26">[#] Joseph Francis Rhode, <text:span text:style-name="T14">The Arabic Versions of the Pentateuch in the Church of Egypt, </text:span>Ph.D. Thesis, Catholic University of America, Washington, D.C., 1921.</text:p>
      <text:p text:style-name="P26">[#] Friedrich Theodor Rinck, “Über eine ungedruckte arabische Übersetzung des ersten Buchs Moses zu Mannheim,” in Johann Gottfried Eichhorn (ed.), <text:span text:style-name="T14">Allgemeine Bibliothek der biblischen Litteratur,</text:span> Vol. 3 (Leipzig: Weidmann, 1790/91), pp. 665-669.</text:p>
      <text:p text:style-name="P26">Malay? It is the manuscript kept in Munich today.</text:p>
      <text:p text:style-name="P12">[see above, #] Oluf Gerhard Tychsen, “Über die Quelle aus welcher die Handschrift der arabischen Version in den Polylotten geflossen ist,” in Johann Goffried Eichhorn (ed.), <text:span text:style-name="T14">Repertorium für biblische und morgenländische Litteratur,</text:span> Vol. 10 (Leipzig: Weidmann, 1782), pp. 95-110.</text:p>
      <text:p text:style-name="P96"><text:span text:style-name="T22">Mss</text:span>. Paris, BNF Ar. 1, Florence, BML Or. 112 (formerly 21).</text:p>
      <text:p text:style-name="P16">[see above, #] Oluf Gerhard Tychsen, “Untersuchung ob R. Saadjah Haggaon Verfasser der arabischen Uebersetzung des Pentateuchs in den Polyglotten sey,” in Johann Goffried Eichhorn (ed.), <text:span text:style-name="T14">Repertorium für biblische und morgenländische Litteratur,</text:span> Vol. 11 (Leipzig: Weidmann, 1782), pp. 82-112.</text:p>
      <text:p text:style-name="P16"/>
      <text:p text:style-name="P26">[#] Ronny Vollandt,<text:span text:style-name="T14"> Christian-Arabic Translations of the Pentateuch from the 9th to the 13th </text:span><text:soft-page-break/><text:span text:style-name="T14">centuries: A Comparative Study of Manuscripts and Translation Techniques</text:span>, Unpubl. PhD-Thesis, University of Cambridge, 2011.</text:p>
      <text:p text:style-name="P82">Offers a survey on the different translations of the Pentateuch and an in-depth study of Ms. Sinai, Ar. 2. </text:p>
      <text:p text:style-name="P82">Mss.: </text:p>
      <text:p text:style-name="P26">[#] Ronny Vollandt, “2.5.8, Arabic versions, Pentateuch, secondary,” in Emmanuel Tov (ed.), <text:span text:style-name="T14">The Textual History of the Bible</text:span> (Leiden: Brill, forthcoming).</text:p>
      <text:p text:style-name="P30">[#] Arthur Vööbus, <text:span text:style-name="T14">Peschitta und Targumim des Pentateuchs. Neues Licht zur Frage der Herkunft der Peschitta aus dem altpalästinischen Targum</text:span> (Stockholm: Etse, 1958), pp. 59-64, 118-123.</text:p>
      <text:p text:style-name="P80">On the affinities of an alleged “old-Syriac” version on Arabic translations of the Pentateuch. </text:p>
      <text:p text:style-name="P80"><text:span text:style-name="T22">Mss</text:span>.: Berlin, Staatsbibliothek, Diez A quart. 106; Leiden, University Library, Or. 377; Munich, Staatsbibliothek, Ar. 234.</text:p>
      <text:p text:style-name="P30">[#] John William Wevers (ed.), <text:span text:style-name="T14">Genesis: Septuaginta. Vetus Testamentum Graecum</text:span>, Vol. 1 (Göttingen: Vandenhoeck&amp;Ruprecht, 1974), pp. 44-46.</text:p>
      <text:p text:style-name="P64"><text:span text:style-name="T22">Mss</text:span>.: Paris, BNF, Ar. 9, Ar. 10, Ar. 11, and Ar. 16; Oxford, Bodleian Library, Poc. 219, and March 440; Leiden, University Library, Or. 377 (Warner 377) and Or. 230 (Scaliger Arab. 230).</text:p>
      <text:p text:style-name="P30">[#] John William Wevers, “The Textual Affinities of the Arabic Genesis of Bib. Nat. Arab 9,” in John William Wevers and Donald Bruce Redford, (eds.), <text:span text:style-name="T14">Studies on the Ancient Palestinian World Presented to Professor F.W. Winnett </text:span>(Toronto: University of Toronto Press, 1972), pp. 46-74.</text:p>
      <text:p text:style-name="P64"><text:span text:style-name="T22">Mss</text:span>.: Paris, BNF, Ar. 9, 10, 11, 16; and Leiden, Oxford, Bodleian Library, Poc. 219, and March 440; University Library, Or. 239 (Scalinger 239) and Or. 377 (Warner 377).</text:p>
      <text:p text:style-name="P26"><text:span text:style-name="T41">John William Wevers, “T</text:span>he Arabic Versions of Genesis and the Septuagint,” <text:span text:style-name="T14">Bulletin of the International Organization for Septuagint and Cognate Studies </text:span>3 (1970), pp. 8-11.</text:p>
      <text:p text:style-name="P2"><text:bookmark text:name="h.lnxbz9"/>Al-Harith ibn Sinan</text:p>
      <text:p text:style-name="P30">[#] Henry Aldrich, “Testimonia aliquot Scriptorum Orientalium de LXXII interpretibus eoreumque Versione,” in A<text:span text:style-name="T14">risteae Historia LXXII interpretum accessere veterum testimonia de eorum Versione</text:span> (Oxford: e Theatro Sheldoniano, 1692), <text:s/>pp. 131-144.</text:p>
      <text:p text:style-name="P82"><text:span text:style-name="T24">With a Latin translation of the introduction.</text:span> </text:p>
      <text:p text:style-name="P42"><text:span text:style-name="T5">[#] Antonius Maria Ceriani, </text:span><text:span text:style-name="T8">Monumenta Sacra et Profana</text:span><text:span text:style-name="T5"> (</text:span><text:span text:style-name="T41">Milano: typis et impensis Bibliothecae Ambrosianae, 1861)</text:span><text:span text:style-name="T10">, </text:span><text:span text:style-name="T5">Vol. 2, pp. 107-108. </text:span></text:p>
      <text:p text:style-name="P82">Reproduces White’s [#] Latin translation of the introduction.</text:p>
      <text:p text:style-name="P30">[#] Humfred Hody, <text:span text:style-name="T14">Bibliorum Textibus Originalibus, versionibus Graecis &amp; Latina Vulgata</text:span> (Oxford: e Theatro Sheldoniano, 1705), pp. 622-5. </text:p>
      <text:p text:style-name="P82"><text:span text:style-name="T24">With a Latin translation of the introduction.</text:span> </text:p>
      <text:p text:style-name="P30">[#] Joseph Nasrallah, “Deux versions Melchites partielles de la Bible du IX<text:span text:style-name="T28">e</text:span> et du X<text:span text:style-name="T28">e</text:span> siècles,” in <text:span text:style-name="T14">OS</text:span> 64 (1980), pp. 203-206.</text:p>
      <text:p text:style-name="P80">Includes an account on al-Ḥārith, with all relevant primary and secondary sources. </text:p>
      <text:p text:style-name="P82"><text:span text:style-name="T24">Mss.: Sinai, Ar. 10; Paris, BNF, Ar. 13 and Ar. 14; Oxford, Bodl., Laud. Or. 258 (formerly A 147) and Laud. Or. 243 (formerly A 146); Escurial, Arabic 1857; Coptic Orthodox Patriarchate, Bibl. 14, Bibl. </text:span><text:span text:style-name="T25">19 </text:span><text:span text:style-name="T24">and Bibl. 27; Vatican, BAV, Ar. 1; an unspecified manuscript from the collection Khūkāz, Aleppo: St Sauveur, Ms. 224</text:span>; <text:span text:style-name="T25">and Birmingham, Mingana, Arab. Chr. 121.</text:span></text:p>
      <text:p text:style-name="P16"><text:soft-page-break/>[#] Eberhard Nestle, “Jacob von Edessa über den Schem hammephorasch und andere Gottesnamen. Ein Beitrag zur Geschichte des Tetragrammaton,” in <text:span text:style-name="T14">ZDMG</text:span> 32 (1878), pp. 465-508.</text:p>
      <text:p text:style-name="P97">Deals with al-Ḥārith’s description of the Hexapla in the introduction to his translations. Contains an excerpt of the Arabic text.</text:p>
      <text:p text:style-name="P96"><text:span text:style-name="T23">Mss</text:span><text:span text:style-name="T24">.: Oxford, Bodl., Laud. A 146 and A 147.</text:span> </text:p>
      <text:p text:style-name="P16">[#] Joseph White, <text:span text:style-name="T14">A letter to the Right Reverend the Lord Bishop of London, Suggesting a Plan for a New Edition of the LXX. To which are added Specimens of some inedited Eastern Versions made from the Greek, and a Sketch of a Chart of Greek Mss. By the Rev. Joseph White, B.D. Fellow of Wadham College, Laudian Professor of Arabic, one of His Majesty's Preachers at Whitehall; and Editor and Translator of the Syriac Philoxenian Version of the Gospels</text:span> (Oxford : at the Clarendon-Press, 1779), pp. 8-29. </text:p>
      <text:p text:style-name="P96"><text:span text:style-name="T24">Contains a full Latin translation of al-Ḥārith’s introduction, as preserved in the two copies of the Bodleian Library, specimens from Num 27, and a transcription of the closing formulas of each book.</text:span> </text:p>
      <text:p text:style-name="P96"><text:span text:style-name="T23">Mss</text:span><text:span text:style-name="T24">.: Oxford, Bodl., Laud. A 146 and A 147.</text:span> </text:p>
      <text:p text:style-name="P12">[#, see above] Ronny Vollandt, “2.5.8, Arabic versions, Pentateuch, secondary,” in Emmanuel Tov (ed.), <text:span text:style-name="T14">The Textual History of the Bible</text:span> (Leiden: Brill, forthcoming).</text:p>
      <text:p text:style-name="P12">Mss.: </text:p>
      <text:p text:style-name="P2"><text:bookmark text:name="h.35nkun2"/>Marqus ibn al-Qunbar</text:p>
      <text:p text:style-name="P12">See [#] Wevers</text:p>
      <text:p text:style-name="P12">[#] Michael Breydy, “Les commentaires bibliques de Marcos Ibn Qanbar n'appartiennent ni à St. Ephrem ni au patrimoine liturgique des Maronites,” <text:span text:style-name="T14">al-Manārah</text:span> 27 (1986), pp. 367-380.</text:p>
      <text:p text:style-name="P12"/>
      <text:p text:style-name="P12">[#] Georg Graf, “Ein Arabischer Pentateuchkommentar des 12. Jahrhunderts,” <text:span text:style-name="T14">Biblica</text:span> 23 (1924), pp. 113-138.</text:p>
      <text:p text:style-name="P12"/>
      <text:p text:style-name="P26">[#] Samir Khalil Samir, “safīnat Nūḥ wa-l-waḥda al-masīḥiyya li-Marqus ibn Qunbar,” <text:span text:style-name="T14">ṣadīq al-kāhin</text:span> 12 (1972), pp- 286-294.</text:p>
      <text:p text:style-name="P12">[#] Samir Khalil Samir, “Note sur l'auteur du commentaire de la Genèse et ses recensions,” in Samir Khalil Samir (ed.) <text:span text:style-name="T14">Actes du deuxième congrés international d'études arabes chrétiennes</text:span> (Rome: Pont. Institutum Studiorum Orientalium, 1986), pp. 159-175.</text:p>
      <text:p text:style-name="P12"/>
      <text:p text:style-name="P42"><text:span text:style-name="T5">[#] Samir Khalil Samir, “Vie et Oevre de Marc ibn-Qunbar,” in </text:span><text:span text:style-name="T41">René Georges Coquin and Jean Marc Rosenstiehl</text:span><text:span text:style-name="T5"> (ed.), </text:span><text:span text:style-name="T8">Christianisme d'Égypte: hommages à René-Georges Coquin</text:span><text:span text:style-name="T5"> (Paris/Louvain: Peeters, 1995), pp. 123-158.</text:span></text:p>
      <text:p text:style-name="P26">[#] Samir Khalil Samir, “L'Esprit dans le Commentaire de la Genèse d'Ibn al-Qunbar (12e s.),” in Samir Khalil Samir (ed.), <text:span text:style-name="T14">L’Esprit-Saint dans la vie de l’Église. Actes du Deuxième Colloque (27, 28 Février et 1er Mars 1998)</text:span> (Jounieh: Editions St-Paul, 2000), pp. 99-128.</text:p>
      <text:p text:style-name="P26">[#] Samir Khalil Samir, “La symbolique de l'Arche de Noé dans le commentaire allégorique de Marqus Ibn al-Qunbar (12e siècle),” in Ayoub Chahwan and Antoine Kassis (eds.), <text:span text:style-name="T14">Bible et Patrimoine de l’Orient. Mélanges offerts au Père Paul Féghali </text:span><text:span text:style-name="T42">(</text:span>Beirut<text:span text:style-name="T42">:</text:span> 2002), pp. 265-317.</text:p>
      <text:p text:style-name="P66">Contains an edition of Gen. 6:9-22</text:p>
      <text:p text:style-name="P66"><text:span text:style-name="T22">Mss.</text:span>: Oxford, Bodl., Hunt. 112, Vatican, BAV, Ar. 33; London, BL, Or. 1330.</text:p>
      <text:p text:style-name="P12">[#] Mark N. Swanson, “Marqus ibn al-Qunbar,” in David Thomas and Alexander Mallett (eds.), <text:span text:style-name="T14">Christian-Muslim Relations. A Bibliographical History</text:span>. Volume 4 (1200-1350), pp. 98-108, esp. 103-108. </text:p>
      <text:p text:style-name="P26">[#] Yūḥannā Tābit (ed.), <text:span text:style-name="T14">tafsīr li-sifr al-takwīn mansūb ilā al-qiddīs Afrām al-Suryānī</text:span> (Kaslik: Université Saint-Esprit, 1982).</text:p>
      <text:p text:style-name="P66"><text:soft-page-break/>Despite the title, the book contains the translation and commentary of Ibn al-Qunbar [see]. Edition based on Ms. Oxford, Bodl. Hunt. 112.</text:p>
      <text:p text:style-name="P12">[#] Yūḥannā Tābit, <text:span text:style-name="T14">tafsīr li-sifr al-khurūj mansūb ilā al-qiddīs Afrām al-Suryānī</text:span> (Kaslik: Université Saint-Esprit, 1983). </text:p>
      <text:p text:style-name="P76">Based on Ms. Vatican, BAV, Syr. 216.</text:p>
      <text:p text:style-name="P12">[#] Yūḥannā Tābit, <text:span text:style-name="T14">tafsīr li-sifr al-aḥbār mansūb ilā al-qiddīs Afrām al-Suryānī</text:span> (Kaslik: Université Saint-Esprit, 1984).</text:p>
      <text:p text:style-name="P76">Based on Ms. Oxford, Bodl., Hunt. 112 and Sharfeh, Syr. 1/7.</text:p>
      <text:p text:style-name="P12"><text:s/>[#] Paul Feghali, “Note sur l'auteur du Commentaire de la Genèse attribué à saint Éphrem,” in Samir Khalil Samir (ed.), <text:span text:style-name="T14">Actes du deuxième congrés international d'études arabes chrétiennes</text:span> (Rome: Pont. Institutum Studiorum Orientalium, 1986), pp. 159-175.</text:p>
      <text:p text:style-name="P12">[#, see above] Rhode</text:p>
      <text:p text:style-name="P12">[#] Johann Anton Theiner, <text:span text:style-name="T14">Descriptio codicis manuscripti, qui versionem Pentateuchi arabicam continet, asservati in Bibliotheca Universitatis Vratislaviensis ac nondum editi, cum speciminibus versionis arabicae, commentatio bibliographica</text:span> (Vratislaviae: Typis Universitiatis, 1822). </text:p>
      <text:p text:style-name="P12">Specimens of Gen 49, Ex 15, Num 23-24, and Deut 27. </text:p>
      <text:p text:style-name="P2"><text:bookmark text:name="h.1ksv4uv"/>Pentateuch Catena</text:p>
      <text:p text:style-name="P12">The text has been edited by [#, de Lagarde].</text:p>
      <text:p text:style-name="P16">[#] Hans Achelis, “Hyppolytus der Ausleger des Targum. Fragmente zum Pentateuch,“ <text:span text:style-name="T14">Hippolytstudien </text:span><text:span text:style-name="T42">(</text:span>Leipzig: J.C. Hinrichs’sche Buchhandlung, 1897), pp. 113-120.</text:p>
      <text:p text:style-name="P77">On the scholia brought in the name of Hippolytus.</text:p>
      <text:p text:style-name="P77"><text:span text:style-name="T22">Mss</text:span>.: Leiden, University Library, Or. 230 and Or. 2364; Munich, Bayrische Staatsbibliothek, Ar. 235; Oxford, Bodl. Or. 324, Hunt. 84, Hunt. 363, Marsch 88, Marsh. 175; London, BL, Rich 7204; Paris, BNF, Ar. 17.</text:p>
      <text:p text:style-name="P16">[#] Otto Bardenhewer, <text:span text:style-name="T14">Des heiligen Hippolytus von Rom Commentar zum Buche Daniel: ein literärgeschichtlicher Versuch</text:span> (Freiburg im Breisgau: Herder’sche Verlagshandlung, 1877), pp. 32-34.</text:p>
      <text:p text:style-name="P107">On the Hippolytus scholia.</text:p>
      <text:p text:style-name="P16">[#] Harold Sidney Davidson, <text:span text:style-name="T14">De Lagardes Ausgabe der arabischen Übersetzung der Genesis (Cod. Leid. arab. 230) nachgeprüft</text:span> (Leipzig, W. Drugulin, 1908).</text:p>
      <text:p text:style-name="P97">Compare [#, De Lagarde]</text:p>
      <text:p text:style-name="P97"><text:span text:style-name="T22">Mss</text:span>.: Leiden, University Library, Or. 230</text:p>
      <text:p text:style-name="P16">[#] Johann Albert Fabricius, <text:span text:style-name="T14">S. Hippolyti Episcopi et Martyris Operum Volum. II. inedita hactenus nonnulla illius complexum, Græce alia cum latina interpretatione: alia Arabice, litteris descripta syriacis ex catena in Pentateuchum MS. Bibl. Bodlej. cum versione V. C. Joann Gagnierii. Accedit Spicilegium Patrum, quorundam aliorum tertii a Christo nato sæculi atque in hoc Leonis Allatii Diatriba de Methodiis ac Methodiorum scriptis et Claudii Salmasii commentarius inchoatus in Arnobium nunc primum editus. Denique Appendicis loco Chalcidius in Timæum Platonis Philosophi</text:span> (Hamburg: Liebezeit &amp; Felginer, 1718), Vol. 2, pp. 37-44.</text:p>
      <text:p text:style-name="P77">Excerpts from Ms. Oxford, Bodl, Hunt. 84 with Latin translation, in two columns, communicated to Fabricius by Jean Gagnier, Professor of Oriental Studies, University of Oxford.</text:p>
      <text:p text:style-name="P77"><text:span text:style-name="T22">Mss</text:span>.: Oxford, Bodl, Hunt. 84</text:p>
      <text:p text:style-name="P12">[#] Adam McCollum, “An Arabic Scholion to Genesis 9:18–21 (Noah’s Drunkenness) Attributed to Philoxenos of Mabbug (13.2: 125-148),” <text:span text:style-name="T14">Hugoye: Journal of Syriac Studies</text:span> 13.2 (2010), pp. 125-148.</text:p>
      <text:p text:style-name="P16">[#] Jacques Paul Migne (ed.), <text:span text:style-name="T42">„Romani pontifices saeculi iv ineuntis, S. Gregorius Thaumaturgus, S. Hippolytus Portuensis, Dionysius Alexandrinus, Julius Africanus, alii, Patrologiae cursus completus,“</text:span> <text:span text:style-name="T14">Series Graeca</text:span> 10 (Paris: Petit-Montrouge, 1857), pp. 701-712</text:p>
      <text:p text:style-name="P77">Reproduces the Latin translation of Fabricius [#].</text:p>
      <text:p text:style-name="P16"><text:s/>[#] Friedrich Schulthess, “Hyppolytos der Ausleger des Targum. Fragmente zum Pentateuch aus <text:soft-page-break/>der Arabischen Katene,” in Hans Achelis (ed.), <text:span text:style-name="T14">Hippolytus Werke</text:span>, Vol. 1.2 (Leipzig: J.C. Hinrichs, 1897), pp. 85-119.</text:p>
      <text:p text:style-name="P77">Gives a German translation of the scholia brought in the name of Hippolytus. </text:p>
      <text:p text:style-name="P76"><text:span text:style-name="T23">Mss</text:span><text:span text:style-name="T24">.: Munich, Bayrischen Staatsbibliothek, Ar. 235.</text:span> </text:p>
      <text:p text:style-name="P16">[#, see above] Joseph White, <text:span text:style-name="T14">A letter to the Right Reverend the Lord Bishop of London, Suggesting a Plan for a New Edition of the LXX. To which are added Specimens of some inedited Eastern Versions made from the Greek, and a Sketch of a Chart of Greek Mss. By the Rev. Joseph White, B.D. Fellow of Wadham College, Laudian Professor of Arabic, one of His Majesty's Preachers at Whitehall; and Editor and Translator of the Syriac Philoxenian Version of the Gospels</text:span> (Oxford: at the Clarendon-Press, 1779), pp. 30-55</text:p>
      <text:p text:style-name="P77">Furnishes excerpts from Gen 7 and 11, as preserved in Ms. Oxford, Bodl. Marsh 88 and Hunt. 84.</text:p>
      <text:p text:style-name="P77"><text:span text:style-name="T16">Mss</text:span>: Oxford, Bodl. Marsh 88, Hunt. 84, and Arch. C 7.</text:p>
      <text:p text:style-name="P1"><text:bookmark text:name="h.44sinio"/>Historical Books</text:p>
      <text:p text:style-name="P30">[#] Per Å. Bengtsson, „<text:span text:style-name="T42">Translation Techniques in Two Syro-Arabic Versions of Ruth,“</text:span><text:span text:style-name="T14"> Studia Orientalia Lundensia</text:span>, NS 3 (Lund/Stockholm: 2003).</text:p>
      <text:p text:style-name="P80">Published as an addition to the previous.</text:p>
      <text:p text:style-name="P80"><text:span text:style-name="T22">Mss</text:span>.: St Petersburg, Institute of Oriental Manuscripts, D 226; Paris, BNF, Ar. 23; Vatican, BAV, Ar. 449 and Ar. 468; Cambridge, CUL, Add. 3044; Beirut, Bibliothèque Orientale, Ms. 419, Coptic Orthodox Patriarchate, Bibl. 32.</text:p>
      <text:p text:style-name="P114"><text:span text:style-name="T22">Review</text:span>: Heinrichs, Wolfhart, Journal of the American Oriental Society 128 (2008), pp. 565-567.</text:p>
      <text:p text:style-name="P26">[#]<text:span text:style-name="T41"> Per Å. Bengtsson, </text:span><text:span text:style-name="T18">Tw</text:span><text:span text:style-name="T14">o Arabic Versions of the Book of Ruth: Text Edition and Language Studies, </text:span>Fil.Dr. dissertation, Lunds Universitet, 1995. </text:p>
      <text:p text:style-name="P66"><text:span text:style-name="T22">Mss</text:span>.: St Petersburg, Institute of Oriental Manuscripts, D 226; Paris, BNF, Ar. 1 and Ar. 23; Vatican, BAV, Ar. 449 and Ar. 468; Cambridge, CUL, Add. 3044 and Kk. 6.3; Beirut, Bibliothèque Orientale, Ms. 419, Coptic Orthodox Patriarchate, Bibl. 32.</text:p>
      <text:p text:style-name="P115">Reviews: Grand’henry, Le Muséon, 111 (1998), pp. 458-462</text:p>
      <text:p text:style-name="P115">Polliack, Meira, Vetus Testamentum 48 (), pp. 432-435.</text:p>
      <text:p text:style-name="P116">Khan, Geoffrey, Bulletin of the School of Oriental and African Studies 61 (1998), pp. 128-129.</text:p>
      <text:p text:style-name="P30"><text:s/>[#] Anton Jacob, <text:span text:style-name="T14">Septuagintastudien zu Ezra</text:span> (Breslau: Buchdruckerei H. Fleischmann, 1912), pp. 20-22.</text:p>
      <text:p text:style-name="P82"><text:span text:style-name="T24">On the textual affinities of the book of Ezra in the Polyglots.</text:span> </text:p>
      <text:p text:style-name="P30">[#] August Klostermann, “Ezra und Nehemia,” in <text:span text:style-name="T14">Realencyklopädie für Protestantische Theologie und Kirche</text:span>, 3<text:span text:style-name="T28">rd</text:span> ed. (Leipzig:J.C. Hinrichs’schen Buchhandlung, 1897), Vol. 5, pp. 500-523. </text:p>
      <text:p text:style-name="P80">Includes a discussion of the Arabic version of Ezra and Nehemia, as found in the Polyglots.</text:p>
      <text:p text:style-name="P26">Bengt Knutsson, <text:span text:style-name="T14">Studies in the Text and Language of Three Syriac-Arabic Versions of the Book of Judicum with Special Reference to the Middle Arabic Element </text:span>(Leiden: 1974). </text:p>
      <text:p text:style-name="P114"><text:span text:style-name="T22">Reviews</text:span>: Samir, Samir Khalil, Bulletin d’Arabe Chretien 2 (1978), pp. 58-59.</text:p>
      <text:p text:style-name="P115">Bengt Knutsson, “Trois versions arabes du livre des Juges. Refléxions critiques sur un livre récent,” <text:span text:style-name="T14">Oriens Christianus </text:span>65 (1981), pp. 87-101. </text:p>
      <text:p text:style-name="P115">Platti, Emilio, in: MIDEO 13 (1977), pp.443-444.</text:p>
      <text:p text:style-name="P26">David Heinrich Müller, <text:span text:style-name="T42">„Die Mehri- und Soqoṭri-Sprache“</text:span>, I, <text:span text:style-name="T14">Texte, Südarabische Expedition</text:span>, Bd. <text:soft-page-break/>IV (Vienna: 1902), pp. 31-59. [Includes, alongside translations into Mehri (and partly, Soqotri), Judges 8-16 and the book of Ruth in Arabic; see also above under Pentateuch.] pp. 1-31.</text:p>
      <text:p text:style-name="P26">[#] Emil Rödiger, <text:span text:style-name="T14">De origine et indole arabicae librorum V.T. historicorum interpretationis libri duo </text:span><text:span text:style-name="T42">(</text:span>Halle: Kümmel, 1829).</text:p>
      <text:p text:style-name="P66"><text:span text:style-name="T22">Review</text:span> : W.G., in Allgemeine Literaturzeitung 8 (1832), col. 57</text:p>
      <text:p text:style-name="P30">[#] Wilhelm Rudolph, <text:span text:style-name="T14">Esra und Nehemia, samt 3. Esra</text:span> (Tübingen: Verlag T.C.B. Mohr (Paul Siebeck), 1949), pp. xxi.</text:p>
      <text:p text:style-name="P101"><text:span text:style-name="T24">On the textual affinities of the books of Ezra and Nehemia in the Polyglots.</text:span> </text:p>
      <text:p text:style-name="P1"><text:bookmark text:name="h.2jxsxqh"/>Prophets</text:p>
      <text:p text:style-name="P26">See above [#] Hjälm and Vollandt. </text:p>
      <text:p text:style-name="P26">[#] Oscar Löfgren, <text:span text:style-name="T42">„Studien zu den arabischen Danielübersetzungen mit besonderer Berücksichtigung der christlichen Texte. Nebst einem Beitrag zur Kritik des Peschittatextes,“</text:span><text:span text:style-name="T14"> Uppsala Universitets Årsskrift</text:span> 4 (Almqvist &amp; Wiksell Boktryckeri: Uppsala, 1936).</text:p>
      <text:p text:style-name="P26"><text:tab/>Contains a study and a categorization of over 40 manuscripts comprising Arabic translations of Daniel, extracts from Daniel chapters 1 and 3 from several versions, and a critical comparison with the Peshitta.</text:p>
      <text:p text:style-name="P26"><text:tab/>Mss.: Berlin, Staatsbibliothek, Diez A fol. 41; <text:span text:style-name="T24">Bibliothek Paul Sbath: Ms. 920</text:span>; Birmingham, University Library, Mingana Syr. 256, Syr. 624, Syr. 484 A; COP Bibl. 13, Bibl. 55, Bibl. 77, Bibl. 79, Bibl. 80, Bibl. 81, Bibl. 82, Bibl. 86, Bibl. 87, Bibl. 88, Bibl. 89; Florence, BML, Or. 59; Istanbul, Aya Sofia, 3367; London, BL, Harl. 5505, Or. 1314, Or. 1326, Or. 5918, Or. 8745; Manchester, John Rylands Library, Copt. 419, Copt. 420; Milan, Biblioteca Ambrosiana, C 58 inf.; Oxford, Bodleian Libraries, Fraser (Or.) 257, Arch. Seld. A. 67; Paris, BNF, Ar. 1, Ar. 2, Ar. 25, Copt. 2, Copt. 96; Rome, Biblioteca Casanatense, 169, 2108; Sinai, Ar. 1, Ar. 539, Ar. 597; <text:span text:style-name="T24">St Petersburg</text:span>, Institute of Oriental MSS, D226; Vatican, BAV, Ar. 445, Ar. 468, Ar. 503.</text:p>
      <text:p text:style-name="P26"/>
      <text:p text:style-name="P26">[#] Russel Stapleton, <text:span text:style-name="T14">An Edition of the Book of Daniel and Associated Apocrypha in Ms. Sinai Arabic I </text:span>(unpubl. PhD-Thesis, Brandeis University, 1989).</text:p>
      <text:p text:style-name="P82">Contains an edition and translation of Daniel, as preserved in Ms. Sinai, Ar. 1, with a discussion of linguistic features and the relation between Sinai Ar. 1 and a few related manuscripts.</text:p>
      <text:p text:style-name="P82"><text:span text:style-name="T22">Mss</text:span>.: London, BL, Add. 26116; Oxford, Bodleian Library, Fraser 257, Arch. Seld. A67; Sinai, Ar. 1, Ar. 9, Ar. 448 (?), Ar. 513, Ar. 539; Ar. 597; Vatican, BAV, Ar. 503.</text:p>
      <text:p text:style-name="P82"/>
      <text:p text:style-name="P30">[#] Alberto Vaccari, “Le versioni arabe dei Profeti,” in <text:span text:style-name="T14">Biblica </text:span><text:span text:style-name="T42">1</text:span> (1920), pp. 266-268; 2 (1921), pp. 401-424.</text:p>
      <text:p text:style-name="P30"/>
      <text:p text:style-name="P26">[#] Alberto Vaccari, “Le versioni arabe dei Profeti,” in <text:span text:style-name="T14">Biblica</text:span> 2 (1921), pp. 401-424.</text:p>
      <text:p text:style-name="P82">Contains a classification of manuscripts containing a Greek-based version of the Prophets which the author attributes to a certain priest named al-ʿAlam. This version is used in the Paris and London Polyglots. Vaccari discusses the translator, time of composition as well as the date of the original Greek manuscript used as a Vorlage and offers reproductions from Isaiah 44 and 45.</text:p>
      <text:p text:style-name="P82"><text:span text:style-name="T22">Mss</text:span>.: London, BL, Or. 1326, Or. 1314, Or. 1319; Oxford, Bodleian Libraries, Arch. Seld. A. <text:soft-page-break/>67; Paris, BNF, Ar. 1, Ar. 25, Copt. 2; <text:s/>Vatican, BAV, Ar. 445</text:p>
      <text:p text:style-name="P80"/>
      <text:p text:style-name="P26">[#] Alberto Vaccari, “Le versioni arabe dei Profeti,” in <text:span text:style-name="T14">Biblica</text:span> 3 (1922), pp. 401-423.</text:p>
      <text:p text:style-name="P92">Discusses the Syriac-based Arabic translation of Jeremiah, Isaiah and Ezekiel attributed to a certain Faṯyūn (Pethiōn) ibn Ayyūb, arguing for the identification of the translator with the Pethiōn mentioned in the Fihrist, offers a classification of extant manuscripts and some remarks on translation techniques.</text:p>
      <text:p text:style-name="P92"/>
      <text:p text:style-name="P82"><text:span text:style-name="T22">Mss</text:span>.: Berlin, Staatsbibliothek, Diez A fol. 41; Florence, BML, Or. 59; London, BL, Or. 1314, Or. 1319, Or. 1326, and Or. 5918; Oxford, Bodleian Libraries, Arch. Seld. A. 67; Milan, Ambrosiana, C 58; Paris, BNF, Ar. 1, Ar. 25, and Copt. 2; Rome, Casanatense, Ms 169; Vatican, BAV, Ar. 445, Ar. 495, and Ar. 503.</text:p>
      <text:p text:style-name="P80"/>
      <text:p text:style-name="P2"><text:bookmark text:name="h.z337ya"/>Pethion ibn Ayyūb</text:p>
      <text:p text:style-name="P26">See above [#] Vaccari</text:p>
      <text:p text:style-name="P42"><text:span text:style-name="T5">[#] R</text:span>ichard MacDonough Frank,<text:span text:style-name="T5"> “The Jeremias of Pethion ibn Ayyūb al-Sahhār,” </text:span><text:span text:style-name="T8">CBQ</text:span><text:span text:style-name="T5"> 21 (1959), pp. 136–70. </text:span></text:p>
      <text:p text:style-name="P121">Discusses the Syriac-based Arabic translation of Jeremiah attributed to a certain Faṯyūn (Pethiōn) ibn Ayyūb: it offers a classification of extant manuscripts, a discussion of style and translation techniques, as well as a reproduction of Jeremiah 1-6.</text:p>
      <text:p text:style-name="P82"/>
      <text:p text:style-name="P82"><text:span text:style-name="T22">Mss</text:span>.: Berlin, Staatsbibliothek, Diez A fol. 41; Birmingham, University Library, Mingana, Syr. 624; Florence, BML, Or. 59; London, British Library, Or. 5918; Milan, Bibliotheca Ambrosiana, C58; Oxford, Bodleian Libraries, Seld. Arch. 67; Rome, Bibliotheca Casanatense, Ms.169; Vatican, BAV, Ar. 503 and Ar. 495 (originally one manuscript).</text:p>
      <text:p text:style-name="P84"/>
      <text:p text:style-name="P33">[#]<text:span text:style-name="T22"> </text:span><text:span text:style-name="T47">Richard MacDonough Frank</text:span>, <text:span text:style-name="T14">The Book of Jeremias and Lamentations in the Arabic translation of Pethion Ibn Ayyub Al Sahhar</text:span>, unpubl. Dissertation, Catholic University of America, 1959.</text:p>
      <text:p text:style-name="P30">[#] Joseph Schäfers, <text:span text:style-name="T14">Die äthiopische Uebersetzung des Propheten Jeremias </text:span>(Freiburg: 1912), pp. 13-14.</text:p>
      <text:p text:style-name="P80"><text:span text:style-name="T22">Mss</text:span>.: Berlin, Staatsbibliothek, Diez A fol. 41</text:p>
      <text:p text:style-name="P4"><text:bookmark text:name="h.3j2qqm3"/><text:span text:style-name="T36">al-</text:span><text:span text:style-name="T37">ʿ</text:span><text:span text:style-name="T36">Alam</text:span></text:p>
      <text:p text:style-name="P12">See above [#] Vaccari. </text:p>
      <text:p text:style-name="P26">[#] Carl Heinrich Cornill, <text:span text:style-name="T14">Das Buch des Propheten Ezechiel </text:span>(Leipzig: Hinrichs’sche Buchhandlung, 1886), pp. 49-57.</text:p>
      <text:p text:style-name="P121">Disucusses the Arabic text of Ezekiel in the Paris Polyglot, which he shows is based on a Greek <text:span text:style-name="T14">Vorlage</text:span>, and notes that an Oxford manuscript is used in the London Polyglot to fill in gaps in the Paris Polyglot. </text:p>
      <text:p text:style-name="P82"/>
      <text:p text:style-name="P82"><text:span text:style-name="T22">Mss</text:span>.: Oxford, Bodleian Libraries, Seld. Arch. A. 67; Paris, BNF, Ar. 1. </text:p>
      <text:p text:style-name="P82"/>
      <text:p text:style-name="P16">[#] Henry Snyder Gehman, “The Hesychian Influence in the Versions of Daniel,” <text:span text:style-name="T14">JBL</text:span> 48 (1929), pp. 329-332. </text:p>
      <text:p text:style-name="P97"><text:soft-page-break/>On the Arabic version in the Paris and London Polyglots.</text:p>
      <text:p text:style-name="P26">[#] <text:span text:style-name="T24">Henry Snyder Gehman</text:span>, “The ‘Polyglot’ Arabic Text of Daniel and its Affinities,” <text:span text:style-name="T14">JBL </text:span>44 (1925), pp. 327-352.</text:p>
      <text:p text:style-name="P93">Discusses the rendition of Daniel in the Paris and London Polyglots, its <text:span text:style-name="T14">Vorlage</text:span>, and common translation techniqes employed in it.</text:p>
      <text:p text:style-name="P93"/>
      <text:p text:style-name="P82"><text:span text:style-name="T22">Mss</text:span>.: Paris, BNF, Ar. 1; <text:span text:style-name="T24">London, BL, Or. 5503(5?);</text:span> Oxford,Bodleian Libraries, Arch. Seld. A 67.</text:p>
      <text:p text:style-name="P80"/>
      <text:p text:style-name="P26">[<text:span text:style-name="T24">see above, #] Sidney Jellicoe, </text:span><text:span text:style-name="T15">The Septuagint and Modern Study (</text:span><text:span text:style-name="T24">Oxford: Clarendon Press, 1968) (reprint, Winona Lake, 1978), pp. 154-155.</text:span></text:p>
      <text:p text:style-name="P64">On al-ʿAlam’s affinity to the Hesychian recension, as reflected in the Polyglots</text:p>
      <text:p text:style-name="P64"><text:span text:style-name="T22">Mss</text:span>.: Vatican, BAV, Ar. 445</text:p>
      <text:p text:style-name="P64"/>
      <text:p text:style-name="P12">[#] Wilhelm Gesenius, <text:span text:style-name="T14">Der Prophet Jesaia: uebersetzt und mit einem vollständigen philologisch-kritischen und historischen Commentar begleitet</text:span> (Leipzig: Friedr. Christ. Wilh. Vogel., 1820-1821), Vol. 1, pp. 98-106.</text:p>
      <text:p text:style-name="P133"><text:span text:style-name="T5">Discusses the Arabic rendition of Isaiah included in the Paris and London Polyglots with a focus on the translation’s relation with its Greek </text:span><text:span text:style-name="T8">Vorlage</text:span><text:span text:style-name="T5"> </text:span><text:span text:style-name="T38"><text:s/></text:span></text:p>
      <text:p text:style-name="P96"><text:span text:style-name="T22">Mss</text:span>.: Paris, BNF, Ar. 1</text:p>
      <text:p text:style-name="P12"/>
      <text:p text:style-name="P16">[#] Ernst Liebmann, “Der Text Jes. 24-27,” <text:span text:style-name="T14">ZAW</text:span> 22 (1902), pp. 14-24.</text:p>
      <text:p text:style-name="P16"/>
      <text:p text:style-name="P16">[#] Laurenz Reinke, <text:span text:style-name="T14">Der Prophet Haggai: Einleitung, Grundtext und Uebersetzung, nebst einem vollständigen philologisch-kritischen und historischen Commentar</text:span> (Münster: Niemann, 1868), pp. 34-37.</text:p>
      <text:p text:style-name="P97"><text:span text:style-name="T22">Mss</text:span>.: Paris, BNF, Ar. 1</text:p>
      <text:p text:style-name="P16">[#] Laurenz Reinke, <text:span text:style-name="T14">Zur Kritik der älteren Versionen des Propheten Nahum</text:span> (Münster: Niemann, 1867), pp. 65-70.</text:p>
      <text:p text:style-name="P97">Mss.: Paris, BNF, Ar. 1</text:p>
      <text:p text:style-name="P16">[#] Laurenz Reinke, <text:span text:style-name="T14">Der Prophet Malachi. Einleitung, Grundtext und Uebersetzung, nebst einem vollständigen philologisch-kritischen und historischen Commentar</text:span> (Gießsen: Ferber’sche Universitätsbuchhandlung, 1856), pp. 97-104.</text:p>
      <text:p text:style-name="P97"><text:span text:style-name="T22">Mss</text:span>.: Paris, BNF, Ar. 1</text:p>
      <text:p text:style-name="P16">[#] Stephen M. Reynolds, “Al-Alam's version of Zechariah,” <text:span text:style-name="T14">Muslim World</text:span> 33 (1943), pp. 273-275.</text:p>
      <text:p text:style-name="P30">[#] Viktor Ryssel, “Die arabische Übersetzung des Micha in der Pariser und Londoner Polyglotte,” ZAW<text:span text:style-name="T14"> </text:span>5 (1885), pp. 102-138.</text:p>
      <text:p text:style-name="P80"><text:span text:style-name="T22">Mss</text:span>.: Paris, BNF, Ar. 1</text:p>
      <text:p text:style-name="P30">[#] Viktor Ryssel, <text:span text:style-name="T42">„Review of F.S. Tiefenthal, Daniel explicatus“, </text:span><text:span text:style-name="T14">Theologische Literaturzeitung</text:span> 20 (Paderborn: Schöningh, 1895) cols. 557-561 </text:p>
      <text:p text:style-name="P64">Has a few details of Ryssel’s work on an Arabic version of Daniel.</text:p>
      <text:p text:style-name="P66"/>
      <text:p text:style-name="P12"><text:s/>[#] Samuel Gottlieb Wald, “Über die Arabische Übersetzung des Daniel in den Polyglotten,” in Johann Gottfried Eichhorn (ed.), <text:span text:style-name="T14">Repertorium für biblische und morgenländische Litteratur,</text:span> Vol. 14 (Leipzig: Weidmann, 1794), pp. 204-211.</text:p>
      <text:p text:style-name="P134">Discusses the Arabic rendition of Daniel included in the Paris and London Polyglots with an emphasis on its <text:span text:style-name="T14">Vorlage</text:span> dependence which mainly reflects the Alexandrian reception of <text:soft-page-break/>Theodotion.</text:p>
      <text:p text:style-name="P134"/>
      <text:p text:style-name="P134">Mss: Paris, BNF, Ar. 1</text:p>
      <text:p text:style-name="P52"/>
      <text:p text:style-name="P12"/>
      <text:p text:style-name="P1"><text:bookmark text:name="h.1y810tw"/>Sapiential books</text:p>
      <text:p text:style-name="P28">[#] Monica Balda, “La versione araba della "Storia di Giobbe" secondo due manoscritti Arabo-Christiani,” <text:span text:style-name="T14">Rivista di storria e letteratura religiosa</text:span> 42 (2006).</text:p>
      <text:p text:style-name="P30">[#] Wolf Wilhelm Friedrich de Baudissin, <text:span text:style-name="T14">Translationis antiquae arabicae libri Jobi quae supersunt nunc primum edita </text:span>(Leipzig: Doerfling &amp; Franke, 1870). </text:p>
      <text:p text:style-name="P64">Edition and Latin translation of an early Arabic version of Job, as preserved in a manuscript that was acquired by Tischendorf and is today found at London, British Library. It belongs with Sinai, Ar. 1. (cf. also [#, see above] Fleischer and [#, see below] Monferrer Sala.)</text:p>
      <text:p text:style-name="P66"><text:span text:style-name="T23">Mss.</text:span><text:span text:style-name="T24">: London, BL, Add. 26116, mentions several unspecified manuscripts.</text:span> </text:p>
      <text:p text:style-name="P12"><text:span text:style-name="T24">[#]</text:span> Steven Blackburn, <text:span text:style-name="T14">The early Arabic versions of Job (first millennium C.E.)</text:span>, Ph.D-Thesis, University of St Andrews, 1999.</text:p>
      <text:p text:style-name="P16">[#] Johan Christian Döderlein, “Von arabischen Psaltern I,” in Johann Goffried Eichhorn (ed.), <text:span text:style-name="T14">Repertorium für biblische und morgenländische Litteratur,</text:span> Vol. 2 (Leipzig: Weidmann, 1778), pp. 151-179.</text:p>
      <text:p text:style-name="P18">Tagging? </text:p>
      <text:p text:style-name="P16">[#] Johan Christian Döderlein, “Von arabischen Psaltern II,” in Johann Goffried Eichhorn (ed.), <text:span text:style-name="T14">Repertorium für biblische und morgenländische Litteratur,</text:span> Vol. 4 (Leipzig: Weidmann, 1779), pp. 57-96.</text:p>
      <text:p text:style-name="P26">[#] Serge Frantsuzov, “Arabskie Psaltyri v Peterburge,” [Arabic Psalters in St Petersburg Collections] in <text:span text:style-name="T14">Vostochnye rukopisi: Materialy mezhdunarodnoj nauchnoj konferentsii </text:span>(Sankt-Peterburg, 14-16 ijunia 2005 g.) (St. Petersburg: 2008), pp. 129-154.</text:p>
      <text:p text:style-name="P26">[#] Serge Frantsuzov, “Tolkovaja Psaltir 'Abdallaha ibn at-Tayyiba: Osobennosti jazyka i soderzhanija,” [Abdallah ibn al-Ṭayyib's Commentary on the Psalter: Peculiarities of Language and Content] <text:span text:style-name="T14">Vestnik PSTGU, III: Filologija</text:span> 4 (14) (2008), pp. 63-68.</text:p>
      <text:p text:style-name="P26">Antoine Khater, “L’emploi des Psaumes en thérapie avec formules en caractères cryptographiques,” <text:span text:style-name="T14">Bulletin de la Société d'Archéologie Copte </text:span>19 (1967), pp. 123-176.</text:p>
      <text:p text:style-name="P26">William Duff McHardy, “The Arabic Text of Ecclesiasticus in the Bodleian ms. Hunt. 260,” in <text:span text:style-name="T14">Journal of Theological Studies </text:span>46 (1945), pp. 39-41.</text:p>
      <text:p text:style-name="P26">Juan Pedro Monferrer-Sala, “Liber Job detractus apud Sin. Ar. 1: Notas en torno a la <text:span text:style-name="T14">Vorlage </text:span>siriaca de un manuscrito árabe christiano (s. IX),” in <text:span text:style-name="T14">Collectanea Christiana Orientalia </text:span>1 (2003), pp. 119-142.</text:p>
      <text:p text:style-name="P26">Al-Harith </text:p>
      <text:p text:style-name="P26">[#] Juan Pedro Monferrer-Sala, “‘Cantar de los cantares’ en árabe. Edición, traducción y estudio de la versión oriental conservada en la Biblioteca del Monasterio de El Escorial,” <text:span text:style-name="T14">Anaquel de Estudios Árabes </text:span>9 (1998), pp. 65-83.</text:p>
      <text:p text:style-name="P28">[#] Juan Pedro Monferrer-Sala and Ana Giner-Nicolás, “Una versión mutilada del ‘Cantar de los cantares’ contenida en el Vat. ar. 448. Edición y precisiones codicológicas,” <text:span text:style-name="T14">Alfinge</text:span> 12 (2000), pp. 211-218.</text:p>
      <text:p text:style-name="P26">Dmitry Morozov, “Aleksandrijskaja Era v Ierusalime IX v.: K datirovke Porfirjevskoj Psaltiri,” [The Alexandrian Era in Jerusalem in the Ninth Century and the Date of Porfirij Uspenskij’s Psalter] in <text:span text:style-name="T14">Monfokon </text:span>1 (2007), pp. 89-93 [in Russian, abstract in English, touches on the dating of <text:soft-page-break/>two Christian Arabic manuscripts, copied by Stephen of Ramla].</text:p>
      <text:p text:style-name="P26">Johannes Georgius Nisselius (ed.), <text:span text:style-name="T14">Canticum canticorum Schelemonois aethiopice et arabice </text:span>(Leiden: 1656).</text:p>
      <text:p text:style-name="P26">Valery Vyacheslavoich Polosin, “A seventeenth-century Manuscript of an illuminated Psalter,” <text:span text:style-name="T14">Manuscripta Orientalia</text:span> 4 (1998), pp. 60-66.</text:p>
      <text:p text:style-name="P26">Mss.: St Petersburg, Institute of Oriental Manuscripts, A 187 </text:p>
      <text:p text:style-name="P26">[#] N. Pigulevskaya, “Greko-siro-arabskaya rukopis’ IX veka” [A Greek-Syriac-Arabic Manuscript of the Ninth Century], in <text:span text:style-name="T14">Palestinskii Sbornik </text:span>63 (1954), pp. 59-90.</text:p>
      <text:p text:style-name="P26">Ps. 70:7-16; 73:4-14; 77:28-38; and 79:9-18</text:p>
      <text:p text:style-name="P26">Mss.: Moscow, State Library, Ms. 432.</text:p>
      <text:p text:style-name="P26"><text:s/>[#] Peter Paul Saydon, “The Origin of the ‘Polyglot’ Arabic Psalms,” in <text:span text:style-name="T14">Biblica </text:span>31 (1950), pp. 226-236.</text:p>
      <text:p text:style-name="P26">[#] Christian Friedrich Schnurrer, “Probe einer ungedruckten arabischen Übersetzung der Psalmen aus der Bodleyanischen Bibliothek,” in Johann Gottfried Eichhorn (ed.), <text:span text:style-name="T14">Repertorium für biblische und morgenländische Litteratur,</text:span> Vol. 4 (Leipzig: Weidmann, 1779), pp. 57-96.</text:p>
      <text:p text:style-name="P2"><text:bookmark text:name="h.4i7ojhp"/>Violet Fragment </text:p>
      <text:p text:style-name="P30">[#] Nabia Abbott, <text:span text:style-name="T14">Studies in Arabic literary papyri</text:span>, 3. vols. (Chicago: University of Chicago Press, 1957-67), Vol. 1:67.</text:p>
      <text:p text:style-name="P64">Mss.: Violet fragment</text:p>
      <text:p text:style-name="P12">[#, see above] Joshua Blau, <text:span text:style-name="T14">A Handbook of Early Middle Arabic</text:span> (Jerusalem: The Max Schloessinger Memorial Foundation ‒ The Hebrew University of Jerusalem, 2002), pp. <text:span text:style-name="T12">68.</text:span></text:p>
      <text:p text:style-name="P12">[#] Joshua Blau, <text:span text:style-name="T14">A grammar of Christian Arabic, based mainly on South-Palestinian texts from the first millennium</text:span>, <text:span text:style-name="T14">Corpus Scriptorum Christianorum Orientalium Vol 267, 276, 279</text:span>, 3 vols. (Louvain: Secrétariat du CorpusSCO, 1967-1966), Vol. 1, p. 31.</text:p>
      <text:p text:style-name="P66"><text:span text:style-name="T22">Mss</text:span>.: Violet fragment</text:p>
      <text:p text:style-name="P26">[#] Federico Corriente, “The Psalter Fragment from the Umayyad Mosque of Damascus: a birth certificate of Nabaṭī Arabic,” in Juan Pedro Monferrer-Sala (ed.), <text:span text:style-name="T14">Eastern Crossroads: Essays on Medieval Christian Legacy </text:span><text:span text:style-name="T42">(</text:span>Piscataway: Gorgias Press, 2007), pp. 303-320.</text:p>
      <text:p text:style-name="P26">Mss.: Violet fragment, <text:s/></text:p>
      <text:p text:style-name="P26">[#] Rashid Haddad, “La phonétique de l'arabe chrétien vers 700,” in Pierre Canivet and Jean-Paul Rey-Coquais (eds.), <text:span text:style-name="T14">La Syrie, de Byzance à l'Islam: VIIe-VIIIe siècles: actes du colloque international, Lyon - Maison de l'Orient méditerranéen, Paris - Institut du monde arabe, 11-15 septembre 1990</text:span> (Damascus: Institut français de Damas, 1992), pp. 159-164.</text:p>
      <text:p text:style-name="P12">[#] Simon Hopkins, <text:span text:style-name="T14">Studies in the grammar of early Arabic: based upon papyri datable to before 300 A.H./912 A.D</text:span> (Oxford: Oxford University Press, 1984), pp. 1-2.</text:p>
      <text:p text:style-name="P64"><text:span text:style-name="T22">Mss</text:span>.: Violet fragment</text:p>
      <text:p text:style-name="P30">[#] Michael C.A. Macdonald, “Literacy in an oral environment,” in <text:span text:style-name="T14">Literacy and identity in pre-Islamic Arabia</text:span> (Aldershot: Ashgate, 2009), I. There at pp. 100-101.</text:p>
      <text:p text:style-name="P64"><text:span text:style-name="T22">Mss</text:span>.: Violet fragment</text:p>
      <text:p text:style-name="P30">[#] Michael C.A. Macdonald, “Reflections on the linguistic map of pre-Islamic Arabia,” in <text:span text:style-name="T14">Literacy and identity in pre-Islamic Arabia</text:span> (Aldershot: Ashgate, 2009), III. There at pp. 50, 68 n62.</text:p>
      <text:p text:style-name="P64"><text:span text:style-name="T22">Mss</text:span>.: Violet fragment</text:p>
      <text:p text:style-name="P30"><text:soft-page-break/>[#] Michael C.A. Macdonald, „Old Arabic (Epigraphic),” in Kees Versteegh, <text:span text:style-name="T14">Encyclopedia of Arabic Language and Linguistics</text:span> (Leiden: Brill, 2008), pp. 464-477.</text:p>
      <text:p text:style-name="P64"><text:span text:style-name="T22">Mss</text:span>.: Violet fragment</text:p>
      <text:p text:style-name="P26">[#] Maria Mavroudi, “Arabic words in Greek letters: the Violet fragment and more,” in Jérôme Lentin and Jacques Grand'Henry (eds.), <text:span text:style-name="T14">Moyen Arabe et variétés mixtes de l'arabe à travers l'histoire. Actes du Premier Colloque International</text:span>, <text:span text:style-name="T14">Louvain-la-Neuve, 10-14 mai 2004</text:span> (Louvain: Peeters, 2008), pp. 321-354.</text:p>
      <text:p text:style-name="P66">Mss.: Violet fragment</text:p>
      <text:p text:style-name="P26">[#] Friedrich Schulthess, <text:span text:style-name="T14">Christlich-palästinische Fragmente aus der Omajjaden-Moschee zu Damaskus</text:span> (Berlin: Weidmann, 1905).</text:p>
      <text:p text:style-name="P26">Mss.: Violet fragment</text:p>
      <text:p text:style-name="P26"><text:span text:style-name="T22">Review</text:span>: Brockelmann, Literaturzeitung 57 (1905), p. 469.</text:p>
      <text:p text:style-name="P26">[#] Bruno Violet, “Ein zweisprachiges Psalmenfragment aus Damascus,” in <text:span text:style-name="T14">Orientalistische Literaturzeitung </text:span>4 (1901), pp. 384-403, 425-441, 475-488.</text:p>
      <text:p text:style-name="P26">Mss.: Violet fragment</text:p>
      <text:p text:style-name="P2"><text:bookmark text:name="h.2xcytpi"/>Hafs al-Quti</text:p>
      <text:p text:style-name="P26">[#] Douglas Morton Dunlop, “Ḥafṣ ibn Albar—The last of the Goths,” <text:span text:style-name="T14">Journal of the Royal Asiatic Society</text:span> 3/4 (1954), pp. 137-151.</text:p>
      <text:p text:style-name="P26">[#] Douglas Morton Dunlop, “Sobre Ḥafṣ ibn Albar al-Qūṭī al-Qurṭubī,” <text:span text:style-name="T14">al-Andalus</text:span> 20 (1955), pp. 211-213.</text:p>
      <text:p text:style-name="P26">[#] Julius Parnell Gilson, <text:span text:style-name="T14">The Mozarabic Psalter</text:span> (London: Harrison, 1905).</text:p>
      <text:p text:style-name="P26">[#] Pieter Sj. van Koningsveld, “Psalm 150 of the translation by Hafs ibn Albar al-Quti (fl. 889 A.D.[?]) in the Glossarium Latino-Arabicum of the Leyden University Library,” <text:span text:style-name="T14">Bibliotheca Orientalis</text:span> 29, nº 5/6 September-November (1972), pp. 277-280.</text:p>
      <text:p text:style-name="P26">[#] Pieter Sj. van Koningsveld, “New Quotations from Ḥafṣ al-Qūṭī’s translation of the Psalms,” <text:span text:style-name="T14">Bibliotheca Orientalis</text:span> 30 (1973), p. 315.</text:p>
      <text:p text:style-name="P26">Juan Pedro Monferrer-Sala, "Salmo 11 en versión árabe versificada: Unas notas en torno a las fuentes del Psalterio de Ḥafṣ b. Albar al-Qūṭī," <text:span text:style-name="T14">Miscelánea de Estudios Árabes y Hebraicos</text:span> [=Homenaje a Prof. Antonio Torres Fernández] 49 (2000), pp. 303-319.</text:p>
      <text:p text:style-name="P26">Juan Pedro Monferrer-Sala, “Ibn Albar al-Qūṭī (Ḥafṣ b. Albar al-Qūṭī),” in Lirola Delgado and Puerta Vílches, <text:span text:style-name="T14">DAOA</text:span>, Vol. 1, pp. 433-435</text:p>
      <text:p text:style-name="P26">[#] Adolf Neubauer, “Hafs al-Qouti,” <text:span text:style-name="T14">REJ</text:span> 30 (1895), pp. 65-69. </text:p>
      <text:p text:style-name="P30">[#] Arie Schippers, “Hafs al-Qûtî’s Psalms in Arabic Ragaz metre (9th century): a discussion of translations from three Psalms (Ps. 50, 1 and 2),” in (eds.) Urbain Vermeulen and Jan M. F. van Reeth, <text:span text:style-name="T14">Law, Christianity and Modernism in Islamic Society: Proceedings of the Eighteenth Congress of the Union Européenne Des Arabisants Et Islamisants Held at the Katholieke Universiteit Leuven (September 3-September 9, 1996)</text:span>, Orientalia Lovaniensia, Analecta, 86 (Peeters: Leuven, 1998), pp.133-146.</text:p>
      <text:p text:style-name="P64">On selected translation features, in comparison to Saadaiah’s version</text:p>
      <text:p text:style-name="P26">Marie-Thérèse Urvoy, <text:span text:style-name="T14">Le Psautier mozarabe de Hafs Le Goth </text:span>(Toulouse: 1994). [Edition and French translation.]</text:p>
      <text:p text:style-name="P26">Marie-Thérèse Urvoy, “Influence islamique sur le vocabulaire d’un psautier arabe d’Al-Andalus,” <text:soft-page-break/>in <text:span text:style-name="T14">Al-Qanṭara </text:span>15 (1994), pp. 509-517.</text:p>
      <text:p text:style-name="P2"><text:bookmark text:name="h.1ci93xb"/>Al-harith ibn sinan</text:p>
      <text:p text:style-name="P26">Joseph Sadan, "In the Eyes of the Christian Writer al-Ḥāriṯ Ibn Sinān: Poetics and Eloquence as a Platform of Inter-Cultural Contacts and Contrasts," <text:span text:style-name="T14">Arabica</text:span> 56 (2009), pp. 1-26. </text:p>
      <text:p text:style-name="P26">[on style of Scripture, in response to Muslim doctrine of i‘jāz of Koran]</text:p>
      <text:p text:style-name="P26"/>
      <text:p text:style-name="P1"><text:bookmark text:name="h.vaoxelaaww21"/>Other old testament </text:p>
      <text:p text:style-name="heading_20_2"><text:bookmark text:name="h.kfucg9dytbyc"/>New Testament</text:p>
      <text:p text:style-name="P11">Henk Jan De Jonge, “Joseph Scaliger's Greek-Arabic lectionary,” <text:span text:style-name="T14">Quaerendo</text:span> 5, No. 2 (1975), pp. 143 – 172.</text:p>
      <text:p text:style-name="P124"><text:span text:style-name="T22">Mss.</text:span>: <text:span text:style-name="T5">Ms, Leiden, Or. 243 (l.6); Vienna, </text:span><text:span text:style-name="T27">VNL?</text:span><text:span text:style-name="T5">, K II 346; London, BL, Or. 1242,6; Oxford, Bodl, Copt. c. 3</text:span></text:p>
      <text:p text:style-name="P11">The article traces the history of acquisition of Ms, Leiden, Or. 243 in the Scaliger collection of Leiden University Library. It also compares its paleographical features with other lectionaries manuscripts in order to identify its provenance.</text:p>
      <text:p text:style-name="Standard"><text:span text:style-name="T5">[#] </text:span><text:span text:style-name="T6">François Déroche, “Les Manuscrits Arabes Datés du IIIe/IXe Siecle,” </text:span><text:span text:style-name="T9">Revue des Études Islamiques </text:span><text:span text:style-name="T6">(1987-1989), pp.343-379.</text:span></text:p>
      <text:p text:style-name="P127"><text:span text:style-name="T22">Mss.: </text:span>Ms,<text:span text:style-name="T22"> </text:span>Sinai Ar. 72;73; 151, 154; Sinai, NF, Parch. Ar. 7; St. Petersburg, A.N.S. 327; Paris, BNF, Or. 6725;</text:p>
      <text:p text:style-name="P15">A survey of the paleography of some Islamic and Christian manuscripts from the 9th century along with some bibliography about them and sample pictures from these manuscripts</text:p>
      <text:p text:style-name="P15"/>
      <text:p text:style-name="P1"><text:bookmark text:name="h.2bn6wsx"/>Gospels</text:p>
      <text:p text:style-name="P30">[#] Kenneth Ewing Bailey, “Early Arabic New Testaments of Mt. Sinai and the Task of Exegesis (with special focus on Sinai Ar. 72 and Luke 15),” <text:span text:style-name="T14">Near East Theological Review </text:span>12 (1991), pp. 45-62.</text:p>
      <text:p text:style-name="P82"><text:span text:style-name="T23">Mss</text:span><text:span text:style-name="T24">.: Sinai, Ar. 54, Ar. 72, Ar. 74, and Ar. 97; Vatican, BAV, Borg. Ar. 95; and Berlin, Staatsbibliothek, Or. Oct. 1108</text:span>.</text:p>
      <text:p text:style-name="P26">[#] Samir Arbache, <text:span text:style-name="T14">Le tétraévangile Sinaï Arabe 72: Ses rubriques liturgiques et son substrat grec, Mémoire de Licence en Théologie</text:span> (Louvain: Université Catholique de Louvain, Juin 1975). </text:p>
      <text:p text:style-name="P26">Samir Arbache, <text:span text:style-name="T14">Une ancienne version arabe des Évangiles: langue, texte et lexique, </text:span>Ph.D. dissertation, Université Michel de Montaigne, Bordeaux, 1994.</text:p>
      <text:p text:style-name="P26">Samir Arbache, “Les versions arabe des évangiles,” in <text:span text:style-name="T14">Mélanges des sciences religieuses </text:span>56 (1999), pp. 85-93.</text:p>
      <text:p text:style-name="P26">Samir Arbache and Philippe Roisse, “Versions anciennes de Syrie-Palestine et d'al-Andalus,” <text:span text:style-name="T14">Mélanges de science religieuse </text:span>62 (2005), pp. 65-78. [on diversity of early Arabic versions of Mk 1.1-11]</text:p>
      <text:p text:style-name="P12">A. Chébli, <text:s/>إنجيل خط قديم [A copy of the Gospels in an ancient script], <text:span text:style-name="T14">al-Machriq</text:span> 46 (1952), pp. 425-433; 571-596.</text:p>
      <text:p text:style-name="P76">On a karshuni copy from a private collection. </text:p>
      <text:p text:style-name="Standard">[#] <text:span text:style-name="T5">Anton Baumstark, “Die sonntägliche Evangelienlesung im vorbyzantinischen Jerusalem,” </text:span><text:span text:style-name="T8">Byzantinische Zeitschrift</text:span><text:span text:style-name="T5"> 30 (1929-1930), pp. 350-359. </text:span></text:p>
      <text:p text:style-name="Standard"><text:tab/><text:span text:style-name="T7">Mss.</text:span><text:span text:style-name="T5">: Vatican, BAV, Borg. ar. 95; Berlin, BSS, Or. oct. 1108; Leipzig, (Tischendorf 31??)</text:span>.</text:p>
      <text:p text:style-name="Standard"><text:soft-page-break/>[#] <text:span text:style-name="T5">Eric F.F. Bishop, “Two Readings from the Arabic Versions of the New Testament,” </text:span><text:span text:style-name="T8">Anglican </text:span><text:span text:style-name="T8">Theological Review </text:span><text:span text:style-name="T5">30 (1948), pp. 176-179.</text:span></text:p>
      <text:p text:style-name="P11"/>
      <text:p text:style-name="P30">[#] Albert Ehrhard, “Das griechische Kloster Mar-Saba in Palaestina. Seine Geschichte und seine litterarischen Denkmäler,” <text:span text:style-name="T14">Römische Quartalschrift für die Christliche Altertumskunde und für Kirchengeschichte </text:span>7 (1893), pp. 32-79, there p. 78 and pl. XIV.2.</text:p>
      <text:p text:style-name="P80">Describes Paris, BNF, Suppl. Grec. 911, a fragmentary Greek-Arabic bilingual of the Gospels of Luke, originating from the monastery of Mar Saba (Compare Monferrer [#], Urban [#]) </text:p>
      <text:p text:style-name="P80"><text:span text:style-name="T22">Mss</text:span>.: Paris, BNF, Suppl. Grec. 911.</text:p>
      <text:p text:style-name="P16">[#] Heinrich Leberecht Fleischer, “Vermischtes,” <text:span text:style-name="T14">ZDMG</text:span> 15 (1861), pp. 381-396.</text:p>
      <text:p text:style-name="P97"><text:span text:style-name="T22">Mss</text:span>.: Leipzig, Universitätsbibliothek, Cod. Tisch. 31 and 37.</text:p>
      <text:p text:style-name="P16">[#] Heinrich Leberecht Fleischer, “Beschreibung der von Prof. Dr. Tischendorf im J. 1853 aus dem Morgenlande zurückgebrachten christlich-arabischen Handschriften,” <text:span text:style-name="T14">ZDMG</text:span> 8 (1854), pp. 584-587. (reprinted in Kleinere Schriften, Leipzig: Verlag von S. Hirzel, 1888, Vol. 3, pp. 389-394)</text:p>
      <text:p text:style-name="P77">On fragments of Christian Arabic manuscripts that were acquired by Tischendorf. Comp. [#] Tischendorf, [#] Delitzsch.</text:p>
      <text:p text:style-name="P77"><text:span text:style-name="T22">Mss</text:span>.: St Petersburg, RNL, Ar. N.S. 327; Leipzig, Universitätsbibliothek, Cod. Tisch. 31 and 37.</text:p>
      <text:p text:style-name="P26">Amy Galli Garland, <text:span text:style-name="T14">An Arabic Translation of the Gospel According to Mark [Sin. ar. 72]</text:span>, Unpublished MA Thesis, CUA, Washington, 1979.</text:p>
      <text:p text:style-name="P22">[#] Gérard Garitte,<text:span text:style-name="T5"> “Un évangéliaire grec-arabe du Xe siècle (Cod, Sin. ar. 116),” in Kurt Treu (ed.), </text:span><text:span text:style-name="T8">Studia Codicologica, «Texte und Untersuchungen»</text:span><text:span text:style-name="T5"> 124 (Berlin: 1977), pp. 207-225.</text:span> <text:span text:style-name="T5"><text:tab/></text:span></text:p>
      <text:p text:style-name="P13"><text:tab/><text:span text:style-name="T22">Mss.: </text:span>Sinai, Ar. 116;</text:p>
      <text:p text:style-name="P22">[#] Gérard Garitte,<text:span text:style-name="T5"> “Les rubriques liturgiques de quelques anciens tétraévangiles arabes,” in </text:span><text:span text:style-name="T8">Mélanges liturgiques offerts au R.P. Dom Bernard Botte</text:span><text:span text:style-name="T5"> (Louvain: 1972), pp. 151-166. </text:span></text:p>
      <text:p text:style-name="P26">[#] Johannes Gildemeister, <text:span text:style-name="T14">De Evangeliis in Arabicum e Simplici Syriaca translatis </text:span>(Bonn: 1865).</text:p>
      <text:p text:style-name="P26">Leipzig, Tisch. 12 (Evangelien, Syr.-Ar.)</text:p>
      <text:p text:style-name="P26">Ignazio Guidi, “Le traduzioni degli Evangelii in arabo e in etiopico,” in <text:span text:style-name="T14">Atti della Reale Academia dei Lincei, Memorie</text:span>, anno CCLXXV, 4t series, Classe di scienze morali, storiche e filologiche, IV, Partie 1 (a), (Rome: 1888), pp. 5-76.</text:p>
      <text:p text:style-name="P30">[#] Paul Géhin, “Un manuscrit bilingue grec-arabe, BnF, Supplément Grec 911 (année 1043),” in François Déroche and Francis Richard (eds.), <text:span text:style-name="T14">Scribes et manuscrits du Moyen-Orient</text:span> (Paris: Bibliothèque Nationale de France, 1997), pp. 162-175.</text:p>
      <text:p text:style-name="P80">On a bilingual Greek-Arabic manuscript of the Gospel of Luke, dated 1043 CE, which is today divided between Paris, BNF and St Petersburg, RNL (Compare [#] )</text:p>
      <text:p text:style-name="P80"><text:span text:style-name="T22">Mss</text:span>.: Paris, BNF, Supp. Grec. 911, St. Petersburg, RNL Gre. 290.</text:p>
      <text:p text:style-name="P26">[#] Caspar Rene Gregory, <text:span text:style-name="T14">Textkritik des Neuen Testamentes. Die Übersetzungen-die Schriftsteller-Geschichte der Kritik, </text:span>Vol. 2 (Leipzig: J.C. Hinrichs'sche Buchhandlung, 1902).</text:p>
      <text:p text:style-name="P26">Vol. 2 is dedicated to Arabic versions </text:p>
      <text:p text:style-name="P26">Mss.: Gregory 0136 and 0137, St Petersburg </text:p>
      <text:p text:style-name="P26">[#] James Rendel Harris, <text:span text:style-name="T14">Biblical fragments from Mount Sinai</text:span> (London: C.J. Clay and Sons, 1890), pp. xi, 25-26.</text:p>
      <text:p text:style-name="P82">Describes and edits a Greek-Arabic bilingual of Matt. 13:46-52 from St Catherines Monastery (Compare Lewis [#]).</text:p>
      <text:p text:style-name="P26">Mss.: Today?, belongs with St Petersburg, Russian National Library, Gre. 290. </text:p>
      <text:p text:style-name="P26">[#] Theodoor Willem Johanne Juynboll, <text:span text:style-name="T14">Letterkundige Bijdragen</text:span>. Vol. 2 <text:span text:style-name="T14">Beschrijving van een </text:span><text:soft-page-break/><text:span text:style-name="T14">Arabisches Codex der Franeker Bibliotheek, bevattende de vier Evangelien, gevolgd van eenige </text:span><text:span text:style-name="T14">opmerkingen, welke de letterkundig geschiedenis van de arabische vertaling der Evangelien betreffen</text:span> (Leiden: Luchtmans, 1838).</text:p>
      <text:p text:style-name="P26">Hikmat Kachouh, “The Arabic Gospel Text of Codex Beirut, Bibliothèque Orientale, 430: Is It Recent or Archaic?,” <text:span text:style-name="T14">Parole de l'Orient </text:span>32 (2007), pp. 105-121.</text:p>
      <text:p text:style-name="P26">Hikmat Kachouh, “The Arabic Versions of the Gospels: A Case Study of John 1.1 and 1.18,” in David Thomas (ed.), <text:span text:style-name="T14">The Bible in Arab Christianity </text:span><text:span text:style-name="T42">(</text:span>Leiden/Boston: Brill, 2007), pp. 9-36.</text:p>
      <text:p text:style-name="P26">Hikmat Kachouh [spelled Kashouh], <text:span text:style-name="T14">The Arabic Versions of the Gospels: The Manuscripts and their Families</text:span>, Arbeiten zur neutestamentlichen Textforschung 42 (Berlin , 2011). [Originally a Ph.D. thesis from the University of Birmingham, 2008.]</text:p>
      <text:p text:style-name="P41"/>
      <text:p text:style-name="P30">Hikmat Kachouh, “Sinai Ar. N.F. Parchment 8 and 28: Its Contribution to Textual Criticism of the Gospel of Luke,” <text:span text:style-name="T14">Novum Testamentum </text:span>50 (2008), pp. 28-57.</text:p>
      <text:p text:style-name="P82"><text:span text:style-name="T23">Mss</text:span><text:span text:style-name="T24">.: Sinai, Ar. N.F. Parchment 8 and 28.</text:span> </text:p>
      <text:p text:style-name="P26">Sami Khoury, and Samir Khalil Samir, <text:span text:style-name="T14">L’Evangéliaire arabe rimé de Abdischu‘ de Nisibe</text:span>, 2 vols. (Beirut: 2007).</text:p>
      <text:p text:style-name="P13">[#] Sebastià Janeras, “Les lectionnaires de l’ancienne liturgie de Jérusalem,” <text:span text:style-name="T14">Collectanea Christiana Orientalia</text:span> 2 (2005), pp. 71-92.</text:p>
      <text:p text:style-name="P129"><text:span text:style-name="T7">Mss.: </text:span><text:span text:style-name="T5">Sinai, Ar. 116; Vatican, BAV, Borg. ar. 95; Berlin, BSS, Or. oct. 1108; Leipzig, </text:span><text:span text:style-name="T5">(Tischendorf 31??)</text:span>.</text:p>
      <text:p text:style-name="P13">A comparison between Armenian, Georgian, Greek, Greek-Arabic, and Arabic lectionaries of the Gospels and their relation to Jerusalem liturgy.</text:p>
      <text:p text:style-name="P26">[#] Paul de Lagarde, <text:span text:style-name="T14">Die vier Evangelien arabisch aus der Wiener Handschrift herausgegeben </text:span>(Leipzig: 1864).</text:p>
      <text:p text:style-name="P66"><text:span text:style-name="T22">Mss</text:span>.: Based on Vienna, ÖNB, Or. 1544</text:p>
      <text:p text:style-name="P48">[#] Bernhard Levin, <text:span text:style-name="T14">Die griechisch-arabische Evangelien-Übersetzung Vat. Borg. ar. 95 und Ber. orient. oct. 1108, </text:span>Inaugural-Dissertation zu Upsala (Uppsala: 1938).</text:p>
      <text:p text:style-name="P48">[#] Agnes Smith Lewis, “Some ancient MSS of the Arabic New Testament,” <text:span text:style-name="T14">Transactions of the Ninth international Congress of Orientalists</text:span>, Vol. 2, pp. 96-98.</text:p>
      <text:p text:style-name="P47">[#] Agnes Smith Lewis, „<text:span text:style-name="T42">Catalogue of the Syriac Mss. in the convent of S. Catherine on Mount Sinai</text:span>,“ <text:span text:style-name="T14">Studia Sinaitica</text:span> 1 (London: C.J. Clay and Sons, 1984), pp. 105-106. </text:p>
      <text:p text:style-name="P91"><text:span text:style-name="T24">No. 9 contains the description and edition of a folio (previously edited by Rendel Harris), </text:span><text:span text:style-name="T24">exhibiting Matt 13:46-52 in Greek and Arabic.</text:span> </text:p>
      <text:p text:style-name="P91">Mss.: <text:span text:style-name="T25">What is the current shelfmark</text:span>? [belongs with Ms. St Petersburg, RNL, Gre 281].</text:p>
      <text:p text:style-name="P26">[#] Duncan Black Macdonald, “The Gospels in Arabic,” <text:span text:style-name="T14">Hartford Seminary Record</text:span> 3, no page numbers.</text:p>
      <text:p text:style-name="P30">[#] Adalbert Merx, “Die in der Peschito fehlenden Briefe des Neuen Testamentes in arabischer der Philoxeniana enstammender Uebersetzung. Nach der Abschrift eines Manuscripts des Sinai-Klosters von Frau A. Persis Burkitt veröffentlicht und mit Anmerkungen versehen,” <text:span text:style-name="T14">Zeitschrift für Assyriologie und verwandte Gebiete </text:span>12 (1897), pp. 240-252, 348-381; 13 (1898), pp. 1-28. </text:p>
      <text:p text:style-name="P64"><text:span text:style-name="T22">Mss</text:span>.: Sinai, Ar. 154 </text:p>
      <text:p text:style-name="P30"/>
      <text:p text:style-name="P30">[#] Juan Pedro Monferrer-Sala and Ángel Urbán, “A membrum disjectum or the Reconstruction of a Lost Bifolio: St. Petersburg ‘grec 290’ from BnF ‘Suppl. gr. 911’. Edition and Commentary,” in Juan Pedro Monferrer-Sala and Herman Teule and Sofía Toralles Tovar, <text:span text:style-name="T14">Eastern Manuscripts and Their Written Heritage: Manuscripts, Scribes and Context</text:span> [Eastern Christian Studies 14] (Leuven, Paris, Warpole, MA: Peetres, 2012), pp. 115-134.</text:p>
      <text:p text:style-name="P30"><text:soft-page-break/>[#] Juan Pedro Monferrer-Sala, “Descripción lingüística de la columna árabe del BnF Suppl. grec. 911 (año 1043),” <text:span text:style-name="T14">Collectanea Christiana Orientalia </text:span>2 (2005), pp. 93-139.</text:p>
      <text:p text:style-name="P64"><text:span text:style-name="T22">Mss</text:span>.: Paris, BNF, Supp. Grec. 911 and St Petersburg, RNL, Gre. 290.</text:p>
      <text:p text:style-name="P30">[#] Juan Pedro Monferrer-Sala, “Un evangelio árabe oriental inédito en Toledo (Ms. 387 de la BRC–LM),” <text:span text:style-name="T14">Anaquel de Estudios Árabes </text:span>16 (2005), pp. 173-192.</text:p>
      <text:p text:style-name="P64"><text:span text:style-name="T22">Mss</text:span>.: Toledo, Biblioteca Regional de Castilla-La Mancha, Ms. 387</text:p>
      <text:p text:style-name="P35">[#] <text:span text:style-name="T24">Juan Pedro Monferrer-Sala</text:span>, “Por dentro de la traducción. Exégesis de un pasaje del Suppl. grec. 911 de la BnF (año 1043),” <text:span text:style-name="T14">Ḥikma</text:span> 2 (2003), pp. 107-117.</text:p>
      <text:p text:style-name="P35">[#] <text:span text:style-name="T24">Juan Pedro Monferrer-Sala</text:span>, “Un manuscrito inédito, griego-árabe, del siglo XI del Evangelio de Lucas (Ms. BnF. Suppl. gr. 911). Una presentación,” <text:span text:style-name="T14">Actas del V Congreso Andaluz de Lingüística General</text:span> (Granada, 17-19 noviembre 2004).</text:p>
      <text:p text:style-name="P39">[#] Juan Pedro Monferrer-Sala, “Dos antiguas versiones neotestamentarias árabes surpalestinenses: "Sin. Ar. 72, Vat. Ar. 13" y sus posibles "Vorlagen" respectivas greco-Alejandrina y siríaca de la Peshitta,” <text:span text:style-name="T14">Real monasterio de el escorial: La ciudad de dios</text:span>, 213 (2000), pp. 363-387.</text:p>
      <text:p text:style-name="P30"><text:s/>[#, see above] Joseph Nasrallah, “Deux versions Melchites partielles de la Bible du IX<text:span text:style-name="T28">e</text:span> et du X<text:span text:style-name="T28">e</text:span> siècles,” in <text:span text:style-name="T14">OS</text:span> 64 (1980), pp. 203-206.</text:p>
      <text:p text:style-name="P80">On Bishr b. Sirrī’s translation of the Pauline Epistles. </text:p>
      <text:p text:style-name="P80"><text:span text:style-name="T22">Mss</text:span>.: Sinai, Ar. 151.</text:p>
      <text:p text:style-name="P26">[#] Peter le Page Renouf, “On the Supposed Latin Origin of the Arabic Version of the Gospels,” <text:span text:style-name="T14">Atlantis: or Register of Literature and Science of the Catholic University of Ireland </text:span>4 (1863), p. 241-259.</text:p>
      <text:p text:style-name="P30">[#] Curt Peters, “Proben eines bedeutsamen arabischen Evangelientextes,” <text:span text:style-name="T14">OC</text:span> 11 (1936), pp. 188-211.</text:p>
      <text:p text:style-name="P80">Contains an edition and translation of Mt 1:18-25, 5:23-45; Mark 12:1-12; Luke 4:1-13; John 19:28-42.</text:p>
      <text:p text:style-name="P80"><text:span text:style-name="T22">Mss</text:span>.: Vatican, BAV, Borg. Ar. 71 and Ar. 467; Leiden, University Library, Or. 225 and Or. 1571; and St Petersburg, Institut of Oriental Manuscripts, D 226.</text:p>
      <text:p text:style-name="P35">[#] <text:span text:style-name="T24">Curt Peters</text:span>, “Von arabischen Evangelientexten in Handschriften des Universitäts-Bibliothek Leiden,” <text:span text:style-name="T14">Acta Orientalia </text:span>10 (1940), pp. 131-135.</text:p>
      <text:p text:style-name="P30">[#] Ángel Urbán, “Los intercambios vocálicos en un manuscrito greco-árabe inédito del Evangelio de Lucas (BnF, Suppl. gr. 911, s. XI),” <text:span text:style-name="T14">Collectanea Christiana Orientalia </text:span>2 (2005), pp. 245-272.</text:p>
      <text:p text:style-name="P64"><text:span text:style-name="T22">Mss</text:span>.: Paris, BNF, Suppl. Grec. 911 and St Petersburg, RNL, Gre. 290.</text:p>
      <text:p text:style-name="P30">[#] Ángel Urbán, “<text:span text:style-name="T14">Nomina sacra </text:span>en un ms. inédito de Lucas (Ms BnF, Suppl. gr. 911, año 1043),” in <text:span text:style-name="T14">Collectanea Christiana Orientalia </text:span>1 (2003), pp. 247-275.</text:p>
      <text:p text:style-name="P64"><text:span text:style-name="T22">Mss</text:span>.: Paris, BNF, Suppl. Grec. 911.</text:p>
      <text:p text:style-name="P30">[#] Ángel Urbán, “An Unpublished Greek-Arabic MS of Luke’s Gospel (BnF Suppl. grec 911, A.D. 1043): A Report,” in Juan Pedro Monferrer-Sala (ed.), <text:span text:style-name="T14">Eastern Crossroads: Essays on Medieval Christian Legacy </text:span>(Piscataway: Gorgias Press, 2007), pp. 83-95.</text:p>
      <text:p text:style-name="P64"><text:span text:style-name="T22">Mss</text:span>.: Paris, BNF, Suppl. Grec. 911 and St Petersburg, RNL, Gre. 290.</text:p>
      <text:p text:style-name="P30">[#] Juan Pedro Monferrer-Sala and Ángel Urbán, “A membrum disjectum or the reconstruction of a lost bifolio: St. Petersburg ‘Grec 290’ from BnF ‘Suppl. Gr. 911’. Edition and commentary”, in Juan Pedro Monferrer-Sala, Herman Teule, Sofía Torallas Tovar, <text:span text:style-name="T14">Eastern Christians and Their Written Heritage. Manuscripts, Scribes and Context</text:span> (Eastern Christian Studies 14), (Lovaina/Paris <text:soft-page-break/>/Walpole, MA: Peeters, 2012), pp. 115-134.</text:p>
      <text:p text:style-name="P80"><text:span text:style-name="T22">Mss</text:span>.: Paris, BNF, Suppl. Grec. 911; St Petersburg, RNL, Grec 290; Sinai, Ar. 69 and Ar. 69.</text:p>
      <text:p text:style-name="P26">[#] Ángel Urban and Juan Pedro Monferrer-Sala, “Some regards on Textual Criticism in a Greek-Arabic Ms BnF Suppl. grec 911 (A.D. 1043),” in <text:span text:style-name="T14">Parole de l’Orient</text:span> 30 (2005), pp. 79-102.</text:p>
      <text:p text:style-name="P82"><text:span text:style-name="T22">Mss</text:span>.: Paris, BNF, Suppl. Grec. 911</text:p>
      <text:p text:style-name="P26">[#] Jean Valentin, “Les évangéliaires arabes de la bibliothèque du Monastère Ste-Catherine (Mont Sinaï): Essai de classification d'après l'étude d'un chapitre (Matth. 28): Traducteurs, réviseurs, types textuels,” <text:span text:style-name="T14">Le Muséon </text:span>116 (2003), pp. 415-477.</text:p>
      <text:p text:style-name="P16">[#] Artus Vööbus, <text:span text:style-name="T42">„Early Versions of the New Testament,“</text:span><text:span text:style-name="T14"> Manuscript Studies</text:span> (Stockholm: impr. de L. Durbecq, 1954), pp. 271-297.</text:p>
      <text:p text:style-name="P96"><text:span text:style-name="T24">Mss. : Vatican, BAV, Ar. 13 (pl. 21), Ar. 17, Ar. 18, Borg. Ar. 71, Borg. Ar. 95 (pl. 23), and Copt. 9; Sinai, Ar. 82, Ar. 154, and Ar. 155; Berlin, Staatsbibliothek, Or. Quart. 2101; Munich, Staatsbibliothek Ar. 238; London, BL, Ar.</text:span> <text:span text:style-name="T25">Suppl. 5</text:span>; <text:span text:style-name="T24">Leiden, University Library, Or. 2378.</text:span></text:p>
      <text:p text:style-name="P26">Gottlob Christian Storr, <text:span text:style-name="T14">Dissertatio Inauguralis Critica de Evangeliis Arabicis </text:span>(Tübingen: 1775).</text:p>
      <text:p text:style-name="P2"><text:bookmark text:name="h.qsh70q"/>Diatesseron</text:p>
      <text:p text:style-name="P26">See below on the quotations of the Arabic Diatesseron in al-Biqāʿī [Saleh], al-Ghazālī</text:p>
      <text:p text:style-name="P26">[#] Tjitze Baarda, “The Author of the Arabic Diatesseron,” in Tjitze Baara, Albertus Frederik Johannes Klyn, Willem Cornelis van Unnik (eds.), <text:span text:style-name="T14">Miscellanea Neotestamentica. Studia ad novum Testamentum praesertim pertinentia</text:span> (Leiden: Brill, 1978), pp. 61-100.</text:p>
      <text:p text:style-name="P26"><text:span text:style-name="T24">[#] Tjitze Baarda, “An Archaic Element in the Arabic Diatesseron,” </text:span><text:span text:style-name="T15">Novum Testamentum</text:span><text:span text:style-name="T24"> 17 (1975), pp. 151-155.</text:span> </text:p>
      <text:p text:style-name="P30">[#] A.F.L. Beeston, “The Arabic versions of Tatian’s Diatessaron,” <text:span text:style-name="T14">JRAS</text:span> (1939), pp. 608-610.</text:p>
      <text:p text:style-name="P64">Presents a 18<text:span text:style-name="T28">th</text:span> century copy of the Arabic Diatesseron in the Bodleian Library, Oxford. </text:p>
      <text:p text:style-name="P64"><text:span text:style-name="T22">Mss</text:span>.: Oxford, Bodleian Library, Ar. e. 63</text:p>
      <text:p text:style-name="P26">[#] Louis Cheikho, “Lettre au sujet de l’auteur de la version arabe du Diatessaron,” <text:span text:style-name="T14">Journal Asiatique</text:span> 10 (1897), pp. 301-307.</text:p>
      <text:p text:style-name="P82">Presents the Beirut fragments of the Arabic Diatesseron.</text:p>
      <text:p text:style-name="P82">Mss.: Beirut, Bibliotheque Orientale, 429.</text:p>
      <text:p text:style-name="P26">[#] Augustinus Ciasca, <text:span text:style-name="T14">Tatiani Evangeliorum Harmoniae Arabice </text:span>(Rome: 1888).</text:p>
      <text:p text:style-name="P26">[#] Augustinus Ciasca, “De Tatiani Diatessaron Arabica Versione,” in Johannes Baptista Pitra (ed.), <text:span text:style-name="T14">Analecta Sacra Spicilegio solesmensi parata</text:span> (Paris: 1883), pp. 465-487.</text:p>
      <text:p text:style-name="P82"><text:span text:style-name="T22">Mss</text:span>.: Vatican, BAV, Ar. 14 </text:p>
      <text:p text:style-name="P35">[#] Sebastian Euringer, “Die Überlieferung der arabischen Übersetzung des Diatessarons,” <text:span text:style-name="T14">Biblische Studien </text:span>17 (1912).</text:p>
      <text:p text:style-name="P12">[#] James Hamlyn Hill,<text:span text:style-name="T14"> The Earliest Life of Christ Ever Compiled from the Four Gospels, Being the Diatessaron of Tatian (circ. A.D. 160) Literally Translated from the Arabic Version and containing the Four Gospels woven into One Story</text:span> (Edinburgh: T&amp;T Clark, 1903).</text:p>
      <text:p text:style-name="P96">The translation is based on Ciasca edition and draws heavily from his Latin translation.</text:p>
      <text:p text:style-name="P25">[#] A. J. B. Higgins, “Luke 1-2 in Tatian's Diatessaron,” <text:span text:style-name="T14">The Society of Biblical Literature</text:span> 103 (1994), pp. 193-222.</text:p>
      <text:p text:style-name="P29">[#] A. J. B. Higgins, “The Persian and Arabic Gospel Harmonies,” in <text:span text:style-name="T14">Studia Evangelica</text:span> (Berlin: Akademie Verlag, 1959), pp. 793-810.</text:p>
      <text:p text:style-name="P79"><text:soft-page-break/>On the textual affinities of the Persian and Arabic Harmonies</text:p>
      <text:p text:style-name="P81"><text:span text:style-name="T23">Mss</text:span><text:span text:style-name="T24">.: Vatican, BAV, Ar. 14 and Borg. Ar 250</text:span><text:span text:style-name="T25">; Cairo 202; </text:span><text:span text:style-name="T24">Oxford, Bodl., Ar. e. 163.</text:span></text:p>
      <text:p text:style-name="P29">[#] A. J. B. Higgins, “Tatian’s Diatessaron and the Arabic and Persian Harmonies,” James Keith Elliott (ed.), <text:span text:style-name="T14">Studies in New Testament Language and Text: Essays in honour of George D. Kilpatrick</text:span> (Leiden: Brill, 1976), pp. 246-261.</text:p>
      <text:p text:style-name="P79">On the textual affinities of the Persian and Arabic Harmonies</text:p>
      <text:p text:style-name="P81"><text:span text:style-name="T23">Mss</text:span><text:span text:style-name="T24">.: Vienna, ÖNB, Or. 1544; Vatican, BAV, Ar. 14 and Borg. Ar. 250;</text:span> <text:span text:style-name="T25">Cairo 202</text:span> <text:span text:style-name="T24">(COP); Sbath 1020; Oxford, Bodl., Ar. e. 163; London, BL, Or 3382</text:span>.</text:p>
      <text:p text:style-name="P20">[#] <text:span text:style-name="T42">Hope W. Hogg, </text:span>The Diatessaron of Tatian<text:span text:style-name="T42"> (Edinburgh: 1897)</text:span>.</text:p>
      <text:p text:style-name="P26"><text:span text:style-name="T17">[#] </text:span><text:span text:style-name="T43">Peter J</text:span><text:span text:style-name="T39">oosse, “An Introduction to the Arabic Diatessaron,”</text:span><text:span text:style-name="T17"> OC </text:span><text:span text:style-name="T39">83 (1999), pp. 72-129.</text:span> </text:p>
      <text:p text:style-name="P82"/>
      <text:p text:style-name="P82"><text:span text:style-name="T22">Mss</text:span>.: Vatican, BAV, Ar. 14 and Borg. Ar 250; Cairo 202; Oxford, Bodl., Ar. e. 163.</text:p>
      <text:p text:style-name="P26"><text:span text:style-name="T44">Peter Joosse,</text:span><text:span text:style-name="T14"> The Sermon on the Mount in the Arabic Diatessaron </text:span>(<text:span text:style-name="T42">Amsterdam: Centrale</text:span> Huisdrukkerij VU, 1997).</text:p>
      <text:p text:style-name="P96"><text:span text:style-name="T22">Review</text:span>: Sepmeijer, F., in Novum Testamentum 41 (1999), pp. 297-300.</text:p>
      <text:p text:style-name="P12">[#] William Lawrence Petersen, <text:span text:style-name="T14">Tatian’s Diatessaron. Its Creation, Dissemination, Significance, and History in Scholarship</text:span> (Leiden: Brill, 1994), pp. 133-138.</text:p>
      <text:p text:style-name="P30"><text:span text:style-name="T42">[#] Paul </text:span>Kahle,<text:span text:style-name="T14"> The Cairo Genizah </text:span>(Oxford: Basil Blackwell, 1959), pp. 297-304.</text:p>
      <text:p text:style-name="P64">On the Arabic Diatesseron and al-Ghazālī’s quotations thereof, with notes on the Coptic reception. </text:p>
      <text:p text:style-name="P66"><text:span text:style-name="T23">Mss</text:span><text:span text:style-name="T24">.: Vatican, BAV, Ar. 14 and Borg. Ar. 250; </text:span><text:span text:style-name="T25">Cairo 202 </text:span><text:span text:style-name="T24">(COP); Sbath 1020; Oxford, Bodl., Ar. e. 163; London, BL, Or 3382.</text:span></text:p>
      <text:p text:style-name="P26">[#]<text:span text:style-name="T14"> </text:span><text:span text:style-name="T42">Kirsopp Lake and Silva Lake, </text:span><text:span text:style-name="T14">Studies and Documents 111, A Greek Fragment of Tatian's Diatessaron from Dura. Edited with Facsimile, transcription and Introduction by Carl H. Kraeling </text:span><text:span text:style-name="T42">(London: 1935), pp. 12 f.</text:span></text:p>
      <text:p text:style-name="P26">[#]<text:span text:style-name="T14"> </text:span><text:span text:style-name="T42">Marie-Joseph Lagrange in</text:span><text:span text:style-name="T14"> Revue biblique 44</text:span><text:span text:style-name="T42"> (1935), pp. 321-327.</text:span></text:p>
      <text:p text:style-name="P26">[#] Louis Leloir, “Le Diatessaron de Tatien,” <text:span text:style-name="T14">L’Orient Syrian</text:span> 1 (1956), pp. 216-227.</text:p>
      <text:p text:style-name="P82">Contains a comparative table of the contents of the Persian, Arabic, Latin, Dutch, and Venetian Harmonies.</text:p>
      <text:p text:style-name="P26">[#] Augustin-Sebastien Marmardji<text:span text:style-name="T14">, Diatessaron de Tatien: Texte arabe établi, traduit en français, collationné avec les anciennes versions syriaques, suivi d’un évangile diatessarique syriaque et accompagné de quatre planches hors-texte </text:span>(Beirut: 1935). </text:p>
      <text:p text:style-name="P82"><text:span text:style-name="T22">Reviews</text:span>: Baumstark, Anton in OC<text:span text:style-name="T14"> </text:span>33 (1936), pp. 235-245; D.S. Margoliouth in <text:span text:style-name="T14">Journal of Theological Studies </text:span>38 (1937): 76-79; P. Benoit in <text:span text:style-name="T14">Revue Biblique </text:span>46 (1937): 124-128.</text:p>
      <text:p text:style-name="P30">[#] David Pastorelli, “The Genealogies of Jesus in Tatian’s <text:span text:style-name="T14">Diatesseron</text:span>. The Question of their Absence or Presence,” in Claire Clivas et al. (eds.), <text:span text:style-name="T14">Infancy Gospels</text:span>, Wissenschaftliche Untersuchungen zum Neuen Testament 281 (Tübingen: Mohr Siebeck, 2011), pp. 216-230.</text:p>
      <text:p text:style-name="P66"><text:span text:style-name="T23">Mss</text:span><text:span text:style-name="T24">.: Vatican, BAV, Ar. 14 and Borg. Ar. 250; Cairo 202 (COP); Sbath 1020 and 1280; Oxford, Bodl., Ar. e. 163; London, BL, Or 3382</text:span>, <text:span text:style-name="T25">Beirut Fragments?</text:span></text:p>
      <text:p text:style-name="P26">[#] Kurt Peters, <text:span text:style-name="T14">Das Diatessaron Tatians </text:span>(Rome: 1939).</text:p>
      <text:p text:style-name="P26">[#] Ernst Sellin, "Der Text des von A. Ciasca herausgegebenen arabischen Diatessaron," <text:span text:style-name="T14">Forschungen zur Geschichte des neutestamentlichen Kanons und der altkirchlichen Literatur</text:span>, Vol. 4 (Erlangen: Deichert, 1891), pp. 225-246.</text:p>
      <text:p text:style-name="P26"><text:soft-page-break/>An response to [#, Ciasa]</text:p>
      <text:p text:style-name="P26">[#] Theodor Zahn, <text:span text:style-name="T14">Tatians Diatesseron </text:span>(Erlagen: 1881).</text:p>
      <text:p text:style-name="P26">Chapter 4</text:p>
      <text:p text:style-name="P26"/>
      <text:p text:style-name="P2"><text:bookmark text:name="h.3as4poj"/>Hibbatallah</text:p>
      <text:p text:style-name="P26">[#] Kenneth Ewing Bailey, “Hibat Allāh Ibn al-‘Assāl and His Arabic Thirteenth Century Critical Edition of the Gospels (with special attention to Luke 16:16 and 17:10),” <text:span text:style-name="T14">Near East Theological Review</text:span> 1 (1978), pp. 11-26.</text:p>
      <text:p text:style-name="P26">[#] A. J. B. Higgins, “Ibn al-ʿAssāl”, <text:span text:style-name="T14">The Journal of Theological Studies</text:span> 44 (1943), pp. 73-75.</text:p>
      <text:p text:style-name="P26">[#] Duncan Black MacDonald, “Ibn al-‘Assāl’s Arabic Version of the Gospels,” in Eduardo Saavedra (ed.), <text:span text:style-name="T14">Homenaje á D. Francisco Codera en su jubilación del profesorado: Estudios de erudición oriental </text:span>(Saragosa: <text:s/>1904), pp. 375-392.</text:p>
      <text:p text:style-name="P26">Vevian</text:p>
      <text:p text:style-name="P26">[#] Samir Khalil Samir, “La version arabe des évangiles d’al As‘ad ibn al-‘Assāl,” <text:span text:style-name="T14">PdO </text:span>19 (1994), pp. 441-451.</text:p>
      <text:p text:style-name="P26">[#] Abullif Wadi, “Al-Asʿad Ibn al-ʿAssal, Introduzioni alla traduzione dei quattro Vangeli” [in Arabic], <text:span text:style-name="T14">Studia Orientalia Christiana Collectanea </text:span>39 (2006), pp. 47-120.</text:p>
      <text:p text:style-name="P26"/>
      <text:p text:style-name="P2"><text:bookmark text:name="h.1pxezwc"/>Isaak Velasquez</text:p>
      <text:p text:style-name="P26">See as well, Goussen [#], Gehman [#], Monferrer Sala [#], Koningveld [#].</text:p>
      <text:p text:style-name="P12">[#] Anton Baumstark, „Markus Kap. 2 in der arabischen Uebersetzung des Isaak Velasquez,“ <text:span text:style-name="T14">OC</text:span> 9 (1934), pp. 226-239.</text:p>
      <text:p text:style-name="P26">[#] Siegmund Fraenkel, “Zu dem spanisch-arabischen Evangelienfragment,” <text:span text:style-name="T14">ZDMG</text:span> 57 (1903), p. 201.</text:p>
      <text:p text:style-name="P82">Notes to [Vollers #]</text:p>
      <text:p text:style-name="P26">[#] Ángel C. López y López, "La traducción de los evangelios al árabe por Isaac ben Velasco de Córdoba en el siglo X a.D." <text:span text:style-name="T14">Boletín Millares Carlo</text:span> [Actas del Congreso “Agustín Millares Carlo: Maestro de medievalistas”] 13 (1994), pp. 79-84.</text:p>
      <text:p text:style-name="P26">[#] Philippe Roisse, "Los Evangelios traducidos del latín al árabe por Isḥāq b. Balašk al-Qurṭubī en 946 d.C.," in C. Castillo, I. Cortés and Juan Pedro Monferrer-Sala (eds.) <text:span text:style-name="T14">Estudios árabes dedicados a D. Luis Seco de Lucena</text:span> (En el XXV Aniversario de su muerte), (Granada: 1999), pp. 147-164.</text:p>
      <text:p text:style-name="P26">Philippe Roisse, “La circulation du savoir des Arabes chrétiens en Méditerranée médiévale. Approche des soruces manuscrites,” <text:span text:style-name="T14">Collectanea Christiana Orientalia</text:span> 1 (2004), pp. 219-223.</text:p>
      <text:p text:style-name="P30">[#] Eugène Tisserant, “Sur un manuscript mozarabe de Fès,” in Romualdo Díaz (ed.), <text:span text:style-name="T14">Miscellanea Biblica B. Ubach</text:span> (Barcelona: Momtisserrati, 1956), pp. 15-26.</text:p>
      <text:p text:style-name="P80">On an unspecified fragment from Fez, containing the Gospel translation of Velasquez.</text:p>
      <text:p text:style-name="P83"><text:span text:style-name="T23">Mss</text:span><text:span text:style-name="T24">.: Fes, </text:span>Al-Qarawiyyin University Library<text:span text:style-name="T24">, </text:span>Cod. 730<text:span text:style-name="T24">; Munich, Bayrische Staatsbibliothek, Cod. 238.</text:span></text:p>
      <text:p text:style-name="P30">[#] Karl Vollers and Ernst von Dobschütz, “Ein spanisch-arabisches Evangelienfragment,” <text:span text:style-name="T14">ZDMG </text:span>56 (1902), pp. 633-648.</text:p>
      <text:p text:style-name="P64">Response to Fleischer ZDMG 8, p. 586. Deals with a fragment of Isaak Velasquez’s Gospel <text:soft-page-break/>translation in Leipzig, acquired by Tischendorf [Compare Fleischer and Fraenkel #].</text:p>
      <text:p text:style-name="P66"><text:span text:style-name="T24">Ms.: Leipzig, Universitätsbibliothek, Cod. Tisch. 31.</text:span> </text:p>
      <text:p text:style-name="P12"><text:span text:style-name="T24">[#] Franz Taeuschner, “Die monarchianistischen Prologe zu den vier Evangelien in der spanisch-arabischen Bibelübersetzung des Isaak Velasquez nach der Münchener Handschrift Cod. Arab. 238,” </text:span><text:span text:style-name="T15">OC</text:span><text:span text:style-name="T24"> 10 (1935), pp. 80-99.</text:span></text:p>
      <text:p text:style-name="P97">Edits and translates into German the Monarchian Prologues, as preserved in Ms. Munich, Bayrische Staatsbibliothek, Ar. 238.</text:p>
      <text:p text:style-name="P12"><text:span text:style-name="T24">Mss.: Munich, Bayrische Staatsbibliothek, Ar. 238.</text:span> </text:p>
      <text:p text:style-name="P1"><text:bookmark text:name="h.49x2ik5"/>Other new testament </text:p>
      <text:p text:style-name="P77"/>
      <text:p text:style-name="P12">[#] John Gwynn, “On a Syriac MS. belonging to the Collection of the Archbishop Ussher,” <text:span text:style-name="T14">Transactions of the Royal Irish Academy</text:span> 27 (1877-1886), pp. 269-315.</text:p>
      <text:p text:style-name="P76">On Sinai, Ar. 154</text:p>
      <text:p text:style-name="P76"><text:span text:style-name="T22">Mss</text:span>.: Sinai, Ar. 154</text:p>
      <text:p text:style-name="P12">[#] John Gwynn, “xxxx,” Hermathena x (1890)</text:p>
      <text:p text:style-name="P12">[#] John Gwynn, “The Older Syriac Version of the four minor Catholic Epistles,” <text:span text:style-name="T14">Hermathena</text:span> 16 (1890), pp. 281-314. </text:p>
      <text:p text:style-name="P76">On Sinai, Ar. 154</text:p>
      <text:p text:style-name="P76">Mss.: Sinai, Ar. 154</text:p>
      <text:p text:style-name="P3">Acts</text:p>
      <text:p text:style-name="P30">[#] Juan Pedro Monferrer-Sala, <text:span text:style-name="T14">Scripta arabica orientalia: dos studios de la literatura árabe cristiana</text:span> (Granada: Athos Pérgamos, 1999).</text:p>
      <text:p text:style-name="P108">Includes an edition of the Acts of the Apostles, based on Vatican, BAV, Ar. 468.</text:p>
      <text:p text:style-name="P82"><text:span text:style-name="T24">Mss.: London, BL,. Or. 1326; Vatican, BAV, Ar. 13 and Ar. 468; Sinai, Ar. 151; Escorial Cod. Ar. 1625</text:span>.</text:p>
      <text:p text:style-name="P2"><text:bookmark text:name="h.2p2csry"/>The Pauline Epistles</text:p>
      <text:p text:style-name="P23">One of the earliest codices was brought from Sinai by Tischendorf and is today preserved in its two membra disjecta Mss. Leipzig, Universitätsbibliothek, Cod. Tisch. 37 and St. Petersburg, RNL, Ar. N.S. 327. [cf. [#, see above] Fleischer and [#, see above] Tischendorf]</text:p>
      <text:p text:style-name="P48">[#] Kenneth Ewing Bailey, <text:s/><text:span text:style-name="T14">Paul through the Mediterranean Eye: Cultural Studies in I Corinthians</text:span> (Illinois: IVP Academic, 2011).</text:p>
      <text:p text:style-name="P48">A Commentary on 1 Corinthians that builds upon its rhetorical pattern borrowed from the Hebrew Bible. The Middle Eastern Culture is used to explain some vague points in the text through old manuscripts of Arabic, Syriac, and Hebrew translations of 1 Corinthians.</text:p>
      <text:p text:style-name="P48"/>
      <text:p text:style-name="P48"><text:span text:style-name="T22"><text:s text:c="5"/>Mss.</text:span>:Oxford, Bodl, Or. 712; Sinai, Ar. 73;151; 155; 310;Vatican, BAV, Ar. 13.</text:p>
      <text:p text:style-name="P30">[#] Mageret Dunlop Gibson, <text:span text:style-name="T42">„An Arabic Version of the Epistles of St Paul to the Romans, Corinthians, Galatians, with Part of the Epistle to the Ephesians from a Ninth Century MS. in the Convent of St Catharine on Mount Sinai,“</text:span><text:span text:style-name="T14"> Studia Sinaitica</text:span> 2 (London: C.J. Clay and Sons, 1894). </text:p>
      <text:p text:style-name="P80">On Sinai, Ar. 155, assigned to the ninth century CE. The Arabic translation was made from Greek. Includes Arabic text with some notes on the text and translation technique. (Comp. [# Boyd, Robert])</text:p>
      <text:p text:style-name="P80"><text:span text:style-name="T22">Mss</text:span>.: Sinai, Ar. 155.</text:p>
      <text:p text:style-name="P80"/>
      <text:p text:style-name="P30">[#] Francis Crawford Burkitt, <text:s/>“The Palestinian Syriac Lectionary,” <text:span text:style-name="T14">The Journal of Theological </text:span><text:soft-page-break/><text:span text:style-name="T14">Studies 6, </text:span>no. 21 (October 1904), pp. 91-98.</text:p>
      <text:p text:style-name="P30"><text:tab/>An argument against the hypothesis that the Palestinian Syriac Lectionary is of Egyptian Bohairic Origin.</text:p>
      <text:p text:style-name="P130"><text:span text:style-name="T22">Mss.: </text:span>Sinai, Ar. 155 (Gibson’s ed.); Leiden, UBL, Or. 217 (Erpenius ed.)</text:p>
      <text:p text:style-name="P36"/>
      <text:p text:style-name="P80"/>
      <text:p text:style-name="P48"/>
      <text:p text:style-name="P26">[#] Harvey Staal, <text:span text:style-name="T14">Mt. Sinai Arabic Codex 151: I. Pauline Epistles </text:span>(CSCO 452-453 = Scr. Arb. 40-41; Louvain, 1983). [Transcription of the manuscript’s text, with marginal comments, glosses, etc. The earliest colophon has the date 253 AH (= 867 CE). See also above by the same editor and translator under Acts. The editor claims to “have transcribed the original as carefully as possible” (452: 12) but has nevertheless modernized the orthography. Both the text and the translation have comments. Cf. the article by Féghali in this section.]</text:p>
      <text:p text:style-name="P66"><text:span text:style-name="T22">Mss</text:span>.: Sinai, Ar. 151</text:p>
      <text:p text:style-name="P30">[#] Harvey Staal, <text:span text:style-name="T42">„Codex Sinai Arabic 151 Pauline Epistle,“</text:span> <text:span text:style-name="T14">Studies and Documents</text:span> 40, (Salt Lake City: University of Utah Press, 1969).</text:p>
      <text:p text:style-name="P64"><text:span text:style-name="T22">Mss</text:span>.: Sinai, Ar. 151.</text:p>
      <text:p text:style-name="P31">[#] Paul Féghali, <text:span text:style-name="T14">Les épîtres de saint Paul dans une des premières traductions en arabe </text:span></text:p>
      <text:p text:style-name="P31"><text:span text:style-name="T22">Mss.</text:span>: Sinai, Ar. 151</text:p>
      <text:p text:style-name="P31">An examination of the Syriac origin of Sinai, Ar. 151 as well as its syntactical, morphological, and stylistic features.</text:p>
      <text:p text:style-name="P48"/>
      <text:p text:style-name="P30">[#] F. Krenkow, “Two Ancient Fragments of an Arabic Translation of the New Testament,” <text:span text:style-name="T14">JRAS </text:span>(1926), pp. 275-285. </text:p>
      <text:p text:style-name="P64">On Mss. London, BL Or. 8605 and 8612, to both of which the author assigns a date prior to 1000 CE. A total of four facsimile pages are given, with transcription; these samples include parts of Jam, 1 Pet, and Heb, but the complete manuscripts contain from Acts to the end of the New Testament.</text:p>
      <text:p text:style-name="P66"><text:span text:style-name="T23">Mss</text:span><text:span text:style-name="T24">.: London, BL Or. 8605 and 8612</text:span>.</text:p>
      <text:p text:style-name="P135"/>
      <text:p text:style-name="P48">[#] Sebastian Paul Brock, “A Neglected Witness to the East Syriac New Testament Commentary Tradition: Sinai, Arabic Ms 151,” in <text:span text:style-name="T14">Studies on the Christian Arabic Heritage in Honour of Father Prof. Dr. Samir Khalil Samir</text:span>, in Rifaat Ebied &amp; Herman Teule (ed.), <text:span text:style-name="T14">Eastern Christian Studies</text:span>, Vol. 5 (Leuven: Peeters, 2004)</text:p>
      <text:p text:style-name="P48">Investigating the origins of the exegetical annotations on the text of the Pauline Epistles in Sinai, Ar. 151. They have common sources with East Syriac exegetical materials, Mainly, with Isho‘dad and Theodore of Mopsuestia commentaries. </text:p>
      <text:p text:style-name="P48"/>
      <text:p text:style-name="P48"><text:span text:style-name="T22">Mss.: </text:span>Sinai, Ar. 151</text:p>
      <text:p text:style-name="P23"/>
      <text:p text:style-name="P2"><text:bookmark text:name="h.147n2zr"/>I Corinthians</text:p>
      <text:p text:style-name="P12">[#] Robert Henry Boyd, <text:span text:style-name="T14">The Arabic text of I Corinthians in "Studia sinaitica no. II "; a comparative linguistic, and critical study</text:span>, unpubl. Dissertation, Princeton University, 1942. </text:p>
      <text:p text:style-name="P2"><text:bookmark text:name="h.3o7alnk"/><text:soft-page-break/>Galatians</text:p>
      <text:p text:style-name="P26">[#] Donatien de Bruyne and Eugène Tisserant, “Une feuille arabo-latine de l’épître aux Galates,” <text:span text:style-name="T14">Revue Biblique </text:span>n.s. 7 (1910), pp. 321-344. </text:p>
      <text:p text:style-name="P66">Chapter of the Cathedral of Siguenze 150, one plate of which precedes the article; ms dated to around 900 CE on the basis especially of the Latin script. No Arabic text, but a literal French translation of Gal. 1:1-15 with commentary.</text:p>
      <text:p text:style-name="P66"><text:span text:style-name="T22">Mss</text:span>.: Vatican, BAV, Lat. 12900 (formerly Chapter of the Cathedral of Siguenze, Ms. 150).</text:p>
      <text:p text:style-name="P26">[#] Lourdes Bonhome Pulido, “A Fragmentary Arabic Version of the Epistle of Galatians Kept in the Royal Library of the Monastery of the Escorial,” in Samir Khalil and Juan Pedro Monferrer-Sala (ed.), <text:span text:style-name="T14">Graeco-Latina et Orientalia Studia in Honorem Angeli Urbani Heptagenarii</text:span>,<text:span text:style-name="T14"> Syro-Arabica, Vol. 2</text:span> (Cordoba: CNERU-CEDRAC, 2013).</text:p>
      <text:p text:style-name="P26">An edition and English translation of the text. A description of the manuscript and a comparison with Sinai, Ar. 151 and a Greek version.</text:p>
      <text:p text:style-name="P66"><text:span text:style-name="T22">Mss</text:span>.: Madrid, Esc, Ar. 1625</text:p>
      <text:p text:style-name="heading_20_3"><text:bookmark text:name="h.whq9vx884z0t"/>Philemon</text:p>
      <text:p text:style-name="P48">[#] Gérard Troupeau, “Une ancienne version de l’épître à Philémon,” in <text:span text:style-name="T14">Mélanges offerts à M. Dunand, Mélanges de l'Université Saint Joseph 46</text:span> (1970), pp. 343-351. Reprint, in Études sur le christianisme arabe au Moyen Age (Aldershot, 1995). [On BnF arabe 6725, in Kufic (or early Naskh) script on parchment, copied in Jerusalem in 902 CE. Offers a brief textual comparison with the text of the letter from the Peshitta and in Greek. After a brief discussion of the linguistic peculiarities, Troupeau presents the Arabic text with French translation, the latter accompanied by some textual notes reflecting the comparison with the Syriac and Greek texts.]</text:p>
      <text:p text:style-name="P48"/>
      <text:p text:style-name="P48">[#] Juan Pedro Monferrer-Sala, “The Pauline Epistle to Philemon from Codex Vatican Arabic 13 (Ninth Century CE): Transcription and Study,” <text:span text:style-name="T14">Journal of Semitic Studies</text:span> LX/2 (2015), pp. 341-371.<text:tab/></text:p>
      <text:p text:style-name="P48"><text:span text:style-name="T22">Mss.</text:span>: Vatican, BAV, Ar. 13<text:tab/> <text:tab/></text:p>
      <text:p text:style-name="P48">A transcription of the Arabic text of Philemon of Vatican, BAV, Ar. 13 along with an examination of the paleographical and <text:tab/>linguistic features of the text. This is followed by an analysis of the text that suggests a Greek Vorlage with some Syriac influence.<text:tab/><text:tab/><text:tab/></text:p>
      <text:p text:style-name="P48"><text:tab/><text:tab/><text:tab/><text:tab/></text:p>
      <text:p text:style-name="P48"><text:tab/><text:tab/><text:tab/></text:p>
      <text:p text:style-name="P2"><text:bookmark text:name="h.tp86x89fb7uw"/>Hebrews</text:p>
      <text:p text:style-name="P47">[#] Harvey Staal, “Pauline authorship of the Epistle to the Hebrews according to Mt Sinai Arabic manuscript 151,” <text:span text:style-name="T14">Reformed Review</text:span> 21 (1967), pp. 51-53.</text:p>
      <text:p text:style-name="P73"><text:span text:style-name="T22">Mss</text:span>.: Sinai, Ar. 151.</text:p>
      <text:p text:style-name="P47">A short introduction and translation of the first Arabic defence of the Pauline authorship to the Hebrews epistle in Ms, Sinai, Ar. 151. </text:p>
      <text:p text:style-name="P47"/>
      <text:p text:style-name="P48">[#] Edv Stenij, <text:span text:style-name="T14">Die altarabische Übersetzung der Briefe an die Hebräer, an die Römer und an die Corinther. Aus einem in St. Petersburg befindlichen Codex Tischendorfs vom Jahre 892 n. Chr</text:span>. (Helsingfors: Frenckellska Tryckeri-Aktiebolaget, 1901).</text:p>
      <text:p text:style-name="P111"><text:span text:style-name="T22">Mss</text:span>.: St. Petersburg, RNL, Ar. N.S. 327</text:p>
      <text:p text:style-name="P53">[#] Frantz Delitzsch, “Über eine alte arabische Handschrift des Hebräerbriefes,” <text:span text:style-name="T14">Commentar zum Briefe an die Hebräer: mit archäologischen und dogmatischen Excursen über das Opfer und die Versöhnung</text:span> (Leipzig: Dörffling &amp; Franke, 1857), pp. 764-769.</text:p>
      <text:p text:style-name="P91"><text:span text:style-name="T22">Mss</text:span>.: St. Petersburg, RNL, Ar. N.S. 327</text:p>
      <text:p text:style-name="P2"><text:bookmark text:name="h.23ckvvd"/><text:soft-page-break/>James</text:p>
      <text:p text:style-name="P26">Juan Pedro Monferrer-Sala, “Un manuscrito árabe oriental de la ‘Epistola de Santiago’, guardado en la Biblioteca de El Escurial,” <text:span text:style-name="T14">Al-Andalus-Magreb</text:span> 7 (1998), pp. 231-233.</text:p>
      <text:p text:style-name="P26">[#] Juan Pedro Monteferrer-Sala, “Un fragment inédito y olvidado de la ‘Epístola de Santiago’, guardado en la Biblioteca de El Escorial,” <text:span text:style-name="T14">Qurṭuba </text:span>3 (1998), pp. 231-233 [on Escorial Codex Ar. 1625].</text:p>
      <text:p text:style-name="P2"><text:bookmark text:name="h.ihv636"/>Johannine Epistles </text:p>
      <text:p text:style-name="P26">[#] Juan Pedro Monferrer-Sala, “An Eastern Arabic version of the three Epistles of Saint John (codex ar. 1625) kept in the Monastery of El Escorial (Madrid),” Samir Khalil Samir (ed.), <text:span text:style-name="T14">Actes du II</text:span><text:span text:style-name="T30">um</text:span><text:span text:style-name="T14"> Symposium Syro-Arabicum (Sayyidat al-Bīr, septembre 1998)</text:span>, Vol. 1, <text:span text:style-name="T14">Études arabes chrétiennes</text:span>, <text:span text:style-name="T14">Parole de l’Orient</text:span> 27 (2002), pp. 30-32.</text:p>
      <text:p text:style-name="P26">Mss.: Madrid, Esc, Ar. 1625; Sinai, Ar. 72; 151;Vatican, BAV, Ar. 13.</text:p>
      <text:p text:style-name="P26">A short history of the Christian Arabic manuscripts in Spain, especially the biblical ones. Then, a description of the physical and orthographical characters of Ms, Madrid, Esc, Ar. 1625 and a comparison with the Greek Vorlage. Finally, a transcription of the Arabic text of the Johannine epistles and an English translation of them.</text:p>
      <text:p text:style-name="P2"><text:bookmark text:name="h.32hioqz"/>Revelation </text:p>
      <text:p text:style-name="P12">[#] Georg Graf, “Arabische Übersetzungen der Apokalypse,” <text:span text:style-name="T14">Biblica </text:span>10 (1929), pp. 170-194.</text:p>
      <text:p text:style-name="P26">[#] Juan Pedro Monferrer-Sala, “Una versión árabe del ‘Apocalipsis’ contenida en el Cod. Ár. 1625 de la Biblioteca de El Escorial: Estudio y edición,” <text:span text:style-name="T14">Qurṭuba </text:span>5 (2000), pp. 147-180 </text:p>
      <text:p text:style-name="P82"><text:bookmark text:name="h.1hmsyys"/>Includes edition of the Arabic text.</text:p>
      <text:p text:style-name="P82">Ms. Escurial, Ar. 1625.</text:p>
      <text:p text:style-name="P1">Apocrypha/Pseudoepigrapha</text:p>
      <text:p text:style-name="P26"><text:span text:style-name="T14">The Mythological Acts of the Apostles Transcribed from an Arabic Ms. in the Convent of Deyr-es-Suriani, Egypt, and from Mss. in the Convent of St Catherine on Mount Sinai and in the Vatican Library</text:span>.</text:p>
      <text:p text:style-name="P26"><text:span text:style-name="T14">Évangiles Apocryphes II: L’Évangile de l’Enfance. Rédactions syriaques, arabe et arméniennes traduites et annotées</text:span>. Textes et documents pour l’étude historique du christianisme. Translated by Paul Peeters (Paris: Auguste Picard, 1914).</text:p>
      <text:p text:style-name="P26">[#] Carl Bezold, “Das arabisch-äthiopische Testamentum Adami”, in <text:span text:style-name="T14">Orientalischen Studien</text:span> Th. Nöldeke (Giessen: 1906), pp. 898-909. </text:p>
      <text:p text:style-name="P30">[#] William Emery Barnes, “The Testaments of Abraham, Isaac and Jacob (Extracts from the Arabic Version),” in Montague Rhodes James, <text:span text:style-name="T14">The Testament of Abraham. The Greek Text, edited with Introduction and notes</text:span>. <text:span text:style-name="T14">Texts and Studies</text:span> II, 2 (Cambridge: Cambridge University Press, 1892), pp. 133-154. </text:p>
      <text:p text:style-name="P80">Contains an English translation of excerpts from Ms. Paris, BNF, Ar. 132.</text:p>
      <text:p text:style-name="P82"><text:span text:style-name="T24">Mss.: Paris, BNF, Ar. 132.</text:span> </text:p>
      <text:p text:style-name="P42"><text:span text:style-name="T5">[#] Antonio Battista and Bellarmino Bagatti, „Il combattimento di Adamo,“</text:span> <text:span text:style-name="T8">Studii Biblici Franciscani Collectio Minor</text:span><text:span text:style-name="T5"> 29 (Jerusalem: Franciscan Print Press, 1982).</text:span></text:p>
      <text:p text:style-name="P26">[#] Antonio Battista and Bellarmino Bagatti, <text:span text:style-name="T14">La Caverna dei Tresori</text:span> (Jerusalem: Franciscan Print Press, 1979), pp. 46-51.</text:p>
      <text:p text:style-name="P82">Contains an Italian translation of the Arabic version of the Testament of Adam.</text:p>
      <text:p text:style-name="P26"><text:soft-page-break/>[#] Antonio Battista and Bellarmino Bagatti, „<text:span text:style-name="T42">Edizione critica del testo arabo della ‘Historia Iosephi fabri lignarii’ e ricerche sulla sua origine,“</text:span> <text:span text:style-name="T14">Studii Biblici Franciscani Collectio Minor</text:span> 20 (Jerusalem: Franciscan Print Press, 1978). </text:p>
      <text:p text:style-name="P26">[#] Alessandro Bausi, “A first evaluation of the arabic version of the apocalypse of Paul,” <text:span text:style-name="T14">Parole de l’Orient</text:span> 24 (1999), pp. 131-164.</text:p>
      <text:p text:style-name="P26">[#] Eduard Bratke, “Handschriftliche Überlieferung und Bruchstücke der Arabisch-Äthiopischen Petrusapokalypse,” <text:span text:style-name="T14">ZWT</text:span> 1(1893), p. 493.</text:p>
      <text:p text:style-name="P26">[#] O. H. E. Burmester, “Fragments from an Arabic Version of Two Infancy Gospels,” <text:span text:style-name="T14">Studia Orientalia Christiana Collectanea</text:span> 7 (1962), pp. 105-114.</text:p>
      <text:p text:style-name="P26">[#] James Hamilton Charlesworth (ed.), <text:span text:style-name="T14">The Old Testament Pseudepigrapha</text:span>, Vol. 1, Apocalyptic Literature and Testaments (New York: Doubleday&amp;Company, Inc., 1983). </text:p>
      <text:p text:style-name="P82">Refers to several Arabic translations of Pseudepigrapha: Fourth Book of Ezra (pp. 519), Testament of Abraham (p. 871), Testament of Isaac (pp. 903-911), Testament of Jacob (pp. 913-918), Testament of Adam (pp. 989-990).</text:p>
      <text:p text:style-name="P82"><text:span text:style-name="T22">Mss</text:span>.: Paris, BNF, Ar. 132; Oxford, Bodl., Or. 251; Vatican, BAV, Ar. 462; </text:p>
      <text:p text:style-name="P26">Stanley Arthur Cook, “An Arabic Version of the Prologue to Ecclesiasticus,” in <text:span text:style-name="T14">Proceedings of the Society of Biblical Archaeology </text:span>28 (1902), pp. 173-184.</text:p>
      <text:p text:style-name="P26">[#] Benjamin Harris Cowper, <text:span text:style-name="T14">The Apocryphal Gospels</text:span>, (London: 1881). </text:p>
      <text:p text:style-name="P26">Contains an English translation of the Arabic Infancy Gospels, bases on Sike’s edition [#].</text:p>
      <text:p text:style-name="P30">[#] Mathias Delcor, <text:span text:style-name="T42">„Testaments d’Abraham. Introduction, traduction du texte grec et commentaire de la recension grecque longue, suivie de la traduction des Testaments d’Abraham, d’Isaac et de Jacob d’après les versions orientales,“</text:span> <text:span text:style-name="T14">Studia in Veteris Testamenti Pseudoepigrapha</text:span> 2 (Leiden: Brill, 1973), pp. 17, 242-247. </text:p>
      <text:p text:style-name="P64">Contains a translation of the texts from Ms. Paris, BNF, Ar. 132 (by Marius Chaîne). </text:p>
      <text:p text:style-name="P70"><text:span text:style-name="T7">Mss</text:span><text:span text:style-name="T5">.:</text:span> <text:span text:style-name="T5">Paris, BNF, Ar. 132. </text:span></text:p>
      <text:p text:style-name="P115"><text:span text:style-name="T23">Review</text:span><text:span text:style-name="T24">: Samir Khalil Samir, BAC 2 (1978), pp. 20-21.</text:span> </text:p>
      <text:p text:style-name="P66"/>
      <text:p text:style-name="P30">[#] Adriana Drint, “Some Notes on the Arabic Versions of IV Ezra and the Apocalypse of Baruch in Ms Mount Sinai Arabic 589,” <text:span text:style-name="T14">Parole de l’Orient </text:span>24 (1999), pp. 165-178.</text:p>
      <text:p text:style-name="P64"><text:span text:style-name="T22">Mss</text:span>.: Sinai, Ar. 589.</text:p>
      <text:p text:style-name="P30">[#] Adriana Drint, “The Mount Sinai Arabic version of IV Ezra: characteristics and relevance of an early Arabic translation of the Syriac text,” <text:span text:style-name="T14">Orientalia Christiana Periodica</text:span> 58 (1992), pp. 401-422.</text:p>
      <text:p text:style-name="P88"><text:span text:style-name="T7">Mss</text:span><text:span text:style-name="T5">.: Sinai, Ar. 589 and</text:span> <text:span text:style-name="T5">Berlin, Staatsbibliothek, Spreng. 30.</text:span></text:p>
      <text:p text:style-name="P30">[#] Michel van Esbroek, “Les Actes syriaques de Philippe à Carthagène en version arabe,” <text:span text:style-name="T14">OC</text:span> 79 (1995), pp. 120-145.</text:p>
      <text:p text:style-name="P80">An edition and translation of the Actes of Philipp in Arabic, based on Ms. Cambridge, CUL, Or. 1287. </text:p>
      <text:p text:style-name="P80"><text:span text:style-name="T22">Mss</text:span>.: Cambridge, CUL, Or. 1287; Oxford, Bodl. Nicoll 49; Vatican, BAV, Ar. 694, Sbath, 68; Sinai, Ar. 397, Ar. 469, and Ar. 553.</text:p>
      <text:p text:style-name="P26"><text:span text:style-name="T41">[#] Michel van Esbroek, “</text:span>Les actes apocryphes de Thomas en version arabe,” <text:span text:style-name="T14">Parole de l’Orient</text:span> 14 (1987), pp. 11-77.</text:p>
      <text:p text:style-name="P26">[#] Basil Thomas Alfred Evetts, „History of the Patriarchs of the Coptic Church of Alexandria,“ <text:span text:style-name="T14">PO</text:span> <text:soft-page-break/>1 (1904), pp. 120-134. </text:p>
      <text:p text:style-name="P26">GCAL 1, pp. 245-246</text:p>
      <text:p text:style-name="P26">De sacerdotio Christi in Arabic. </text:p>
      <text:p text:style-name="P26">[#] Basil Thomas Alfred Evetts, <text:span text:style-name="T14">Patrologia Orientalis</text:span> 1 (1904), pp. 134-140. </text:p>
      <text:p text:style-name="P26">Acta Marci</text:p>
      <text:p text:style-name="P26">[#] Heinrich Ewald, “Das vierte Ezrabuch nach seinem Zeitalter, seinen arabischen Übersetzungen und einer neuen Wiederherstellung,” <text:span text:style-name="T14">Abhandlungen der königlichen Gesellschaft der Wissenschaften zu Göttingen</text:span> 11 (1864), pp. 133-230.</text:p>
      <text:p text:style-name="P26">[#] Heinrich Ewald, “Über eine arabische Bearbeitung des vierten Ezrabuches,” <text:span text:style-name="T14">Nachrichten von der G.A. Universität und der königlichen Gesellschaft der Wissenschaften zu Göttingen</text:span> 11 (1863), pp. 163-180.</text:p>
      <text:p text:style-name="P26">[#] Johann Alber Fabricius, <text:span text:style-name="T14">Codex Apocryphus Novi Testamenti</text:span>, 4 Vols (Hamburg: 1719). </text:p>
      <text:p text:style-name="P82">Vol. ?, pp. 309-36.Contains a Latin translation of an Arabic version of the “History of Joseph the Carpenter.”</text:p>
      <text:p text:style-name="P82">Vol. 1, pp. 168 “Infancy Gospels” </text:p>
      <text:p text:style-name="P30">[#] Paul Féghali, “Versions arabes de Ben Sira,” <text:span text:style-name="T14">Parole de l’Orient </text:span>30 (2005), pp. 65-78.</text:p>
      <text:p text:style-name="P66"><text:span text:style-name="T23">Mss</text:span><text:span text:style-name="T24">.: Paris, BNF, Ar. 1; London, BL, Add. 30851; Vatican, BAV, Ar. 5; Munich, Staatsbibliothek, Ar. 238; and Sinai, Ar. 155.</text:span> </text:p>
      <text:p text:style-name="P26">Giovanni Galbiati, <text:span text:style-name="T14">Iohannis Evangelium Apocryphum Arabice</text:span></text:p>
      <text:p text:style-name="P26"><text:tab/>Review</text:p>
      <text:p text:style-name="P26"><text:tab/>Löfgren, Oscar, Det bortglömda evangeliet, Svenska Dagbladet 7 Oct. 1960.</text:p>
      <text:p text:style-name="P26"><text:tab/>------, “Das apokryphe Johannesevangelium”, Orientalistische Literaturzeitung 56 (1961), cols. 229-233.</text:p>
      <text:p text:style-name="P30">[#] Serge Frantsouzoff, “L’édition du Livre arabe des Macchabées dans les Polyglottes de Londres et la Bible manuscrite de St. Pétersbourg,” in <text:span text:style-name="T14">Travaux de symposium international Le Livre. La Roumanie. L’Europe. Troisième édition – 20 à 24 Septembre 2010</text:span>, Vol. 2, <text:span text:style-name="T14">La deuxième section – Bibliothéconomie et les sciences de l’information</text:span> (Bucarest: Éditeur Bibliothèque de Bucarest, 2011), pp. 85-94.</text:p>
      <text:p text:style-name="P66"><text:span text:style-name="T23">Mss</text:span><text:span text:style-name="T24">.: St Petersburg, Institute of Oriental Manuscripts, D 226 and Vatican, BAA, Ar. 468.</text:span> </text:p>
      <text:p text:style-name="P26">[#] Maurice Gauguine, The Falasha Version of the Testaments of Abraham, Isaac and Jacob, unpubl. PhD-Thesis, Manchester, 1965. <text:span text:style-name="T12">6.52</text:span></text:p>
      <text:p text:style-name="P26">Treats a literal and freer translation of Arabic version into Ge’ez. </text:p>
      <text:p text:style-name="P26">[#] Gérard Garitte, “'Protoevangelii Iacobi' Versio arabica antiquior,” <text:span text:style-name="T14">Le Muséon</text:span> 86 (1973), pp. 377-396.</text:p>
      <text:p text:style-name="P82">Protoevangelium of James</text:p>
      <text:p text:style-name="P82"><text:span text:style-name="T22">Mss</text:span>.: Sinai, Ar. 436, Ar. 535, and Ar. 556.</text:p>
      <text:p text:style-name="P30"><text:s/>[#] Charles Genequand, “Vie de Jésus en Arabe,” in François Bovon and Pierre Geoltrain, <text:span text:style-name="T14">Écrits apocryphes chrétiens</text:span> (Paris: Gallimard, 1997), pp. 207-238.</text:p>
      <text:p text:style-name="P80">Introduction and French translation of the Infancy Gospels in Arabis. </text:p>
      <text:p text:style-name="P82"><text:span text:style-name="T23">Mss</text:span><text:span text:style-name="T24">.: Oxford, Bodl., Or. 350; Florence, BML, Or. 32; and Vatican, BAV, Syr. 159.</text:span> </text:p>
      <text:p text:style-name="P26">Johannes Gildemeister, <text:span text:style-name="T14">Esdras Liber Quartus Arabice</text:span> (Bonn: 1877). </text:p>
      <text:p text:style-name="P26"><text:soft-page-break/>Contains an edition of IV Ezra, based on Mss. Vatican, Ar. 462 and Oxford, Bodleian Library, Hunt. 260. </text:p>
      <text:p text:style-name="P26">Mss.: <text:span text:style-name="T25">Berlin, Staatsbibliothek, Spreng. 30</text:span>, Vatican, Ar. 462 and Oxford, Bodleian Library, Hunt. 260.</text:p>
      <text:p text:style-name="P26">[#] John Alen Giles, <text:span text:style-name="T14">Codex Apocryphus Novi Testamenti. The uncanonical Gospels and other Writings </text:span><text:span text:style-name="T42">(</text:span>London: 1852), i?</text:p>
      <text:p text:style-name="P82">The History of Joseph the Carpenter <text:s/></text:p>
      <text:p text:style-name="P30">[#] Richard Gottheil, “An Arabic Version of the ‘Revelation of Esdras’,” <text:span text:style-name="T14">Hebraica</text:span> 4 (1887/1888), pp. 14-17.</text:p>
      <text:p text:style-name="P66"><text:span text:style-name="T23">Mss</text:span><text:span text:style-name="T24">.: Paris, BNF, Ar. 107</text:span> (<text:span text:style-name="T25">check</text:span>)</text:p>
      <text:p text:style-name="P26">[#] Ignazio Guidi, “Gli atti apocrifi degli Apostoli nei testi copti, arabi ed etiopici,” <text:span text:style-name="T14">Giornale della Società Asiatica Italiana</text:span> 2 (1888), pp. 1-66.</text:p>
      <text:p text:style-name="P26">[#] Adolf Hilgenfeld, <text:span text:style-name="T14">Messias Judaeorum</text:span> (Leipzig: Fues, 1869), pp. xl-xli</text:p>
      <text:p text:style-name="P26">On Ms. Oxford, Bodleian Library, Or. 251, containting IV Ezra. </text:p>
      <text:p text:style-name="P26">Mss.: Oxford, Bodleian Library, Or. 251</text:p>
      <text:p text:style-name="P30">[#] Montague Rhodes James, „The Testament of Abraham. The Greek Text, edited with Introduction and notes,“ <text:span text:style-name="T14">Texts and Studies</text:span> II, 2, (Cambridge: Cambridge University Press, 1892), pp. 34-49.</text:p>
      <text:p text:style-name="P82"><text:span text:style-name="T24">Comp. [#,Barnes, William Emery</text:span>]</text:p>
      <text:p text:style-name="P30">[#] Martin Heide, <text:span text:style-name="T42">„Das Testament Abrahams: Edition und Übersetzung der arabischen und äthiopischen Versionen,“</text:span> <text:span text:style-name="T14">Aethiopistischen Forschungen</text:span> 76 (Wiesbaden: Harrassowitz, 2012). </text:p>
      <text:p text:style-name="P66"><text:span text:style-name="T23">Mss</text:span><text:span text:style-name="T24">.: Paris, BNF, Ar. 132 and Ar. 4785; COP, Bibl. 185 and Hist. 54; Cairo, Coptic Museum, Hist. 485; St Macarius, Hag. 38; and Vatica, BAV, Syr. 199.</text:span> </text:p>
      <text:p text:style-name="P30">[#] Martin Heide, “The Coptic, Arabic and Ethiopic Versions of the <text:span text:style-name="T14">Testament of Abraham</text:span> and the Emergence of the <text:span text:style-name="T14">Testaments of Isaac and Jacob</text:span>,” in James Hamilton Charlesworth and Lee Martin MacDonald (eds.), <text:span text:style-name="T14">“Non-canonical” Religious Texts in Early Judaism and Early Christianity</text:span> (London: T&amp;t Clark, 2012), pp. 61-72. </text:p>
      <text:p text:style-name="P64">Mss.: Paris, BNF, Ar. 132 and Ar. 4785; Cairo, Coptic Museum, Hist. 485; St Macarius, Hag. 38; and Vatica, BAV, Syr. 199.</text:p>
      <text:p text:style-name="P26">[#]<text:span text:style-name="T41"> Martin Heide, “Y</text:span>a<text:span text:style-name="T37">ʿ</text:span>ǝqob: Gädla Ya<text:span text:style-name="T37">ʿ</text:span>ǝqob,” in <text:span text:style-name="T14">Encyclopaedia Aethiopica</text:span>, Vol. 5, p. <text:span text:style-name="T12">x</text:span>.</text:p>
      <table:table table:name="Tabelle1" table:style-name="Tabelle1">
        <table:table-column table:style-name="Tabelle1.A"/>
        <table:table-column table:style-name="Tabelle1.B"/>
        <table:table-row table:style-name="Tabelle1.1">
          <table:table-cell table:style-name="Tabelle1.A1" office:value-type="string">
            <text:p text:style-name="P55"/>
          </table:table-cell>
          <table:table-cell table:style-name="Tabelle1.B1" office:value-type="string">
            <text:p text:style-name="P50">OLS Da AFR äth 10-1</text:p>
          </table:table-cell>
        </table:table-row>
        <table:table-row table:style-name="Tabelle1.1">
          <table:table-cell table:style-name="Tabelle1.A1" office:value-type="string">
            <text:p text:style-name="P55"/>
          </table:table-cell>
          <table:table-cell table:style-name="Tabelle1.B1" office:value-type="string">
            <text:p text:style-name="P48">[#]<text:span text:style-name="T41"> Martin Heide, “</text:span>Yǝsḥaq: Gädla Yǝsḥaq,” in <text:span text:style-name="T14">Encyclopaedia Aethiopica</text:span>, Vol. 5, p. <text:span text:style-name="T12">x</text:span>.</text:p>
            <text:p text:style-name="P48"><text:tab/>OLS Da AFR äth 10-1</text:p>
          </table:table-cell>
        </table:table-row>
      </table:table>
      <text:p text:style-name="P30">[#] Martin Heide, “The Tradition and Transmission of the Ethiopic Testaments of the Three Patriarchs,” in Walter Raunig and Steffen Wenig (eds.), <text:span text:style-name="T14">Afrikas Horn. Akten der Ersten Internationalen Littmann Konferenz 2. Bis 5. Mai 2002</text:span>, meroitica 22 (Wiesbaden: Harrassowitz, 2005), pp. 190-198.</text:p>
      <text:p text:style-name="P82"><text:span text:style-name="T24">Contains references to the Arabic versions.</text:span> </text:p>
      <text:p text:style-name="P26"><text:span text:style-name="T24">[#] Martin Heide, “Abrǝham: Gädla Abrǝham,” in </text:span><text:span text:style-name="T15">Encyclopaedia Aethiopica</text:span><text:span text:style-name="T24">, Vol. 1, p. 49.</text:span> </text:p>
      <text:p text:style-name="P82"><text:span text:style-name="T24">Mentions several Ge’ez versions based on the Arabic.</text:span> </text:p>
      <table:table table:name="Tabelle2" table:style-name="Tabelle2">
        <table:table-column table:style-name="Tabelle2.A"/>
        <table:table-column table:style-name="Tabelle2.B"/>
        <table:table-row table:style-name="Tabelle2.1">
          <table:table-cell table:style-name="Tabelle2.A1" office:value-type="string">
            <text:p text:style-name="P54"/>
          </table:table-cell>
          <table:table-cell table:style-name="Tabelle2.B1" office:value-type="string">
            <text:p text:style-name="P56">OLS Da AFR äth 10-1</text:p>
          </table:table-cell>
        </table:table-row>
      </table:table>
      <text:p text:style-name="P30">[#] Martin Heide, <text:span text:style-name="T42">„Die Testamente Isaaks und Jakobs – Edition und Übersetzung der arabischen </text:span><text:soft-page-break/><text:span text:style-name="T42">und äthiopischen Versionen,“</text:span> <text:span text:style-name="T14">Aethiopistischen Forschungen</text:span> 76, (Wiesbaden: Harrassowitz, 2000).</text:p>
      <text:p text:style-name="P64"><text:span text:style-name="T22">Mss</text:span>.: Paris, BNF, Ar. 132 and Ar. 4785;; Cairo, Coptic Museum, Hist. 485; and Vatica, BAV, Syr. 199.</text:p>
      <text:p text:style-name="P136"><text:span text:style-name="T24">Review</text:span>: <text:tab/><text:span text:style-name="T24">[#] Alessandro Bausi, in </text:span><text:span text:style-name="T15">Journal for the Study of Judaism</text:span><text:span text:style-name="T24"> 34 (2003), pp. 86-92.</text:span></text:p>
      <text:p text:style-name="P137"><text:tab/><text:tab/><text:span text:style-name="T22">Mss</text:span>.: Paris, BNF, Ar. 4785 and Cairo, Coptic Museum, Hist. 485; St Macarius, Hag. 38 and 44.</text:p>
      <text:p text:style-name="P138">[#] Burtea Bodgan, in <text:span text:style-name="T14">Orientalistische Literaturzeitung</text:span> 97 (2002), pp. 586-590.</text:p>
      <text:p text:style-name="P138">[#] Michael Kleiner, in <text:span text:style-name="T14">Aethiopica</text:span> 5 (2002), pp. 271-275. </text:p>
      <text:p text:style-name="P138">[#] Ewald Wagner, in <text:span text:style-name="T14">Wiener Zeitschrift für die Kunde des Morgenlands </text:span>92 (2002), pp. 278-281. </text:p>
      <text:p text:style-name="P26">[#] Josef Hofmann, “Der arabische Einfluß in der äthiopischen Übersetzung der Johannes-Apokalypse,”<text:span text:style-name="T14"> OC</text:span> 43 (1959), pp. 24-53 und 44 (1960), pp. 25-39.</text:p>
      <text:p text:style-name="P30">[#] Albertus Frederik Johannes Klijn, <text:span text:style-name="T14">The Acts of Thomas: Introduction, Text, Commentary</text:span> (Leiden: Brill, 1962), p. 9.</text:p>
      <text:p text:style-name="P80"><text:span text:style-name="T22">Mss</text:span>. Birmingham, Mingana, Chr. Arab. 94.</text:p>
      <text:p text:style-name="P30">[#] Pieter Sj. van Koningsveld, “An Arabic Manuscript of the Apocalypse of Baruch,” <text:span text:style-name="T14">Journal for the Study of Judaism</text:span> 6 (1975), pp. 205-207. </text:p>
      <text:p text:style-name="P80"><text:span text:style-name="T22">Mss</text:span>.: Sinai, Ar. 589</text:p>
      <text:p text:style-name="P26">[#] Ignatii Krachkovskii, “Ein neutestamentliches Apokryph in einer arabischen Handschrift 885-886 n.Chr.,” <text:span text:style-name="T14">Byzantinisches Jahrbuch</text:span> 14 (1907/09), pp. 246-275. </text:p>
      <text:p text:style-name="P82"><text:span text:style-name="T22">Mss</text:span>.: St Petersburg, Russian National Library, Ar. NS 263.</text:p>
      <text:p text:style-name="P26">Also refered to in [#, see above] Ignatii Krachkovskii, <text:span text:style-name="T14">Über Arabische Handschriften gebeugt. Erinnerung an Bücher und Menschen</text:span> (Leipzig: Koehler &amp; Amelang, 1949), pp. 11-12.</text:p>
      <text:p text:style-name="P26">[#] van Lantschoot, A, “,” <text:span text:style-name="T14">Le Muséon</text:span> 68 (1955), pp. 219-233.</text:p>
      <text:p text:style-name="P26">[#] Fred Leemhuis, “The Mount Sinai Arabic Version of the Apocalypse of Baruch,” Samir Khalil Samir (ed.), <text:span text:style-name="T14">Actes du deuxième congrès international d’études arabes chrétiennes </text:span>(Osterhesselen, septembre 1984) (Rome: Pontificium Institutum Studiorum Orientalium, 1986), pp. 73-79.</text:p>
      <text:p text:style-name="P26">[#] Fred Leemhuis, “The Arabic Version of the Apocalypse of Baruch: a Christian Text?,” <text:span text:style-name="T14">Journal for the Study of Pseudoepigrapha</text:span> 4 (1989), pp. 19-26.</text:p>
      <text:p text:style-name="P30">[#] Wolf Leslau, <text:span text:style-name="T14">Falasha Anthology</text:span> (New Haven: Yale University Press, 1951).</text:p>
      <text:p text:style-name="P80">Touches on the Arabic source text of the Ethiopic Testaments of Abraham, Isaac and Jacob. </text:p>
      <text:p text:style-name="P80"><text:span text:style-name="T22">Mss</text:span>.: Paris, BNF, Ar. 132.</text:p>
      <text:p text:style-name="P26">[#] Oscar Löfgren, “Zur Charakteristik des apokryphen Johannesevangeliums,” <text:span text:style-name="T14">Orientalalia Suecana</text:span> 9 (1960), pp. 107-130. republished in Gustav Karlsson and Nils Simonsson (eds.), S<text:span text:style-name="T14">tudia Orientalia memoriae Erici Gren dedicta</text:span> (Uppsala: xxx, 1961), pp. ???.</text:p>
      <text:p text:style-name="P26">[#] Oscar Löfgren, “Ergänzendes zum apokryphen Johannesevangelium,” <text:span text:style-name="T14">Orientalia Suecena</text:span> 10 (1961), pp. 137-144.</text:p>
      <text:p text:style-name="P26">[#] Oscar Löfgren, <text:span text:style-name="T14">Det apokryfiska Johannesevangeliet. I översättning från den enda kända arabiska handskriften i Ambrosiana,</text:span> Apokryfiska evangelier (Stockholm: Natur och Kultur, 258), pp. </text:p>
      <text:p text:style-name="P26">[#] Oscar Löfgren, “An Arabic Recension of the ‘Vitae Prophetarum’,” <text:span text:style-name="T14">Orientalia Suecana</text:span> 25-26 (1976-1977), pp. 77-105.</text:p>
      <text:p text:style-name="P26"><text:soft-page-break/>[#] Frédéric Macler, “L’apocalypse arabe de Daniel publiée, traduit et annotée”, <text:span text:style-name="T14">Revue de l’Histoire des Religions</text:span> 49 (1904), pp. 265-305. <text:s/></text:p>
      <text:p text:style-name="P26">Byzantinische Zeitschrift 14 (1905), p. 690.</text:p>
      <text:p text:style-name="P26">[#] Alphonse Mingana, “The Apocalypse of Peter,” <text:span text:style-name="T14">Woodnbrook Studies</text:span> 3 (1931), pp. 93-152, 209-282, 349-407</text:p>
      <text:p text:style-name="P26">Review: James, M.R. in JthSt 33 (1923), pp. 311</text:p>
      <text:p text:style-name="P30">[see above, #] Juan Pedron Monferrer-Sala, <text:span text:style-name="T14">Scripta arabica orientalia: dos studios de la literatura árabe cristiana</text:span>, (Granada: Athos Pérgamos, 1999).</text:p>
      <text:p text:style-name="P80">Includes an edition of 1 Esdras, based on London, BL, Or. 1326.</text:p>
      <text:p text:style-name="P88"><text:span text:style-name="T5">Mss.:</text:span> <text:span text:style-name="T5">London, BL, Or. 1326; Vatican, BAV, Ar. 13 and Ar. 468; Sinai, Ar. 151; Escorial Cod. Ar. 1625.</text:span></text:p>
      <text:p text:style-name="P26">[#] Juan Pedro Monferrer-Sala and Philippe Roisse, “Una versión árabe andalusí de la ‘Epístola apócrifa a los Laodicenses,” <text:span text:style-name="T14">Qurṭuba </text:span>3 (1998). pp. 113-151.</text:p>
      <text:p text:style-name="P30">[#] Charles Mopsik (ed.), <text:span text:style-name="T14">Les Évangiles de l’ombre</text:span> (Paris: Lieu Commun, 1983), pp.79-105.</text:p>
      <text:p text:style-name="P66"><text:span text:style-name="T24">For a French translation of the Arabic Infancy Gospels</text:span> </text:p>
      <text:p text:style-name="P26">[#] Luigi Moraldi, Apocrifi del Nouvo Testamento, (xxxx: xxxx, 1971), Vol. 1, 1971, pp. 281-311. </text:p>
      <text:p text:style-name="P26">Italian translation of the Arabic Infancy Gospels.</text:p>
      <text:p text:style-name="P26">[#] Paul Peeters, “A propos de la vie de Jésus en arabe. Le manuscrit de J. Gollius,” <text:span text:style-name="T14">Analecta Bollandiana</text:span> 41 (1923), pp. 132-134.</text:p>
      <text:p text:style-name="P26">[#] Paul Peeters, <text:span text:style-name="T14">Évangiles apocryphes, 2. L’Évangile de l’Enfance. Rédactions syriaques, arabes et arméniennes traduites et annotées</text:span> (Paris: xxx, 1914).</text:p>
      <text:p text:style-name="P82">French translation of the Arabic Infancy Gospels, based on the edition of Sike [#].</text:p>
      <text:p text:style-name="P26">[#] Mario Provera, <text:span text:style-name="T14">Il Vangelo arabo dell’Infanzia second ail MS. Laurenziano orientale n. 387</text:span>, (Jerusalem: xxxx, 1973).</text:p>
      <text:p text:style-name="P26">[#] Constantin von Tischendorf, <text:span text:style-name="T14">Evangelia Apocrypha</text:span> (Leipzig:Avenarius et Mendelssohn, 1853), pp. xxxii-xxxvi, 122-139.</text:p>
      <text:p text:style-name="P26">Fleischer in Constantin von Tischendorf, <text:span text:style-name="T14">Evangelia Apocrypha</text:span><text:span text:style-name="T42"> (Leipzig:Avenarius et Mendelssohn, 1853) pp. 171-202</text:span>. </text:p>
      <text:p text:style-name="P26">On infancy gospels in Arabic</text:p>
      <text:p text:style-name="P26"/>
      <text:p text:style-name="P26">Latin from Arabic, “The Story of Joseph the Carpenter”</text:p>
      <text:p text:style-name="P26">[#] Paul Rießler, <text:span text:style-name="T14">Altjüdisches Schrifttum außerhalb der Bibel</text:span> (Augsburg: xxx, 1928).</text:p>
      <text:p text:style-name="P26">Contains a German translation of the Testament of Isaac. </text:p>
      <text:p text:style-name="P26">K. Samaan, <text:span text:style-name="T14">Sept traductions arabes de Ben Sira </text:span>(Frankfurt am Main: 1994).</text:p>
      <text:p text:style-name="P26">[#] John F. Sawyer, “Arabic Infancy Gospels,” in <text:span text:style-name="T14">A Concise Dictionary of the Bible and its Reception</text:span> (Louisville: Westminster John Knox Press, 2009), p. 20.</text:p>
      <text:p text:style-name="P26"><text:span text:style-name="T24">[#] Wilhelm Schneemelcher, </text:span><text:span text:style-name="T15">Neutestamentliche Apokryphen in deutscher Übersetzung</text:span><text:span text:style-name="T24">, 2 vols. (Tübingen: J.C.B. Mohr (Paul Siebeck), 1997), Vol. 1, p. 335; Vol. 2, pp.150-151, 291, 388-389, 397, 402, 404-405, 412, 419-420, 421, 424, 431, 432-433, 435, 563</text:span> (Translated New Testament Apocrypha (Louisville: xxx, 1991), Vol. 1, pp. 419, 425, 456-57, by Wilson)</text:p>
      <text:p text:style-name="P80">Mentions Arabic versions of the Acts of John, Acts of Thomas, Acts of John by Prochorus, <text:soft-page-break/>Acta Petri et Pauli, Acta Andreae et Bathololmaei, Acta Thomae, Martyrium Marci, Passio Lucae, Acta Philippi et Petri, Acta Iacobi, Acta Simonis, Acta Thaddaei, and Revelation of Peter.</text:p>
      <text:p text:style-name="P80"><text:span text:style-name="T22">Mss</text:span>.: Vatican, BAV, Ar. 171, Ar. 694, Syr. 199; Sinai, Ar. 539.</text:p>
      <text:p text:style-name="P26"><text:span text:style-name="T25">Vol. 2, p. 398</text:span> </text:p>
      <text:p text:style-name="P26"><text:s/>[#] W. Scott Watson, “A Syriac Arabic Narrative of Miracles of Jesus,” <text:span text:style-name="T14">American Journal of Semitic Languages and Literatures</text:span> 16 (1899-1900), pp. 37-46.</text:p>
      <text:p text:style-name="P30">[#] Henricus Sike, <text:span text:style-name="T14">Evangelium Infantiae vel liber apocryphus de infatia Salvatoris, ex manuscripto editit ac latina versione et notis illistravit</text:span> (Utrecht: Trajectum ad Rhenum, 1697). </text:p>
      <text:p text:style-name="P82"><text:span text:style-name="T24">The edition is based on a manuscript, acquired by Golius in Turkey in 1625. It was sold to the Bodleian Library, where it is preserved today under the shelf mark Ms. Oxford, Bodl., Or. </text:span><text:span text:style-name="T24">350.</text:span> <text:span text:style-name="T24">With Latin translation.</text:span> </text:p>
      <text:p text:style-name="P82"><text:span text:style-name="T23">Mss</text:span><text:span text:style-name="T24">,: Oxford, Bodl., Or. 350.</text:span> </text:p>
      <text:p text:style-name="P26">[#] Agnes Smith Lewis, <text:span text:style-name="T42">„Acta mythologica Apostolorum,“</text:span> <text:span text:style-name="T14">Horae Semiticae</text:span> 3 (London: C.J. Clay and sons, 1904). </text:p>
      <text:p text:style-name="P26"><text:span text:style-name="T22">Mss.</text:span>: Sinai, Ar. 539</text:p>
      <text:p text:style-name="P26">[#]Agnes Smith Lewis, „<text:span text:style-name="T42">Acta mythologica Apostolorum,“</text:span> <text:span text:style-name="T14">Horae Semiticae</text:span> 4 (London: C.J. Clay and sons, 1904). </text:p>
      <text:p text:style-name="P26">[#] Heinrich Steiner, “Der arabische Auszug des ‘Propheten Ezra’, nebst Berichtigungen zu der arabischen Uebersetzung,” <text:span text:style-name="T14">Zeitschrift für wissenschaftliche Theologie</text:span> 11 (1868), pp. 396-433.</text:p>
      <text:p text:style-name="P26">[#] <text:s/>Michael E. Stone, “A New Manuscript of the Syro-Arabic Version of the Fourth Book of Ezra,” <text:span text:style-name="T14">Journal for the Study of Judaism</text:span> 8 (1977), pp. 183-184.</text:p>
      <text:p text:style-name="P82"><text:span text:style-name="T22">Ms</text:span>s.: Sinai, Arabic 589</text:p>
      <text:p text:style-name="P30">[#] Émile de Strycker, <text:span text:style-name="T14">La forme la plus ancienne du Protévangile de Jacques, Recherches sur le Papyrus Bodmer 5, avec une édition critique du texte grec et une traduction annotée</text:span> (Brussels: Société des Bollandistes, 1961), p. 46.</text:p>
      <text:p text:style-name="P139"><text:span text:style-name="T24">Mentions the Arabic versions of the text briefly, with reference to [] Thilo.</text:span> </text:p>
      <text:p text:style-name="P22">[#] Alin Suciu, “<text:span text:style-name="T5">4 Ezra 5.33-40 in a Bilingual Copto-Arabic Holy Week Lectionary” </text:span><text:span text:style-name="T8">Journal for the study of the Pseudepigrapha</text:span><text:span text:style-name="T5"> 24.4 (2015), 288-300.<text:tab/><text:tab/></text:span></text:p>
      <text:p text:style-name="P26"><text:s/></text:p>
      <text:p text:style-name="P26">[#] Johann Carl Thilo, <text:span text:style-name="T14">Codex Apocryphus Novi Testamenti</text:span>, (Leipzig: xxxx, 1832), Vol. 1, pp. xv-xxvi, 1-61. </text:p>
      <text:p text:style-name="P82">Contains a Latin translation of “The History of Joseph the Carpenter” in Arabic, alongside Rödiger’s revisions of Wallin’s Arabic text []. The translation is based on Sike’s edition [#].</text:p>
      <text:p text:style-name="P26">[#] Eugène Tisserant, “La version mozarabe de l’épître aux Laodicéens,” <text:span text:style-name="T14">Revue Biblique </text:span>n.s. 7 (1910), pp. 249-253. [On Vat. Borg. arab. 67. Only the colophon is published. The same translation as in the article by de Vaux above.]</text:p>
      <text:p text:style-name="P26">[#] Gérard Troupeau, “Une version arabe du «Testament d’Adam»,” in Patrick Cramer (ed.), <text:span text:style-name="T14">Mélanges Antoine Guillaumont</text:span>, Cahiers d’Orientalisme 20 (Geneve: 1988), pp. 3-14.</text:p>
      <text:p text:style-name="P30">[#] Simon Ockley, appendix to William Whiston, <text:span text:style-name="T14">Primitive Christianity reviv’d</text:span>, Vol. 4, <text:span text:style-name="T14">An Account of the Faith of the two First Centuries </text:span>(London: The Author, 1711).</text:p>
      <text:p text:style-name="P80">Contains a translation of IV Ezra, as preserved in Ms. Oxford, Bodleian Library, Or. 251.</text:p>
      <text:p text:style-name="P80"><text:span text:style-name="T22">Mss</text:span>.: Oxford, Bodleian Library, Or. 251.</text:p>
      <text:p text:style-name="P26"><text:soft-page-break/>[#] Bruno Violet, <text:span text:style-name="T14">Die Ezra-Apokalypse</text:span> () p. xxxix</text:p>
      <text:p text:style-name="P26">Mss.: Paris, BNF, Ar. 51</text:p>
      <text:p text:style-name="P37">The Epistle to the Laodiceans</text:p>
      <text:p text:style-name="P26">Carra de Vaux, “L’Épitre aux Laodicéens en arabe,” <text:span text:style-name="T14">Revue Biblique </text:span>5 (1896), pp. 221-226. [BnF arab. 80. Translated from Latin. Arabic text with commentary.]</text:p>
      <text:p text:style-name="P26">Georgio Wallin, <text:span text:style-name="T14">Historia Iosephi fabri lignarii. Liber apocryphus ex manuscripto Regiae Bibliothecae Parisiensis nunc primum arabice editus, nec non versione latina et notis illustrates, Leipzig</text:span></text:p>
      <text:p text:style-name="P82">Compare the corrections on this text by Rödiger [#].</text:p>
      <text:p text:style-name="P26">[#] E. Wetzel, <text:span text:style-name="T14">Ein weiteres Bruchstück des Protoevangelium Jacobi im Cod. Sin. Ar. 436</text:span>, unpubl. PhD-Thesis, Ludwig-Maximilian-Universität, Munich, 1990.</text:p>
      <text:p text:style-name="P26"/>
      <text:p text:style-name="P1">Biblical quotations in Christian Arabic writings</text:p>
      <text:p text:style-name="P12"/>
      <text:p text:style-name="P125"><text:span text:style-name="T14">ʿAmmār al-Baṣrī</text:span> <text:tab/> <text:tab/> <text:tab/></text:p>
      <text:p text:style-name="P12">[#] Michel Hayek, “ʿAmmār al-Baṣrī. La première Somme de théologie chrétienne en langue arabe, ou deux apologies du christianisme”, <text:span text:style-name="T14">Islamochristiana</text:span> 2 (1976), pp. 69-133.</text:p>
      <text:p text:style-name="P12"><text:tab/></text:p>
      <text:p text:style-name="P125"><text:span text:style-name="T14">Abū Rāʾiṭa al-Takrītī</text:span>, <text:span text:style-name="T14">Ḥabīb b. Khidma</text:span><text:tab/> <text:tab/> <text:tab/></text:p>
      <text:p text:style-name="P12">[#] Sandra Keating, “The Use and Translation of Scripture in the Apologetic Writings of Abū Rāʾiṭa al-Takrītī,” in David Thomas (ed.), <text:span text:style-name="T14">The Bible in Arab Christianity</text:span> (Leiden/Boston: Brill, 2007), pp. 257-274.</text:p>
      <text:p text:style-name="P12">[#] Sandra Keating, “Refuting the charge of <text:span text:style-name="T14">taḥrīf</text:span>: Abū Rāʾiṭa (d. ca. 835) and His ‘<text:span text:style-name="T14">First </text:span>Risāla<text:span text:style-name="T14"> On the Holy Trinity</text:span>’,” in Sebastian Günter (ed.), <text:span text:style-name="T14">Ideas, Images, and Methods of Portrayel: Insights into Classical Arabic Literature and Islam</text:span> (Leiden/Boston: Brill, 2005), pp. 41-56.</text:p>
      <text:p text:style-name="P20"/>
      <text:p text:style-name="P20"><text:tab/>Dimitrie Cantemir</text:p>
      <text:p text:style-name="P12">[#] Ioana Feodorov, <text:span text:style-name="T14">Dimitrie Cantemir, Salvation of the Sage and Ruin of the Sinful World</text:span> (Boston/Leiden: Brill, 2016).</text:p>
      <text:p text:style-name="P12"><text:tab/><text:span text:style-name="T24">Contains a section on biblical quotations.</text:span></text:p>
      <text:p text:style-name="P128"/>
      <text:p text:style-name="P128">Peter of Bayt Raʾs (Kitāb al-Burhān)</text:p>
      <text:p text:style-name="P12">[#] Pierre Chachia and William Montgomery Watt (eds.), <text:span text:style-name="T14">Eutychius of Alexandria: The Book of the Demonstration (Kitāb al-Burhān)</text:span>, <text:span text:style-name="T14">Part I</text:span> (Louvain: Secrétariat du Corpus SCO, 1960) [Corpus Scriptorum Christianorum Orientalium, vols 192-193; Scriptores Arabici, vols. 20-21].</text:p>
      <text:p text:style-name="P118"><text:span text:style-name="T22">Mss</text:span>: Sinai, Ar. 75 (fols 102-223); Ar. 441 (fols 121-227); Ar. 436 (?); Vatican, Biblioteca Vaticana, Ar. 491; Ar. 645 (fols 184-192); Jerusalem, <text:span text:style-name="T24">St. Anne</text:span>, 33; Cairo, Coptic Orthodox Patriarchate, Theol. 209 (Simaika 238)</text:p>
      <text:p text:style-name="P118">Arab. text CSCO 192; Eng. trans. CSCO 193. The <text:span text:style-name="T14">Kitāb al-Burhān </text:span>was ascribed to St. Athanasius in the manuscript tradition. Following Graf [#], Chachia and Watt take Eutychius (Saʿīd ibn al-Biṭrīq) to be the author. The oldest Ms (Sinai, Ar. 75, fol. 102b), however, names Peter of Bayt Raʾs (Buṭrus al-Shammās ibn Nasṭās al-Bayt Raʾsī) as its author. Books II and III (§§ 401ff.) consist of <text:span text:style-name="T14">testimonia</text:span> catalogues.</text:p>
      <text:p text:style-name="P12">[#] Georg Graf, “Ein bisher unbekanntes Werk des Patriarchen Eutychios von Alexandrien,” in<text:span text:style-name="T14"> Oriens Christianus</text:span> N.S. 1 (1911), pp. 227-244; 2 (1912), pp. 136-137.</text:p>
      <text:p text:style-name="P12">[#] Mark Swanson, “Ibn Taymiyya and the <text:span text:style-name="T14">Kitāb al-burhān</text:span>. A Muslim controversialist responds to a ninth-century Arabic Christian apology,” in Yvonne Yaszbeck Haddad and Wadi Zaidan Haddad (eds.), <text:span text:style-name="T14">Christian-Muslim encounters</text:span> (Gainesville, FL: University Press of Florida, 1995), pp. 95-<text:soft-page-break/>107.</text:p>
      <text:p text:style-name="P12"><text:tab/> <text:tab/> <text:tab/> <text:tab/></text:p>
      <text:p text:style-name="P119"><text:span text:style-name="T14">Al-Kitāb al-Jāmiʿ Wujūh al-Īmān bi-Tathlīth Waḥdaniyyat Allāh wa-Taʾannus Allāh al-Kalima min al-Ṭāhira al-ʿAdhrāʾ Maryam</text:span> (<text:span text:style-name="T14">The Compilation of the aspects of the faith in the Tri-unity of God and the Incarnation of God the Word from the pure one, the Virgin Mary</text:span> = <text:span text:style-name="T14">Summa Theologiae Arabica</text:span>)</text:p>
      <text:p text:style-name="P119"><text:span text:style-name="T22">Mss</text:span>: Beirut, Bibliothèque orientale, Ar. 552; Birmingham, Mingana, Chr. Ar. 170 (= Chr. Add. 140); London, British Library, Or. 4950; Munich, State <text:tab/>Library, Cod. Ar. 1071; Sinai, Ar. 330; Ar. 431; Ar. 448; Ar. 483; St. Andrews, University Library, 14.</text:p>
      <text:p text:style-name="P12">[#] Sidney Harrison Griffith, <text:span text:style-name="T14">The Church in the Shadow of the Mosque. Christians and Muslims in the World of Islam</text:span> (Princeton/Oxford: Princeton University Press, 2008).</text:p>
      <text:p text:style-name="P12"><text:tab/> <text:tab/> <text:tab/> <text:tab/></text:p>
      <text:p text:style-name="P126">On <text:span text:style-name="T14">Summa Theologiae Arabica </text:span>[#]: pp. 52-53; 57-60; 82-83; 90.</text:p>
      <text:p text:style-name="P12">[#] Mark N. Swanson, “Al-Kitāb al-jāmiʿ wujūh al-īman bi-tathlīth waḥdaniyyat Allāh wa-taʾannus Allāh al-kalima min al-ṭāhira al-ʿadhrāʾ Maryam,” in David Thomas and Barbara Roggema (eds.), <text:span text:style-name="T14">Christian-Muslim Relations. A Biographical History</text:span>. Volume 2 (600-900) (Leiden/Boston: Brill, 2009), pp. 793-798.</text:p>
      <text:p text:style-name="P12"><text:tab/>On [#], with comprehensive bibliography.</text:p>
      <text:p text:style-name="P12"/>
      <text:p text:style-name="P128">Fī Tathlīth Allāh al-Wāḥid (On the Trinune Nature of God)</text:p>
      <text:p text:style-name="P12">[#] Maria Gallo, <text:span text:style-name="T14">Palestinense anonimo. Omelia arabo-cristiana del'VIII secolo </text:span><text:span text:style-name="T42">(</text:span>Rome: Città Nuova Editrice, 1994).</text:p>
      <text:p text:style-name="P12"><text:tab/>Italian translation of Gibson's edition [#].<text:tab/> </text:p>
      <text:p text:style-name="P12">[#] Mageret Dunlop Gibson, <text:span text:style-name="T42">„An Arabic Version of the Acts of the Apostles and the Seven Catholic Epistles from an Eighth or Ninth Century MS. in the Convent of St Catherine on Mount Sinai, with a Treatise on the Triune Nature of God, and Translation form the Same Codex,“</text:span> <text:span text:style-name="T14">Studia Sinaitica</text:span> 7 (London: C.J. Clay and Sons/Cambridge University Press, 1899). - Repr.: Piscataway: Gorgias Press, 2004. - Repr.: Cambridge etc.: Cambridge University Press, 2012.</text:p>
      <text:p text:style-name="P96"><text:span text:style-name="T22">Ms</text:span>.: Sinai, Ar. 154, fols. 99r-139v.</text:p>
      <text:p text:style-name="P96">The third section of the text contains a list of 34 Old Testament <text:span text:style-name="T14">testemonia</text:span>. <text:tab/> <text:tab/> <text:tab/> <text:tab/></text:p>
      <text:p text:style-name="P12">[#] Sidney Harrison Griffith, <text:span text:style-name="T14">The Bible in Arabic. The Scripture of the “People of the Book” in the Language of Islam</text:span> (Princeton/Oxford: Princeton University Press, 2013).</text:p>
      <text:p text:style-name="P12"><text:tab/>PP. <text:span text:style-name="T24">######</text:span> on [#].</text:p>
      <text:p text:style-name="P14">[#] Sidney Harrison Griffith, <text:span text:style-name="T14">The Church in the Shadow of the Mosque. Christians and Muslims in the World of Islam</text:span> (Princeton/Oxford: Princeton University Press, 2008).</text:p>
      <text:p text:style-name="P14"><text:tab/>On <text:span text:style-name="T14">Fī Tathlīth Allāh al-Wāḥid</text:span> [#]: pp. 53-57; 89-90; 167-68.</text:p>
      <text:p text:style-name="P14">[#] James Rendel Harris, “A tract on the triune nature of God”, in <text:span text:style-name="T14">American Journal of Theology</text:span> 5 (1901), pp. 75-86.</text:p>
      <text:p text:style-name="P14">[#] Samir Khalil Samir, “The Earliest Arab Apology for Christianity”, in Samir Khalil Samir and Jørgen S. Nielson (eds.), <text:span text:style-name="T14">Christian Arabic Apologetics during the Abbasid Period (750-1258) </text:span><text:span text:style-name="T42">(</text:span>Leiden: Brill, 1994), pp. 57-114.</text:p>
      <text:p text:style-name="P14">[#] Samir Khalil Samir, “Une apologie arabe du christianisme d'époque umayyade?”, in <text:span text:style-name="T14">Parole d'Orient</text:span> 16 (1990-91), 85-106.</text:p>
      <text:p text:style-name="P14">[#] Mark N. Swanson, “Fī tathlīth Allāh al-wāḥid”, in David Thomas and Barbara Roggema (eds.), <text:span text:style-name="T14">Christian-Muslim Relations. A Biographical History</text:span>, vol I:<text:span text:style-name="T14">600-900</text:span> (Leiden/Boston: Brill, 2009), pp. 330-333.</text:p>
      <text:p text:style-name="P14">[#] Mark N. Swanson, “Apologetics, catechesis, and the question of audience in 'On the triune nature of God' and three treatises of Theodore Abū Qurrah”, in Martin Tamcke (ed.), <text:span text:style-name="T14">Christians and Muslims in Dialogue in the Islamic Orient of the Middle Ages</text:span> (Beirut/Würzburg: Ergon, 2007), pp. 133-134.</text:p>
      <text:p text:style-name="P12"/>
      <text:p text:style-name="P125"><text:soft-page-break/><text:span text:style-name="T14">Testimonia</text:span> <text:tab/> <text:tab/></text:p>
      <text:p text:style-name="P14">[#] David Bertaina, “The Development of Testimony Collections in Early Christian Apologetics with Islam,” in David Thomas (ed.), <text:span text:style-name="T14">The Bible in Arab Christianity</text:span> (Leiden/Boston: Brill, 2007), pp. 151-174.</text:p>
      <text:p text:style-name="P14">[#] Serge Frantsuzov, “Об одной новозаветной цитате в арабо-мусульманских сочинениях,” [A Quotation from the New Testament in Arab Muslim Writings], in <text:span text:style-name="T14">Vestnik PSTGU</text:span> III.1 (7) (2007), pp. 99-106.</text:p>
      <text:p text:style-name="P119">On 1 Cor 2:9, compares Christian Arabic translations with Muslim <text:tab/>testimonies. </text:p>
      <text:p text:style-name="P14">[#] Georg Graf, “Christlich-arabische Texte; Zwei Disputationen zwischen Muslimen und Christen,” in <text:s/>Friedrich Bilabel and Adolf Grohmann (eds.), <text:span text:style-name="T14">Griechische, koptische und arabische Texte zur Religion und religiösen Literatur in Ägyptens Spätzeit</text:span> (Heidelberg: Verlag der Universitätsbibliothek, 1934), pp. 1-31.</text:p>
      <text:p text:style-name="P119">On the oldest Christian Arabic apologies preserved in several papyrus <text:tab/>fragments. Fragmentary quotes of <text:span text:style-name="T40">#######</text:span>.</text:p>
      <text:p text:style-name="P12">[#] Sidney Harrison Griffith, <text:span text:style-name="T14">The Bible in Arabic. The Scripture of the “People of the Book” in the Language of Islam</text:span> (Princeton/Oxford: Princeton University Press, 2013).</text:p>
      <text:p text:style-name="P12"><text:tab/>PP. <text:span text:style-name="T24">#######</text:span> on <text:span text:style-name="T14">testimonia</text:span>.<text:span text:style-name="T14"><text:tab/> <text:tab/> <text:tab/> <text:tab/></text:span></text:p>
      <text:p text:style-name="P14">[#] Harald Suerman, “The Use of Biblical Quotations in Christian Apocalyptic Writings of the Umayyad Period,” in David Thomas (ed.),<text:span text:style-name="T14"> The Bible in Arab Christianity</text:span> (Leiden/Boston: Brill, 2007), pp. 69-90.</text:p>
      <text:p text:style-name="P20"/>
      <text:p text:style-name="P125"><text:span text:style-name="T14">Theodore Abū Qurrah</text:span> <text:tab/> <text:tab/> <text:tab/></text:p>
      <text:p text:style-name="P14">[#] Mats Eskhult, “Some Remarks on the Biblical Quotations in Abū Qurrah’s Tract On the Veneration of the Holy Icons”, in <text:span text:style-name="T14">Parole d’Orient</text:span> 39 (2014), 19-31.</text:p>
      <text:p text:style-name="P14">[#] Vasile Octavian Mihoc, “Der Schriftgebrauch im christlich-islamischen Kontext. Ein Beispiel der Intertextualität bei Theodor Abū Qurrah,” in <text:span text:style-name="T14">Journal of Eastern Christian Studies</text:span> 65.1-2 (2013), pp. 1-20.</text:p>
      <text:p text:style-name="P14">[#] Seppo Rissanen, “Der richtige Sinn der Bibel bei Theodor Abu Qurra”, in Hans-Olof Kvist (ed.), <text:span text:style-name="T14">Bibelauslegung und Gruppenidentität. Vorträge der vierten Finnisch-deutschen Theologentagung (Makarios-Symposium) im Kloster Neu-Valamo, Finnland 28.-30.8.1991</text:span> (Åbo: Åbo Akademis Förlag, 1992), pp. 79-90.</text:p>
      <text:p text:style-name="P14">[#] Samir Khalil Samir, “Notes sur les citations bibliques chez Abū Qurrah,” in <text:span text:style-name="T14">Orientalia Christiana Periodica</text:span> 49 (1983), pp. 184-91.</text:p>
      <text:p text:style-name="P14">[#] Arthur S. Tritton, “The Bible Text of Theodore Abu Qurrah,” in <text:span text:style-name="T14">Journal of Theological Studies</text:span> 34 (1933), pp. 52-54.</text:p>
      <text:p text:style-name="P12"/>
      <text:p text:style-name="P128">Timothy I</text:p>
      <text:p text:style-name="P12">[#] Robert Caspar, “Les versiones arabes du dialogue entre le patriarche Timothée I et le calife al-Mahdî (II/VIII siècle): ‘Mohammed a suivi la voie des prophètes’,” in <text:span text:style-name="T14">Islamochristiana</text:span> 3 (1977), pp. 107-175.</text:p>
      <text:p text:style-name="P12">[#] Louis Cheikho [Luwīs Šayḫū], “The religious dialogue which occured between the Caliph al-Mahdi and Timothy the Patriarch,” in <text:span text:style-name="T14">Al-Machriq</text:span> 19 (1921), pp. 359-374; pp. 408-418. [in Arabic]<text:tab/> <text:tab/></text:p>
      <text:p text:style-name="P12">[#] Hans Putman, <text:span text:style-name="T14">L’église et l’Islam sous Timothée I (780-823): étude sur l’église nestorienne au temps des premiers ʿAbbāsides: avec nouvelle édition et traduction du Dialogue entre Timothée et al-Mahdi</text:span> (Beirut: Dār al-Machreq éditeurs, 1975). <text:tab/> <text:tab/></text:p>
      <text:p text:style-name="P12"/>
      <text:p text:style-name="P12"/>
      <text:p text:style-name="P6"><text:bookmark text:name="h.41mghml"/><text:soft-page-break/>Judaeo-Arabic </text:p>
      <text:p text:style-name="P1"><text:bookmark text:name="h.2grqrue"/>general</text:p>
      <text:p text:style-name="P32">Joshua Blau, “On karaite translations of the Bible into Arabic from the tenth and eleventh centuries,” [in Hebrew] <text:span text:style-name="T14">Tarbiz</text:span>, 67.3 (1998), pp. 417-430.</text:p>
      <text:p text:style-name="P140">[#] Joshua Blau and Simon Hopkins, “Ancient Bible Translations to Judeo-Arabic,” (in Hebrew) Peʿamim 83 (2000), pp. 4-14. </text:p>
      <text:p text:style-name="P73"><text:span text:style-name="T22">Mss</text:span>.: St. Petersburg, RNL, Yevr. II C 1/2</text:p>
      <text:p text:style-name="P141">[#] Joshua Blau and Simon Hopkins, "ניצני פרשנות <text:span text:style-name="T14">ה</text:span>מקרא בערבית-היהודית על סמך גלוסר קדום לספר תהילים,“ in Meir Bar-Asher, Sarah Stroumsa, Simon Hopkins and Bruno Chiesa (eds.), <text:span text:style-name="T14">דבר דבור על אופניו</text:span> (Jerusalem: Ben Zvi Institute, 2007), pp. 235-284.</text:p>
      <text:p text:style-name="P30">[#] Leopold Dukes, “Literaturhistorische Mittheilungen ueber die ältesten hebräischen Exegeten, Grammatiker und Lexicographen,” in Heinrich Ewald und Leopold Dukes (eds.), <text:span text:style-name="T14">Beiträge zur Geschichte der Aeltesten Auslegung und Spracherklärung des Alten Testaments</text:span> (Stuttgart: Verlag von Adolph Krabbe, 1844), Vol. 2.</text:p>
      <text:p text:style-name="P16">[#] María Ángeles Gallego, "De Sa'adia al-Sarh: Traducciones de la biblia al judeo-árabe," in José Martínez Delgado (ed.), <text:span text:style-name="T14">El viaje lingüístico de la Biblia </text:span><text:span text:style-name="T42">(</text:span>Granada: 2011), pp. 169-179.</text:p>
      <text:p text:style-name="P48"><text:s/>[#] Meira Polliack, “Arabic Bible translations in the Cairo Genizah collections,” in Ulf Haxen, <text:span text:style-name="T25"><text:s/></text:span><text:span text:style-name="T48">Hanne</text:span> Trautner-Kromann and Karen Lisa Goldschmidt Salamon<text:span text:style-name="T14"> </text:span>(eds.), <text:span text:style-name="T14">Jewish studies in a new Europe: proceedings of the Fifth Congress of Jewish Studies in Copenhagen 1994 under the auspices of the European Association for Jewish Studies</text:span> (Copenhagen: C.A. Reitzel, 1998), pp. 595-620.</text:p>
      <text:p text:style-name="P26">Meira Polliack, “Medieval Karaite Methods of Translating Biblical Narrative into Arabic,” in <text:span text:style-name="T14">Vetus Testamentum </text:span>48 (1998), pp. 375-398.</text:p>
      <text:p text:style-name="P48">Meira Polliack, “suge na-targumim ha-ʿaraviyim la-miqra be-genizat qahir ʿal-pi qatalog ha-ḥomer ha-ʿaravi T-S Arabic,”‬ <text:span text:style-name="T14">Te'udah</text:span> 15 (1999), pp. 109-125.</text:p>
      <text:p text:style-name="P12">Meira Polliack and Sasson Somekh, "שני גלוסרים מקראיים עבריים-ערביים מגניזת קהיר,“ <text:span text:style-name="T14">Pe'amim</text:span> 83 (2001), pp. 15-47.</text:p>
      <text:p text:style-name="P26">Moritz Steinschneider, <text:span text:style-name="T14">Die arabische Literatur der Juden </text:span>(Frankfurt: 1902), pp. 283-289.</text:p>
      <text:p text:style-name="P1"><text:bookmark text:name="h.vx1227"/>Pentateuch</text:p>
      <text:p text:style-name="P26">Meira Polliack, „<text:span text:style-name="T42">The Karaite Tradition of Arabic Bible Translation. A Linguistic and Exegetical Study of Karaite Translations of the Pentateuch from the Tenth and Eleventh Centuries C.E.,“</text:span> <text:span text:style-name="T14">Études sur le Judaïsme Médiéval </text:span>17 (Leiden: 1997). [Rev. A. Shivtiel in <text:span text:style-name="T14">VT </text:span>50 (2000), pp. 275-276; Simon Hopkins in <text:span text:style-name="T14">JQR </text:span>n.s. 89 (1999), pp. 426-431.]</text:p>
      <text:p text:style-name="P26">Israelson, Samuel ben-Hofni</text:p>
      <text:p text:style-name="P2"><text:bookmark text:name="h.3fwokq0"/>Early non-saadianic </text:p>
      <text:p text:style-name="P26">Y. Tobi, "Seridei Targum ‘Aravi la-Torah Qodem le-Tafsir Rav Saadiah Gaon," [Fragments of a pre-Sa'adian Arabic Translation of the Torah] <text:span text:style-name="T14">Mesorot </text:span>7 (1993), pp. 87-127.</text:p>
      <text:p text:style-name="P26">Y. Tobi, "Targum ‘Aravi-Yehudi 'Ammami Nosaf la-Torah," [An Additional Popular Judeo-Arabic Translation of the Torah] in Meir Bar-Asher (ed.), <text:span text:style-name="T14">Meḥqārīm be-Lašon ha-ʿIvrit uve-Lešonot ha-Yehūdīm Mugašīm le-Shelomo Morag</text:span> (Jerusalem: 1996), pp. 481-501.</text:p>
      <text:p text:style-name="P26">Y. Tobi, "‘Al Qadmuto shel Tirgumei ha-Miqra be-'Aravit Yehudit ve-Qeta‘ mi- Tirgum ‘Aravi-Yehudi Qadum la-Miqra," [On the antiquity of Judeo-Arabic translations of the Bible and on a fragment of an ancient Judeo-Arabic translation of the Bible] in Y. Tobi (ed.), <text:span text:style-name="T14">Bein 'Ever le-'Arav</text:span> <text:soft-page-break/>(Tel Aviv: 2001), pp. 17-60.</text:p>
      <text:p text:style-name="P2"><text:bookmark text:name="h.1v1yuxt"/>Saadiah</text:p>
      <text:p text:style-name="P26">[#] Joshua Blau, “Saadya Gaon’s Pentateuch Translation and the Stabilization of Mediaeval Judaeo-Arabic Culture,” in Jože Krašovec (ed.), <text:span text:style-name="T14">The Interpretation of the Bible. The International Symposium in Slovenia</text:span>, Journal for the Study of the Old Testament Supplement Series 289 (Sheffield: 1998), pp. 393-398.</text:p>
      <text:p text:style-name="P26">[#] Joshua Blau, “The Linguistic Character of Saadia Gaon’s Translation of the Pentateuch,” <text:span text:style-name="T14">Oriens </text:span>36 (2001), pp. 1-9. </text:p>
      <text:p text:style-name="P26">[#] Joshua Blau, “Iyyunim bi-Ketav Yad Mizrahi mi-Tehilat ha-Meʾah ha-11 shel Targum Rasag la-Torah," [Observations on an Eastern early 11th century Manuscript of Sa'adya's Translation of the Pentateuch] <text:span text:style-name="T14">Leshonenu </text:span>51 (1998), pp. 111. </text:p>
      <text:p text:style-name="P26">[#] Joshua Blau, “Some Instances Reflecting the Influence of Saadya Gaon's Bible Translation on Later Judeo-Arabic Writings,” in Robert Dan (ed.), <text:span text:style-name="T14">Occident and Orient: A Tribute to the Memory of Alexander Scheiber</text:span> (Leiden: 1988), <text:span text:style-name="T26">PAGES</text:span></text:p>
      <text:p text:style-name="P26">[#] David Freidenreich, “The Use of Islamic Sources in Saadiah Gaons Tafsīr of the Torah,” <text:span text:style-name="T14">JQR</text:span> 93:3-4 (2003), pp. 353-395.</text:p>
      <text:p text:style-name="P26">John Caleb Hughes, „<text:span text:style-name="T42">De Lagardes Ausgabe der arabischen Übersetzung des Pentateuchs. Cod. Leid. arab. 377 nachgeprüft,“ in </text:span><text:span text:style-name="T14">Leipziger semitische Studien</text:span> 7,3 (Leipzig: 1920).</text:p>
      <text:p text:style-name="P26">Max Katten and Samir Khalil Samir, “Untersuchungen zu Saadjas arabischer Pentateuchübersetzung,” in <text:span text:style-name="T14">Parole de L’Orient </text:span>32 (2007), pp. 23-74.</text:p>
      <text:p text:style-name="P26"><text:span text:style-name="T12">link to Katten's original publication</text:span> </text:p>
      <text:p text:style-name="P26">Henry Malter, <text:span text:style-name="T14">Saadia Gaon: His Life and Works </text:span>(Philadelphia: 1921), pp. 308-329. [An overview of the remnants of Saadia Gaon’s Judeo-Arabic translation.]</text:p>
      <text:p text:style-name="P26">Mutius, x von, Targum and Saadia</text:p>
      <text:p text:style-name="P26">+ other mutius on Judaeo-Arabic</text:p>
      <text:p text:style-name="P12">[#] Jisrael Schwarzstein, <text:span text:style-name="T14">Targum Arvi: Die arabische Interpretation des Pentateuchs von Rabbi Saadiah hagaon </text:span><text:span text:style-name="T42">(</text:span>Karlsruhe: Verlag von A. J. Hofmann, 1886). </text:p>
      <text:p text:style-name="P26">[#] Ronny Vollandt, "The Arabic Pentateuch of the Paris Polyglot: Saadiah Gaon’s Advent to the Republic of Letters," in Sara Binay and Stefan Lederer (eds.), <text:span text:style-name="T14">Proceedings of the Conference on Linguistic and Cultural Aspects of Arabic Bible Translation</text:span> (Beirut) (forthcoming).</text:p>
      <text:p text:style-name="P26">[#] Süssie Zwick, <text:span text:style-name="T14">Die Pentateuchübersetzung des Saadia und das Targum Onkelos</text:span> (Wien: xxx, 1901). </text:p>
      <text:p text:style-name="P2"><text:bookmark text:name="h.4f1mdlm"/>YbE</text:p>
      <text:p text:style-name="P12">Marjena</text:p>
      <text:p text:style-name="P2"><text:bookmark text:name="h.2u6wntf"/>YbY</text:p>
      <text:p text:style-name="P26">Meira Polliack, “Alternate Renderings and Additions in Yeshu‘ah ben Yehudah’s Arabic Translation of the Pentateuch,” in <text:span text:style-name="T14">Jewish Quarterly Review </text:span>84 (1993-94), pp. 209-225.</text:p>
      <text:p text:style-name="P2"><text:bookmark text:name="h.19c6y18"/>AbS</text:p>
      <text:p text:style-name="P26">Solomon Leon Skoss, <text:span text:style-name="T14">Arabic commentary of ben Suleimān the Karaite on the book of Genesis, edited from the unique manuscripts and provided with critical notes and an introduction </text:span>(Philadelphia: 1928).</text:p>
      <text:p text:style-name="P26"><text:soft-page-break/>Others </text:p>
      <text:p text:style-name="P26">J. Hirsch, <text:span text:style-name="T14">Fragment einer arabischen Pentateuch-Übersetzung </text:span>(Leipzig: 1900).</text:p>
      <text:p text:style-name="P5">Sharh</text:p>
      <text:p text:style-name="P23">[#] Moshe Bar-Asher, לשון לימודים לרבי רפאל בירדוגו 3 vols. (Jerusalem: The Hebrew University, 2001).</text:p>
      <text:p text:style-name="P23">[#] Moshe Bar-Asher, מסורות ולשונות של יהודי צפון-אפריקה (Jerusalem: Academy of Hebrew Language, 1998).</text:p>
      <text:p text:style-name="P23">[#] Moshe Bar-Asher, השרח המערבי למקרא ולספרות יהודית אחרת. טיבו ודרכי גיבושו" in Moshe Bar-Asher (ed.), מחקרים בלשונות היהודים (Jerusalem: Misgav Yerushalaym, 1988), pp. 3-33.</text:p>
      <text:p text:style-name="P1"><text:bookmark text:name="h.3tbugp1"/>Historical Books</text:p>
      <text:p text:style-name="P26">Nahum Schorstein (ed.), <text:span text:style-name="T14">Der Kommentar des Jephet ben ‘Ali zum Buche Rûth, zum ersten Male nach drei Mss. ediert, mit Einleitung und Anmerkungen versehen, </text:span>Inaugural-Dissertation zu Heidelberg (Berlin: 1903).</text:p>
      <text:p text:style-name="P26">Moritz Peritz: Zwei alte arabische Uebersetzungen des Buches Ruth (Berlin: 1900)</text:p>
      <text:p text:style-name="P1"><text:bookmark text:name="h.28h4qwu"/>Prophets</text:p>
      <text:p text:style-name="P26">Philipp Birnbaum (ed.), <text:span text:style-name="T14">The Arabic Commentary of Yephet ben ‘Ali the Karaite on the Book of Hosea </text:span>(Philadelphia: 1942).</text:p>
      <text:p text:style-name="P26">Oscar Löfgren, <text:span text:style-name="T14">Studien zu den arabischen Danielübersetzungen mit besonderer Berücksichtigung der christlichen Texte. Nebst einem Beitrag zur Kritik des Peschittatextes, </text:span>Uppsala Universitets Årsskrift 4 (Uppsala: 1936).</text:p>
      <text:p text:style-name="P26">David Samuel Margoliouth (ed.), <text:span text:style-name="T14">A Commentary on the Book of Daniel by Jephet ibn Ali, </text:span>Anecdota Oxoniensia (Oxford: 1889).</text:p>
      <text:p text:style-name="P26">Salomon Munk, <text:span text:style-name="T14">Notice sur R. Saadia Gaon et sa version arabe d’Isaïe </text:span>(Paris: 1838).</text:p>
      <text:p text:style-name="P26">Joshua A. Sabih, <text:span text:style-name="T14">Japheth ben Ali's Book of Jeremiah: A Critical Edition and Linguistic Analysis of the Judaeo-Arabic Translation </text:span>(London/Oakville, CT: 2009).</text:p>
      <text:p text:style-name="P30">[#] R. Schröter, “Die in Cod. Hunt. 206 aufbewahrte arab. Uebersetzung der kleinen Propheten, herausgeben und mit Anmerkungen verdeutscht: Hosea,” in Adalbert Merx (ed.), <text:span text:style-name="T14">Archiv für die wissenschaftliche Erforschung des Alten Testaments</text:span> (Halle: Verlag der Buchhandlung des Waisenhauses, 1869), Vol. 1, pp. 28-54; 153-194.</text:p>
      <text:p text:style-name="P64">Deals with a Judaeo-Arabic commentary of Hosea and furnishes an edition text in Arabic letters, as well as a German translation. </text:p>
      <text:p text:style-name="P64"><text:span text:style-name="T22">Ms</text:span>.: Oxford, Bodl. Hunt. 206</text:p>
      <text:p text:style-name="P30">[#] R. Schröter, “Die in Cod. Hunt. 206 aufbewahrte arabische Uebersetzung der kleinen Propheten herausgegeben und mit Anmerkungen verdeutscht: Joel,” in Adalbert Merx (ed.), <text:span text:style-name="T14">Archiv für die wissenschaftliche Erforschung des Alten Testaments</text:span> (Halle: Verlag der Buchhandlung des Waisenhauses, 1869), Vol. 2, pp. 1-38. </text:p>
      <text:p text:style-name="P64">As the previous, for Joel. </text:p>
      <text:p text:style-name="P64"><text:span text:style-name="T22">Ms</text:span>.: Oxford, Bodl. Hunt. 206</text:p>
      <text:p text:style-name="P12">[#] Hermann Spiegel, <text:span text:style-name="T14">Saadia al-Fajjumi's arabische Danielversion: nach einem Manuscript der kgl. Bibliothek in Berlin</text:span> (Berlin : Druck von H. Itzkowski, 1906).</text:p>
      <text:p text:style-name="P26"><text:soft-page-break/>Jan B. van Zijl, “The British Library MS Or. 2211 of Saadia Gaon’s Arabic Translation of Isaiah,” <text:span text:style-name="T14">JSS </text:span>37 (2001), pp. 1992-57-63.</text:p>
      <text:p text:style-name="P26"/>
      <text:p text:style-name="P1"><text:bookmark text:name="h.nmf14n"/>Sapiental Books</text:p>
      <text:p text:style-name="P12">[#] Sally Baron, <text:span text:style-name="T14">Saadia Al-fajjûmi's arabische Psalmenübersetzung und Commentar (Psalm 50-72)</text:span> (Berlin: M. Poppelauer, 1900).</text:p>
      <text:p text:style-name="P120"><text:span text:style-name="T22">Review</text:span>: Friedländer, J., ZfHB 6 (1901), pp. 40-41.</text:p>
      <text:p text:style-name="P16">[#] Anton Baumstark, “Minbar = Thron, und älteste arabische Psaltertexte,” in <text:span text:style-name="T14">Orientalistische Literaturzeitung</text:span> 46 (1943), pp. 337-341.</text:p>
      <text:p text:style-name="P97"><text:span text:style-name="T22">Mss</text:span>: Violet fragment and Bryn Mawr College Library, BV 47 (formerly Zurich Or. 94).</text:p>
      <text:p text:style-name="P26">[#] Joshua Blau, “On a Fragment of the Oldest Judaeo-Arabic Bible Translation Extant,” in Joshua Blau and Stefan Reif (eds.), <text:span text:style-name="T14">Genizah Research after Ninety Years: The Case of Judaeo-Arabic </text:span>(Cambridge: 1992), pp. 31-39. </text:p>
      <text:p text:style-name="P26">Additional fragments have been published/announced in (Hopkins) </text:p>
      <text:p text:style-name="P26">Jean Joseph Léandre Bargès (ed.), <text:span text:style-name="T14">Libri Psalmorum...versio a R. Yapheth ben Heli </text:span>(Paris: 1861).</text:p>
      <text:p text:style-name="P26">Jean Joseph Léandre Bargès (ed.), <text:span text:style-name="T14">Rabbi Yepheth abou </text:span>[sic] <text:span text:style-name="T14">Aly...in Canticum Canticorum commentarium arabicum </text:span>(Paris: 1884).</text:p>
      <text:p text:style-name="P26">John Cohn, <text:span text:style-name="T14">Das Buch Hiob: Cap. 1-5. Übers. u. erl. von Gaon Saadia</text:span> (Altona:xxx, 1889).</text:p>
      <text:p text:style-name="P26">Roman Ecker, <text:span text:style-name="T42">„Die arabische Job-Übersetzung des Gaon Saadja ben Josef al-Fajjûmî,“</text:span><text:span text:style-name="T14"> in Studien zum alten und neuen Testament</text:span> 4 (Munich: 1962).</text:p>
      <text:p text:style-name="P12">Ernst Eisen, <text:span text:style-name="T14">Saʻadja al-Fajjûmî's arabische Übersetzung und Erklärung der Psalmen. Psalm 90-106</text:span>, (Leipzig: Teicher, 1934).</text:p>
      <text:p text:style-name="P26">[#] Heinrich Ewald, “Ueber die arabisch geschriebenen Werke Jüdischer Sprachgelehrten mit einer Abhandlung ueber den gegenwärtigen Zustand der alttestamentlichen Wissenschaft”, in Heinrich Ewald und Leopold Dukes (eds.), <text:span text:style-name="T14">Beiträge zur Geschichte der Aeltesten Auslegung und Spracherklärung des Alten Testaments</text:span> (Stuttgart: Verlag von Adolph Krabbe, 1844), Vol. 1.</text:p>
      <text:p text:style-name="P26">On Saadiah’s translation of the Psalms and Saadiah’s and ibn Gikatila’s translations of Job.</text:p>
      <text:p text:style-name="P26">Mss.: Oxford, Bodl. Poc. 281, and <text:span text:style-name="T12">?</text:span></text:p>
      <text:p text:style-name="P12">[#] Daniel Hanneberg, “Ueber die in einer Münchener Handschrift aufbehaltene arabische Psalmenübersetzung des R. Saadia Gaon: mit einer Probe,” in <text:span text:style-name="T14">Abhandlungen der Philosophisch-philologischen Klasse der Königlich-Bayerischen Akademie der Wissenschaften</text:span> 3 (1841), pp. 354-410.</text:p>
      <text:p text:style-name="P33">Theodor Hoffmann, <text:span text:style-name="T14">Über die in einer Münchener Handschrift auf- behaltene arab. Psalmenübersetzung d. R. Saadia Gaon</text:span> (1891)</text:p>
      <text:p text:style-name="P12">[#] Theodor Hoffmann, <text:span text:style-name="T14">Die korachitischen Psalmen aus Saadias arabischer Übersetzung und Erklärung der Psalmen</text:span> (Stuttgart: Druck der J.B. Metzlerschen Buchdruckerei, 1891).</text:p>
      <text:p text:style-name="P12">[#] Siegfried Galliner,<text:span text:style-name="T14"> Saadia Alfajjûmi's arabische Psalmenübersetzung und Commentar (Psalm 73-89). Nach einer Münchener, einer Berliner und einer Oxforder Handschrift herausgegeben und mit Anmerkungen versehen</text:span> (Berlin: Druck von H. Itzkowski, 1903).</text:p>
      <text:p text:style-name="P96">Review: Eppenstein, ZfHB 8 (1904), pp. 98-99.</text:p>
      <text:p text:style-name="P12">[#] Jacob Zallel Lauterbauch, <text:span text:style-name="T14">Saadja's Al-fajjûmi's arabische Psalmenübersetzung und Commentar. Psalm 107-124 . Herausgegeben, übersetzt und mit Anmerkungen versehen</text:span> (Berlin: xxx, 1903).</text:p>
      <text:p text:style-name="P26">[#] S. Lehman, <text:span text:style-name="T14">Saadia al-Fajûmî’s arabische Psalmenübersetzung: Psalm 21-24</text:span> (Berlin, 1901). </text:p>
      <text:p text:style-name="P26">[#] Lawrence Marwich, <text:span text:style-name="T14">Arabic commentary of Salmon ben Yeruham the Karaite on the book of Psalms, chapters 42-72. Edited from the unique ms. in the State Public Library in Leningrad </text:span>(Philadelphia: 1956).</text:p>
      <text:p text:style-name="P26"><text:soft-page-break/>[#] Adalbert Merx, <text:span text:style-name="T14">Die Saadjanische Uebersetzung des hohen Liedes ins arabische nebst andern auf das hohe Lied bezüglichen arabischen Texten herausgegeben</text:span> (Heidelberg: Winter, 1882).</text:p>
      <text:p text:style-name="P26">[#] Samuel Hirsch Margulies, <text:span text:style-name="T14">Saadia al-Fajûmî’s arabische Psalmenübersetzung</text:span> (Breslau:<text:span text:style-name="T12">xxx</text:span>, 1884).</text:p>
      <text:p text:style-name="P26">[#] Moshe I. Riese, <text:span text:style-name="T14">The Arabic Commentary of Solomon ben Yeruham the Karaite on Ecclesiastes </text:span>(Ann Arbor: 1973).</text:p>
      <text:p text:style-name="P26">[#] Bernard Schreier, <text:span text:style-name="T14">Saadja Al-fajjûmi's arabische Psalmenübersetzung und Commentar (Psalm 125-150)</text:span> (Berlin: Druck von Itzkowski, 1904). </text:p>
      <text:p text:style-name="P26">[#] Michael Wechsler, “The Arabic Translation and Commentary of Yefet ben ‘Eli on Proverbs 31:1–9,” <text:span text:style-name="T14">Revue des études juives </text:span>161 (2002), pp. 393-409.</text:p>
      <text:p text:style-name="P26">Michael Wechsler, “An Early Karaite Commentary on the Book of Esther,” <text:span text:style-name="T14">Hebrew Union College Annual </text:span>72 (2002), pp. 101–37.</text:p>
      <text:p text:style-name="P26">[#] Haim Zafrani and André Caquot, <text:span text:style-name="T14">L'Ecclésiaste et son commentaire: “le livre de l'ascèse”: la version arabe de la Bible de Sa'adya Gaon </text:span>(Paris: 1989).</text:p>
      <text:p text:style-name="P1"><text:bookmark text:name="h.37m2jsg"/>Other old testament </text:p>
      <text:p text:style-name="P26">[#] Michael Wechsler, <text:span text:style-name="T14">The Arabic Translation and Commentary of Yefet ben ‘Eli the Karaite on the Book of Esther: Edition, Translation, and Introduction </text:span>(Ph.D. dissertation, University of Chicago, 2006).</text:p>
      <text:p text:style-name="P26">Michael Wechsler, <text:span text:style-name="T42">„The Arabic Translation and Commentary of Yefet ben ‘Eli the Karaite on the Book of Esther,“</text:span><text:span text:style-name="T42"> in</text:span><text:span text:style-name="T14"> Karaite Texts and Studies</text:span> 1 / <text:span text:style-name="T14">Études sur le judaïsme médiéval</text:span> 36 (Leiden: Brill, 2008).</text:p>
      <text:p text:style-name="P26">Michael Wechsler,<text:span text:style-name="T42"> „From Persia with Love: The Arabic Translation and Homiletical Commentary of Salmon ben Yeruḥam on the Book of Esther,“ in</text:span><text:span text:style-name="T14"> Karaite Texts and Studies 1 / Études sur le judaïsme médiéval 36</text:span><text:span text:style-name="T42"> (Leiden: Brill, 20</text:span>11).</text:p>
      <text:p text:style-name="P12"/>
      <text:p text:style-name="P6"><text:bookmark text:name="h.1mrcu09"/>Samaritan </text:p>
      <text:p text:style-name="Standard">See above [#] Bloch.</text:p>
      <text:p text:style-name="P16">[#] Jacob Jonas Björnstahl, “Über eine Samaritanische Triglotte in der Barberinischen Bibliothek,” in Johann Goffried Eichhorn (ed.), <text:span text:style-name="T14">Repertorium für biblische und morgenländische Litteratur,</text:span> Vol. 3 (Leipzig: Weidmann, 1778), pp. 84-102.</text:p>
      <text:p text:style-name="P112">On the Barberini Triglot, which belonged to Peiresc and was given to Barberini</text:p>
      <text:p text:style-name="P113">Mss.: Vatican, BAV, Barberini Or. 1.</text:p>
      <text:p text:style-name="P26"><text:s/>[#] Alan David Crown, <text:span text:style-name="T14">The Samaritan Scribes and Manuscripts </text:span>(Tübingen: 2001), pp. 22-25.</text:p>
      <text:p text:style-name="P26">[#] Gregor Schwarb, “Samaritan Acquaintance with Qaraite Bible Translations: Fact or Fiction,” <text:span text:style-name="T14">Journal of Intellectual History in the Islamicate World </text:span>1 (forthcoming, 2013).</text:p>
      <text:p text:style-name="P26"><text:span text:style-name="T12">Check the bibliography there.</text:span> </text:p>
      <text:p text:style-name="P26">[#] Theodor Willem Jan Juynboll, “Commentatio de versione Arabico-Samaritana, et de scholiis, quae codicibus Parisiensibus n. 2 et 4 adscripta sunt,” in <text:span text:style-name="T14">Orientalia </text:span>2 (1846), pp. 113-157.</text:p>
      <text:p text:style-name="P26">[#] August von Gall, xxx, Der Hebräische Pentateuch der Samaritaner, (Giessen: xxx, 1918).</text:p>
      <text:p text:style-name="P26">[#] Abraham S. Halkin, “The Scholia to Numbers and Deuteronomy in the Samaritan Arabic Pentateuch,” <text:span text:style-name="T14">JQR</text:span> 34, new series (1943-44), pp. 41-59.</text:p>
      <text:p text:style-name="P26">[#] Andre C. Hwiid, <text:span text:style-name="T14">Specimen ineditae versionis Arabico-Samaritanae, Pentateuchi e codice manuscripto Bibliothecae Barberinae </text:span>(Rome: 1780). [Pp. 28-63 have the text of Gen 49 in <text:soft-page-break/>Samaritan characters and Arabic characters, together with the Polyglot version for comparison, along with some annotations.]</text:p>
      <text:p text:style-name="P26">[#, see above] Paul Kahle, <text:span text:style-name="T14">The Cairo Genizah</text:span> (Oxford: Basil Blackwell, 1959), pp. 54-57.</text:p>
      <text:p text:style-name="P66">He regarded the Samaritan translations into Arabic dependent on Saadiah’s version and was followed by his pupils [Katten, Algermissen]</text:p>
      <text:p text:style-name="P66"><text:span text:style-name="T22">Mss.</text:span>: Berlin, Staatsbibliothek, Petermann 3; London, BL, Or. 7562; St Petersburg, NRL, Sam 179; Oxford, Bodl., Or. 139; <text:span text:style-name="T25">Uss. II, John Ryland.</text:span> </text:p>
      <text:p text:style-name="P26">[#] Abraham Kuenen, <text:span text:style-name="T14">Libri Exodi et Levitici secundum arabicam Pentateuchi Samaritani versionem ab Abu-Saido conscriptam</text:span> (Leiden: 1854).</text:p>
      <text:p text:style-name="P26">[#] Abraham Kuenen, <text:span text:style-name="T14">Specimen e literis orientalibus exhibens librum Geneseos, secundum arabicam Pentateuchi samaritani versionem ab Abu-Saido conscriptam</text:span> (Leiden: 1851).</text:p>
      <text:p text:style-name="P26">[#] Abraham Kuenen, <text:span text:style-name="T14">Specimen theologicum continens Geneseos libri capita triginta quatuor priora ex Arabica Pentateuchi Samaritani Versione nunc primum edita cum prolegomenis </text:span>(Leiden: 1851).</text:p>
      <text:p text:style-name="P26"/>
      <text:p text:style-name="P26">Rudolf Macuch, “On the Problems of the Arabic Translation of the Samaritan Pentateuch,” <text:span text:style-name="T14">Israel Oriental Studies </text:span>9 (1979), pp. 147-173.</text:p>
      <text:p text:style-name="P26">[#] José Ramon Díaz, “Las versions árabes del Pentateuco entre los Samaritanos,” <text:span text:style-name="T14">Estudios Bíblicos</text:span> 18 (1959), pp. 299-301.</text:p>
      <text:p text:style-name="P26">Edward Robertson, “The Relationship of the Arabic Translation of the Samaritan Pentateuch to that of Saadya,” in Erwin I. J. Rosenthal (ed.), <text:span text:style-name="T14">Saadya Studies </text:span>(Manchester: 1943), pp. 166-176.</text:p>
      <text:p text:style-name="P26">Antoine Isaac Silvestre de Sacy, “Mémoire sur la version arabe des livres de Moïse à l’usage des Samaritains et sur les manuscrits de cette version,” in <text:span text:style-name="T14">Mémoires de l’Académie Royale des Inscriptions et Belles-Lettres </text:span>49 (1808), pp. 1-149, 783-786.</text:p>
      <text:p text:style-name="P26">Haseeb Shehadeh, “The Arabic Translation of the Samaritan Pentateuch,” in Alan David Crown (ed.), <text:span text:style-name="T14">The Samaritans </text:span>(Tübingen: 1989), pp. 481-516.</text:p>
      <text:p text:style-name="P26">Haseeb Shehadeh, <text:span text:style-name="T14">The Arabic Translation of the Samaritan Pentateuch</text:span> [in Hebrew], PhD thesis, Hebrew University of Jerusalem, 1977.</text:p>
      <text:p text:style-name="P26">Haseeb Shehadeh, “The Arabic Translation of the Samaritan Pentateuch” [in Hebrew], <text:span text:style-name="T14">Tarbiz</text:span>, 52.1 (1982), pp. 59-82.</text:p>
      <text:p text:style-name="P26">Haseeb Shehadeh, <text:span text:style-name="T14">The Arabic Translation of the Samaritan Pentateuch edited from Manuscripts</text:span>, vol. 1, <text:span text:style-name="T14">Genesis-Exodus </text:span>[Hebrew, Arabic, and English] (Jerusalem: 1989).</text:p>
      <text:p text:style-name="P26">Haseeb Shehadeh, <text:span text:style-name="T14">The Arabic Translation of the Samaritan Pentateuch Volume II: Leviticus, Numbers, Deuteronomy</text:span> (Jerusalem: The Israel Academy of Science and Humanities, 2002).</text:p>
      <text:p text:style-name="P26">Haseeb Shehadeh, “Arabic Versions of the Pentateuch,” in Alan David Crown, Reinhard Pummer, and Abraham Tal (eds.), <text:span text:style-name="T14">A Companion to Samaritan Studies </text:span>(Tübingen: 1993), pp. 22-24.</text:p>
      <text:p text:style-name="P26"><text:span text:style-name="T42">Haseeb Shehadeh</text:span>, “The Classification of the Versions of the Samaritan Arabic Translation of the Pentateuch and Identifying Nomenclature of the Fauna” [in Hebrew, English summary], <text:span text:style-name="T14">Leshonenu</text:span>, 48-49.1 (1984), pp. 35-48.</text:p>
      <text:p text:style-name="P26">Haseeb Shehadeh, “The Groups of the Samaritan Manuscripts of the Arabic Translation of the Pentateuch,” in Jean-Pierre Rothschild and Guy Dominique Sixdenier (eds.), <text:span text:style-name="T14">Études samaritaines, Pentateuque et Targum, exégèse et philologie, chroniques </text:span>(Paris: 1988), pp. 205-218.</text:p>
      <text:p text:style-name="P26">________, “A New Group of Manuscripts including an Arabic translation of the Samaritan Pentateuch (ATSP),” In A. Tal and M. Florentin, eds. <text:span text:style-name="T14">Proceedings of the First International </text:span><text:soft-page-break/><text:span text:style-name="T14">Congress of the Société d’ Études Samaritaines, Tel-Aviv, April-13, 1988</text:span>. Tel-Aviv, 1991. Pp. 275-292.</text:p>
      <text:p text:style-name="P26">Haseeb Shehadeh, “A New Unknown Version of the Arabic Translation of the Samaritan Pentateuch?” in Maria Macuch et al. (eds.), <text:span text:style-name="T14">Studia Semitica necnon Iranica Rudolpho Macuch septuagenario </text:span>(Wiesbaden: 1989), pp. 303-327.</text:p>
      <text:p text:style-name="P26">W. van Vloten, <text:span text:style-name="T14">Specimen philogicum continens descriptionem codicis MS Bibliothecae Lugduno-Batavae partemque inde excerptam versionis Samaritano-arabicae Pentateuchi Mosaici</text:span> (1803).</text:p>
      <text:p text:style-name="P26">A. S. Zhamkochian, <text:span text:style-name="T14">Neopublikovannye fragmenty arabskikh versij samaritianskogo Piatiknizhija iz sobranija RNB</text:span> [Newly Identified and Unpublished Fragments of the Arabic Versions of the Samaritan Pentateuch from the collection of the National Library of Russia], PhD Dissertation, Yerevan University, 1994.</text:p>
      <text:p text:style-name="P26">A. S. Zhamkochian, “Samaritiano-arabskie rukopisi Knigi Iisusa syna Navina v Rossijskoj Natsional’noj biblioteke” [Samaritan Arabic manuscripts of the Book of Joshua in the National Library of Russia], in <text:span text:style-name="T14">Arabskij mir v kontse XX veka: Materialy I-oj konferentsii arabistov IV RAN</text:span> (Moscow: 1996).</text:p>
      <text:p text:style-name="P26">A. S. Zhamkochian, <text:span text:style-name="T14">Vnov’ identifitsirovannye i neopublikovannye fragmenty arabskikh versij samaritianskogo Piatiknizhija iz sobranija Rossijskoj Natsional’noj biblioteki</text:span> [Newly Identified and Unpublished Fragments of the Arabic Versions of the Samaritan Pentateuch from the collection of the National Library of Russia] (Moscow: 2001).</text:p>
      <text:p text:style-name="P26"/>
      <text:p text:style-name="P6"><text:bookmark text:name="h.46r0co2"/>Muslim reception </text:p>
      <text:p text:style-name="P26">Nikolai on Christian Poets </text:p>
      <text:p text:style-name="P26"><text:span text:style-name="T39">Im ordner</text:span> </text:p>
      <text:p text:style-name="P26">[#] Martin Accad, "The Gospels in the Muslim Discourse of the Ninth to the Fourteenth Centuries: An Exegetical Inventorial Table," <text:span text:style-name="T14">Islam and Christian-Muslim Relations</text:span> 14 (2003), pp. 67-91, 205-220, 337-352, 459-479. </text:p>
      <text:p text:style-name="P35">Im ordner</text:p>
      <text:p text:style-name="P26">[#] Camilla Adang, “A rare case of biblical ‘testimonies’ to the Prophet Muḥammad in Muʿtalizī literature: Qutations from Ibn Rabban al-Ṭabarī's Kitāb al-dīn wa-l-dawla in Abū l-Ḥusayn al-Baṣrī’s Ghurar al-adilla, as preserved in a work by al-Ḥimmaṣī al- Rāzī,” in Camilla Adang, Sabine Schmidte and David Eric Sklare (eds.), <text:s/><text:span text:style-name="T14">A Common Rationality: Muʿtazilism in Islam and Judaism</text:span> (Würzburg: Ergon Verlag in Kommission), pp. 297–330.</text:p>
      <text:p text:style-name="P26">[#] Camilla Adang, <text:span text:style-name="T42">„Muslim writers on Judaism and the Hebrew Bible: from Ibn Rabban to Ibn Hazm,“</text:span> <text:span text:style-name="T14">Islamic philosophy, theology and science</text:span> <text:s/>vol. 22 (New York: Brill, 1996).</text:p>
      <text:p text:style-name="P26">Tjitze Baarda, „Het ontstaan van de vier Evangelien volgense Abd al-Djabbar,” <text:span text:style-name="T14">Nederlands Theologisch Tijdschrift </text:span>28 (1974), pp. 215-38.</text:p>
      <text:p text:style-name="P26">[#] Wilhelm Bacher, “Muhammedanische Weissagungen im Alten Testament,” <text:span text:style-name="T14">ZAW </text:span>15 (1895), pp. 309-311.</text:p>
      <text:p text:style-name="P26">[#] Anton Baumstark, “Eine frühislamische und eine vorislamische arabische Evangelienübersetzung aus dem Syrischen,” in <text:span text:style-name="T14">Atti del XIX congresso internazionale degli Orientalisti</text:span> (1938).</text:p>
      <text:p text:style-name="P26">Anton Baumstark, „Das Problem eines vorislamischen christlich-kirchlichen Schrifttums in arabischer Sprache,“ <text:span text:style-name="T14">Islamica</text:span> 4 (1929-1931), pp. 565-66.</text:p>
      <text:p text:style-name="P26">Anton Baumstark, “Zu den Schriften al-Kirmani’s,” <text:span text:style-name="T14">Der Islam</text:span> 20 (1932), pp. 308-13.</text:p>
      <text:p text:style-name="P26"><text:soft-page-break/>Anton Baumstark, “Eine altarabische Evangelienuebersetzung aus dem Christlich Palaestinensischen,” <text:span text:style-name="T14">Zeitschrift für Semitistik</text:span> 8 (1932), pp. 201-09.</text:p>
      <text:p text:style-name="P26">Mark Beaumont, “Muslim Readings of John’s Gospel in the ‘Abbasid Period,” <text:span text:style-name="T14">Islam and Christian Muslim Relations</text:span> 19.2 (2008), pp. 179-197.</text:p>
      <text:p text:style-name="P26">[#] Carl Brockelmann, “Muhammedanische Weissagungen im Alten Testament,” <text:span text:style-name="T14">ZAW </text:span>15 (1895), pp. 135-42.</text:p>
      <text:p text:style-name="P26"><text:s/>[#] Louis Cheikho, “Quelques Legendes Islamiques Apocryphes,” <text:span text:style-name="T14">Mélanges de la Faculté Orientale</text:span> 4 (1910), pp. 33-56. </text:p>
      <text:p text:style-name="P66">On the influence of biblical and apocryphal material Jāhilī poets, Qurʾān, and early Muslim authors. Contains references to Muslim Pseudo-Scriptures (see below). </text:p>
      <text:p text:style-name="P26">David Cook, “New Testament Citations in the Ḥadīth Literature and the Question of Early Gospel Translations into Arabic,” in Emmanouela Grypeou, Mark N. Swanson and David Thomas (eds.), <text:span text:style-name="T14">The Encounter of Eastern Christianity with Early Islam </text:span>(Leiden: 2006), pp. 185-223.</text:p>
      <text:p text:style-name="P26">[#] Jean-Louis Déclais, "L'Évangile selon Wahb ibn Munabbih et sa famille," <text:span text:style-name="T14">MIDEO</text:span> 28 (2010), pp. 127-203</text:p>
      <text:p text:style-name="P26">[#] G. Gabrieli, “Ebbero gli Arabi prima di Maometto una versione araba dell Vangelo?,” <text:span text:style-name="T14">Studi Religiosi </text:span>1 (1901), pp. 355-357.</text:p>
      <text:p text:style-name="P26">[#] Michael Jan de Geoje, “Quotations from the Bible in the Qoran and the Tradition,” in George Alexander Kohut (ed.), <text:span text:style-name="T14">Semitic studies in memory of Rev. Dr. Alexander-Kohut</text:span> (Berlin: S. Calvary &amp; Co., 1897), pp. 495-513.</text:p>
      <text:p text:style-name="P105">Reprint in Gesammlete Schriften. Islamische und jüdisch-islamische Studien, pp. 347-365.</text:p>
      <text:p text:style-name="P26">Miriam Goldstein, “Sa‘adya Tafsir in Light of Muslim Polemic against Ninth-Century Arabic Bible Translations,” <text:span text:style-name="T14">Jerusalem Studies in Arabic and Islam </text:span>36 (2009), pp. 173-199.</text:p>
      <text:p text:style-name="P26">[#] Ignaz Goldziher, “Matth. VII, 5 in der muhammedanischen Literatur,” <text:span text:style-name="T14">ZDMG</text:span> 31 (1877), pp. 765-767.</text:p>
      <text:p text:style-name="P26">[#] Ignaz Goldziher, “Ueber muhammedanische Polemik gegen Ahl al-Kitāb,” <text:span text:style-name="T14">ZDMG</text:span> 32 (1878), pp. 341-378.</text:p>
      <text:p text:style-name="P26">[#] Ignaz Goldziher, “Ueber muhammedanische Polemik gegen Ahl al-Kitāb,” <text:span text:style-name="T14">ZAW</text:span> 13 (1893), pp. 315-321.</text:p>
      <text:p text:style-name="P32">Identical?</text:p>
      <text:p text:style-name="P26"><text:s/>[#][#] Ignaz Goldziher, “Neutestamentliche Elemente in der Traditionsliteratur des Islam,” <text:span text:style-name="T14">OC</text:span> 2 (192), pp. 390-397.</text:p>
      <text:p text:style-name="P32">Melanges judeo-arabes REJ 44 und 45</text:p>
      <text:p text:style-name="P30">[#] Mohammad al-Sadeq Hussein, “Les Psaumes 1 a 25 traduits en arabe,” <text:span text:style-name="T14">MIDEO</text:span> 5 (1958), pp. 1-46.</text:p>
      <text:p text:style-name="P80">A new translation of Psalms 1-25.</text:p>
      <text:p text:style-name="P30">[see above, #] Karoui, Said, “Die arabische Bibel und ihre Rezeption in der arabischen Literatur – Eine bibliographische Skizze,” Oriens Christianus, 83 (1999), pp. 130-146.</text:p>
      <text:p text:style-name="P26">Raif Georges Khoury, “Quelques réflexions sur la première ou les premières Bibles arabes,” in Toufic Fahd (ed.), <text:span text:style-name="T14">L’Arabie préislamique et son environnement historique et culturel (Actes du Colloque de Strasbourg 24-27 juin 1987) </text:span>(Leiden: 1989), pp. 551-561.</text:p>
      <text:p text:style-name="P30">[#] Raif Georges Khoury, ”Quelques Réflexions sur les citations de la Bible dans les premières générations islamique du et du deuxième siècle de l'Hégire,” <text:span text:style-name="T14">Bulletin d'études orientales </text:span>29 (1989), <text:soft-page-break/>pp. 269-278.</text:p>
      <text:p text:style-name="P26">On Wahb b. Munabbih, Kaʿb al-Aḥbār, and xxx.</text:p>
      <text:p text:style-name="P26">[#] Louis Massignon, “Le "hadith al-ruqya" musulman. Première version arabe du "Pater",” <text:span text:style-name="T14">Revue de l'histoire des Religions</text:span> x (1941), pp. 57-62.</text:p>
      <text:p text:style-name="P115">Reprinted in <text:span text:style-name="T14">Opera Minora. Textes recueillis, classes et presentés avec une bibliographic par Y. Moubarac. Sous le Patronage du Centre d'Etudes Dar El-Salam</text:span>.</text:p>
      <text:p text:style-name="P26">[#] Juan Pedro Monferrer-Sala, “Yā-btā l-lāḏī fī l-samāwāt... Notas sobre antiguas versions árabes del Padre Nuestro,” <text:span text:style-name="T14">Al-Qanṭara</text:span> 21 (2000), pp. 277-305.</text:p>
      <text:p text:style-name="P26"/>
      <text:p text:style-name="P26">Shlomo Pines, „Gospel quotations and cognate topics in 'Abd al-Jabbār's“ (1987).</text:p>
      <text:p text:style-name="P26">Martin Schreiner, „Zur Geschichte der Aussprache des Hebräischen ,“ <text:span text:style-name="T14">ZATW</text:span> 6 (1886), pp. 213-59.</text:p>
      <text:p text:style-name="P26">[#] Martin Schreiner, “Zur Geschiche der Polemik zwischen Juden und Muhammedanern,” <text:span text:style-name="T14">ZDMG</text:span> 42 (1888), pp. 591-675.</text:p>
      <text:p text:style-name="P26">[#] Martin Schreiner, “Beiträge zur Geschichte der Bibel in der arabischen Literatur”, in George Alexander Kohut (ed.), <text:span text:style-name="T14">Semitic studies in memory of Rev. Dr. Alexander-Kohut</text:span> (Berlin: S. Calvary &amp; Co., 1897), pp. 495-513.</text:p>
      <text:p text:style-name="P26">Hermann Stieglecker, “Die muhammedanische Pentateuchkritik zu Beginn des 2. Jahrtausends,” <text:span text:style-name="T14">Theologisch-Praktische Quartalschrift</text:span> 88 (1935), pp. 72-87, 282-302, 472-486. </text:p>
      <text:p text:style-name="P26">Harald Suermann, <text:span text:style-name="T42">„The Use of Biblical Quotations in Christian Apocalyptic Writings of the Umayyad Period,“</text:span> in <text:span text:style-name="T14">David Thomas </text:span>(ed.), <text:span text:style-name="T14">The Bible in Arab Christianity = The History of Christian-Muslim Relations</text:span> 6 (Leiden, Bosten 2007), pp. 69-90.</text:p>
      <text:p text:style-name="P26">David Samuel Margoliouth, “Old and New Testaments in Muhammadanism,” in James Hastings (ed.) <text:span text:style-name="T14">Encyclopedia of Religion and Ethics</text:span>, vol. 9 (Edinburgh / New York: 1908-1926), pp. 480-483.</text:p>
      <text:p text:style-name="P29">[#] <text:s/>Baron Hammer Purgstall, “On the First Translation of the Gospels into Arabic,” <text:span text:style-name="T14">Journal of the Royal Asiatic Society of Great Britain and Ireland</text:span> 4 (1837), pp. 172-173.</text:p>
      <text:p text:style-name="P64">On Warq<text:span text:style-name="T37">ā</text:span> b. Nawfal and his alleged translation of the Gospels</text:p>
      <text:p text:style-name="P1"><text:bookmark text:name="h.m9tkp8c8g5li"/>Ibn Barrajān of Seville</text:p>
      <text:p text:style-name="Standard">Yousef Casewit, “A Muslim Scholar of the Bible: Prooftexts from Genesis and Matthew in the Qur’an Commentary of Ibn Barrajān of Seville (d. 536/1141),” <text:span text:style-name="T14">Journal of Qur’anic Studies</text:span> 18.1 (2016), pp. 1-48.</text:p>
      <text:p text:style-name="Standard"><text:tab/>Also on other AT and NT texts.</text:p>
      <text:p text:style-name="P1"><text:bookmark text:name="h.2lwamvv"/>ibn al-Layth</text:p>
      <text:p text:style-name="P12">Muslim-Christian </text:p>
      <text:p text:style-name="P1"><text:bookmark text:name="h.111kx3o"/>al-jahiz</text:p>
      <text:p text:style-name="P12">[#] Wilhelm Bacher, “Zu der von al-Gahiz citierten Übersetzung aus Jesaja,” <text:span text:style-name="T14">JQR</text:span> 13 (1901), pp. 542-544.</text:p>
      <text:p text:style-name="P1"><text:bookmark text:name="h.3l18frh"/>ibn al-rabban</text:p>
      <text:p text:style-name="P26">[#] Franz Taeschner, “Die alttestamentlichen Bibelzitate, vor allem aus dem Pentateuch, in Aṭ-Ṭabarī’s <text:span text:style-name="T14">Kitāb ad-Dīn wad-Daula </text:span>und ihre Bedeutung für die Frage nach der Echtheit dieser Schrift,” in <text:span text:style-name="T14">Oriens Christianus</text:span>, 3d ser., 9 (1934), pp. 23-39.</text:p>
      <text:p text:style-name="P26">Abdo Khalife and Wilhelm Kutsch, „ar-radd ala-n-Nasara de Ali at-Tabari,“ <text:span text:style-name="T14">MUSJ</text:span> 36 (1959), pp. <text:soft-page-break/>115-48.</text:p>
      <text:p text:style-name="P12"/>
      <text:p text:style-name="P1"><text:bookmark text:name="h.206ipza"/>al-yaʿqūbī (d. 897/98) </text:p>
      <text:p text:style-name="P26">Dwight M. Donaldson, “al-Ya’qûbî's Chapter about Jesus Christ,” in <text:span text:style-name="T14">The Macdonald Presentation Volume </text:span>(New York, 1933), pp. 89-105.</text:p>
      <text:p text:style-name="P12">[#] André Ferré, "L''Histoire Sainte' selon Yaʿqūbī: les sources, notamment la Bible, et leur interprétation," in Caterina Belo and Jean-Jacques Pérennès (eds.), <text:span text:style-name="T14">Mission in Dialogue. Essays in Honour of Michael L. Fitzgerald</text:span> (Louvain, Paris: Editions Peeters, 2012), pp. 149-162.</text:p>
      <text:p text:style-name="P12"/>
      <text:p text:style-name="P12">André Ferré, „L’historien al-Ya’qûbî et les Evangiles,“ <text:span text:style-name="T14">Islamochristiana</text:span> 3 (1977), pp. 65-83.</text:p>
      <text:p text:style-name="P26"/>
      <text:p text:style-name="P26">Martin Klamroth, „Der Auszug aus den Evangelien bei dem arabischen Historiker Ja'qûbî,“ Festschrift zur Einweihung des Wilhelmsgymnasium in Hamburg (Hamburg: 1885), pp. 117-128.</text:p>
      <text:p text:style-name="P1"><text:bookmark text:name="h.4k668n3"/>al-Tabari</text:p>
      <text:p text:style-name="P12">[#] Ceza Qasim-Draz, “Text <text:s/>Generation and the <text:s/>Saturation of <text:s/>Meaning” <text:s/>(Arabic <text:s/>with <text:s/>English <text:s/>summary), <text:span text:style-name="T14">Alif</text:span> 7 (1988), pp. 30-81.</text:p>
      <text:p text:style-name="P12">On the quotations from the book of Job in al-Ṭabarī’s </text:p>
      <text:p text:style-name="P1"><text:bookmark text:name="h.2zbgiuw"/>Abū Nuʿaim</text:p>
      <text:p text:style-name="P26">Curt Peters, “Arabische Psalmenzitate bei Abū Nu‘aim,” in <text:span text:style-name="T14">Biblica </text:span>20 (1939), pp. 1-9.</text:p>
      <text:p text:style-name="P1"><text:bookmark text:name="h.1egqt2p"/>Ibn Hazm</text:p>
      <text:p text:style-name="P26">Camilla Adang, “Some hitherto Neglected Biblical Material in the Work of Ibn Ḥazm,” in <text:span text:style-name="T14">Al-Masāq. Studia Arabo-Islamica Mediterranea </text:span>V (1992), pp. 17-28.</text:p>
      <text:p text:style-name="P26">[#] Ernst Algermissen, <text:span text:style-name="T14">Die Pentateuchzitate Ibn Ḥazms. Ein Beitrag zur Geschichte der arabischen Bibelübersetzungen </text:span>(Diss., Munich, 1933).</text:p>
      <text:p text:style-name="P26">Samuel-Martin Behloul, <text:span text:style-name="T42">„Ibn Hazms Evangelienkritik: eine methodische Untersuchung,“</text:span><text:span text:style-name="T14"> Islamic philosophy, theology, and science</text:span> 50 (Leiden / Boston: 2002).</text:p>
      <text:p text:style-name="P26">Rifaat Ebied and L. R. Wickham, „al-Yakubi's account of the Israelite Prophets and Kings,“ <text:span text:style-name="T14">JNES </text:span>29, (1970), pp. 80-98.</text:p>
      <text:p text:style-name="P26">[#] Juan Pedro Monferrer-Sala, "A Gospel Quotation of Syriac Origin in the <text:span text:style-name="T14">Fiṣal</text:span> by Ibn Ḥazm," <text:span text:style-name="T14">Journal of Middle Eastern and North African Intellectual and Cultural Studies</text:span> 1.1 (2002), pp. 127-146.</text:p>
      <text:p text:style-name="P26"/>
      <text:p text:style-name="P1"><text:bookmark text:name="h.3ygebqi"/>Ibn Qutayba</text:p>
      <text:p text:style-name="P26"/>
      <text:p text:style-name="P26">[#] Gérard Lecomte, “Les citations de l’Ancien et du Nouveau Testament dans l’oeuvre d’Ibn Qutayba,” <text:span text:style-name="T14">Arabica</text:span> (1958), pp. 34-46.</text:p>
      <text:p text:style-name="P26">[#] Raimund Köbert, “Die älteste arabische Genesisübersetzung,” in Franz Altheim and Ruth Stiehl, <text:span text:style-name="T14">Die Araber in der Alten Welt</text:span>, vol. 2 (Berlin: 1965), pp. 333-343.</text:p>
      <text:p text:style-name="P26">GeorgesVajda, „Judaeo-Arabica: observations sur quelques citations bibliques chez Ibn Qotayba,“ <text:span text:style-name="T14">Revue des Études Juives</text:span> 99 (1935), pp. 68-80.</text:p>
      <text:p text:style-name="P26"><text:soft-page-break/>Gérard Lecomte, „Les citations de l’ancien et du nouveau testament dans l’oeuvre d’Ibn Qutayba,“ <text:span text:style-name="T14">Arabica</text:span> 5 (1950), pp. 34-46.</text:p>
      <text:p text:style-name="P26">Albert Isteero, <text:span text:style-name="T14">‘Abdullah Muslim ibn Qutayba’s Biblical Quotations and Their Source: An Inquiry into the Earliest Existing Arabic Bible Translations </text:span>(Ph.D. dissertation, Johns Hopkins University, 1991).</text:p>
      <text:p text:style-name="P1"><text:bookmark text:name="h.2dlolyb"/>al-Ghazali</text:p>
      <text:p text:style-name="P26">[#] Robert Chidiac (ed.), „al-Ghazālī,“ <text:span text:style-name="T14">Réfutation excellente de la Divinité de Jésus-Christ d’après les Evangiles</text:span> (Paris: xxx, 1939), pp. 71-77.</text:p>
      <text:p text:style-name="P66">On the New Testament quotations.</text:p>
      <text:p text:style-name="P26">[#] Constance E. Padwick, “Al-Ghazali and the Arabic Versions of the Gospels: An Unsolved Problem,” <text:span text:style-name="T14">Moslem World</text:span> 29 (1939), pp. 130-40.</text:p>
      <text:p text:style-name="P1"><text:bookmark text:name="h.sqyw64"/>al-Biqāʿī</text:p>
      <text:p text:style-name="P23"><text:span text:style-name="T5">[#] Walid Saleh, “</text:span>Reflections on Muslim Hebraism: Codex Vindobonensis Palatinus and al-Biqa‘I,” <text:span text:style-name="T5">in Suzanne Conklin Akbari and Karla Mallette, </text:span><text:span text:style-name="T8">A Sea of Languages: Rethinking the Arabic Role in Medieval Literary History</text:span><text:span text:style-name="T5"> (University of Toronto Press, 2013), pp. </text:span></text:p>
      <text:p text:style-name="P12">[#] Walid Saleh, “A Fifteenth Century Muslim: Al-Biqāʿī and his Defense of Using the Bible to Interpret the Qurʾān,” <text:span text:style-name="T14">Speculum</text:span> 83 (2008), pp. 629-654.</text:p>
      <text:p text:style-name="P26">[#] Walid Saleh, <text:span text:style-name="T14">In defense of the Bible: a critical edition and an introduction to al-Biqā‘ī’s Bible treatise</text:span> (Leiden/Boston: Brill, 2008).</text:p>
      <text:p text:style-name="P12"><text:s/>[#] Walid Saleh, “Sublime in its Style, Exquisite in its Tenderness: The Hebrew Bible Quotations in al-Biqāʿī’s Qurʾān Commentary,” in Tvi Langermann and Josef Stern (eds.), <text:span text:style-name="T14">Adaptations and Innovations</text:span> (Paris: Peeters, 2007), pp. 331-347. </text:p>
      <text:p text:style-name="P12">[#] Walid Saleh and Kevin Casey, “An Islamic Diatesseron: Al-Biqāʿī’s Harmony of the Four Gospels,” in Sara Binay and Stefan Leder (eds.), <text:span text:style-name="T14">Translating the Bible into Arabic: historical, text-critical and literary aspects</text:span>, Beiruter Texte und Studien 131 (Beirut: Ergon Verlag Würzburg in Kommission, 2012), pp. 85-115.</text:p>
      <text:p text:style-name="P1"><text:bookmark text:name="h.3cqmetx"/>ibn Khaldun</text:p>
      <text:p text:style-name="P12">Anton Baumstark, „Der Bibelkanon bei Ibn Chaldûn,“ <text:span text:style-name="T14">Oriens Christianus</text:span> 4:2 (1904),pp. 393-398.</text:p>
      <text:p text:style-name="P1"><text:bookmark text:name="h.1rvwp1q"/>Pseudo-Scriptures</text:p>
      <text:p text:style-name="P26">What do I mean with that, in intro. </text:p>
      <text:p text:style-name="P26">[#] Arthur Jeffery, “A Muslim Torah from India,” in <text:span text:style-name="T14">Muslim World </text:span>15 (1925), pp. 232-239.</text:p>
      <text:p text:style-name="P26">Deals with a booklet of forty-five pages, lithographed at Bombay and entitled "The Book of the Torah which God sent down to Moses." Contains a translation of the first chapters (Ar. <text:span text:style-name="T14">sura</text:span>).</text:p>
      <text:p text:style-name="P26">Keywords: Pentateuch, India</text:p>
      <text:p text:style-name="P26">[#] Louis Cheikho, “Quelques Legendes Islamiques Apocryphes,” <text:span text:style-name="T14">Mélanges de la Faculté Orientale</text:span> 4 (1910), pp. 33-56. </text:p>
      <text:p text:style-name="P66">Describes an unspecified Ms. from Mosul, containing Muslim Pseudo-Psalms (<text:span text:style-name="T14">zabūr</text:span>), and unspecified Mss. from Beirut, containing the <text:span text:style-name="T14">ṣuḥuf</text:span> of Abraham and Moses. </text:p>
      <text:p text:style-name="P32">Check</text:p>
      <text:p text:style-name="P32">Zabur in EI</text:p>
      <text:p text:style-name="P32">Guenzburg and von Rosen published a copy of the Suhuf of Abraham in the Annual of the St. Petersburg Institute of Oriental Languages. </text:p>
      <text:p text:style-name="P32"><text:soft-page-break/>Cheikho published selection of a zabur (discovered at Mosul) in Melanges de la Faculte Orientale de Beyrouth in 1910.</text:p>
      <text:p text:style-name="P32"/>
      <text:p text:style-name="P7"><text:bookmark text:name="h.4bvk7pj"/>rest</text:p>
      <text:p text:style-name="P26">كتاب الدر الثمين في شرح سفر التكوين (Cairo, 1895). [At the expense of Ghaṭṭās Yūsuf Khoury and Buṭrus Mikhā’īl Al-Miṣrī. Ibn al-Qanbar?]</text:p>
      <text:p text:style-name="P37">Poetical Books (including the Psalter)</text:p>
      <text:p text:style-name="P32">Anton Baumstark, “Der älteste erhaltene griechisch-arabische Text von Psalm 110 (109),” in <text:span text:style-name="T14">Oriens Christianus </text:span>31 (1934), pp. 55-66.</text:p>
      <text:p text:style-name="P33">= Bryn Mawr College Zurich 94 (Hiersemann)</text:p>
      <text:p text:style-name="P26"><text:span text:style-name="T22">Mss</text:span>.: Bryn Mawr College Library, BV 47</text:p>
      <text:p text:style-name="P32">Anton Baumstark, “Minbar = Thron, und älteste arabische Psaltertexte,” in <text:span text:style-name="T14">Orientalistische Literaturzeitung </text:span>46 (1943), pp. 337-341.</text:p>
      <text:p text:style-name="P26">H. Fleischer, in <text:span text:style-name="T14">ZDMG </text:span>18 (1864), pp. 288-291.</text:p>
      <text:p text:style-name="P32">C. Karalevsky, in Χρυσοστομικά (Rome, 1908), pp. 604ff.</text:p>
      <text:p text:style-name="P26">On the editions of Abdallah ibn al-FAdl. </text:p>
      <text:p text:style-name="P32">Eugen Mittwoch, “Aus einer arabischen Übersetzung und Erklärung der Psalmen,” in <text:span text:style-name="T14">Zeitschrift für die Alttestamentliche Wissenschaft </text:span>23 (1903), pp. 87-93.</text:p>
      <text:p text:style-name="P32"/>
      <text:p text:style-name="P26">Julian Faultless, “The Two Recensions of the Prologue to John in Ibn al-Ṭayyib’s <text:span text:style-name="T14">Commentary on the Gospels</text:span>,” in David Thomas (ed.), <text:span text:style-name="T14">Christians at the Heart of Islamic Rule: Church Life and Scholarship in ‘Abbasid Iraq </text:span>(Leiden / Boston: 2003), pp. 177-198. </text:p>
      <text:p text:style-name="P26">Paul Féghali, “Le commentaire de Matthieu de Denys bar Salibi en langue arabe,” <text:span text:style-name="T14">Parole de l'Orient </text:span>32 (2007). pp. 75-103.</text:p>
      <text:p text:style-name="P26"/>
      <text:p text:style-name="P37">Other New Testament</text:p>
      <text:p text:style-name="P26">Georg Graf, “Sinaitische Bibelfragmente,” <text:span text:style-name="T14">Oriens Christianus </text:span>12-14 (1922-24), pp. 217-220. [Refers to mss. containing parts of Acts, the Pauline and General Epistles.]</text:p>
      <text:p text:style-name="P82"><text:s/>[Arabic text, with text-critical notes, of the letters in question, from Sinai no. 154 (Gibson’s no.). The second and third installments of the article offer a careful description of the manuscript itself and then a focus on each letter with attention to the underlying Greek and Syriac texts.]</text:p>
      <text:p text:style-name="P26"/>
      <text:p text:style-name="P26"/>
      <text:p text:style-name="P26"/>
      <text:p text:style-name="P37">The Epistles of John</text:p>
      <text:p text:style-name="P37"/>
      <text:p text:style-name="P26">Stephen John Davis, “Introducing an Arabic Commentary on the Apocalypse: Ibn Katib Qaysar on Revelation,” <text:span text:style-name="T14">Harvard Theological Review </text:span>101 (2008), pp. 77-96.</text:p>
      <text:p text:style-name="P26">Shawqi Najib Talia, <text:span text:style-name="T14">Bûlus al-Bûši’s Arabic Commentary on the Apocalypse of St. John: An English </text:span><text:soft-page-break/><text:span text:style-name="T14">Translation and a Commentary <text:s/></text:span>(Ph.D. dissertation, Catholic University of America, 1987).</text:p>
      <text:p text:style-name="P26"/>
      <text:p text:style-name="P26"/>
      <text:p text:style-name="P37">Quotations</text:p>
      <text:p text:style-name="P26">Shawqi Najib Talia, “Arabische Übersetzung eines altsyrischen Evangelientextes und die in Sure 21:105 zitierte Psalmenübersetzung,” <text:span text:style-name="T14">Oriens Christianus </text:span>3, Ser. 9 (1934), pp. 165-188.</text:p>
      <text:p text:style-name="P26">Neue orientalistische Probleme biblischer Textgeschichte, ZDMG 89 (1935), pp. 107-109.</text:p>
      <text:p text:style-name="P26">Gerhard Böwering, “The Light Verse: Text and Ṣūfī Interpretation,” in <text:span text:style-name="T14">Oriens </text:span>36 (2001) [FS Rosenthal], pp. 113-144. <text:s/>[Includes discussion of the Sufi Abū <text:span text:style-name="T33">T</text:span>ābit Šams al-Dīn Daylamī quoting from the Hebrew Bible.]</text:p>
      <text:p text:style-name="P26">Douglas Morton Dunlop, “A letter of Harun ar-Rashid to the Emperor Contantine VI,” in Matthew Black and Georg Fohrer (eds.), <text:span text:style-name="T14">In Memoriam Paul Kahle </text:span>(Berlin: 1968), pp. 106-115.</text:p>
      <text:p text:style-name="P26"/>
      <text:p text:style-name="P12">Douglas Morton Dunlop, “La vie de Jésus dans les Annales de Tabarî,” <text:span text:style-name="T14">Islamochristiana Roma</text:span> 5 (1975), pp. 7-29</text:p>
      <text:p text:style-name="P26"/>
      <text:p text:style-name="P26">Richard M. Frank, “A ‘Citation’ from the Prophet Jeremias in Ibn Qutaiba and Tabari,” <text:span text:style-name="T14">CBQ </text:span>17 (1955), pp. 379-402.</text:p>
      <text:p text:style-name="P26">Serge Frantsuzov, “Ob odnoj novozavetnoj tsitate v arabo-musul’manskikh sochinenijakh” [A Quotation from the New Testament in Arab Muslim Writings]. <text:span text:style-name="T14">Vestnik PSTGU </text:span>III.1 (7) (2007), pp. 99-106. [on 1 Cor. 2:9]</text:p>
      <text:p text:style-name="P26"/>
      <text:p text:style-name="P26">Tarif Khalidi, T<text:span text:style-name="T14">he Muslim Jesus: Sayings and Stories in Islamic Literature</text:span> (Cambridge, MA: 2001). also Khalidi’s collection of the same texts in Arabic</text:p>
      <text:p text:style-name="P26">Raif Georges Khoury, „Quelques réflexions sur la première ou les premières Bibles arabes,“ in Toufic Fahd (ed.), <text:span text:style-name="T14">L'Arabie préislamique et son environnement historique et culturel </text:span><text:span text:style-name="T42">(1989)</text:span>, pp. 549-61.</text:p>
      <text:p text:style-name="P26">Raif Georges Khoury, „Quelques Réflexions sur les citations de la Bible dans les premières générations islamiques du premier et du deuxième siècle de l'Hégire,“ <text:span text:style-name="T14">Bulletin d'études orientales</text:span> 29 (1989), pp. 269-78.</text:p>
      <text:p text:style-name="P26">Paul Kraus, „Hebräische und syrisch Zitate in Ismailitischen Schriften,“ <text:span text:style-name="T14">Der Islam </text:span>19 (1930), pp. 143-63. [repr. in idem, Alchemie, Ketzerei, Apokryphen im frühen Islam, ed. R. Brague, Hildesheim/Zürich/NY: Georg Olms Verlag, 1994]</text:p>
      <text:p text:style-name="P26">Hava Lazarus-Yafeh, <text:span text:style-name="T14">Intertwined worlds: medieval Islam and Bible criticism</text:span> (Princeton, N.J.: Princeton University Press, 1992) pp. xiii,178.</text:p>
      <text:p text:style-name="P26">Ignazio di Matteo, „Confuzione contro I Christiani dello Zaydita al-Qasim b. Ibrahim,“ <text:span text:style-name="T14">Rivista degli Studi Orientali</text:span> 9 (1921-1923), pp. 301-364.</text:p>
      <text:p text:style-name="P26">Juan Pedro Monferrer-Sala, “An Arabic-Muslim Quotation of a Biblical Text: Ibn Kathīr’s al-Bidāya wa-l-nihāya and the Construction of the Ark of the Covenant,” in Rifaat Ebied and Hermann Teule, <text:span text:style-name="T14">Studies on the Christian Arabic Heritage</text:span>, pp. 263-278.</text:p>
      <text:p text:style-name="P26">Franz-Christoph Muth, „'Sichtungen' des Christlichen bei arabischen Historikern: die Evangelienauszüge bei al-Ya'qubi (gest. um 292/905),“ in Detlev Kreikenbom et al. (eds.) <text:span text:style-name="T14">Arabische Christen, Christen in Arabien</text:span> (Frankfurt: 2007), pp. 85ff.</text:p>
      <text:p text:style-name="P26"><text:soft-page-break/>Curt Peters, „Arabische Psalmenzitate bei Abū Nu'aim,“ <text:span text:style-name="T14">Biblica</text:span> 20 (1939), pp. 1-9.</text:p>
      <text:p text:style-name="P26">Curt Peters, „Psalm 149 in Zitaten islamischer Autoren,“ <text:span text:style-name="T14">Biblica</text:span> 21 (1940), pp. 138-51.</text:p>
      <text:p text:style-name="P26">Tathbit in Relation to Early Christian and Judaeo-Arabic readings and Traditions</text:p>
      <text:p text:style-name="P26">', JSAI 9, 195-251.</text:p>
      <text:p text:style-name="P26">S</text:p>
      <text:p text:style-name="P26">Sabine Schmidtke, "Abū al-Ḥusayn al-Baṣrī and His Transmission of Biblical Materials from Kitāb al-Dīn wa-al-Dawla by Ibn Rabban al-Ṭabarī: The Evidence from Fakhr al-Dīn al-Rāzī's Mafātīḥ al-Ghayb," <text:span text:style-name="T14">Islam and Christian-Muslim Relations </text:span>20 (2009), pp. 105-118.</text:p>
      <text:p text:style-name="P26">G. Smit, <text:span text:style-name="T14">Bijbel en Legende bij den Arabischen schrijver Ja'kubi</text:span> (Leiden: 1907).</text:p>
      <text:p text:style-name="P26">Dominique Sourdel, „Un pamphlet musulman anonyme d’époque Abbaside contre les chrétiens,“ <text:span text:style-name="T14">Revue des Etudes Islamiques</text:span> 34 (1966), pp. 1-34.</text:p>
      <text:p text:style-name="P26">Samuel M. Stern, „Quotations From Apocryphal Gospels in Abd al-Gabbar,“ <text:span text:style-name="T14">Journal of Theological Studies</text:span> 18 (1967), pp. 34-57.</text:p>
      <text:p text:style-name="P26">Ali ibn Sahl Rabban Tabari, „The book of religion and empire: a semi-official defence and exposition of Islam,“ in Alphonse Mingana (ed.), (Manchester / New York: University Press Longmans Green, 1923), p. 144.</text:p>
      <text:p text:style-name="P26">quotations.enl Page 3</text:p>
      <text:p text:style-name="P26">Arthur S. Tritton, „The Bible Text of Theodore Abu Kurra,“ <text:span text:style-name="T14">Journal of Theological Studies </text:span>34 (1933), pp. 52-54.</text:p>
      <text:p text:style-name="P26"/>
      <text:p text:style-name="P26"/>
      <text:p text:style-name="P43">UNCLASSIFIED</text:p>
      <text:p text:style-name="P26">Samir Arbache, “Bible et liturgie chez les Arabes chrétiens (VIe-IXe siècle),” in David Thomas (ed.), <text:span text:style-name="T14">The Bible in Arab Christianity </text:span>(Leiden / Boston: 2007), pp. 37-48.</text:p>
      <text:p text:style-name="P26">Joshua Blau, “On a Fragment of the Oldest Judaeo-Arabic Bible Translation Extant,” in Joshua Blau and Stefan Reif (eds.), <text:span text:style-name="T14">Genizah Research after Ninety Years: The Case of Judaeo-Arabic </text:span>(Cambridge: 1992), pp. 31-39. </text:p>
      <text:p text:style-name="P26">Sidney Harrison Griffith, “The Gospel in Arabic: An Inquiry into its Appearance in the First Abbasid Century,” in <text:span text:style-name="T14">Oriens Christianus </text:span>69 (1985), pp. 126-167.</text:p>
      <text:p text:style-name="P26">Constance Padwick, “The Arabic Gospel,” in <text:span text:style-name="T14">The Muslim World </text:span>29 (1939), pp. 130-140.</text:p>
      <text:p text:style-name="P26">Alberto Vaccari, “The Hesychian Recension of the Septuagint,” in <text:span text:style-name="T14">Biblica </text:span>46 (1965), pp. 60-66.</text:p>
      <text:p text:style-name="P26">Maria Cramer, “The Vienna Folio and Fragments of a Coptic-Greek-Arabic Holy Week Lectionary from Scetis,” in <text:span text:style-name="T14">Bulletin de la Société d’Archéologie Copte </text:span>19 (1967), pp.49-55. [on Pss21:21ff. and 66:2]</text:p>
      <text:p text:style-name="P26">Joseph Nasrallah, “La liturgie des Patriarcats melchites de 969 à 1300,” in <text:span text:style-name="T14">Oriens Christianus </text:span>71 (1987), pp. 156-181.</text:p>
      <text:p text:style-name="P26"><text:span text:style-name="T14">and New Testaments in the Arabic Language </text:span>(Newcastle upon Tyne, 1811).</text:p>
      <text:p text:style-name="P26"/>
      <text:p text:style-name="P37">New Testament</text:p>
      <text:p text:style-name="P37">Complete</text:p>
      <text:p text:style-name="P26">(London, 1829). [Text of Erpenius.]</text:p>
      <text:p text:style-name="P26"><text:soft-page-break/>Ed. Faustus Nairon, (Rome, 1703) [Garshuni.]</text:p>
      <text:p text:style-name="P26">De Sacy (Paris, 1824).</text:p>
      <text:p text:style-name="P26">E.M. Quatremère (Paris, 1824). [Text of Erpenius in Garshuni, with Syriac.]</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Simplified Arabic" svg:font-family="'Simplified Arabic'"/>
    <style:font-face style:name="Cambria" svg:font-family="Cambria"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4pt" style:language-asian="zh" style:country-asian="CN"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plified Arabic" style:font-size-asian="14pt" style:language-asian="zh" style:country-asian="CN" style:font-name-complex="Mangal"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sian="Simplified Arabic" style:font-size-asian="12pt"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name-asian="Simplified Arab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asian="Simplified Arabic" style:font-size-asian="12pt" style:font-name-complex="Mangal"/>
    </style:style>
    <style:style style:name="heading_20_1" style:display-name="heading 1" style:family="paragraph" style:parent-style-name="Standard" style:next-style-name="Standard">
      <style:paragraph-properties fo:margin-top="0.423cm" fo:margin-bottom="0.106cm"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paragraph-properties fo:margin="100%" fo:margin-left="2.54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paragraph-properties fo:margin-top="0.423cm" fo:margin-bottom="0.106cm" fo:keep-with-next="always"/>
      <style:text-properties style:font-name="Cambria" fo:font-size="13pt" fo:font-weight="bold" style:font-name-asian="Cambria" style:font-size-asian="13pt" style:font-weight-asian="bold" style:font-name-complex="Cambria"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R</meta:initial-creator>
    <meta:creation-date>2016-07-08T02:39:47.68</meta:creation-date>
    <dc:date>2016-08-25T16:41:05.60</dc:date>
    <dc:creator>R R</dc:creator>
    <meta:editing-duration>P4DT21H6M28S</meta:editing-duration>
    <meta:editing-cycles>18</meta:editing-cycles>
    <meta:generator>OpenOffice/4.0.1$Win32 OpenOffice.org_project/401m5$Build-9714</meta:generator>
    <meta:document-statistic meta:table-count="2" meta:image-count="0" meta:object-count="0" meta:page-count="74" meta:paragraph-count="1688" meta:word-count="29217" meta:character-count="196915"/>
  </office:meta>
</office:document-meta>
</file>